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1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1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1LVL4" style:num-suffix="." style:num-format="1">
        <style:list-level-properties text:space-before="2.25in" text:min-label-width="0.25in"/>
      </text:list-level-style-number>
      <text:list-level-style-number text:level="5" text:style-name="WW_CharLFO1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1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1LVL7" style:num-suffix="." style:num-format="1">
        <style:list-level-properties text:space-before="3.75in" text:min-label-width="0.25in"/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1LVL9" style:num-suffix="." style:num-format="i">
        <style:list-level-properties fo:text-align="end" text:space-before="4.875in" text:min-label-width="0.125in"/>
      </text:list-level-style-number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2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2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2LVL4" style:num-suffix="." style:num-format="1">
        <style:list-level-properties text:space-before="2.25in" text:min-label-width="0.25in"/>
      </text:list-level-style-number>
      <text:list-level-style-number text:level="5" text:style-name="WW_CharLFO2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2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2LVL7" style:num-suffix="." style:num-format="1">
        <style:list-level-properties text:space-before="3.75in" text:min-label-width="0.25in"/>
      </text:list-level-style-number>
      <text:list-level-style-number text:level="8" text:style-name="WW_CharLFO2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2LVL9" style:num-suffix="." style:num-format="i">
        <style:list-level-properties fo:text-align="end" text:space-before="4.875in" text:min-label-width="0.125in"/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3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3LVL4" style:num-suffix="." style:num-format="1">
        <style:list-level-properties text:space-before="2.25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3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3LVL7" style:num-suffix="." style:num-format="1">
        <style:list-level-properties text:space-before="3.75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3LVL9" style:num-suffix="." style:num-format="i">
        <style:list-level-properties fo:text-align="end" text:space-before="4.875in" text:min-label-width="0.125in"/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4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4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4LVL4" style:num-suffix="." style:num-format="1">
        <style:list-level-properties text:space-before="2.25in" text:min-label-width="0.25in"/>
      </text:list-level-style-number>
      <text:list-level-style-number text:level="5" text:style-name="WW_CharLFO4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4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4LVL7" style:num-suffix="." style:num-format="1">
        <style:list-level-properties text:space-before="3.75in" text:min-label-width="0.25in"/>
      </text:list-level-style-number>
      <text:list-level-style-number text:level="8" text:style-name="WW_CharLFO4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4LVL9" style:num-suffix="." style:num-format="i">
        <style:list-level-properties fo:text-align="end" text:space-before="4.875in" text:min-label-width="0.125in"/>
      </text:list-level-style-number>
    </text:list-style>
    <text:list-style style:name="LFO5">
      <text:list-level-style-number text:level="1" text:style-name="WW_CharLFO5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5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5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5LVL4" style:num-suffix="." style:num-format="1">
        <style:list-level-properties text:space-before="2.25in" text:min-label-width="0.25in"/>
      </text:list-level-style-number>
      <text:list-level-style-number text:level="5" text:style-name="WW_CharLFO5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5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5LVL7" style:num-suffix="." style:num-format="1">
        <style:list-level-properties text:space-before="3.75in" text:min-label-width="0.25in"/>
      </text:list-level-style-number>
      <text:list-level-style-number text:level="8" text:style-name="WW_CharLFO5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5LVL9" style:num-suffix="." style:num-format="i">
        <style:list-level-properties fo:text-align="end" text:space-before="4.875in" text:min-label-width="0.125in"/>
      </text:list-level-style-number>
    </text:list-style>
    <text:list-style style:name="LFO6">
      <text:list-level-style-number text:level="1" text:style-name="WW_CharLFO6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6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6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6LVL4" style:num-suffix="." style:num-format="1">
        <style:list-level-properties text:space-before="2.25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6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6LVL7" style:num-suffix="." style:num-format="1">
        <style:list-level-properties text:space-before="3.75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6LVL9" style:num-suffix="." style:num-format="i">
        <style:list-level-properties fo:text-align="end" text:space-before="4.875in" text:min-label-width="0.125in"/>
      </text:list-level-style-number>
    </text:list-style>
    <text:list-style style:name="LFO7">
      <text:list-level-style-number text:level="1" text:style-name="WW_CharLFO7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7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7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7LVL4" style:num-suffix="." style:num-format="1">
        <style:list-level-properties text:space-before="2.25in" text:min-label-width="0.25in"/>
      </text:list-level-style-number>
      <text:list-level-style-number text:level="5" text:style-name="WW_CharLFO7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7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7LVL7" style:num-suffix="." style:num-format="1">
        <style:list-level-properties text:space-before="3.7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7LVL9" style:num-suffix="." style:num-format="i">
        <style:list-level-properties fo:text-align="end" text:space-before="4.875in" text:min-label-width="0.125in"/>
      </text:list-level-style-number>
    </text:list-style>
    <text:list-style style:name="LFO8">
      <text:list-level-style-number text:level="1" text:style-name="WW_CharLFO8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8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8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8LVL4" style:num-suffix="." style:num-format="1">
        <style:list-level-properties text:space-before="2.25in" text:min-label-width="0.25in"/>
      </text:list-level-style-number>
      <text:list-level-style-number text:level="5" text:style-name="WW_CharLFO8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8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8LVL7" style:num-suffix="." style:num-format="1">
        <style:list-level-properties text:space-before="3.7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8LVL9" style:num-suffix="." style:num-format="i">
        <style:list-level-properties fo:text-align="end" text:space-before="4.875in" text:min-label-width="0.125in"/>
      </text:list-level-style-number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9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9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9LVL4" style:num-suffix="." style:num-format="1">
        <style:list-level-properties text:space-before="1.9472in" text:min-label-width="0.25in"/>
      </text:list-level-style-number>
      <text:list-level-style-number text:level="5" text:style-name="WW_CharLFO9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9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9LVL7" style:num-suffix="." style:num-format="1">
        <style:list-level-properties text:space-before="3.4472in" text:min-label-width="0.25in"/>
      </text:list-level-style-number>
      <text:list-level-style-number text:level="8" text:style-name="WW_CharLFO9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9LVL9" style:num-suffix="." style:num-format="i">
        <style:list-level-properties fo:text-align="end" text:space-before="4.5722in" text:min-label-width="0.125in"/>
      </text:list-level-style-number>
    </text:list-style>
    <text:list-style style:name="LFO10">
      <text:list-level-style-number text:level="1" text:style-name="WW_CharLFO10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text:style-name="WW_CharLFO11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1LVL4" style:num-suffix="." style:num-format="1">
        <style:list-level-properties text:space-before="1.75in" text:min-label-width="0.25in"/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1LVL7" style:num-suffix="." style:num-format="1">
        <style:list-level-properties text:space-before="3.25in" text:min-label-width="0.25in"/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text:style-name="WW_CharLFO12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text:style-name="WW_CharLFO13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3LVL4" style:num-suffix="." style:num-format="1">
        <style:list-level-properties text:space-before="1.75in" text:min-label-width="0.25in"/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3LVL7" style:num-suffix="." style:num-format="1">
        <style:list-level-properties text:space-before="3.25in" text:min-label-width="0.25in"/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text:style-name="WW_CharLFO14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4LVL4" style:num-suffix="." style:num-format="1">
        <style:list-level-properties text:space-before="1.9472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4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4LVL7" style:num-suffix="." style:num-format="1">
        <style:list-level-properties text:space-before="3.4472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5722in" text:min-label-width="0.125in"/>
      </text:list-level-style-number>
    </text:list-style>
    <text:list-style style:name="LFO15">
      <text:list-level-style-number text:level="1" text:style-name="WW_CharLFO15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5LVL4" style:num-suffix="." style:num-format="1">
        <style:list-level-properties text:space-before="1.9472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5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5LVL7" style:num-suffix="." style:num-format="1">
        <style:list-level-properties text:space-before="3.4472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5722in" text:min-label-width="0.125in"/>
      </text:list-level-style-number>
    </text:list-style>
    <text:list-style style:name="LFO16">
      <text:list-level-style-number text:level="1" text:style-name="WW_CharLFO16LVL1" style:num-suffix=")" style:num-format="a" style:num-letter-sync="true">
        <style:list-level-properties text:space-before="0.6972in" text:min-label-width="0.25in"/>
      </text:list-level-style-number>
      <text:list-level-style-number text:level="2" text:style-name="WW_CharLFO16LVL2" style:num-suffix="." style:num-format="a" style:num-letter-sync="true">
        <style:list-level-properties text:space-before="1.1972in" text:min-label-width="0.25in"/>
      </text:list-level-style-number>
      <text:list-level-style-number text:level="3" text:style-name="WW_CharLFO16LVL3" style:num-suffix="." style:num-format="i">
        <style:list-level-properties fo:text-align="end" text:space-before="1.8222in" text:min-label-width="0.125in"/>
      </text:list-level-style-number>
      <text:list-level-style-number text:level="4" text:style-name="WW_CharLFO16LVL4" style:num-suffix="." style:num-format="1">
        <style:list-level-properties text:space-before="2.1972in" text:min-label-width="0.25in"/>
      </text:list-level-style-number>
      <text:list-level-style-number text:level="5" text:style-name="WW_CharLFO16LVL5" style:num-suffix="." style:num-format="a" style:num-letter-sync="true">
        <style:list-level-properties text:space-before="2.6972in" text:min-label-width="0.25in"/>
      </text:list-level-style-number>
      <text:list-level-style-number text:level="6" text:style-name="WW_CharLFO16LVL6" style:num-suffix="." style:num-format="i">
        <style:list-level-properties fo:text-align="end" text:space-before="3.3222in" text:min-label-width="0.125in"/>
      </text:list-level-style-number>
      <text:list-level-style-number text:level="7" text:style-name="WW_CharLFO16LVL7" style:num-suffix="." style:num-format="1">
        <style:list-level-properties text:space-before="3.6972in" text:min-label-width="0.25in"/>
      </text:list-level-style-number>
      <text:list-level-style-number text:level="8" text:style-name="WW_CharLFO16LVL8" style:num-suffix="." style:num-format="a" style:num-letter-sync="true">
        <style:list-level-properties text:space-before="4.1972in" text:min-label-width="0.25in"/>
      </text:list-level-style-number>
      <text:list-level-style-number text:level="9" text:style-name="WW_CharLFO16LVL9" style:num-suffix="." style:num-format="i">
        <style:list-level-properties fo:text-align="end" text:space-before="4.8222in" text:min-label-width="0.125in"/>
      </text:list-level-style-number>
    </text:list-style>
    <text:list-style style:name="LFO17">
      <text:list-level-style-number text:level="1" text:style-name="WW_CharLFO17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7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7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7LVL4" style:num-suffix="." style:num-format="1">
        <style:list-level-properties text:space-before="1.9472in" text:min-label-width="0.25in"/>
      </text:list-level-style-number>
      <text:list-level-style-number text:level="5" text:style-name="WW_CharLFO17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7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7LVL7" style:num-suffix="." style:num-format="1">
        <style:list-level-properties text:space-before="3.4472in" text:min-label-width="0.25in"/>
      </text:list-level-style-number>
      <text:list-level-style-number text:level="8" text:style-name="WW_CharLFO17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7LVL9" style:num-suffix="." style:num-format="i">
        <style:list-level-properties fo:text-align="end" text:space-before="4.5722in" text:min-label-width="0.125in"/>
      </text:list-level-style-number>
    </text:list-style>
    <text:list-style style:name="LFO18">
      <text:list-level-style-number text:level="1" text:style-name="WW_CharLFO18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1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8LVL4" style:num-suffix="." style:num-format="1">
        <style:list-level-properties text:space-before="1.75in" text:min-label-width="0.25in"/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8LVL7" style:num-suffix="." style:num-format="1">
        <style:list-level-properties text:space-before="3.25in" text:min-label-width="0.25in"/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8LVL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text:style-name="WW_CharLFO19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9LVL4" style:num-suffix="." style:num-format="1">
        <style:list-level-properties text:space-before="1.75in" text:min-label-width="0.25in"/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9LVL7" style:num-suffix="." style:num-format="1">
        <style:list-level-properties text:space-before="3.25in" text:min-label-width="0.25in"/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9LVL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text:style-name="WW_CharLFO20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0LVL4" style:num-suffix="." style:num-format="1">
        <style:list-level-properties text:space-before="1.75in" text:min-label-width="0.25in"/>
      </text:list-level-style-number>
      <text:list-level-style-number text:level="5" text:style-name="WW_CharLFO2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0LVL7" style:num-suffix="." style:num-format="1">
        <style:list-level-properties text:space-before="3.25in" text:min-label-width="0.25in"/>
      </text:list-level-style-number>
      <text:list-level-style-number text:level="8" text:style-name="WW_CharLFO2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0LVL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bullet text:level="1" text:style-name="WW_CharLFO21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text:style-name="WW_CharLFO23LVL1" style:num-suffix=")" style:num-format="a" style:num-letter-sync="true">
        <style:list-level-properties text:space-before="0.25in" text:min-label-width="0.25in"/>
      </text:list-level-style-number>
      <text:list-level-style-number text:level="2" text:style-name="WW_CharLFO2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3LVL4" style:num-suffix="." style:num-format="1">
        <style:list-level-properties text:space-before="1.75in" text:min-label-width="0.25in"/>
      </text:list-level-style-number>
      <text:list-level-style-number text:level="5" text:style-name="WW_CharLFO2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3LVL7" style:num-suffix="." style:num-format="1">
        <style:list-level-properties text:space-before="3.25in" text:min-label-width="0.25in"/>
      </text:list-level-style-number>
      <text:list-level-style-number text:level="8" text:style-name="WW_CharLFO2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3LVL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标题2" style:master-page-name="MP0" style:family="paragraph">
      <style:paragraph-properties fo:break-before="page" fo:text-align="center"/>
    </style:style>
    <style:style style:name="P2" style:parent-style-name="正文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3" style:parent-style-name="默认段落字体" style:family="text">
      <style:text-properties style:font-name="Times New Roman" style:font-name-complex="Times New Roman" fo:font-size="12pt" style:font-size-asian="12pt" style:font-size-complex="12pt"/>
    </style:style>
    <style:style style:name="T4" style:parent-style-name="默认段落字体" style:family="text">
      <style:text-properties style:font-name="Times New Roman" style:font-name-complex="Times New Roman" fo:font-size="12pt" style:font-size-asian="12pt" style:font-size-complex="12pt"/>
    </style:style>
    <style:style style:name="T5" style:parent-style-name="默认段落字体" style:family="text">
      <style:text-properties style:font-name="Times New Roman" style:font-name-complex="Times New Roman" fo:font-size="12pt" style:font-size-asian="12pt" style:font-size-complex="12pt"/>
    </style:style>
    <style:style style:name="T6" style:parent-style-name="默认段落字体" style:family="text">
      <style:text-properties style:font-name="Times New Roman" style:font-name-complex="Times New Roman" fo:font-size="12pt" style:font-size-asian="12pt" style:font-size-complex="12pt"/>
    </style:style>
    <style:style style:name="T7" style:parent-style-name="默认段落字体" style:family="text">
      <style:text-properties style:font-name="Times New Roman" style:font-name-complex="Times New Roman" fo:font-size="12pt" style:font-size-asian="12pt" style:font-size-complex="12pt"/>
    </style:style>
    <style:style style:name="P8" style:parent-style-name="正文" style:family="paragraph">
      <style:text-properties style:font-name="Times New Roman" style:font-name-complex="Times New Roman" fo:font-size="12pt" style:font-size-asian="12pt" style:font-size-complex="12pt"/>
    </style:style>
    <style:style style:name="T9" style:parent-style-name="默认段落字体" style:family="text">
      <style:text-properties style:font-name="Times New Roman" style:font-name-complex="Times New Roman" fo:font-size="12pt" style:font-size-asian="12pt" style:font-size-complex="12pt"/>
    </style:style>
    <style:style style:name="T10" style:parent-style-name="超链接" style:family="text">
      <style:text-properties style:font-name="Times New Roman" style:font-name-complex="Times New Roman" fo:font-size="12pt" style:font-size-asian="12pt" style:font-size-complex="12pt"/>
    </style:style>
    <style:style style:name="P11" style:parent-style-name="正文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2" style:parent-style-name="正文" style:family="paragraph">
      <style:text-properties style:font-name="Times New Roman" fo:font-size="12pt" style:font-size-asian="12pt" style:font-size-complex="12pt"/>
    </style:style>
    <style:style style:name="P13" style:parent-style-name="正文" style:family="paragraph">
      <style:text-properties style:font-name="Times New Roman" fo:font-size="12pt" style:font-size-asian="12pt" style:font-size-complex="12pt"/>
    </style:style>
    <style:style style:name="P14" style:parent-style-name="正文" style:family="paragraph">
      <style:text-properties style:font-name="Times New Roman" fo:font-size="12pt" style:font-size-asian="12pt" style:font-size-complex="12pt"/>
    </style:style>
    <style:style style:name="P15" style:parent-style-name="正文" style:family="paragraph">
      <style:text-properties style:font-name="Times New Roman" fo:font-size="12pt" style:font-size-asian="12pt" style:font-size-complex="12pt"/>
    </style:style>
    <style:style style:name="P16" style:parent-style-name="正文" style:family="paragraph">
      <style:text-properties style:font-name="Times New Roman" fo:font-size="12pt" style:font-size-asian="12pt" style:font-size-complex="12pt"/>
    </style:style>
    <style:style style:name="P17" style:parent-style-name="正文" style:family="paragraph">
      <style:text-properties style:font-name="Times New Roman" fo:font-size="12pt" style:font-size-asian="12pt" style:font-size-complex="12pt"/>
    </style:style>
    <style:style style:name="P18" style:parent-style-name="正文" style:family="paragraph">
      <style:text-properties style:font-name="Times New Roman" fo:font-size="12pt" style:font-size-asian="12pt" style:font-size-complex="12pt"/>
    </style:style>
    <style:style style:name="P19" style:parent-style-name="正文" style:family="paragraph">
      <style:text-properties style:font-name="Times New Roman" fo:font-size="12pt" style:font-size-asian="12pt" style:font-size-complex="12pt"/>
    </style:style>
    <style:style style:name="P20" style:parent-style-name="正文" style:family="paragraph">
      <style:text-properties style:font-name="Times New Roman" fo:font-size="12pt" style:font-size-asian="12pt" style:font-size-complex="12pt"/>
    </style:style>
    <style:style style:name="P21" style:parent-style-name="正文" style:family="paragraph">
      <style:text-properties style:font-name="Times New Roman" fo:font-size="12pt" style:font-size-asian="12pt" style:font-size-complex="12pt"/>
    </style:style>
    <style:style style:name="P22" style:parent-style-name="正文" style:family="paragraph">
      <style:text-properties style:font-name="Times New Roman" fo:font-size="12pt" style:font-size-asian="12pt" style:font-size-complex="12pt"/>
    </style:style>
    <style:style style:name="P23" style:parent-style-name="正文" style:family="paragraph">
      <style:text-properties style:font-name="Times New Roman" fo:font-size="12pt" style:font-size-asian="12pt" style:font-size-complex="12pt"/>
    </style:style>
    <style:style style:name="P24" style:parent-style-name="正文" style:family="paragraph">
      <style:text-properties style:font-name="Times New Roman" fo:font-size="12pt" style:font-size-asian="12pt" style:font-size-complex="12pt"/>
    </style:style>
    <style:style style:name="P25" style:parent-style-name="正文" style:family="paragraph">
      <style:text-properties style:font-name="Times New Roman" fo:font-size="12pt" style:font-size-asian="12pt" style:font-size-complex="12pt"/>
    </style:style>
    <style:style style:name="P26" style:parent-style-name="正文" style:family="paragraph">
      <style:text-properties style:font-name="Times New Roman" fo:font-size="12pt" style:font-size-asian="12pt" style:font-size-complex="12pt"/>
    </style:style>
    <style:style style:name="P27" style:parent-style-name="正文" style:family="paragraph">
      <style:text-properties style:font-name="Times New Roman" fo:font-size="12pt" style:font-size-asian="12pt" style:font-size-complex="12pt"/>
    </style:style>
    <style:style style:name="P28" style:parent-style-name="正文" style:family="paragraph">
      <style:text-properties style:font-name="Times New Roman" fo:font-size="12pt" style:font-size-asian="12pt" style:font-size-complex="12pt"/>
    </style:style>
    <style:style style:name="P29" style:parent-style-name="正文" style:family="paragraph">
      <style:text-properties style:font-name="Times New Roman" fo:font-size="12pt" style:font-size-asian="12pt" style:font-size-complex="12pt"/>
    </style:style>
    <style:style style:name="P30" style:parent-style-name="正文" style:family="paragraph">
      <style:paragraph-properties style:text-autospace="none" fo:margin-bottom="0in" fo:line-height="100%"/>
    </style:style>
    <style:style style:name="T3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3" style:parent-style-name="正文" style:family="paragraph">
      <style:paragraph-properties style:text-autospace="none" fo:margin-bottom="0in" fo:line-height="100%"/>
    </style:style>
    <style:style style:name="T3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6" style:parent-style-name="正文" style:family="paragraph">
      <style:paragraph-properties style:text-autospace="none" fo:margin-bottom="0in" fo:line-height="100%"/>
    </style:style>
    <style:style style:name="T3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9" style:parent-style-name="正文" style:family="paragraph">
      <style:paragraph-properties style:text-autospace="none" fo:margin-bottom="0in" fo:line-height="100%"/>
    </style:style>
    <style:style style:name="T4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4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42" style:parent-style-name="正文" style:family="paragraph">
      <style:paragraph-properties style:text-autospace="none" fo:margin-bottom="0in" fo:line-height="100%"/>
    </style:style>
    <style:style style:name="T4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45" style:parent-style-name="正文" style:family="paragraph">
      <style:paragraph-properties style:text-autospace="none" fo:margin-bottom="0in" fo:line-height="100%"/>
    </style:style>
    <style:style style:name="T4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4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48" style:parent-style-name="正文" style:family="paragraph">
      <style:paragraph-properties style:text-autospace="none" fo:margin-bottom="0in" fo:line-height="100%"/>
    </style:style>
    <style:style style:name="T4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5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51" style:parent-style-name="正文" style:family="paragraph">
      <style:paragraph-properties style:text-autospace="none" fo:margin-bottom="0in" fo:line-height="100%"/>
    </style:style>
    <style:style style:name="T5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5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54" style:parent-style-name="正文" style:family="paragraph">
      <style:paragraph-properties style:text-autospace="none" fo:margin-bottom="0in" fo:line-height="100%"/>
    </style:style>
    <style:style style:name="T5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57" style:parent-style-name="正文" style:family="paragraph">
      <style:paragraph-properties style:text-autospace="none" fo:margin-bottom="0in" fo:line-height="100%"/>
    </style:style>
    <style:style style:name="T5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5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60" style:parent-style-name="正文" style:family="paragraph">
      <style:paragraph-properties style:text-autospace="none" fo:margin-bottom="0in" fo:line-height="100%"/>
    </style:style>
    <style:style style:name="T6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63" style:parent-style-name="正文" style:family="paragraph">
      <style:paragraph-properties style:text-autospace="none" fo:margin-bottom="0in" fo:line-height="100%"/>
    </style:style>
    <style:style style:name="T6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6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66" style:parent-style-name="正文" style:family="paragraph">
      <style:paragraph-properties style:text-autospace="none" fo:margin-bottom="0in" fo:line-height="100%"/>
    </style:style>
    <style:style style:name="T6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6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69" style:parent-style-name="正文" style:family="paragraph">
      <style:paragraph-properties style:text-autospace="none" fo:margin-bottom="0in" fo:line-height="100%"/>
    </style:style>
    <style:style style:name="T7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7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72" style:parent-style-name="正文" style:family="paragraph">
      <style:paragraph-properties style:text-autospace="none" fo:margin-bottom="0in" fo:line-height="100%"/>
    </style:style>
    <style:style style:name="T7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7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75" style:parent-style-name="正文" style:family="paragraph">
      <style:paragraph-properties style:text-autospace="none" fo:margin-bottom="0in" fo:line-height="100%"/>
    </style:style>
    <style:style style:name="T7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7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78" style:parent-style-name="正文" style:family="paragraph">
      <style:paragraph-properties style:text-autospace="none" fo:margin-bottom="0in" fo:line-height="100%"/>
    </style:style>
    <style:style style:name="T7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8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81" style:parent-style-name="正文" style:family="paragraph">
      <style:paragraph-properties style:text-autospace="none" fo:margin-bottom="0in" fo:line-height="100%"/>
    </style:style>
    <style:style style:name="T8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8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84" style:parent-style-name="正文" style:family="paragraph">
      <style:paragraph-properties style:text-autospace="none" fo:margin-bottom="0in" fo:line-height="100%"/>
    </style:style>
    <style:style style:name="T8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8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87" style:parent-style-name="正文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style:language-asian="zh" style:country-asian="CN"/>
    </style:style>
    <style:style style:name="P88" style:parent-style-name="正文" style:family="paragraph">
      <style:paragraph-properties style:text-autospace="none" fo:margin-bottom="0in" fo:line-height="100%"/>
    </style:style>
    <style:style style:name="T8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9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3" style:parent-style-name="默认段落字体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 style:language-asian="zh" style:country-asian="CN"/>
    </style:style>
    <style:style style:name="T9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97" style:parent-style-name="正文" style:family="paragraph">
      <style:paragraph-properties style:text-autospace="none" fo:margin-bottom="0in" fo:line-height="100%"/>
    </style:style>
    <style:style style:name="T9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0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0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0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05" style:parent-style-name="正文" style:family="paragraph">
      <style:paragraph-properties style:text-autospace="none" fo:margin-bottom="0in" fo:line-height="100%"/>
    </style:style>
    <style:style style:name="T10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0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11" style:parent-style-name="正文" style:family="paragraph">
      <style:paragraph-properties style:text-autospace="none" fo:margin-bottom="0in" fo:line-height="100%"/>
    </style:style>
    <style:style style:name="T11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1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1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17" style:parent-style-name="正文" style:family="paragraph">
      <style:paragraph-properties style:text-autospace="none" fo:margin-bottom="0in" fo:line-height="100%"/>
    </style:style>
    <style:style style:name="T11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2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2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23" style:parent-style-name="正文" style:family="paragraph">
      <style:paragraph-properties style:text-autospace="none" fo:margin-bottom="0in" fo:line-height="100%"/>
    </style:style>
    <style:style style:name="T12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2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2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29" style:parent-style-name="正文" style:family="paragraph">
      <style:paragraph-properties style:text-autospace="none" fo:margin-bottom="0in" fo:line-height="100%"/>
    </style:style>
    <style:style style:name="T13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3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3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35" style:parent-style-name="正文" style:family="paragraph">
      <style:paragraph-properties style:text-autospace="none" fo:margin-bottom="0in" fo:line-height="100%"/>
    </style:style>
    <style:style style:name="T13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3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4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41" style:parent-style-name="正文" style:family="paragraph">
      <style:paragraph-properties style:text-autospace="none" fo:margin-bottom="0in" fo:line-height="100%"/>
    </style:style>
    <style:style style:name="T14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47" style:parent-style-name="正文" style:family="paragraph">
      <style:paragraph-properties style:text-autospace="none" fo:margin-bottom="0in" fo:line-height="100%"/>
    </style:style>
    <style:style style:name="T14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5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5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5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53" style:parent-style-name="正文" style:family="paragraph">
      <style:paragraph-properties style:text-autospace="none" fo:margin-bottom="0in" fo:line-height="100%"/>
    </style:style>
    <style:style style:name="T15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5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5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5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5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6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63" style:parent-style-name="正文" style:family="paragraph">
      <style:paragraph-properties style:text-autospace="none" fo:margin-bottom="0in" fo:line-height="100%"/>
    </style:style>
    <style:style style:name="T1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6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6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6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6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69" style:parent-style-name="正文" style:family="paragraph">
      <style:paragraph-properties style:text-autospace="none" fo:margin-bottom="0in" fo:line-height="100%"/>
    </style:style>
    <style:style style:name="T17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7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7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7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7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7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77" style:parent-style-name="正文" style:family="paragraph">
      <style:paragraph-properties style:text-autospace="none" fo:margin-bottom="0in" fo:line-height="100%"/>
    </style:style>
    <style:style style:name="T17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7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8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81" style:parent-style-name="正文" style:family="paragraph">
      <style:paragraph-properties style:text-autospace="none" fo:margin-bottom="0in" fo:line-height="100%"/>
    </style:style>
    <style:style style:name="T18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8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8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8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8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8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88" style:parent-style-name="正文" style:family="paragraph">
      <style:paragraph-properties style:text-autospace="none" fo:margin-bottom="0in" fo:line-height="100%"/>
    </style:style>
    <style:style style:name="T18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91" style:parent-style-name="正文" style:family="paragraph">
      <style:paragraph-properties style:text-autospace="none" fo:margin-bottom="0in" fo:line-height="100%"/>
    </style:style>
    <style:style style:name="T19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9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9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9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9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9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99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0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1" style:parent-style-name="正文" style:family="paragraph">
      <style:paragraph-properties style:text-autospace="none" fo:margin-bottom="0in" fo:line-height="100%"/>
    </style:style>
    <style:style style:name="T20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5" style:parent-style-name="正文" style:family="paragraph">
      <style:paragraph-properties style:text-autospace="none" fo:margin-bottom="0in" fo:line-height="100%"/>
    </style:style>
    <style:style style:name="T20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1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2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1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1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7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218" style:parent-style-name="正文" style:family="paragraph">
      <style:paragraph-properties style:text-autospace="none" fo:margin-bottom="0in" fo:line-height="100%"/>
    </style:style>
    <style:style style:name="T2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4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2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2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8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229" style:parent-style-name="正文" style:family="paragraph">
      <style:paragraph-properties style:text-autospace="none" fo:margin-bottom="0in" fo:line-height="100%"/>
    </style:style>
    <style:style style:name="T23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5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3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3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39" style:parent-style-name="正文" style:family="paragraph">
      <style:paragraph-properties style:text-autospace="none" fo:margin-bottom="0in" fo:line-height="100%"/>
    </style:style>
    <style:style style:name="T24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4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4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4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4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7" style:parent-style-name="正文" style:family="paragraph">
      <style:paragraph-properties style:text-autospace="none" fo:margin-bottom="0in" fo:line-height="100%"/>
    </style:style>
    <style:style style:name="T24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4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52" style:parent-style-name="正文" style:family="paragraph">
      <style:paragraph-properties style:text-autospace="none" fo:margin-bottom="0in" fo:line-height="100%"/>
    </style:style>
    <style:style style:name="T25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1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6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267" style:parent-style-name="正文" style:family="paragraph">
      <style:paragraph-properties style:text-autospace="none" fo:margin-bottom="0in" fo:line-height="100%"/>
    </style:style>
    <style:style style:name="T26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7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7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9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280" style:parent-style-name="正文" style:family="paragraph">
      <style:paragraph-properties style:text-autospace="none" fo:margin-bottom="0in" fo:line-height="100%"/>
    </style:style>
    <style:style style:name="T28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8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8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90" style:parent-style-name="正文" style:family="paragraph">
      <style:paragraph-properties style:text-autospace="none" fo:margin-bottom="0in" fo:line-height="100%"/>
    </style:style>
    <style:style style:name="T29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9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8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29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00" style:parent-style-name="正文" style:family="paragraph">
      <style:paragraph-properties style:text-autospace="none" fo:margin-bottom="0in" fo:line-height="100%"/>
    </style:style>
    <style:style style:name="T30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8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09" style:parent-style-name="正文" style:family="paragraph">
      <style:paragraph-properties style:text-autospace="none" fo:margin-bottom="0in" fo:line-height="100%"/>
    </style:style>
    <style:style style:name="T3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14" style:parent-style-name="正文" style:family="paragraph">
      <style:paragraph-properties style:text-autospace="none" fo:margin-bottom="0in" fo:line-height="100%"/>
    </style:style>
    <style:style style:name="T31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2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2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3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32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2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8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T329" style:parent-style-name="默认段落字体" style:family="text">
      <style:text-properties style:font-name="Consolas" style:font-name-complex="Consolas" fo:color="#3F7F5F" fo:font-size="10pt" style:font-size-asian="10pt" style:font-size-complex="10pt" style:text-underline-type="single" style:text-underline-style="solid" style:text-underline-width="auto" style:text-underline-mode="continuous" style:language-asian="zh" style:country-asian="CN"/>
    </style:style>
    <style:style style:name="P330" style:parent-style-name="正文" style:family="paragraph">
      <style:paragraph-properties style:text-autospace="none" fo:margin-bottom="0in" fo:line-height="100%"/>
    </style:style>
    <style:style style:name="T33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8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39" style:parent-style-name="正文" style:family="paragraph">
      <style:paragraph-properties style:text-autospace="none" fo:margin-bottom="0in" fo:line-height="100%"/>
    </style:style>
    <style:style style:name="T34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44" style:parent-style-name="正文" style:family="paragraph">
      <style:paragraph-properties style:text-autospace="none" fo:margin-bottom="0in" fo:line-height="100%"/>
    </style:style>
    <style:style style:name="T34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48" style:parent-style-name="正文" style:family="paragraph">
      <style:paragraph-properties style:text-autospace="none" fo:margin-bottom="0in" fo:line-height="100%"/>
    </style:style>
    <style:style style:name="T34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51" style:parent-style-name="正文" style:family="paragraph">
      <style:paragraph-properties style:text-autospace="none" fo:margin-bottom="0in" fo:line-height="100%"/>
    </style:style>
    <style:style style:name="T35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5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58" style:parent-style-name="正文" style:family="paragraph">
      <style:paragraph-properties style:text-autospace="none" fo:margin-bottom="0in" fo:line-height="100%"/>
    </style:style>
    <style:style style:name="T35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63" style:parent-style-name="正文" style:family="paragraph">
      <style:paragraph-properties style:text-autospace="none" fo:margin-bottom="0in" fo:line-height="100%"/>
    </style:style>
    <style:style style:name="T3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6" style:parent-style-name="默认段落字体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36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68" style:parent-style-name="正文" style:family="paragraph">
      <style:paragraph-properties style:text-autospace="none" fo:margin-bottom="0in" fo:line-height="100%"/>
    </style:style>
    <style:style style:name="T36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71" style:parent-style-name="正文" style:family="paragraph">
      <style:paragraph-properties style:text-autospace="none" fo:margin-bottom="0in" fo:line-height="100%"/>
    </style:style>
    <style:style style:name="T3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4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7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77" style:parent-style-name="正文" style:family="paragraph">
      <style:paragraph-properties style:text-autospace="none" fo:margin-bottom="0in" fo:line-height="100%"/>
    </style:style>
    <style:style style:name="T37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8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8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8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8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84" style:parent-style-name="正文" style:family="paragraph">
      <style:paragraph-properties style:text-autospace="none" fo:margin-bottom="0in" fo:line-height="100%"/>
    </style:style>
    <style:style style:name="T38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8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87" style:parent-style-name="正文" style:family="paragraph">
      <style:paragraph-properties style:text-autospace="none" fo:margin-bottom="0in" fo:line-height="100%"/>
    </style:style>
    <style:style style:name="T38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89" style:parent-style-name="正文" style:family="paragraph">
      <style:paragraph-properties style:text-autospace="none" fo:margin-bottom="0in" fo:line-height="100%"/>
    </style:style>
    <style:style style:name="T3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9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9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9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9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95" style:parent-style-name="正文" style:family="paragraph">
      <style:paragraph-properties style:text-autospace="none" fo:margin-bottom="0in" fo:line-height="100%"/>
    </style:style>
    <style:style style:name="T3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9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9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9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0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40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0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4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404" style:parent-style-name="正文" style:family="paragraph">
      <style:paragraph-properties style:text-autospace="none" fo:margin-bottom="0in" fo:line-height="100%"/>
    </style:style>
    <style:style style:name="T4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0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0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0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0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4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411" style:parent-style-name="正文" style:family="paragraph">
      <style:paragraph-properties style:text-autospace="none" fo:margin-bottom="0in" fo:line-height="100%"/>
    </style:style>
    <style:style style:name="T41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1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1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1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416" style:parent-style-name="正文" style:family="paragraph">
      <style:paragraph-properties style:text-autospace="none" fo:margin-bottom="0in" fo:line-height="100%"/>
    </style:style>
    <style:style style:name="T41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1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19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42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2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42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23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42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425" style:parent-style-name="正文" style:family="paragraph">
      <style:paragraph-properties style:text-autospace="none" fo:margin-bottom="0in" fo:line-height="100%"/>
    </style:style>
    <style:style style:name="T42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2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2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2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3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3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3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4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434" style:parent-style-name="正文" style:family="paragraph">
      <style:paragraph-properties style:text-autospace="none" fo:margin-bottom="0in" fo:line-height="100%"/>
    </style:style>
    <style:style style:name="T4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3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3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3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3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4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4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4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4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445" style:parent-style-name="正文" style:family="paragraph">
      <style:paragraph-properties style:text-autospace="none" fo:margin-bottom="0in" fo:line-height="100%"/>
    </style:style>
    <style:style style:name="T4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4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4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4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50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45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5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5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454" style:parent-style-name="正文" style:family="paragraph">
      <style:paragraph-properties style:text-autospace="none" fo:margin-bottom="0in" fo:line-height="100%"/>
    </style:style>
    <style:style style:name="T45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5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5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5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4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461" style:parent-style-name="正文" style:family="paragraph">
      <style:paragraph-properties style:text-autospace="none" fo:margin-bottom="0in" fo:line-height="100%"/>
    </style:style>
    <style:style style:name="T4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6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6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6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6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6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6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6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7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7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472" style:parent-style-name="正文" style:family="paragraph">
      <style:paragraph-properties style:text-autospace="none" fo:margin-bottom="0in" fo:line-height="100%"/>
    </style:style>
    <style:style style:name="T47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7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7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7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7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7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7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8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481" style:parent-style-name="正文" style:family="paragraph">
      <style:paragraph-properties style:text-autospace="none" fo:margin-bottom="0in" fo:line-height="100%"/>
    </style:style>
    <style:style style:name="T48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8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8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8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8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48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88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48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490" style:parent-style-name="正文" style:family="paragraph">
      <style:paragraph-properties style:text-autospace="none" fo:margin-bottom="0in" fo:line-height="100%"/>
    </style:style>
    <style:style style:name="T49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9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9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9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9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4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497" style:parent-style-name="正文" style:family="paragraph">
      <style:paragraph-properties style:text-autospace="none" fo:margin-bottom="0in" fo:line-height="100%"/>
    </style:style>
    <style:style style:name="T49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49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0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0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0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0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0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508" style:parent-style-name="正文" style:family="paragraph">
      <style:paragraph-properties style:text-autospace="none" fo:margin-bottom="0in" fo:line-height="100%"/>
    </style:style>
    <style:style style:name="T5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1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1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1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1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515" style:parent-style-name="正文" style:family="paragraph">
      <style:paragraph-properties style:text-autospace="none" fo:margin-bottom="0in" fo:line-height="100%"/>
    </style:style>
    <style:style style:name="T51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1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1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2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2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2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2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524" style:parent-style-name="正文" style:family="paragraph">
      <style:paragraph-properties style:text-autospace="none" fo:margin-bottom="0in" fo:line-height="100%"/>
    </style:style>
    <style:style style:name="T52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2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2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2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52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30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53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532" style:parent-style-name="正文" style:family="paragraph">
      <style:paragraph-properties style:text-autospace="none" fo:margin-bottom="0in" fo:line-height="100%"/>
    </style:style>
    <style:style style:name="T5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3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3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538" style:parent-style-name="正文" style:family="paragraph">
      <style:paragraph-properties style:text-autospace="none" fo:margin-bottom="0in" fo:line-height="100%"/>
    </style:style>
    <style:style style:name="T53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4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4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4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4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4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4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4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4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548" style:parent-style-name="正文" style:family="paragraph">
      <style:paragraph-properties style:text-autospace="none" fo:margin-bottom="0in" fo:line-height="100%"/>
    </style:style>
    <style:style style:name="T54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5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5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5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5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554" style:parent-style-name="正文" style:family="paragraph">
      <style:paragraph-properties style:text-autospace="none" fo:margin-bottom="0in" fo:line-height="100%"/>
    </style:style>
    <style:style style:name="T55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5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5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5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5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6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6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562" style:parent-style-name="正文" style:family="paragraph">
      <style:paragraph-properties style:text-autospace="none" fo:margin-bottom="0in" fo:line-height="100%"/>
    </style:style>
    <style:style style:name="T56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6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6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6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6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6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6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7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7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572" style:parent-style-name="正文" style:family="paragraph">
      <style:paragraph-properties style:text-autospace="none" fo:margin-bottom="0in" fo:line-height="100%"/>
    </style:style>
    <style:style style:name="T57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7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7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7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7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578" style:parent-style-name="正文" style:family="paragraph">
      <style:paragraph-properties style:text-autospace="none" fo:margin-bottom="0in" fo:line-height="100%"/>
    </style:style>
    <style:style style:name="T57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8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8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8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58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84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58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586" style:parent-style-name="正文" style:family="paragraph">
      <style:paragraph-properties style:text-autospace="none" fo:margin-bottom="0in" fo:line-height="100%"/>
    </style:style>
    <style:style style:name="T58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8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8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9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9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592" style:parent-style-name="正文" style:family="paragraph">
      <style:paragraph-properties style:text-autospace="none" fo:margin-bottom="0in" fo:line-height="100%"/>
    </style:style>
    <style:style style:name="T59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9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9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9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9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59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59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600" style:parent-style-name="正文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style:language-asian="zh" style:country-asian="CN"/>
    </style:style>
    <style:style style:name="P601" style:parent-style-name="正文" style:family="paragraph">
      <style:paragraph-properties style:text-autospace="none" fo:margin-bottom="0in" fo:line-height="100%"/>
    </style:style>
    <style:style style:name="T60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0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06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6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608" style:parent-style-name="正文" style:family="paragraph">
      <style:paragraph-properties style:text-autospace="none" fo:margin-bottom="0in" fo:line-height="100%"/>
    </style:style>
    <style:style style:name="T6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1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1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13" style:parent-style-name="默认段落字体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61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615" style:parent-style-name="正文" style:family="paragraph">
      <style:paragraph-properties style:text-autospace="none" fo:margin-bottom="0in" fo:line-height="100%"/>
    </style:style>
    <style:style style:name="T61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617" style:parent-style-name="正文" style:family="paragraph">
      <style:paragraph-properties style:text-autospace="none" fo:margin-bottom="0in" fo:line-height="100%"/>
    </style:style>
    <style:style style:name="T61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619" style:parent-style-name="正文" style:family="paragraph">
      <style:paragraph-properties style:text-autospace="none" fo:margin-bottom="0in" fo:line-height="100%"/>
    </style:style>
    <style:style style:name="T62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2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62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2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62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2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26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627" style:parent-style-name="正文" style:family="paragraph">
      <style:paragraph-properties style:text-autospace="none" fo:margin-bottom="0in" fo:line-height="100%"/>
    </style:style>
    <style:style style:name="T62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2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3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3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3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3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3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3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3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4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4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642" style:parent-style-name="正文" style:family="paragraph">
      <style:paragraph-properties style:text-autospace="none" fo:margin-bottom="0in" fo:line-height="100%"/>
    </style:style>
    <style:style style:name="T64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45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6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4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64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49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65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651" style:parent-style-name="正文" style:family="paragraph">
      <style:paragraph-properties style:text-autospace="none" fo:margin-bottom="0in" fo:line-height="100%"/>
    </style:style>
    <style:style style:name="T65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5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5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5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56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65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5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5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660" style:parent-style-name="正文" style:family="paragraph">
      <style:paragraph-properties style:text-autospace="none" fo:margin-bottom="0in" fo:line-height="100%"/>
    </style:style>
    <style:style style:name="T66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6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6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6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6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6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6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6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6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670" style:parent-style-name="正文" style:family="paragraph">
      <style:paragraph-properties style:text-autospace="none" fo:margin-bottom="0in" fo:line-height="100%"/>
    </style:style>
    <style:style style:name="T67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7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7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7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7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7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7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678" style:parent-style-name="正文" style:family="paragraph">
      <style:paragraph-properties style:text-autospace="none" fo:margin-bottom="0in" fo:line-height="100%"/>
    </style:style>
    <style:style style:name="T67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8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8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8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8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8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8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8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8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688" style:parent-style-name="正文" style:family="paragraph">
      <style:paragraph-properties style:text-autospace="none" fo:margin-bottom="0in" fo:line-height="100%"/>
    </style:style>
    <style:style style:name="T68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9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9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9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9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694" style:parent-style-name="正文" style:family="paragraph">
      <style:paragraph-properties style:text-autospace="none" fo:margin-bottom="0in" fo:line-height="100%"/>
    </style:style>
    <style:style style:name="T69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9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9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69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69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0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70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702" style:parent-style-name="正文" style:family="paragraph">
      <style:paragraph-properties style:text-autospace="none" fo:margin-bottom="0in" fo:line-height="100%"/>
    </style:style>
    <style:style style:name="T7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0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7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0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7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0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7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1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71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712" style:parent-style-name="正文" style:family="paragraph">
      <style:paragraph-properties style:text-autospace="none" fo:margin-bottom="0in" fo:line-height="100%"/>
    </style:style>
    <style:style style:name="T71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1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71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1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71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718" style:parent-style-name="正文" style:family="paragraph">
      <style:paragraph-properties style:text-autospace="none" fo:margin-bottom="0in" fo:line-height="100%"/>
    </style:style>
    <style:style style:name="T7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2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72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2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72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2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72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726" style:parent-style-name="正文" style:family="paragraph">
      <style:paragraph-properties style:text-autospace="none" fo:margin-bottom="0in" fo:line-height="100%"/>
    </style:style>
    <style:style style:name="T72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2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72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3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73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32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7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34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7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36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7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3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73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40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74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42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743" style:parent-style-name="正文" style:family="paragraph">
      <style:paragraph-properties style:text-autospace="none" fo:margin-bottom="0in" fo:line-height="100%"/>
    </style:style>
    <style:style style:name="T7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4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4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74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48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74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50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75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5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75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54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755" style:parent-style-name="正文" style:family="paragraph">
      <style:paragraph-properties style:text-autospace="none" fo:margin-bottom="0in" fo:line-height="100%"/>
    </style:style>
    <style:style style:name="T7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5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75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59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7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61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7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63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7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65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76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67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76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769" style:parent-style-name="正文" style:family="paragraph">
      <style:paragraph-properties style:text-autospace="none" fo:margin-bottom="0in" fo:line-height="100%"/>
    </style:style>
    <style:style style:name="T77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7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7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7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77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7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76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777" style:parent-style-name="正文" style:family="paragraph">
      <style:paragraph-properties style:text-autospace="none" fo:margin-bottom="0in" fo:line-height="100%"/>
    </style:style>
    <style:style style:name="T77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7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780" style:parent-style-name="正文" style:family="paragraph">
      <style:paragraph-properties style:text-autospace="none" fo:margin-bottom="0in" fo:line-height="100%"/>
    </style:style>
    <style:style style:name="T78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8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8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78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8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78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87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78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89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7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9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79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9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79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9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7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797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798" style:parent-style-name="正文" style:family="paragraph">
      <style:paragraph-properties style:text-autospace="none" fo:margin-bottom="0in" fo:line-height="100%"/>
    </style:style>
    <style:style style:name="T79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0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0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0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8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04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8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06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8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0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8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1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81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812" style:parent-style-name="正文" style:family="paragraph">
      <style:paragraph-properties style:text-autospace="none" fo:margin-bottom="0in" fo:line-height="100%"/>
    </style:style>
    <style:style style:name="T81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1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1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1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1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81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19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82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821" style:parent-style-name="正文" style:family="paragraph">
      <style:paragraph-properties style:text-autospace="none" fo:margin-bottom="0in" fo:line-height="100%"/>
    </style:style>
    <style:style style:name="T82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2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2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2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2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82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2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82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3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31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832" style:parent-style-name="正文" style:family="paragraph">
      <style:paragraph-properties style:text-autospace="none" fo:margin-bottom="0in" fo:line-height="100%"/>
    </style:style>
    <style:style style:name="T8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3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836" style:parent-style-name="正文" style:family="paragraph">
      <style:paragraph-properties style:text-autospace="none" fo:margin-bottom="0in" fo:line-height="100%"/>
    </style:style>
    <style:style style:name="T8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3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839" style:parent-style-name="正文" style:family="paragraph">
      <style:paragraph-properties style:text-autospace="none" fo:margin-bottom="0in" fo:line-height="100%"/>
    </style:style>
    <style:style style:name="T84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841" style:parent-style-name="正文" style:family="paragraph">
      <style:paragraph-properties style:text-autospace="none" fo:margin-bottom="0in" fo:line-height="100%"/>
    </style:style>
    <style:style style:name="T84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843" style:parent-style-name="正文" style:family="paragraph">
      <style:paragraph-properties style:text-autospace="none" fo:margin-bottom="0in" fo:line-height="100%"/>
    </style:style>
    <style:style style:name="T8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4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8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4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84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4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50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T851" style:parent-style-name="默认段落字体" style:family="text">
      <style:text-properties style:font-name="Consolas" style:font-name-complex="Consolas" fo:color="#3F7F5F" fo:font-size="10pt" style:font-size-asian="10pt" style:font-size-complex="10pt" style:text-underline-type="single" style:text-underline-style="solid" style:text-underline-width="auto" style:text-underline-mode="continuous" style:language-asian="zh" style:country-asian="CN"/>
    </style:style>
    <style:style style:name="T852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T853" style:parent-style-name="默认段落字体" style:family="text">
      <style:text-properties style:font-name="Consolas" style:font-name-complex="Consolas" fo:color="#3F7F5F" fo:font-size="10pt" style:font-size-asian="10pt" style:font-size-complex="10pt" style:text-underline-type="single" style:text-underline-style="solid" style:text-underline-width="auto" style:text-underline-mode="continuous" style:language-asian="zh" style:country-asian="CN"/>
    </style:style>
    <style:style style:name="P854" style:parent-style-name="正文" style:family="paragraph">
      <style:paragraph-properties style:text-autospace="none" fo:margin-bottom="0in" fo:line-height="100%"/>
    </style:style>
    <style:style style:name="T85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57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85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5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8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861" style:parent-style-name="正文" style:family="paragraph">
      <style:paragraph-properties style:text-autospace="none" fo:margin-bottom="0in" fo:line-height="100%"/>
    </style:style>
    <style:style style:name="T8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6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64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86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6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86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68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86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70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871" style:parent-style-name="正文" style:family="paragraph">
      <style:paragraph-properties style:text-autospace="none" fo:margin-bottom="0in" fo:line-height="100%"/>
    </style:style>
    <style:style style:name="T8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7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74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87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76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87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878" style:parent-style-name="正文" style:family="paragraph">
      <style:paragraph-properties style:text-autospace="none" fo:margin-bottom="0in" fo:line-height="100%"/>
    </style:style>
    <style:style style:name="T87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8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8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88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883" style:parent-style-name="正文" style:family="paragraph">
      <style:paragraph-properties style:text-autospace="none" fo:margin-bottom="0in" fo:line-height="100%"/>
    </style:style>
    <style:style style:name="T88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8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8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88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88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88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9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89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92" style:parent-style-name="默认段落字体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89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894" style:parent-style-name="正文" style:family="paragraph">
      <style:paragraph-properties style:text-autospace="none" fo:margin-bottom="0in" fo:line-height="100%"/>
    </style:style>
    <style:style style:name="T89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9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89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89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00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90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02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T903" style:parent-style-name="默认段落字体" style:family="text">
      <style:text-properties style:font-name="Consolas" style:font-name-complex="Consolas" fo:color="#3F7F5F" fo:font-size="10pt" style:font-size-asian="10pt" style:font-size-complex="10pt" style:text-underline-type="single" style:text-underline-style="solid" style:text-underline-width="auto" style:text-underline-mode="continuous" style:language-asian="zh" style:country-asian="CN"/>
    </style:style>
    <style:style style:name="P904" style:parent-style-name="正文" style:family="paragraph">
      <style:paragraph-properties style:text-autospace="none" fo:margin-bottom="0in" fo:line-height="100%"/>
    </style:style>
    <style:style style:name="T9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0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08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9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1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91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1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91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14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91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16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917" style:parent-style-name="正文" style:family="paragraph">
      <style:paragraph-properties style:text-autospace="none" fo:margin-bottom="0in" fo:line-height="100%"/>
    </style:style>
    <style:style style:name="T91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2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21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92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2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92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25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92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927" style:parent-style-name="正文" style:family="paragraph">
      <style:paragraph-properties style:text-autospace="none" fo:margin-bottom="0in" fo:line-height="100%"/>
    </style:style>
    <style:style style:name="T92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2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3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3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93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3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93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35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93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37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93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39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94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4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94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43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9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4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47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948" style:parent-style-name="正文" style:family="paragraph">
      <style:paragraph-properties style:text-autospace="none" fo:margin-bottom="0in" fo:line-height="100%"/>
    </style:style>
    <style:style style:name="T94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5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5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5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53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95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55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9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57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95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59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9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61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9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63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9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965" style:parent-style-name="正文" style:family="paragraph">
      <style:paragraph-properties style:text-autospace="none" fo:margin-bottom="0in" fo:line-height="100%"/>
    </style:style>
    <style:style style:name="T96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6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6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969" style:parent-style-name="正文" style:family="paragraph">
      <style:paragraph-properties style:text-autospace="none" fo:margin-bottom="0in" fo:line-height="100%"/>
    </style:style>
    <style:style style:name="T97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7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73" style:parent-style-name="默认段落字体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style:language-asian="zh" style:country-asian="CN"/>
    </style:style>
    <style:style style:name="T97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7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97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77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97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79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980" style:parent-style-name="正文" style:family="paragraph">
      <style:paragraph-properties style:text-autospace="none" fo:margin-bottom="0in" fo:line-height="100%"/>
    </style:style>
    <style:style style:name="T98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8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8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84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98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986" style:parent-style-name="正文" style:family="paragraph">
      <style:paragraph-properties style:text-autospace="none" fo:margin-bottom="0in" fo:line-height="100%"/>
    </style:style>
    <style:style style:name="T98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8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8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90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99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992" style:parent-style-name="正文" style:family="paragraph">
      <style:paragraph-properties style:text-autospace="none" fo:margin-bottom="0in" fo:line-height="100%"/>
    </style:style>
    <style:style style:name="T99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9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995" style:parent-style-name="正文" style:family="paragraph">
      <style:paragraph-properties style:text-autospace="none" fo:margin-bottom="0in" fo:line-height="100%"/>
    </style:style>
    <style:style style:name="T9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99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998" style:parent-style-name="正文" style:family="paragraph">
      <style:paragraph-properties style:text-autospace="none" fo:margin-bottom="0in" fo:line-height="100%"/>
    </style:style>
    <style:style style:name="T99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0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0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00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03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00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0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008" style:parent-style-name="正文" style:family="paragraph">
      <style:paragraph-properties style:text-autospace="none" fo:margin-bottom="0in" fo:line-height="100%"/>
    </style:style>
    <style:style style:name="T10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1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12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01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014" style:parent-style-name="正文" style:family="paragraph">
      <style:paragraph-properties style:text-autospace="none" fo:margin-bottom="0in" fo:line-height="100%"/>
    </style:style>
    <style:style style:name="T101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1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017" style:parent-style-name="正文" style:family="paragraph">
      <style:paragraph-properties style:text-autospace="none" fo:margin-bottom="0in" fo:line-height="100%"/>
    </style:style>
    <style:style style:name="T101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019" style:parent-style-name="正文" style:family="paragraph">
      <style:paragraph-properties style:text-autospace="none" fo:margin-bottom="0in" fo:line-height="100%"/>
    </style:style>
    <style:style style:name="T102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021" style:parent-style-name="正文" style:family="paragraph">
      <style:paragraph-properties style:text-autospace="none" fo:margin-bottom="0in" fo:line-height="100%"/>
    </style:style>
    <style:style style:name="T102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023" style:parent-style-name="正文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style:language-asian="zh" style:country-asian="CN"/>
    </style:style>
    <style:style style:name="P1024" style:parent-style-name="正文" style:family="paragraph">
      <style:text-properties style:font-name="Times New Roman" style:font-name-complex="Times New Roman" fo:font-size="12pt" style:font-size-asian="12pt" style:font-size-complex="12pt"/>
    </style:style>
    <style:style style:name="P1025" style:parent-style-name="正文" style:family="paragraph">
      <style:paragraph-properties style:text-autospace="none" fo:margin-bottom="0in" fo:line-height="100%"/>
    </style:style>
    <style:style style:name="T102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02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028" style:parent-style-name="正文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style:language-asian="zh" style:country-asian="CN"/>
    </style:style>
    <style:style style:name="P1029" style:parent-style-name="正文" style:family="paragraph">
      <style:paragraph-properties style:text-autospace="none" fo:margin-bottom="0in" fo:line-height="100%"/>
    </style:style>
    <style:style style:name="T103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03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3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0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034" style:parent-style-name="正文" style:family="paragraph">
      <style:paragraph-properties style:text-autospace="none" fo:margin-bottom="0in" fo:line-height="100%"/>
    </style:style>
    <style:style style:name="T10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3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0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3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03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040" style:parent-style-name="正文" style:family="paragraph">
      <style:paragraph-properties style:text-autospace="none" fo:margin-bottom="0in" fo:line-height="100%"/>
    </style:style>
    <style:style style:name="T104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4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04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4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04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46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104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4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04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50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105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52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1053" style:parent-style-name="正文" style:family="paragraph">
      <style:paragraph-properties style:text-autospace="none" fo:margin-bottom="0in" fo:line-height="100%"/>
    </style:style>
    <style:style style:name="T105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5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0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5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05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5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0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061" style:parent-style-name="正文" style:family="paragraph">
      <style:paragraph-properties style:text-autospace="none" fo:margin-bottom="0in" fo:line-height="100%"/>
    </style:style>
    <style:style style:name="T10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6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0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65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06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6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06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69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07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071" style:parent-style-name="正文" style:family="paragraph">
      <style:paragraph-properties style:text-autospace="none" fo:margin-bottom="0in" fo:line-height="100%"/>
    </style:style>
    <style:style style:name="T10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7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7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07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76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07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078" style:parent-style-name="正文" style:family="paragraph">
      <style:paragraph-properties style:text-autospace="none" fo:margin-bottom="0in" fo:line-height="100%"/>
    </style:style>
    <style:style style:name="T107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8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8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08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83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08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085" style:parent-style-name="正文" style:family="paragraph">
      <style:paragraph-properties style:text-autospace="none" fo:margin-bottom="0in" fo:line-height="100%"/>
    </style:style>
    <style:style style:name="T108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087" style:parent-style-name="正文" style:family="paragraph">
      <style:paragraph-properties style:text-autospace="none" fo:margin-bottom="0in" fo:line-height="100%"/>
    </style:style>
    <style:style style:name="T108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8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0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9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09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093" style:parent-style-name="正文" style:family="paragraph">
      <style:paragraph-properties style:text-autospace="none" fo:margin-bottom="0in" fo:line-height="100%"/>
    </style:style>
    <style:style style:name="T109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9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97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109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09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10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0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10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04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1105" style:parent-style-name="正文" style:family="paragraph">
      <style:paragraph-properties style:text-autospace="none" fo:margin-bottom="0in" fo:line-height="100%"/>
    </style:style>
    <style:style style:name="T110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0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0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1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11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11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13" style:parent-style-name="默认段落字体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style:language-asian="zh" style:country-asian="CN"/>
    </style:style>
    <style:style style:name="T111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1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11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1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11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119" style:parent-style-name="正文" style:family="paragraph">
      <style:paragraph-properties style:text-autospace="none" fo:margin-bottom="0in" fo:line-height="100%"/>
    </style:style>
    <style:style style:name="T112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2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2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2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12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25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12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27" style:parent-style-name="默认段落字体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style:language-asian="zh" style:country-asian="CN"/>
    </style:style>
    <style:style style:name="T112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2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13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3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13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133" style:parent-style-name="正文" style:family="paragraph">
      <style:paragraph-properties style:text-autospace="none" fo:margin-bottom="0in" fo:line-height="100%"/>
    </style:style>
    <style:style style:name="T113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3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3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13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39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14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41" style:parent-style-name="默认段落字体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style:language-asian="zh" style:country-asian="CN"/>
    </style:style>
    <style:style style:name="T114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4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1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4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1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147" style:parent-style-name="正文" style:family="paragraph">
      <style:paragraph-properties style:text-autospace="none" fo:margin-bottom="0in" fo:line-height="100%"/>
    </style:style>
    <style:style style:name="T114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4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5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5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15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53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15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55" style:parent-style-name="默认段落字体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style:language-asian="zh" style:country-asian="CN"/>
    </style:style>
    <style:style style:name="T11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5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15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5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1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161" style:parent-style-name="正文" style:family="paragraph">
      <style:paragraph-properties style:text-autospace="none" fo:margin-bottom="0in" fo:line-height="100%"/>
    </style:style>
    <style:style style:name="T11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6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6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16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67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16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69" style:parent-style-name="默认段落字体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style:language-asian="zh" style:country-asian="CN"/>
    </style:style>
    <style:style style:name="T117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7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1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7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17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175" style:parent-style-name="正文" style:family="paragraph">
      <style:paragraph-properties style:text-autospace="none" fo:margin-bottom="0in" fo:line-height="100%"/>
    </style:style>
    <style:style style:name="T117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7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7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7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18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81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18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83" style:parent-style-name="默认段落字体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style:language-asian="zh" style:country-asian="CN"/>
    </style:style>
    <style:style style:name="T118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8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18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8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18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189" style:parent-style-name="正文" style:family="paragraph">
      <style:paragraph-properties style:text-autospace="none" fo:margin-bottom="0in" fo:line-height="100%"/>
    </style:style>
    <style:style style:name="T11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9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9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93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1194" style:parent-style-name="正文" style:family="paragraph">
      <style:paragraph-properties style:text-autospace="none" fo:margin-bottom="0in" fo:line-height="100%"/>
    </style:style>
    <style:style style:name="T119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9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19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19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00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20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02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2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04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2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06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2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208" style:parent-style-name="正文" style:family="paragraph">
      <style:paragraph-properties style:text-autospace="none" fo:margin-bottom="0in" fo:line-height="100%"/>
    </style:style>
    <style:style style:name="T12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1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1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13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1214" style:parent-style-name="正文" style:family="paragraph">
      <style:paragraph-properties style:text-autospace="none" fo:margin-bottom="0in" fo:line-height="100%"/>
    </style:style>
    <style:style style:name="T121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1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1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1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1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22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21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22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23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22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25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22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27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22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229" style:parent-style-name="正文" style:family="paragraph">
      <style:paragraph-properties style:text-autospace="none" fo:margin-bottom="0in" fo:line-height="100%"/>
    </style:style>
    <style:style style:name="T123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3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3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3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35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1236" style:parent-style-name="正文" style:family="paragraph">
      <style:paragraph-properties style:text-autospace="none" fo:margin-bottom="0in" fo:line-height="100%"/>
    </style:style>
    <style:style style:name="T12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3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3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4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4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4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24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44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24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46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24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48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24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50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25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252" style:parent-style-name="正文" style:family="paragraph">
      <style:paragraph-properties style:text-autospace="none" fo:margin-bottom="0in" fo:line-height="100%"/>
    </style:style>
    <style:style style:name="T125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5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5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5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5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59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1260" style:parent-style-name="正文" style:family="paragraph">
      <style:paragraph-properties style:text-autospace="none" fo:margin-bottom="0in" fo:line-height="100%"/>
    </style:style>
    <style:style style:name="T126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6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6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6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6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26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69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27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71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2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73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27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75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27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77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27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79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28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81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28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83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128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285" style:parent-style-name="正文" style:family="paragraph">
      <style:paragraph-properties style:text-autospace="none" fo:margin-bottom="0in" fo:line-height="100%"/>
    </style:style>
    <style:style style:name="T128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8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8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8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9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9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93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129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9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2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297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129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299" style:parent-style-name="正文" style:family="paragraph">
      <style:paragraph-properties style:text-autospace="none" fo:margin-bottom="0in" fo:line-height="100%"/>
    </style:style>
    <style:style style:name="T130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0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0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0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0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0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30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10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T1311" style:parent-style-name="默认段落字体" style:family="text">
      <style:text-properties style:font-name="Consolas" style:font-name-complex="Consolas" fo:color="#3F7F5F" fo:font-size="10pt" style:font-size-asian="10pt" style:font-size-complex="10pt" style:text-underline-type="single" style:text-underline-style="solid" style:text-underline-width="auto" style:text-underline-mode="continuous" style:language-asian="zh" style:country-asian="CN"/>
    </style:style>
    <style:style style:name="T1312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1313" style:parent-style-name="正文" style:family="paragraph">
      <style:paragraph-properties style:text-autospace="none" fo:margin-bottom="0in" fo:line-height="100%"/>
    </style:style>
    <style:style style:name="T131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1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1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1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1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320" style:parent-style-name="正文" style:family="paragraph">
      <style:paragraph-properties style:text-autospace="none" fo:margin-bottom="0in" fo:line-height="100%"/>
    </style:style>
    <style:style style:name="T132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2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2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2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2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2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2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P1328" style:parent-style-name="正文" style:family="paragraph">
      <style:paragraph-properties style:text-autospace="none" fo:margin-bottom="0in" fo:line-height="100%"/>
    </style:style>
    <style:style style:name="T132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3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3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3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3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35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133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3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33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39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134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341" style:parent-style-name="正文" style:family="paragraph">
      <style:paragraph-properties style:text-autospace="none" fo:margin-bottom="0in" fo:line-height="100%"/>
    </style:style>
    <style:style style:name="T134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4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4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4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4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34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350" style:parent-style-name="正文" style:family="paragraph">
      <style:paragraph-properties style:text-autospace="none" fo:margin-bottom="0in" fo:line-height="100%"/>
    </style:style>
    <style:style style:name="T135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5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5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5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5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356" style:parent-style-name="正文" style:family="paragraph">
      <style:paragraph-properties style:text-autospace="none" fo:margin-bottom="0in" fo:line-height="100%"/>
    </style:style>
    <style:style style:name="T135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5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5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6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6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36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364" style:parent-style-name="正文" style:family="paragraph">
      <style:paragraph-properties style:text-autospace="none" fo:margin-bottom="0in" fo:line-height="100%"/>
    </style:style>
    <style:style style:name="T136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6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6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6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6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7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71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13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7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37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75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137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377" style:parent-style-name="正文" style:family="paragraph">
      <style:paragraph-properties style:text-autospace="none" fo:margin-bottom="0in" fo:line-height="100%"/>
    </style:style>
    <style:style style:name="T137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7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8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8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8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8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8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38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386" style:parent-style-name="正文" style:family="paragraph">
      <style:paragraph-properties style:text-autospace="none" fo:margin-bottom="0in" fo:line-height="100%"/>
    </style:style>
    <style:style style:name="T138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8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8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9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392" style:parent-style-name="正文" style:family="paragraph">
      <style:paragraph-properties style:text-autospace="none" fo:margin-bottom="0in" fo:line-height="100%"/>
    </style:style>
    <style:style style:name="T139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9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9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397" style:parent-style-name="正文" style:family="paragraph">
      <style:paragraph-properties style:text-autospace="none" fo:margin-bottom="0in" fo:line-height="100%"/>
    </style:style>
    <style:style style:name="T139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39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0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0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0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4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04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1405" style:parent-style-name="正文" style:family="paragraph">
      <style:paragraph-properties style:text-autospace="none" fo:margin-bottom="0in" fo:line-height="100%"/>
    </style:style>
    <style:style style:name="T140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0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11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141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1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41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15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141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417" style:parent-style-name="正文" style:family="paragraph">
      <style:paragraph-properties style:text-autospace="none" fo:margin-bottom="0in" fo:line-height="100%"/>
    </style:style>
    <style:style style:name="T141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2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2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2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2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42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425" style:parent-style-name="正文" style:family="paragraph">
      <style:paragraph-properties style:text-autospace="none" fo:margin-bottom="0in" fo:line-height="100%"/>
    </style:style>
    <style:style style:name="T142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2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2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2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430" style:parent-style-name="正文" style:family="paragraph">
      <style:paragraph-properties style:text-autospace="none" fo:margin-bottom="0in" fo:line-height="100%"/>
    </style:style>
    <style:style style:name="T143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3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434" style:parent-style-name="正文" style:family="paragraph">
      <style:paragraph-properties style:text-autospace="none" fo:margin-bottom="0in" fo:line-height="100%"/>
    </style:style>
    <style:style style:name="T14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3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3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43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40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1441" style:parent-style-name="正文" style:family="paragraph">
      <style:paragraph-properties style:text-autospace="none" fo:margin-bottom="0in" fo:line-height="100%"/>
    </style:style>
    <style:style style:name="T144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4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4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46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144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4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144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50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145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452" style:parent-style-name="正文" style:family="paragraph">
      <style:paragraph-properties style:text-autospace="none" fo:margin-bottom="0in" fo:line-height="100%"/>
    </style:style>
    <style:style style:name="T145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5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5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5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145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459" style:parent-style-name="正文" style:family="paragraph">
      <style:paragraph-properties style:text-autospace="none" fo:margin-bottom="0in" fo:line-height="100%"/>
    </style:style>
    <style:style style:name="T14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6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14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463" style:parent-style-name="正文" style:family="paragraph">
      <style:paragraph-properties style:text-autospace="none" fo:margin-bottom="0in" fo:line-height="100%"/>
    </style:style>
    <style:style style:name="T14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465" style:parent-style-name="正文" style:family="paragraph">
      <style:paragraph-properties style:text-autospace="none" fo:margin-bottom="0in" fo:line-height="100%"/>
    </style:style>
    <style:style style:name="T146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1467" style:parent-style-name="正文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style:language-asian="zh" style:country-asian="CN"/>
    </style:style>
    <style:style style:name="P1468" style:parent-style-name="正文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style:language-asian="zh" style:country-asian="CN"/>
    </style:style>
    <style:style style:name="P1469" style:parent-style-name="正文" style:family="paragraph">
      <style:text-properties style:font-name="Times New Roman" fo:font-size="12pt" style:font-size-asian="12pt" style:font-size-complex="12pt"/>
    </style:style>
    <style:style style:name="P1470" style:parent-style-name="正文" style:family="paragraph">
      <style:text-properties style:font-name="Times New Roman" fo:font-size="12pt" style:font-size-asian="12pt" style:font-size-complex="12pt"/>
    </style:style>
    <style:style style:name="P1471" style:parent-style-name="正文" style:family="paragraph">
      <style:text-properties style:font-name="Times New Roman" fo:font-size="12pt" style:font-size-asian="12pt" style:font-size-complex="12pt"/>
    </style:style>
    <style:style style:name="P1472" style:parent-style-name="正文" style:family="paragraph">
      <style:text-properties style:font-name="Times New Roman" fo:font-size="12pt" style:font-size-asian="12pt" style:font-size-complex="12pt"/>
    </style:style>
    <style:style style:name="P1473" style:parent-style-name="正文" style:family="paragraph">
      <style:text-properties style:font-name="Times New Roman" fo:font-size="12pt" style:font-size-asian="12pt" style:font-size-complex="12pt"/>
    </style:style>
    <style:style style:name="P1474" style:parent-style-name="正文" style:family="paragraph">
      <style:text-properties style:font-name="Times New Roman" fo:font-size="12pt" style:font-size-asian="12pt" style:font-size-complex="12pt"/>
    </style:style>
    <style:style style:name="P1475" style:parent-style-name="正文" style:family="paragraph">
      <style:text-properties style:font-name="Times New Roman" fo:font-size="12pt" style:font-size-asian="12pt" style:font-size-complex="12pt"/>
    </style:style>
    <style:style style:name="P1476" style:parent-style-name="正文" style:family="paragraph">
      <style:text-properties style:font-name="Times New Roman" fo:font-size="12pt" style:font-size-asian="12pt" style:font-size-complex="12pt"/>
    </style:style>
    <style:style style:name="P1477" style:parent-style-name="正文" style:family="paragraph">
      <style:text-properties style:font-name="Times New Roman" fo:font-size="12pt" style:font-size-asian="12pt" style:font-size-complex="12pt"/>
    </style:style>
    <style:style style:name="P1478" style:parent-style-name="正文" style:family="paragraph">
      <style:text-properties style:font-name="Times New Roman" fo:font-size="12pt" style:font-size-asian="12pt" style:font-size-complex="12pt"/>
    </style:style>
    <style:style style:name="P1479" style:parent-style-name="正文" style:family="paragraph">
      <style:text-properties style:font-name="Times New Roman" fo:font-size="12pt" style:font-size-asian="12pt" style:font-size-complex="12pt"/>
    </style:style>
    <style:style style:name="P1480" style:parent-style-name="正文" style:family="paragraph">
      <style:text-properties style:font-name="Times New Roman" fo:font-size="12pt" style:font-size-asian="12pt" style:font-size-complex="12pt"/>
    </style:style>
    <style:style style:name="P1481" style:parent-style-name="正文" style:family="paragraph">
      <style:text-properties style:font-name="Times New Roman" fo:font-size="12pt" style:font-size-asian="12pt" style:font-size-complex="12pt"/>
    </style:style>
    <style:style style:name="P1482" style:parent-style-name="正文" style:family="paragraph">
      <style:text-properties style:font-name="Times New Roman" fo:font-size="12pt" style:font-size-asian="12pt" style:font-size-complex="12pt"/>
    </style:style>
    <style:style style:name="P1483" style:parent-style-name="正文" style:family="paragraph">
      <style:text-properties style:font-name="Times New Roman" fo:font-size="12pt" style:font-size-asian="12pt" style:font-size-complex="12pt"/>
    </style:style>
    <style:style style:name="P1484" style:parent-style-name="正文" style:family="paragraph">
      <style:text-properties style:font-name="Times New Roman" fo:font-size="12pt" style:font-size-asian="12pt" style:font-size-complex="12pt"/>
    </style:style>
    <style:style style:name="P1485" style:parent-style-name="正文" style:family="paragraph">
      <style:text-properties style:font-name="Times New Roman" fo:font-size="12pt" style:font-size-asian="12pt" style:font-size-complex="12pt"/>
    </style:style>
    <style:style style:name="P1486" style:parent-style-name="正文" style:family="paragraph">
      <style:text-properties style:font-name="Times New Roman" fo:font-size="12pt" style:font-size-asian="12pt" style:font-size-complex="12pt"/>
    </style:style>
    <style:style style:name="P1487" style:parent-style-name="正文" style:family="paragraph">
      <style:text-properties style:font-name="Times New Roman" fo:font-size="12pt" style:font-size-asian="12pt" style:font-size-complex="12pt"/>
    </style:style>
    <style:style style:name="P1488" style:parent-style-name="正文" style:family="paragraph">
      <style:text-properties style:font-name="Times New Roman" fo:font-size="12pt" style:font-size-asian="12pt" style:font-size-complex="12pt"/>
    </style:style>
    <style:style style:name="P1489" style:parent-style-name="正文" style:family="paragraph">
      <style:text-properties style:font-name="Times New Roman" fo:font-size="12pt" style:font-size-asian="12pt" style:font-size-complex="12pt"/>
    </style:style>
    <style:style style:name="P1490" style:parent-style-name="正文" style:family="paragraph">
      <style:text-properties style:font-name="Times New Roman" fo:font-size="12pt" style:font-size-asian="12pt" style:font-size-complex="12pt"/>
    </style:style>
    <style:style style:name="P1491" style:parent-style-name="正文" style:family="paragraph">
      <style:text-properties style:font-name="Times New Roman" fo:font-size="12pt" style:font-size-asian="12pt" style:font-size-complex="12pt"/>
    </style:style>
    <style:style style:name="P1492" style:parent-style-name="正文" style:family="paragraph">
      <style:text-properties style:font-name="Times New Roman" fo:font-size="12pt" style:font-size-asian="12pt" style:font-size-complex="12pt"/>
    </style:style>
    <style:style style:name="P1493" style:parent-style-name="正文" style:family="paragraph">
      <style:text-properties style:font-name="Times New Roman" fo:font-size="12pt" style:font-size-asian="12pt" style:font-size-complex="12pt"/>
    </style:style>
    <style:style style:name="P1494" style:parent-style-name="正文" style:family="paragraph">
      <style:text-properties style:font-name="Times New Roman" fo:font-size="12pt" style:font-size-asian="12pt" style:font-size-complex="12pt"/>
    </style:style>
    <style:style style:name="P1495" style:parent-style-name="正文" style:family="paragraph">
      <style:text-properties style:font-name="Times New Roman" fo:font-size="12pt" style:font-size-asian="12pt" style:font-size-complex="12pt"/>
    </style:style>
    <style:style style:name="P1496" style:parent-style-name="正文" style:family="paragraph">
      <style:text-properties style:font-name="Times New Roman" fo:font-size="12pt" style:font-size-asian="12pt" style:font-size-complex="12pt"/>
    </style:style>
    <style:style style:name="P1497" style:parent-style-name="正文" style:family="paragraph">
      <style:text-properties style:font-name="Times New Roman" fo:font-size="12pt" style:font-size-asian="12pt" style:font-size-complex="12pt"/>
    </style:style>
    <style:style style:name="P1498" style:parent-style-name="正文" style:family="paragraph">
      <style:text-properties style:font-name="Times New Roman" fo:font-size="12pt" style:font-size-asian="12pt" style:font-size-complex="12pt"/>
    </style:style>
    <style:style style:name="P1499" style:parent-style-name="正文" style:family="paragraph">
      <style:text-properties style:font-name="Times New Roman" fo:font-size="12pt" style:font-size-asian="12pt" style:font-size-complex="12pt"/>
    </style:style>
    <style:style style:name="P1500" style:parent-style-name="正文" style:family="paragraph">
      <style:text-properties style:font-name="Times New Roman" fo:font-size="12pt" style:font-size-asian="12pt" style:font-size-complex="12pt"/>
    </style:style>
    <style:style style:name="P1501" style:parent-style-name="正文" style:family="paragraph">
      <style:text-properties style:font-name="Times New Roman" fo:font-size="12pt" style:font-size-asian="12pt" style:font-size-complex="12pt"/>
    </style:style>
    <style:style style:name="P1502" style:parent-style-name="正文" style:family="paragraph">
      <style:text-properties style:font-name="Times New Roman" fo:font-size="12pt" style:font-size-asian="12pt" style:font-size-complex="12pt"/>
    </style:style>
    <style:style style:name="P1503" style:parent-style-name="正文" style:family="paragraph">
      <style:text-properties style:font-name="Times New Roman" fo:font-size="12pt" style:font-size-asian="12pt" style:font-size-complex="12pt"/>
    </style:style>
    <style:style style:name="P1504" style:parent-style-name="正文" style:family="paragraph">
      <style:text-properties style:font-name="Times New Roman" fo:font-size="12pt" style:font-size-asian="12pt" style:font-size-complex="12pt"/>
    </style:style>
    <style:style style:name="P1505" style:parent-style-name="正文" style:family="paragraph">
      <style:text-properties style:font-name="Times New Roman" fo:font-size="12pt" style:font-size-asian="12pt" style:font-size-complex="12pt"/>
    </style:style>
    <style:style style:name="P1506" style:parent-style-name="正文" style:family="paragraph">
      <style:text-properties style:font-name="Times New Roman" fo:font-size="12pt" style:font-size-asian="12pt" style:font-size-complex="12pt"/>
    </style:style>
    <style:style style:name="P1507" style:parent-style-name="正文" style:family="paragraph">
      <style:text-properties style:font-name="Times New Roman" fo:font-size="12pt" style:font-size-asian="12pt" style:font-size-complex="12pt"/>
    </style:style>
    <style:style style:name="P1508" style:parent-style-name="正文" style:family="paragraph">
      <style:text-properties style:font-name="Times New Roman" fo:font-size="12pt" style:font-size-asian="12pt" style:font-size-complex="12pt"/>
    </style:style>
    <style:style style:name="P1509" style:parent-style-name="正文" style:family="paragraph">
      <style:text-properties style:font-name="Times New Roman" fo:font-size="12pt" style:font-size-asian="12pt" style:font-size-complex="12pt"/>
    </style:style>
    <style:style style:name="P1510" style:parent-style-name="正文" style:family="paragraph">
      <style:text-properties style:font-name="Times New Roman" fo:font-size="12pt" style:font-size-asian="12pt" style:font-size-complex="12pt"/>
    </style:style>
    <style:style style:name="P1511" style:parent-style-name="正文" style:family="paragraph">
      <style:text-properties style:font-name="Times New Roman" fo:font-size="12pt" style:font-size-asian="12pt" style:font-size-complex="12pt"/>
    </style:style>
    <style:style style:name="P1512" style:parent-style-name="正文" style:family="paragraph">
      <style:text-properties style:font-name="Times New Roman" fo:font-size="12pt" style:font-size-asian="12pt" style:font-size-complex="12pt"/>
    </style:style>
    <style:style style:name="P1513" style:parent-style-name="正文" style:family="paragraph">
      <style:text-properties style:font-name="Times New Roman" fo:font-size="12pt" style:font-size-asian="12pt" style:font-size-complex="12pt"/>
    </style:style>
    <style:style style:name="P1514" style:parent-style-name="正文" style:family="paragraph">
      <style:text-properties style:font-name="Times New Roman" fo:font-size="12pt" style:font-size-asian="12pt" style:font-size-complex="12pt"/>
    </style:style>
    <style:style style:name="P1515" style:parent-style-name="正文" style:family="paragraph">
      <style:text-properties style:font-name="Times New Roman" fo:font-size="12pt" style:font-size-asian="12pt" style:font-size-complex="12pt"/>
    </style:style>
    <style:style style:name="P1516" style:parent-style-name="正文" style:family="paragraph">
      <style:text-properties style:font-name="Times New Roman" fo:font-size="12pt" style:font-size-asian="12pt" style:font-size-complex="12pt"/>
    </style:style>
    <style:style style:name="P1517" style:parent-style-name="正文" style:family="paragraph">
      <style:text-properties style:font-name="Times New Roman" fo:font-size="12pt" style:font-size-asian="12pt" style:font-size-complex="12pt"/>
    </style:style>
    <style:style style:name="P1518" style:parent-style-name="正文" style:family="paragraph">
      <style:text-properties style:font-name="Times New Roman" fo:font-size="12pt" style:font-size-asian="12pt" style:font-size-complex="12pt"/>
    </style:style>
    <style:style style:name="P1519" style:parent-style-name="正文" style:family="paragraph">
      <style:text-properties style:font-name="Times New Roman" fo:font-size="12pt" style:font-size-asian="12pt" style:font-size-complex="12pt"/>
    </style:style>
    <style:style style:name="P1520" style:parent-style-name="正文" style:family="paragraph">
      <style:text-properties style:font-name="Times New Roman" fo:font-size="12pt" style:font-size-asian="12pt" style:font-size-complex="12pt"/>
    </style:style>
    <style:style style:name="P1521" style:parent-style-name="正文" style:family="paragraph">
      <style:text-properties style:font-name="Times New Roman" fo:font-size="12pt" style:font-size-asian="12pt" style:font-size-complex="12pt"/>
    </style:style>
    <style:style style:name="P1522" style:parent-style-name="正文" style:family="paragraph">
      <style:text-properties style:font-name="Times New Roman" fo:font-size="12pt" style:font-size-asian="12pt" style:font-size-complex="12pt"/>
    </style:style>
    <style:style style:name="P1523" style:parent-style-name="正文" style:family="paragraph">
      <style:text-properties style:font-name="Times New Roman" fo:font-size="12pt" style:font-size-asian="12pt" style:font-size-complex="12pt"/>
    </style:style>
    <style:style style:name="P1524" style:parent-style-name="正文" style:family="paragraph">
      <style:text-properties style:font-name="Times New Roman" fo:font-size="12pt" style:font-size-asian="12pt" style:font-size-complex="12pt"/>
    </style:style>
    <style:style style:name="P1525" style:parent-style-name="正文" style:family="paragraph">
      <style:text-properties style:font-name="Times New Roman" fo:font-size="12pt" style:font-size-asian="12pt" style:font-size-complex="12pt"/>
    </style:style>
    <style:style style:name="P1526" style:parent-style-name="正文" style:family="paragraph">
      <style:text-properties style:font-name="Times New Roman" fo:font-size="12pt" style:font-size-asian="12pt" style:font-size-complex="12pt"/>
    </style:style>
    <style:style style:name="P1527" style:parent-style-name="正文" style:family="paragraph">
      <style:text-properties style:font-name="Times New Roman" fo:font-size="12pt" style:font-size-asian="12pt" style:font-size-complex="12pt"/>
    </style:style>
    <style:style style:name="P1528" style:parent-style-name="正文" style:family="paragraph">
      <style:text-properties style:font-name="Times New Roman" fo:font-size="12pt" style:font-size-asian="12pt" style:font-size-complex="12pt"/>
    </style:style>
    <style:style style:name="P1529" style:parent-style-name="正文" style:family="paragraph">
      <style:text-properties style:font-name="Times New Roman" fo:font-size="12pt" style:font-size-asian="12pt" style:font-size-complex="12pt"/>
    </style:style>
    <style:style style:name="P1530" style:parent-style-name="正文" style:family="paragraph">
      <style:text-properties style:font-name="Times New Roman" fo:font-size="12pt" style:font-size-asian="12pt" style:font-size-complex="12pt"/>
    </style:style>
    <style:style style:name="P1531" style:parent-style-name="正文" style:family="paragraph">
      <style:text-properties style:font-name="Times New Roman" fo:font-size="12pt" style:font-size-asian="12pt" style:font-size-complex="12pt"/>
    </style:style>
    <style:style style:name="P1532" style:parent-style-name="正文" style:family="paragraph">
      <style:text-properties style:font-name="Times New Roman" fo:font-size="12pt" style:font-size-asian="12pt" style:font-size-complex="12pt"/>
    </style:style>
    <style:style style:name="P1533" style:parent-style-name="正文" style:family="paragraph">
      <style:text-properties style:font-name="Times New Roman" fo:font-size="12pt" style:font-size-asian="12pt" style:font-size-complex="12pt"/>
    </style:style>
    <style:style style:name="P1534" style:parent-style-name="正文" style:family="paragraph">
      <style:text-properties style:font-name="Times New Roman" fo:font-size="12pt" style:font-size-asian="12pt" style:font-size-complex="12pt"/>
    </style:style>
    <style:style style:name="P1535" style:parent-style-name="正文" style:family="paragraph">
      <style:text-properties style:font-name="Times New Roman" fo:font-size="12pt" style:font-size-asian="12pt" style:font-size-complex="12pt"/>
    </style:style>
    <style:style style:name="P1536" style:parent-style-name="正文" style:family="paragraph">
      <style:text-properties style:font-name="Times New Roman" fo:font-size="12pt" style:font-size-asian="12pt" style:font-size-complex="12pt"/>
    </style:style>
    <style:style style:name="P1537" style:parent-style-name="正文" style:family="paragraph">
      <style:text-properties style:font-name="Times New Roman" fo:font-size="12pt" style:font-size-asian="12pt" style:font-size-complex="12pt"/>
    </style:style>
    <style:style style:name="P1538" style:parent-style-name="正文" style:family="paragraph">
      <style:text-properties style:font-name="Times New Roman" fo:font-size="12pt" style:font-size-asian="12pt" style:font-size-complex="12pt"/>
    </style:style>
    <style:style style:name="P1539" style:parent-style-name="正文" style:family="paragraph">
      <style:text-properties style:font-name="Times New Roman" fo:font-size="12pt" style:font-size-asian="12pt" style:font-size-complex="12pt"/>
    </style:style>
    <style:style style:name="P1540" style:parent-style-name="正文" style:family="paragraph">
      <style:text-properties style:font-name="Times New Roman" fo:font-size="12pt" style:font-size-asian="12pt" style:font-size-complex="12pt"/>
    </style:style>
    <style:style style:name="P1541" style:parent-style-name="正文" style:family="paragraph">
      <style:text-properties style:font-name="Times New Roman" fo:font-size="12pt" style:font-size-asian="12pt" style:font-size-complex="12pt"/>
    </style:style>
    <style:style style:name="P1542" style:parent-style-name="正文" style:family="paragraph">
      <style:text-properties style:font-name="Times New Roman" fo:font-size="12pt" style:font-size-asian="12pt" style:font-size-complex="12pt"/>
    </style:style>
    <style:style style:name="P1543" style:parent-style-name="正文" style:family="paragraph">
      <style:text-properties style:font-name="Times New Roman" fo:font-size="12pt" style:font-size-asian="12pt" style:font-size-complex="12pt"/>
    </style:style>
    <style:style style:name="P1544" style:parent-style-name="正文" style:family="paragraph">
      <style:text-properties style:font-name="Times New Roman" fo:font-size="12pt" style:font-size-asian="12pt" style:font-size-complex="12pt"/>
    </style:style>
    <style:style style:name="P1545" style:parent-style-name="正文" style:family="paragraph">
      <style:text-properties style:font-name="Times New Roman" fo:font-size="12pt" style:font-size-asian="12pt" style:font-size-complex="12pt"/>
    </style:style>
    <style:style style:name="P1546" style:parent-style-name="正文" style:family="paragraph">
      <style:text-properties style:font-name="Times New Roman" fo:font-size="12pt" style:font-size-asian="12pt" style:font-size-complex="12pt"/>
    </style:style>
    <style:style style:name="P1547" style:parent-style-name="正文" style:family="paragraph">
      <style:text-properties style:font-name="Times New Roman" fo:font-size="12pt" style:font-size-asian="12pt" style:font-size-complex="12pt"/>
    </style:style>
    <style:style style:name="P1548" style:parent-style-name="正文" style:family="paragraph">
      <style:text-properties style:font-name="Times New Roman" fo:font-size="12pt" style:font-size-asian="12pt" style:font-size-complex="12pt"/>
    </style:style>
    <style:style style:name="P1549" style:parent-style-name="正文" style:family="paragraph">
      <style:text-properties style:font-name="Times New Roman" fo:font-size="12pt" style:font-size-asian="12pt" style:font-size-complex="12pt"/>
    </style:style>
    <style:style style:name="P1550" style:parent-style-name="正文" style:family="paragraph">
      <style:text-properties style:font-name="Times New Roman" fo:font-size="12pt" style:font-size-asian="12pt" style:font-size-complex="12pt"/>
    </style:style>
    <style:style style:name="P1551" style:parent-style-name="正文" style:family="paragraph">
      <style:text-properties style:font-name="Times New Roman" fo:font-size="12pt" style:font-size-asian="12pt" style:font-size-complex="12pt"/>
    </style:style>
    <style:style style:name="P1552" style:parent-style-name="正文" style:family="paragraph">
      <style:text-properties style:font-name="Times New Roman" fo:font-size="12pt" style:font-size-asian="12pt" style:font-size-complex="12pt"/>
    </style:style>
    <style:style style:name="P1553" style:parent-style-name="正文" style:family="paragraph">
      <style:text-properties style:font-name="Times New Roman" fo:font-size="12pt" style:font-size-asian="12pt" style:font-size-complex="12pt"/>
    </style:style>
    <style:style style:name="P1554" style:parent-style-name="正文" style:family="paragraph">
      <style:text-properties style:font-name="Times New Roman" fo:font-size="12pt" style:font-size-asian="12pt" style:font-size-complex="12pt"/>
    </style:style>
    <style:style style:name="P1555" style:parent-style-name="正文" style:family="paragraph">
      <style:text-properties style:font-name="Times New Roman" fo:font-size="12pt" style:font-size-asian="12pt" style:font-size-complex="12pt"/>
    </style:style>
    <style:style style:name="P1556" style:parent-style-name="正文" style:family="paragraph">
      <style:text-properties style:font-name="Times New Roman" fo:font-size="12pt" style:font-size-asian="12pt" style:font-size-complex="12pt"/>
    </style:style>
    <style:style style:name="P1557" style:parent-style-name="正文" style:family="paragraph">
      <style:text-properties style:font-name="Times New Roman" fo:font-size="12pt" style:font-size-asian="12pt" style:font-size-complex="12pt"/>
    </style:style>
    <style:style style:name="P1558" style:parent-style-name="正文" style:family="paragraph">
      <style:text-properties style:font-name="Times New Roman" fo:font-size="12pt" style:font-size-asian="12pt" style:font-size-complex="12pt"/>
    </style:style>
    <style:style style:name="P1559" style:parent-style-name="正文" style:family="paragraph">
      <style:text-properties style:font-name="Times New Roman" fo:font-size="12pt" style:font-size-asian="12pt" style:font-size-complex="12pt"/>
    </style:style>
    <style:style style:name="P1560" style:parent-style-name="正文" style:family="paragraph">
      <style:text-properties style:font-name="Times New Roman" fo:font-size="12pt" style:font-size-asian="12pt" style:font-size-complex="12pt"/>
    </style:style>
    <style:style style:name="P1561" style:parent-style-name="正文" style:family="paragraph">
      <style:text-properties style:font-name="Times New Roman" fo:font-size="12pt" style:font-size-asian="12pt" style:font-size-complex="12pt"/>
    </style:style>
    <style:style style:name="P1562" style:parent-style-name="正文" style:family="paragraph">
      <style:text-properties style:font-name="Times New Roman" fo:font-size="12pt" style:font-size-asian="12pt" style:font-size-complex="12pt"/>
    </style:style>
    <style:style style:name="P1563" style:parent-style-name="正文" style:family="paragraph">
      <style:text-properties style:font-name="Times New Roman" fo:font-size="12pt" style:font-size-asian="12pt" style:font-size-complex="12pt"/>
    </style:style>
    <style:style style:name="P1564" style:parent-style-name="正文" style:family="paragraph">
      <style:text-properties style:font-name="Times New Roman" fo:font-size="12pt" style:font-size-asian="12pt" style:font-size-complex="12pt"/>
    </style:style>
    <style:style style:name="P1565" style:parent-style-name="正文" style:family="paragraph">
      <style:text-properties style:font-name="Times New Roman" fo:font-size="12pt" style:font-size-asian="12pt" style:font-size-complex="12pt"/>
    </style:style>
    <style:style style:name="P1566" style:parent-style-name="正文" style:family="paragraph">
      <style:text-properties style:font-name="Times New Roman" fo:font-size="12pt" style:font-size-asian="12pt" style:font-size-complex="12pt"/>
    </style:style>
    <style:style style:name="P1567" style:parent-style-name="正文" style:family="paragraph">
      <style:text-properties style:font-name="Times New Roman" fo:font-size="12pt" style:font-size-asian="12pt" style:font-size-complex="12pt"/>
    </style:style>
    <style:style style:name="P1568" style:parent-style-name="正文" style:family="paragraph">
      <style:text-properties style:font-name="Times New Roman" fo:font-size="12pt" style:font-size-asian="12pt" style:font-size-complex="12pt"/>
    </style:style>
    <style:style style:name="P1569" style:parent-style-name="正文" style:family="paragraph">
      <style:text-properties style:font-name="Times New Roman" fo:font-size="12pt" style:font-size-asian="12pt" style:font-size-complex="12pt"/>
    </style:style>
    <style:style style:name="P1570" style:parent-style-name="正文" style:family="paragraph">
      <style:text-properties style:font-name="Times New Roman" fo:font-size="12pt" style:font-size-asian="12pt" style:font-size-complex="12pt"/>
    </style:style>
    <style:style style:name="P1571" style:parent-style-name="正文" style:family="paragraph">
      <style:text-properties style:font-name="Times New Roman" fo:font-size="12pt" style:font-size-asian="12pt" style:font-size-complex="12pt"/>
    </style:style>
    <style:style style:name="P1572" style:parent-style-name="正文" style:family="paragraph">
      <style:text-properties style:font-name="Times New Roman" fo:font-size="12pt" style:font-size-asian="12pt" style:font-size-complex="12pt"/>
    </style:style>
    <style:style style:name="P1573" style:parent-style-name="正文" style:family="paragraph">
      <style:text-properties style:font-name="Times New Roman" fo:font-size="12pt" style:font-size-asian="12pt" style:font-size-complex="12pt"/>
    </style:style>
    <style:style style:name="P1574" style:parent-style-name="正文" style:family="paragraph">
      <style:text-properties style:font-name="Times New Roman" fo:font-size="12pt" style:font-size-asian="12pt" style:font-size-complex="12pt"/>
    </style:style>
    <style:style style:name="P1575" style:parent-style-name="正文" style:family="paragraph">
      <style:text-properties style:font-name="Times New Roman" fo:font-size="12pt" style:font-size-asian="12pt" style:font-size-complex="12pt"/>
    </style:style>
    <style:style style:name="P1576" style:parent-style-name="正文" style:family="paragraph">
      <style:text-properties style:font-name="Times New Roman" fo:font-size="12pt" style:font-size-asian="12pt" style:font-size-complex="12pt"/>
    </style:style>
    <style:style style:name="P1577" style:parent-style-name="正文" style:family="paragraph">
      <style:text-properties style:font-name="Times New Roman" fo:font-size="12pt" style:font-size-asian="12pt" style:font-size-complex="12pt"/>
    </style:style>
    <style:style style:name="P1578" style:parent-style-name="正文" style:family="paragraph">
      <style:text-properties style:font-name="Times New Roman" fo:font-size="12pt" style:font-size-asian="12pt" style:font-size-complex="12pt"/>
    </style:style>
    <style:style style:name="P1579" style:parent-style-name="正文" style:family="paragraph">
      <style:text-properties style:font-name="Times New Roman" fo:font-size="12pt" style:font-size-asian="12pt" style:font-size-complex="12pt"/>
    </style:style>
    <style:style style:name="P1580" style:parent-style-name="正文" style:family="paragraph">
      <style:text-properties style:font-name="Times New Roman" fo:font-size="12pt" style:font-size-asian="12pt" style:font-size-complex="12pt"/>
    </style:style>
    <style:style style:name="P1581" style:parent-style-name="正文" style:family="paragraph">
      <style:text-properties style:font-name="Times New Roman" fo:font-size="12pt" style:font-size-asian="12pt" style:font-size-complex="12pt"/>
    </style:style>
    <style:style style:name="P1582" style:parent-style-name="正文" style:family="paragraph">
      <style:text-properties style:font-name="Times New Roman" fo:font-size="12pt" style:font-size-asian="12pt" style:font-size-complex="12pt"/>
    </style:style>
    <style:style style:name="P1583" style:parent-style-name="正文" style:family="paragraph">
      <style:text-properties style:font-name="Times New Roman" fo:font-size="12pt" style:font-size-asian="12pt" style:font-size-complex="12pt"/>
    </style:style>
    <style:style style:name="P1584" style:parent-style-name="正文" style:family="paragraph">
      <style:text-properties style:font-name="Times New Roman" fo:font-size="12pt" style:font-size-asian="12pt" style:font-size-complex="12pt"/>
    </style:style>
    <style:style style:name="P1585" style:parent-style-name="正文" style:family="paragraph">
      <style:text-properties style:font-name="Times New Roman" fo:font-size="12pt" style:font-size-asian="12pt" style:font-size-complex="12pt"/>
    </style:style>
    <style:style style:name="P1586" style:parent-style-name="正文" style:family="paragraph">
      <style:text-properties style:font-name="Times New Roman" fo:font-size="12pt" style:font-size-asian="12pt" style:font-size-complex="12pt"/>
    </style:style>
    <style:style style:name="P1587" style:parent-style-name="正文" style:family="paragraph">
      <style:text-properties style:font-name="Times New Roman" fo:font-size="12pt" style:font-size-asian="12pt" style:font-size-complex="12pt"/>
    </style:style>
    <style:style style:name="P1588" style:parent-style-name="正文" style:family="paragraph">
      <style:text-properties style:font-name="Times New Roman" fo:font-size="12pt" style:font-size-asian="12pt" style:font-size-complex="12pt"/>
    </style:style>
    <style:style style:name="P1589" style:parent-style-name="正文" style:family="paragraph">
      <style:text-properties style:font-name="Times New Roman" fo:font-size="12pt" style:font-size-asian="12pt" style:font-size-complex="12pt"/>
    </style:style>
    <style:style style:name="P1590" style:parent-style-name="正文" style:family="paragraph">
      <style:text-properties style:font-name="Times New Roman" fo:font-size="12pt" style:font-size-asian="12pt" style:font-size-complex="12pt"/>
    </style:style>
    <style:style style:name="P1591" style:parent-style-name="正文" style:family="paragraph">
      <style:text-properties style:font-name="Times New Roman" fo:font-size="12pt" style:font-size-asian="12pt" style:font-size-complex="12pt"/>
    </style:style>
    <style:style style:name="P1592" style:parent-style-name="正文" style:family="paragraph">
      <style:text-properties style:font-name="Times New Roman" fo:font-size="12pt" style:font-size-asian="12pt" style:font-size-complex="12pt"/>
    </style:style>
    <style:style style:name="P1593" style:parent-style-name="正文" style:family="paragraph">
      <style:text-properties style:font-name="Times New Roman" fo:font-size="12pt" style:font-size-asian="12pt" style:font-size-complex="12pt"/>
    </style:style>
    <style:style style:name="P1594" style:parent-style-name="正文" style:family="paragraph">
      <style:text-properties style:font-name="Times New Roman" fo:font-size="12pt" style:font-size-asian="12pt" style:font-size-complex="12pt"/>
    </style:style>
    <style:style style:name="P1595" style:parent-style-name="正文" style:family="paragraph">
      <style:text-properties style:font-name="Times New Roman" fo:font-size="12pt" style:font-size-asian="12pt" style:font-size-complex="12pt"/>
    </style:style>
    <style:style style:name="P1596" style:parent-style-name="正文" style:family="paragraph">
      <style:text-properties style:font-name="Times New Roman" fo:font-size="12pt" style:font-size-asian="12pt" style:font-size-complex="12pt"/>
    </style:style>
    <style:style style:name="P1597" style:parent-style-name="正文" style:family="paragraph">
      <style:text-properties style:font-name="Times New Roman" fo:font-size="12pt" style:font-size-asian="12pt" style:font-size-complex="12pt"/>
    </style:style>
    <style:style style:name="P1598" style:parent-style-name="正文" style:family="paragraph">
      <style:text-properties style:font-name="Times New Roman" fo:font-size="12pt" style:font-size-asian="12pt" style:font-size-complex="12pt"/>
    </style:style>
    <style:style style:name="P1599" style:parent-style-name="正文" style:family="paragraph">
      <style:text-properties style:font-name="Times New Roman" fo:font-size="12pt" style:font-size-asian="12pt" style:font-size-complex="12pt"/>
    </style:style>
    <style:style style:name="P1600" style:parent-style-name="正文" style:family="paragraph">
      <style:text-properties style:font-name="Times New Roman" fo:font-size="12pt" style:font-size-asian="12pt" style:font-size-complex="12pt"/>
    </style:style>
    <style:style style:name="P1601" style:parent-style-name="正文" style:family="paragraph">
      <style:text-properties style:font-name="Times New Roman" fo:font-size="12pt" style:font-size-asian="12pt" style:font-size-complex="12pt"/>
    </style:style>
    <style:style style:name="P1602" style:parent-style-name="正文" style:family="paragraph">
      <style:text-properties style:font-name="Times New Roman" fo:font-size="12pt" style:font-size-asian="12pt" style:font-size-complex="12pt"/>
    </style:style>
    <style:style style:name="P1603" style:parent-style-name="正文" style:family="paragraph">
      <style:text-properties style:font-name="Times New Roman" fo:font-size="12pt" style:font-size-asian="12pt" style:font-size-complex="12pt"/>
    </style:style>
    <style:style style:name="P1604" style:parent-style-name="正文" style:family="paragraph">
      <style:text-properties style:font-name="Times New Roman" fo:font-size="12pt" style:font-size-asian="12pt" style:font-size-complex="12pt"/>
    </style:style>
    <style:style style:name="P1605" style:parent-style-name="正文" style:family="paragraph">
      <style:text-properties style:font-name="Times New Roman" fo:font-size="12pt" style:font-size-asian="12pt" style:font-size-complex="12pt"/>
    </style:style>
    <style:style style:name="P1606" style:parent-style-name="正文" style:family="paragraph">
      <style:text-properties style:font-name="Times New Roman" fo:font-size="12pt" style:font-size-asian="12pt" style:font-size-complex="12pt"/>
    </style:style>
    <style:style style:name="P1607" style:parent-style-name="正文" style:family="paragraph">
      <style:text-properties style:font-name="Times New Roman" fo:font-size="12pt" style:font-size-asian="12pt" style:font-size-complex="12pt"/>
    </style:style>
    <style:style style:name="P1608" style:parent-style-name="正文" style:family="paragraph">
      <style:text-properties style:font-name="Times New Roman" fo:font-size="12pt" style:font-size-asian="12pt" style:font-size-complex="12pt"/>
    </style:style>
    <style:style style:name="P1609" style:parent-style-name="正文" style:family="paragraph">
      <style:text-properties style:font-name="Times New Roman" fo:font-size="12pt" style:font-size-asian="12pt" style:font-size-complex="12pt"/>
    </style:style>
    <style:style style:name="P1610" style:parent-style-name="正文" style:family="paragraph">
      <style:text-properties style:font-name="Times New Roman" fo:font-size="12pt" style:font-size-asian="12pt" style:font-size-complex="12pt"/>
    </style:style>
    <style:style style:name="P1611" style:parent-style-name="正文" style:family="paragraph">
      <style:text-properties style:font-name="Times New Roman" fo:font-size="12pt" style:font-size-asian="12pt" style:font-size-complex="12pt"/>
    </style:style>
    <style:style style:name="P1612" style:parent-style-name="正文" style:family="paragraph">
      <style:text-properties style:font-name="Times New Roman" fo:font-size="12pt" style:font-size-asian="12pt" style:font-size-complex="12pt"/>
    </style:style>
    <style:style style:name="P1613" style:parent-style-name="正文" style:family="paragraph">
      <style:text-properties style:font-name="Times New Roman" fo:font-size="12pt" style:font-size-asian="12pt" style:font-size-complex="12pt"/>
    </style:style>
    <style:style style:name="P1614" style:parent-style-name="正文" style:family="paragraph">
      <style:text-properties style:font-name="Times New Roman" fo:font-size="12pt" style:font-size-asian="12pt" style:font-size-complex="12pt"/>
    </style:style>
    <style:style style:name="P1615" style:parent-style-name="正文" style:family="paragraph">
      <style:text-properties style:font-name="Times New Roman" fo:font-size="12pt" style:font-size-asian="12pt" style:font-size-complex="12pt"/>
    </style:style>
    <style:style style:name="P1616" style:parent-style-name="正文" style:family="paragraph">
      <style:text-properties style:font-name="Times New Roman" fo:font-size="12pt" style:font-size-asian="12pt" style:font-size-complex="12pt"/>
    </style:style>
    <style:style style:name="P1617" style:parent-style-name="正文" style:family="paragraph">
      <style:text-properties style:font-name="Times New Roman" fo:font-size="12pt" style:font-size-asian="12pt" style:font-size-complex="12pt"/>
    </style:style>
    <style:style style:name="P1618" style:parent-style-name="正文" style:family="paragraph">
      <style:text-properties style:font-name="Times New Roman" fo:font-size="12pt" style:font-size-asian="12pt" style:font-size-complex="12pt"/>
    </style:style>
    <style:style style:name="P1619" style:parent-style-name="正文" style:family="paragraph">
      <style:text-properties style:font-name="Times New Roman" fo:font-size="12pt" style:font-size-asian="12pt" style:font-size-complex="12pt"/>
    </style:style>
    <style:style style:name="P1620" style:parent-style-name="正文" style:family="paragraph">
      <style:text-properties style:font-name="Times New Roman" fo:font-size="12pt" style:font-size-asian="12pt" style:font-size-complex="12pt"/>
    </style:style>
    <style:style style:name="P1621" style:parent-style-name="正文" style:family="paragraph">
      <style:text-properties style:font-name="Times New Roman" fo:font-size="12pt" style:font-size-asian="12pt" style:font-size-complex="12pt"/>
    </style:style>
    <style:style style:name="P1622" style:parent-style-name="正文" style:family="paragraph">
      <style:text-properties style:font-name="Times New Roman" fo:font-size="12pt" style:font-size-asian="12pt" style:font-size-complex="12pt"/>
    </style:style>
    <style:style style:name="P1623" style:parent-style-name="正文" style:family="paragraph">
      <style:text-properties style:font-name="Times New Roman" fo:font-size="12pt" style:font-size-asian="12pt" style:font-size-complex="12pt"/>
    </style:style>
    <style:style style:name="P1624" style:parent-style-name="正文" style:family="paragraph">
      <style:text-properties style:font-name="Times New Roman" fo:font-size="12pt" style:font-size-asian="12pt" style:font-size-complex="12pt"/>
    </style:style>
    <style:style style:name="P1625" style:parent-style-name="正文" style:family="paragraph">
      <style:text-properties style:font-name="Times New Roman" fo:font-size="12pt" style:font-size-asian="12pt" style:font-size-complex="12pt"/>
    </style:style>
    <style:style style:name="P1626" style:parent-style-name="正文" style:family="paragraph">
      <style:text-properties style:font-name="Times New Roman" fo:font-size="12pt" style:font-size-asian="12pt" style:font-size-complex="12pt"/>
    </style:style>
    <style:style style:name="P1627" style:parent-style-name="正文" style:family="paragraph">
      <style:text-properties style:font-name="Times New Roman" fo:font-size="12pt" style:font-size-asian="12pt" style:font-size-complex="12pt"/>
    </style:style>
    <style:style style:name="P1628" style:parent-style-name="正文" style:family="paragraph">
      <style:text-properties style:font-name="Times New Roman" fo:font-size="12pt" style:font-size-asian="12pt" style:font-size-complex="12pt"/>
    </style:style>
    <style:style style:name="P1629" style:parent-style-name="正文" style:family="paragraph">
      <style:text-properties style:font-name="Times New Roman" fo:font-size="12pt" style:font-size-asian="12pt" style:font-size-complex="12pt"/>
    </style:style>
    <style:style style:name="P1630" style:parent-style-name="正文" style:family="paragraph">
      <style:text-properties style:font-name="Times New Roman" fo:font-size="12pt" style:font-size-asian="12pt" style:font-size-complex="12pt"/>
    </style:style>
    <style:style style:name="P1631" style:parent-style-name="正文" style:family="paragraph">
      <style:text-properties style:font-name="Times New Roman" fo:font-size="12pt" style:font-size-asian="12pt" style:font-size-complex="12pt"/>
    </style:style>
    <style:style style:name="P1632" style:parent-style-name="正文" style:family="paragraph">
      <style:text-properties style:font-name="Times New Roman" fo:font-size="12pt" style:font-size-asian="12pt" style:font-size-complex="12pt"/>
    </style:style>
    <style:style style:name="P1633" style:parent-style-name="正文" style:family="paragraph">
      <style:text-properties style:font-name="Times New Roman" fo:font-size="12pt" style:font-size-asian="12pt" style:font-size-complex="12pt"/>
    </style:style>
    <style:style style:name="P1634" style:parent-style-name="正文" style:family="paragraph">
      <style:text-properties style:font-name="Times New Roman" fo:font-size="12pt" style:font-size-asian="12pt" style:font-size-complex="12pt"/>
    </style:style>
    <style:style style:name="P1635" style:parent-style-name="正文" style:family="paragraph">
      <style:text-properties style:font-name="Times New Roman" fo:font-size="12pt" style:font-size-asian="12pt" style:font-size-complex="12pt"/>
    </style:style>
    <style:style style:name="P1636" style:parent-style-name="正文" style:family="paragraph">
      <style:text-properties style:font-name="Times New Roman" fo:font-size="12pt" style:font-size-asian="12pt" style:font-size-complex="12pt"/>
    </style:style>
    <style:style style:name="P1637" style:parent-style-name="正文" style:family="paragraph">
      <style:text-properties style:font-name="Times New Roman" fo:font-size="12pt" style:font-size-asian="12pt" style:font-size-complex="12pt"/>
    </style:style>
    <style:style style:name="P1638" style:parent-style-name="正文" style:family="paragraph">
      <style:text-properties style:font-name="Times New Roman" fo:font-size="12pt" style:font-size-asian="12pt" style:font-size-complex="12pt"/>
    </style:style>
    <style:style style:name="P1639" style:parent-style-name="正文" style:family="paragraph">
      <style:text-properties style:font-name="Times New Roman" fo:font-size="12pt" style:font-size-asian="12pt" style:font-size-complex="12pt"/>
    </style:style>
    <style:style style:name="P1640" style:parent-style-name="正文" style:family="paragraph">
      <style:text-properties style:font-name="Times New Roman" fo:font-size="12pt" style:font-size-asian="12pt" style:font-size-complex="12pt"/>
    </style:style>
    <style:style style:name="P1641" style:parent-style-name="正文" style:family="paragraph">
      <style:text-properties style:font-name="Times New Roman" fo:font-size="12pt" style:font-size-asian="12pt" style:font-size-complex="12pt"/>
    </style:style>
    <style:style style:name="P1642" style:parent-style-name="正文" style:family="paragraph">
      <style:text-properties style:font-name="Times New Roman" fo:font-size="12pt" style:font-size-asian="12pt" style:font-size-complex="12pt"/>
    </style:style>
    <style:style style:name="P1643" style:parent-style-name="正文" style:family="paragraph">
      <style:text-properties style:font-name="Times New Roman" fo:font-size="12pt" style:font-size-asian="12pt" style:font-size-complex="12pt"/>
    </style:style>
    <style:style style:name="P1644" style:parent-style-name="正文" style:family="paragraph">
      <style:text-properties style:font-name="Times New Roman" fo:font-size="12pt" style:font-size-asian="12pt" style:font-size-complex="12pt"/>
    </style:style>
    <style:style style:name="P1645" style:parent-style-name="正文" style:family="paragraph">
      <style:text-properties style:font-name="Times New Roman" fo:font-size="12pt" style:font-size-asian="12pt" style:font-size-complex="12pt"/>
    </style:style>
    <style:style style:name="P1646" style:parent-style-name="正文" style:family="paragraph">
      <style:text-properties style:font-name="Times New Roman" fo:font-size="12pt" style:font-size-asian="12pt" style:font-size-complex="12pt"/>
    </style:style>
    <style:style style:name="P1647" style:parent-style-name="正文" style:family="paragraph">
      <style:text-properties style:font-name="Times New Roman" fo:font-size="12pt" style:font-size-asian="12pt" style:font-size-complex="12pt"/>
    </style:style>
    <style:style style:name="P1648" style:parent-style-name="正文" style:family="paragraph">
      <style:text-properties style:font-name="Times New Roman" fo:font-size="12pt" style:font-size-asian="12pt" style:font-size-complex="12pt"/>
    </style:style>
    <style:style style:name="P1649" style:parent-style-name="正文" style:family="paragraph">
      <style:text-properties style:font-name="Times New Roman" fo:font-size="12pt" style:font-size-asian="12pt" style:font-size-complex="12pt"/>
    </style:style>
    <style:style style:name="P1650" style:parent-style-name="正文" style:family="paragraph">
      <style:text-properties style:font-name="Times New Roman" fo:font-size="12pt" style:font-size-asian="12pt" style:font-size-complex="12pt"/>
    </style:style>
    <style:style style:name="P1651" style:parent-style-name="正文" style:family="paragraph">
      <style:text-properties style:font-name="Times New Roman" fo:font-size="12pt" style:font-size-asian="12pt" style:font-size-complex="12pt"/>
    </style:style>
    <style:style style:name="P1652" style:parent-style-name="正文" style:family="paragraph">
      <style:text-properties style:font-name="Times New Roman" fo:font-size="12pt" style:font-size-asian="12pt" style:font-size-complex="12pt"/>
    </style:style>
    <style:style style:name="P1653" style:parent-style-name="正文" style:family="paragraph">
      <style:text-properties style:font-name="Times New Roman" fo:font-size="12pt" style:font-size-asian="12pt" style:font-size-complex="12pt"/>
    </style:style>
    <style:style style:name="P1654" style:parent-style-name="正文" style:family="paragraph">
      <style:text-properties style:font-name="Times New Roman" fo:font-size="12pt" style:font-size-asian="12pt" style:font-size-complex="12pt"/>
    </style:style>
    <style:style style:name="P1655" style:parent-style-name="正文" style:family="paragraph">
      <style:text-properties style:font-name="Times New Roman" fo:font-size="12pt" style:font-size-asian="12pt" style:font-size-complex="12pt"/>
    </style:style>
    <style:style style:name="P1656" style:parent-style-name="正文" style:family="paragraph">
      <style:text-properties style:font-name="Times New Roman" fo:font-size="12pt" style:font-size-asian="12pt" style:font-size-complex="12pt"/>
    </style:style>
    <style:style style:name="P1657" style:parent-style-name="正文" style:family="paragraph">
      <style:text-properties style:font-name="Times New Roman" fo:font-size="12pt" style:font-size-asian="12pt" style:font-size-complex="12pt"/>
    </style:style>
    <style:style style:name="P1658" style:parent-style-name="正文" style:family="paragraph">
      <style:text-properties style:font-name="Times New Roman" fo:font-size="12pt" style:font-size-asian="12pt" style:font-size-complex="12pt"/>
    </style:style>
    <style:style style:name="P1659" style:parent-style-name="正文" style:family="paragraph">
      <style:text-properties style:font-name="Times New Roman" fo:font-size="12pt" style:font-size-asian="12pt" style:font-size-complex="12pt"/>
    </style:style>
    <style:style style:name="P1660" style:parent-style-name="正文" style:family="paragraph">
      <style:text-properties style:font-name="Times New Roman" fo:font-size="12pt" style:font-size-asian="12pt" style:font-size-complex="12pt"/>
    </style:style>
    <style:style style:name="P1661" style:parent-style-name="正文" style:family="paragraph">
      <style:text-properties style:font-name="Times New Roman" fo:font-size="12pt" style:font-size-asian="12pt" style:font-size-complex="12pt"/>
    </style:style>
    <style:style style:name="P1662" style:parent-style-name="正文" style:family="paragraph">
      <style:text-properties style:font-name="Times New Roman" fo:font-size="12pt" style:font-size-asian="12pt" style:font-size-complex="12pt"/>
    </style:style>
    <style:style style:name="P1663" style:parent-style-name="正文" style:family="paragraph">
      <style:text-properties style:font-name="Times New Roman" fo:font-size="12pt" style:font-size-asian="12pt" style:font-size-complex="12pt"/>
    </style:style>
    <style:style style:name="P1664" style:parent-style-name="正文" style:family="paragraph">
      <style:text-properties style:font-name="Times New Roman" fo:font-size="12pt" style:font-size-asian="12pt" style:font-size-complex="12pt"/>
    </style:style>
    <style:style style:name="P1665" style:parent-style-name="正文" style:family="paragraph">
      <style:text-properties style:font-name="Times New Roman" fo:font-size="12pt" style:font-size-asian="12pt" style:font-size-complex="12pt"/>
    </style:style>
    <style:style style:name="P1666" style:parent-style-name="正文" style:family="paragraph">
      <style:text-properties style:font-name="Times New Roman" fo:font-size="12pt" style:font-size-asian="12pt" style:font-size-complex="12pt"/>
    </style:style>
    <style:style style:name="P1667" style:parent-style-name="正文" style:family="paragraph">
      <style:text-properties style:font-name="Times New Roman" fo:font-size="12pt" style:font-size-asian="12pt" style:font-size-complex="12pt"/>
    </style:style>
    <style:style style:name="P1668" style:parent-style-name="正文" style:family="paragraph">
      <style:text-properties style:font-name="Times New Roman" fo:font-size="12pt" style:font-size-asian="12pt" style:font-size-complex="12pt"/>
    </style:style>
    <style:style style:name="P1669" style:parent-style-name="正文" style:family="paragraph">
      <style:text-properties style:font-name="Times New Roman" fo:font-size="12pt" style:font-size-asian="12pt" style:font-size-complex="12pt"/>
    </style:style>
    <style:style style:name="P1670" style:parent-style-name="正文" style:family="paragraph">
      <style:text-properties style:font-name="Times New Roman" fo:font-size="12pt" style:font-size-asian="12pt" style:font-size-complex="12pt"/>
    </style:style>
    <style:style style:name="P1671" style:parent-style-name="正文" style:family="paragraph">
      <style:text-properties style:font-name="Times New Roman" fo:font-size="12pt" style:font-size-asian="12pt" style:font-size-complex="12pt"/>
    </style:style>
    <style:style style:name="P1672" style:parent-style-name="正文" style:family="paragraph">
      <style:text-properties style:font-name="Times New Roman" fo:font-size="12pt" style:font-size-asian="12pt" style:font-size-complex="12pt"/>
    </style:style>
    <style:style style:name="P1673" style:parent-style-name="正文" style:family="paragraph">
      <style:text-properties style:font-name="Times New Roman" fo:font-size="12pt" style:font-size-asian="12pt" style:font-size-complex="12pt"/>
    </style:style>
    <style:style style:name="P1674" style:parent-style-name="正文" style:family="paragraph">
      <style:text-properties style:font-name="Times New Roman" fo:font-size="12pt" style:font-size-asian="12pt" style:font-size-complex="12pt"/>
    </style:style>
    <style:style style:name="P1675" style:parent-style-name="正文" style:family="paragraph">
      <style:text-properties style:font-name="Times New Roman" fo:font-size="12pt" style:font-size-asian="12pt" style:font-size-complex="12pt"/>
    </style:style>
    <style:style style:name="P1676" style:parent-style-name="正文" style:family="paragraph">
      <style:text-properties style:font-name="Times New Roman" fo:font-size="12pt" style:font-size-asian="12pt" style:font-size-complex="12pt"/>
    </style:style>
    <style:style style:name="P1677" style:parent-style-name="正文" style:family="paragraph">
      <style:text-properties style:font-name="Times New Roman" fo:font-size="12pt" style:font-size-asian="12pt" style:font-size-complex="12pt"/>
    </style:style>
    <style:style style:name="P1678" style:parent-style-name="正文" style:family="paragraph">
      <style:text-properties style:font-name="Times New Roman" fo:font-size="12pt" style:font-size-asian="12pt" style:font-size-complex="12pt"/>
    </style:style>
    <style:style style:name="P1679" style:parent-style-name="正文" style:family="paragraph">
      <style:text-properties style:font-name="Times New Roman" fo:font-size="12pt" style:font-size-asian="12pt" style:font-size-complex="12pt"/>
    </style:style>
    <style:style style:name="P1680" style:parent-style-name="正文" style:family="paragraph">
      <style:text-properties style:font-name="Times New Roman" fo:font-size="12pt" style:font-size-asian="12pt" style:font-size-complex="12pt"/>
    </style:style>
    <style:style style:name="P1681" style:parent-style-name="正文" style:family="paragraph">
      <style:text-properties style:font-name="Times New Roman" fo:font-size="12pt" style:font-size-asian="12pt" style:font-size-complex="12pt"/>
    </style:style>
    <style:style style:name="P1682" style:parent-style-name="正文" style:family="paragraph">
      <style:text-properties style:font-name="Times New Roman" fo:font-size="12pt" style:font-size-asian="12pt" style:font-size-complex="12pt"/>
    </style:style>
    <style:style style:name="P1683" style:parent-style-name="正文" style:family="paragraph">
      <style:text-properties style:font-name="Times New Roman" fo:font-size="12pt" style:font-size-asian="12pt" style:font-size-complex="12pt"/>
    </style:style>
    <style:style style:name="P1684" style:parent-style-name="正文" style:family="paragraph">
      <style:text-properties style:font-name="Times New Roman" fo:font-size="12pt" style:font-size-asian="12pt" style:font-size-complex="12pt"/>
    </style:style>
    <style:style style:name="P1685" style:parent-style-name="正文" style:family="paragraph">
      <style:text-properties style:font-name="Times New Roman" fo:font-size="12pt" style:font-size-asian="12pt" style:font-size-complex="12pt"/>
    </style:style>
    <style:style style:name="P1686" style:parent-style-name="正文" style:family="paragraph">
      <style:text-properties style:font-name="Times New Roman" fo:font-size="12pt" style:font-size-asian="12pt" style:font-size-complex="12pt"/>
    </style:style>
    <style:style style:name="P1687" style:parent-style-name="正文" style:family="paragraph">
      <style:text-properties style:font-name="Times New Roman" fo:font-size="12pt" style:font-size-asian="12pt" style:font-size-complex="12pt"/>
    </style:style>
    <style:style style:name="P1688" style:parent-style-name="正文" style:family="paragraph">
      <style:text-properties style:font-name="Times New Roman" fo:font-size="12pt" style:font-size-asian="12pt" style:font-size-complex="12pt"/>
    </style:style>
    <style:style style:name="P1689" style:parent-style-name="正文" style:family="paragraph">
      <style:text-properties style:font-name="Times New Roman" fo:font-size="12pt" style:font-size-asian="12pt" style:font-size-complex="12pt"/>
    </style:style>
    <style:style style:name="P1690" style:parent-style-name="正文" style:family="paragraph">
      <style:text-properties style:font-name="Times New Roman" fo:font-size="12pt" style:font-size-asian="12pt" style:font-size-complex="12pt"/>
    </style:style>
    <style:style style:name="P1691" style:parent-style-name="正文" style:family="paragraph">
      <style:text-properties style:font-name="Times New Roman" fo:font-size="12pt" style:font-size-asian="12pt" style:font-size-complex="12pt"/>
    </style:style>
    <style:style style:name="P1692" style:parent-style-name="正文" style:family="paragraph">
      <style:text-properties style:font-name="Times New Roman" fo:font-size="12pt" style:font-size-asian="12pt" style:font-size-complex="12pt"/>
    </style:style>
    <style:style style:name="P1693" style:parent-style-name="正文" style:family="paragraph">
      <style:text-properties style:font-name="Times New Roman" fo:font-size="12pt" style:font-size-asian="12pt" style:font-size-complex="12pt"/>
    </style:style>
    <style:style style:name="P1694" style:parent-style-name="正文" style:family="paragraph">
      <style:text-properties style:font-name="Times New Roman" fo:font-size="12pt" style:font-size-asian="12pt" style:font-size-complex="12pt"/>
    </style:style>
    <style:style style:name="P1695" style:parent-style-name="正文" style:family="paragraph">
      <style:text-properties style:font-name="Times New Roman" fo:font-size="12pt" style:font-size-asian="12pt" style:font-size-complex="12pt"/>
    </style:style>
    <style:style style:name="P1696" style:parent-style-name="正文" style:family="paragraph">
      <style:text-properties style:font-name="Times New Roman" fo:font-size="12pt" style:font-size-asian="12pt" style:font-size-complex="12pt"/>
    </style:style>
    <style:style style:name="P1697" style:parent-style-name="正文" style:family="paragraph">
      <style:text-properties style:font-name="Times New Roman" fo:font-size="12pt" style:font-size-asian="12pt" style:font-size-complex="12pt"/>
    </style:style>
    <style:style style:name="P1698" style:parent-style-name="正文" style:family="paragraph">
      <style:text-properties style:font-name="Times New Roman" fo:font-size="12pt" style:font-size-asian="12pt" style:font-size-complex="12pt"/>
    </style:style>
    <style:style style:name="P1699" style:parent-style-name="正文" style:family="paragraph">
      <style:text-properties style:font-name="Times New Roman" fo:font-size="12pt" style:font-size-asian="12pt" style:font-size-complex="12pt"/>
    </style:style>
    <style:style style:name="P1700" style:parent-style-name="正文" style:family="paragraph">
      <style:text-properties style:font-name="Times New Roman" fo:font-size="12pt" style:font-size-asian="12pt" style:font-size-complex="12pt"/>
    </style:style>
    <style:style style:name="P1701" style:parent-style-name="正文" style:family="paragraph">
      <style:text-properties style:font-name="Times New Roman" fo:font-size="12pt" style:font-size-asian="12pt" style:font-size-complex="12pt"/>
    </style:style>
    <style:style style:name="P1702" style:parent-style-name="正文" style:family="paragraph">
      <style:text-properties style:font-name="Times New Roman" fo:font-size="12pt" style:font-size-asian="12pt" style:font-size-complex="12pt"/>
    </style:style>
    <style:style style:name="P1703" style:parent-style-name="正文" style:family="paragraph">
      <style:text-properties style:font-name="Times New Roman" fo:font-size="12pt" style:font-size-asian="12pt" style:font-size-complex="12pt"/>
    </style:style>
    <style:style style:name="P1704" style:parent-style-name="正文" style:family="paragraph">
      <style:text-properties style:font-name="Times New Roman" fo:font-size="12pt" style:font-size-asian="12pt" style:font-size-complex="12pt"/>
    </style:style>
    <style:style style:name="P1705" style:parent-style-name="正文" style:family="paragraph">
      <style:text-properties style:font-name="Times New Roman" fo:font-size="12pt" style:font-size-asian="12pt" style:font-size-complex="12pt"/>
    </style:style>
    <style:style style:name="P1706" style:parent-style-name="正文" style:family="paragraph">
      <style:text-properties style:font-name="Times New Roman" fo:font-size="12pt" style:font-size-asian="12pt" style:font-size-complex="12pt"/>
    </style:style>
    <style:style style:name="P1707" style:parent-style-name="正文" style:family="paragraph">
      <style:text-properties style:font-name="Times New Roman" fo:font-size="12pt" style:font-size-asian="12pt" style:font-size-complex="12pt"/>
    </style:style>
    <style:style style:name="P1708" style:parent-style-name="正文" style:family="paragraph">
      <style:text-properties style:font-name="Times New Roman" fo:font-size="12pt" style:font-size-asian="12pt" style:font-size-complex="12pt"/>
    </style:style>
    <style:style style:name="P1709" style:parent-style-name="正文" style:family="paragraph">
      <style:text-properties style:font-name="Times New Roman" fo:font-size="12pt" style:font-size-asian="12pt" style:font-size-complex="12pt"/>
    </style:style>
    <style:style style:name="P1710" style:parent-style-name="正文" style:family="paragraph">
      <style:text-properties style:font-name="Times New Roman" fo:font-size="12pt" style:font-size-asian="12pt" style:font-size-complex="12pt"/>
    </style:style>
    <style:style style:name="P1711" style:parent-style-name="正文" style:family="paragraph">
      <style:text-properties style:font-name="Times New Roman" fo:font-size="12pt" style:font-size-asian="12pt" style:font-size-complex="12pt"/>
    </style:style>
    <style:style style:name="P1712" style:parent-style-name="正文" style:family="paragraph">
      <style:text-properties style:font-name="Times New Roman" fo:font-size="12pt" style:font-size-asian="12pt" style:font-size-complex="12pt"/>
    </style:style>
    <style:style style:name="P1713" style:parent-style-name="正文" style:family="paragraph">
      <style:text-properties style:font-name="Times New Roman" fo:font-size="12pt" style:font-size-asian="12pt" style:font-size-complex="12pt"/>
    </style:style>
    <style:style style:name="P1714" style:parent-style-name="正文" style:family="paragraph">
      <style:text-properties style:font-name="Times New Roman" fo:font-size="12pt" style:font-size-asian="12pt" style:font-size-complex="12pt"/>
    </style:style>
    <style:style style:name="P1715" style:parent-style-name="正文" style:family="paragraph">
      <style:text-properties style:font-name="Times New Roman" fo:font-size="12pt" style:font-size-asian="12pt" style:font-size-complex="12pt"/>
    </style:style>
    <style:style style:name="P1716" style:parent-style-name="正文" style:family="paragraph">
      <style:text-properties style:font-name="Times New Roman" fo:font-size="12pt" style:font-size-asian="12pt" style:font-size-complex="12pt"/>
    </style:style>
    <style:style style:name="P1717" style:parent-style-name="正文" style:family="paragraph">
      <style:text-properties style:font-name="Times New Roman" fo:font-size="12pt" style:font-size-asian="12pt" style:font-size-complex="12pt"/>
    </style:style>
    <style:style style:name="P1718" style:parent-style-name="正文" style:family="paragraph">
      <style:text-properties style:font-name="Times New Roman" fo:font-size="12pt" style:font-size-asian="12pt" style:font-size-complex="12pt"/>
    </style:style>
    <style:style style:name="P1719" style:parent-style-name="正文" style:family="paragraph">
      <style:text-properties style:font-name="Times New Roman" fo:font-size="12pt" style:font-size-asian="12pt" style:font-size-complex="12pt"/>
    </style:style>
    <style:style style:name="P1720" style:parent-style-name="正文" style:family="paragraph">
      <style:text-properties style:font-name="Times New Roman" fo:font-size="12pt" style:font-size-asian="12pt" style:font-size-complex="12pt"/>
    </style:style>
    <style:style style:name="P1721" style:parent-style-name="正文" style:family="paragraph">
      <style:text-properties style:font-name="Times New Roman" fo:font-size="12pt" style:font-size-asian="12pt" style:font-size-complex="12pt"/>
    </style:style>
    <style:style style:name="P1722" style:parent-style-name="正文" style:family="paragraph">
      <style:text-properties style:font-name="Times New Roman" fo:font-size="12pt" style:font-size-asian="12pt" style:font-size-complex="12pt"/>
    </style:style>
    <style:style style:name="P1723" style:parent-style-name="正文" style:family="paragraph">
      <style:text-properties style:font-name="Times New Roman" fo:font-size="12pt" style:font-size-asian="12pt" style:font-size-complex="12pt"/>
    </style:style>
    <style:style style:name="P1724" style:parent-style-name="正文" style:family="paragraph">
      <style:text-properties style:font-name="Times New Roman" fo:font-size="12pt" style:font-size-asian="12pt" style:font-size-complex="12pt"/>
    </style:style>
    <style:style style:name="P1725" style:parent-style-name="正文" style:family="paragraph">
      <style:text-properties style:font-name="Times New Roman" fo:font-size="12pt" style:font-size-asian="12pt" style:font-size-complex="12pt"/>
    </style:style>
    <style:style style:name="P1726" style:parent-style-name="正文" style:family="paragraph">
      <style:text-properties style:font-name="Times New Roman" fo:font-size="12pt" style:font-size-asian="12pt" style:font-size-complex="12pt"/>
    </style:style>
    <style:style style:name="P1727" style:parent-style-name="正文" style:family="paragraph">
      <style:text-properties style:font-name="Times New Roman" fo:font-size="12pt" style:font-size-asian="12pt" style:font-size-complex="12pt"/>
    </style:style>
    <style:style style:name="P1728" style:parent-style-name="正文" style:family="paragraph">
      <style:text-properties style:font-name="Times New Roman" fo:font-size="12pt" style:font-size-asian="12pt" style:font-size-complex="12pt"/>
    </style:style>
    <style:style style:name="P1729" style:parent-style-name="正文" style:family="paragraph">
      <style:text-properties style:font-name="Times New Roman" fo:font-size="12pt" style:font-size-asian="12pt" style:font-size-complex="12pt"/>
    </style:style>
    <style:style style:name="P1730" style:parent-style-name="正文" style:family="paragraph">
      <style:text-properties style:font-name="Times New Roman" fo:font-size="12pt" style:font-size-asian="12pt" style:font-size-complex="12pt"/>
    </style:style>
    <style:style style:name="P1731" style:parent-style-name="正文" style:family="paragraph">
      <style:text-properties style:font-name="Times New Roman" fo:font-size="12pt" style:font-size-asian="12pt" style:font-size-complex="12pt"/>
    </style:style>
    <style:style style:name="P1732" style:parent-style-name="正文" style:family="paragraph">
      <style:text-properties style:font-name="Times New Roman" fo:font-size="12pt" style:font-size-asian="12pt" style:font-size-complex="12pt"/>
    </style:style>
    <style:style style:name="P1733" style:parent-style-name="正文" style:family="paragraph">
      <style:text-properties style:font-name="Times New Roman" fo:font-size="12pt" style:font-size-asian="12pt" style:font-size-complex="12pt"/>
    </style:style>
    <style:style style:name="P1734" style:parent-style-name="正文" style:family="paragraph">
      <style:text-properties style:font-name="Times New Roman" fo:font-size="12pt" style:font-size-asian="12pt" style:font-size-complex="12pt"/>
    </style:style>
    <style:style style:name="P1735" style:parent-style-name="正文" style:family="paragraph">
      <style:text-properties style:font-name="Times New Roman" fo:font-size="12pt" style:font-size-asian="12pt" style:font-size-complex="12pt"/>
    </style:style>
    <style:style style:name="P1736" style:parent-style-name="正文" style:family="paragraph">
      <style:text-properties style:font-name="Times New Roman" fo:font-size="12pt" style:font-size-asian="12pt" style:font-size-complex="12pt"/>
    </style:style>
    <style:style style:name="P1737" style:parent-style-name="正文" style:family="paragraph">
      <style:text-properties style:font-name="Times New Roman" fo:font-size="12pt" style:font-size-asian="12pt" style:font-size-complex="12pt"/>
    </style:style>
    <style:style style:name="P1738" style:parent-style-name="正文" style:family="paragraph">
      <style:text-properties style:font-name="Times New Roman" fo:font-size="12pt" style:font-size-asian="12pt" style:font-size-complex="12pt"/>
    </style:style>
    <style:style style:name="P1739" style:parent-style-name="正文" style:family="paragraph">
      <style:text-properties style:font-name="Times New Roman" fo:font-size="12pt" style:font-size-asian="12pt" style:font-size-complex="12pt"/>
    </style:style>
    <style:style style:name="P1740" style:parent-style-name="正文" style:family="paragraph">
      <style:text-properties style:font-name="Times New Roman" fo:font-size="12pt" style:font-size-asian="12pt" style:font-size-complex="12pt"/>
    </style:style>
    <style:style style:name="P1741" style:parent-style-name="正文" style:family="paragraph">
      <style:text-properties style:font-name="Times New Roman" fo:font-size="12pt" style:font-size-asian="12pt" style:font-size-complex="12pt"/>
    </style:style>
    <style:style style:name="P1742" style:parent-style-name="正文" style:family="paragraph">
      <style:text-properties style:font-name="Times New Roman" fo:font-size="12pt" style:font-size-asian="12pt" style:font-size-complex="12pt"/>
    </style:style>
    <style:style style:name="P1743" style:parent-style-name="正文" style:family="paragraph">
      <style:text-properties style:font-name="Times New Roman" fo:font-size="12pt" style:font-size-asian="12pt" style:font-size-complex="12pt"/>
    </style:style>
    <style:style style:name="P1744" style:parent-style-name="正文" style:family="paragraph">
      <style:text-properties style:font-name="Times New Roman" fo:font-size="12pt" style:font-size-asian="12pt" style:font-size-complex="12pt"/>
    </style:style>
    <style:style style:name="P1745" style:parent-style-name="正文" style:family="paragraph">
      <style:text-properties style:font-name="Times New Roman" fo:font-size="12pt" style:font-size-asian="12pt" style:font-size-complex="12pt"/>
    </style:style>
    <style:style style:name="P1746" style:parent-style-name="正文" style:family="paragraph">
      <style:text-properties style:font-name="Times New Roman" fo:font-size="12pt" style:font-size-asian="12pt" style:font-size-complex="12pt"/>
    </style:style>
    <style:style style:name="P1747" style:parent-style-name="正文" style:family="paragraph">
      <style:text-properties style:font-name="Times New Roman" fo:font-size="12pt" style:font-size-asian="12pt" style:font-size-complex="12pt"/>
    </style:style>
    <style:style style:name="P1748" style:parent-style-name="正文" style:family="paragraph">
      <style:text-properties style:font-name="Times New Roman" fo:font-size="12pt" style:font-size-asian="12pt" style:font-size-complex="12pt"/>
    </style:style>
    <style:style style:name="P1749" style:parent-style-name="正文" style:family="paragraph">
      <style:text-properties style:font-name="Times New Roman" fo:font-size="12pt" style:font-size-asian="12pt" style:font-size-complex="12pt"/>
    </style:style>
    <style:style style:name="P1750" style:parent-style-name="正文" style:family="paragraph">
      <style:text-properties style:font-name="Times New Roman" fo:font-size="12pt" style:font-size-asian="12pt" style:font-size-complex="12pt"/>
    </style:style>
    <style:style style:name="P1751" style:parent-style-name="正文" style:family="paragraph">
      <style:text-properties style:font-name="Times New Roman" fo:font-size="12pt" style:font-size-asian="12pt" style:font-size-complex="12pt"/>
    </style:style>
    <style:style style:name="P1752" style:parent-style-name="正文" style:family="paragraph">
      <style:text-properties style:font-name="Times New Roman" fo:font-size="12pt" style:font-size-asian="12pt" style:font-size-complex="12pt"/>
    </style:style>
    <style:style style:name="P1753" style:parent-style-name="正文" style:family="paragraph">
      <style:text-properties style:font-name="Times New Roman" fo:font-size="12pt" style:font-size-asian="12pt" style:font-size-complex="12pt"/>
    </style:style>
    <style:style style:name="P1754" style:parent-style-name="正文" style:family="paragraph">
      <style:text-properties style:font-name="Times New Roman" fo:font-size="12pt" style:font-size-asian="12pt" style:font-size-complex="12pt"/>
    </style:style>
    <style:style style:name="P1755" style:parent-style-name="正文" style:family="paragraph">
      <style:text-properties style:font-name="Times New Roman" fo:font-size="12pt" style:font-size-asian="12pt" style:font-size-complex="12pt"/>
    </style:style>
    <style:style style:name="P1756" style:parent-style-name="正文" style:family="paragraph">
      <style:text-properties style:font-name="Times New Roman" fo:font-size="12pt" style:font-size-asian="12pt" style:font-size-complex="12pt"/>
    </style:style>
    <style:style style:name="P1757" style:parent-style-name="正文" style:family="paragraph">
      <style:text-properties style:font-name="Times New Roman" fo:font-size="12pt" style:font-size-asian="12pt" style:font-size-complex="12pt"/>
    </style:style>
    <style:style style:name="P1758" style:parent-style-name="正文" style:family="paragraph">
      <style:text-properties style:font-name="Times New Roman" fo:font-size="12pt" style:font-size-asian="12pt" style:font-size-complex="12pt"/>
    </style:style>
    <style:style style:name="P1759" style:parent-style-name="正文" style:family="paragraph">
      <style:text-properties style:font-name="Times New Roman" fo:font-size="12pt" style:font-size-asian="12pt" style:font-size-complex="12pt"/>
    </style:style>
    <style:style style:name="P1760" style:parent-style-name="正文" style:family="paragraph">
      <style:text-properties style:font-name="Times New Roman" fo:font-size="12pt" style:font-size-asian="12pt" style:font-size-complex="12pt"/>
    </style:style>
    <style:style style:name="P1761" style:parent-style-name="正文" style:family="paragraph">
      <style:text-properties style:font-name="Times New Roman" fo:font-size="12pt" style:font-size-asian="12pt" style:font-size-complex="12pt"/>
    </style:style>
    <style:style style:name="P1762" style:parent-style-name="正文" style:family="paragraph">
      <style:text-properties style:font-name="Times New Roman" fo:font-size="12pt" style:font-size-asian="12pt" style:font-size-complex="12pt"/>
    </style:style>
    <style:style style:name="P1763" style:parent-style-name="正文" style:family="paragraph">
      <style:text-properties style:font-name="Times New Roman" fo:font-size="12pt" style:font-size-asian="12pt" style:font-size-complex="12pt"/>
    </style:style>
    <style:style style:name="P1764" style:parent-style-name="正文" style:family="paragraph">
      <style:text-properties style:font-name="Times New Roman" fo:font-size="12pt" style:font-size-asian="12pt" style:font-size-complex="12pt"/>
    </style:style>
    <style:style style:name="P1765" style:parent-style-name="正文" style:family="paragraph">
      <style:text-properties style:font-name="Times New Roman" fo:font-size="12pt" style:font-size-asian="12pt" style:font-size-complex="12pt"/>
    </style:style>
    <style:style style:name="P1766" style:parent-style-name="正文" style:family="paragraph">
      <style:text-properties style:font-name="Times New Roman" fo:font-size="12pt" style:font-size-asian="12pt" style:font-size-complex="12pt"/>
    </style:style>
    <style:style style:name="P1767" style:parent-style-name="正文" style:family="paragraph">
      <style:text-properties style:font-name="Times New Roman" fo:font-size="12pt" style:font-size-asian="12pt" style:font-size-complex="12pt"/>
    </style:style>
    <style:style style:name="P1768" style:parent-style-name="正文" style:family="paragraph">
      <style:text-properties style:font-name="Times New Roman" fo:font-size="12pt" style:font-size-asian="12pt" style:font-size-complex="12pt"/>
    </style:style>
    <style:style style:name="P1769" style:parent-style-name="正文" style:family="paragraph">
      <style:text-properties style:font-name="Times New Roman" fo:font-size="12pt" style:font-size-asian="12pt" style:font-size-complex="12pt"/>
    </style:style>
    <style:style style:name="P1770" style:parent-style-name="正文" style:family="paragraph">
      <style:text-properties style:font-name="Times New Roman" fo:font-size="12pt" style:font-size-asian="12pt" style:font-size-complex="12pt"/>
    </style:style>
    <style:style style:name="P1771" style:parent-style-name="正文" style:family="paragraph">
      <style:text-properties style:font-name="Times New Roman" fo:font-size="12pt" style:font-size-asian="12pt" style:font-size-complex="12pt"/>
    </style:style>
    <style:style style:name="P1772" style:parent-style-name="正文" style:family="paragraph">
      <style:text-properties style:font-name="Times New Roman" fo:font-size="12pt" style:font-size-asian="12pt" style:font-size-complex="12pt"/>
    </style:style>
    <style:style style:name="P1773" style:parent-style-name="正文" style:family="paragraph">
      <style:text-properties style:font-name="Times New Roman" fo:font-size="12pt" style:font-size-asian="12pt" style:font-size-complex="12pt"/>
    </style:style>
    <style:style style:name="P1774" style:parent-style-name="正文" style:family="paragraph">
      <style:text-properties style:font-name="Times New Roman" fo:font-size="12pt" style:font-size-asian="12pt" style:font-size-complex="12pt"/>
    </style:style>
    <style:style style:name="P1775" style:parent-style-name="正文" style:family="paragraph">
      <style:text-properties style:font-name="Times New Roman" fo:font-size="12pt" style:font-size-asian="12pt" style:font-size-complex="12pt"/>
    </style:style>
    <style:style style:name="P1776" style:parent-style-name="正文" style:family="paragraph">
      <style:text-properties style:font-name="Times New Roman" fo:font-size="12pt" style:font-size-asian="12pt" style:font-size-complex="12pt"/>
    </style:style>
    <style:style style:name="P1777" style:parent-style-name="正文" style:family="paragraph">
      <style:text-properties style:font-name="Times New Roman" fo:font-size="12pt" style:font-size-asian="12pt" style:font-size-complex="12pt"/>
    </style:style>
    <style:style style:name="P1778" style:parent-style-name="正文" style:family="paragraph">
      <style:text-properties style:font-name="Times New Roman" fo:font-size="12pt" style:font-size-asian="12pt" style:font-size-complex="12pt"/>
    </style:style>
    <style:style style:name="P1779" style:parent-style-name="正文" style:family="paragraph">
      <style:text-properties style:font-name="Times New Roman" fo:font-size="12pt" style:font-size-asian="12pt" style:font-size-complex="12pt"/>
    </style:style>
    <style:style style:name="P1780" style:parent-style-name="正文" style:family="paragraph">
      <style:text-properties style:font-name="Times New Roman" fo:font-size="12pt" style:font-size-asian="12pt" style:font-size-complex="12pt"/>
    </style:style>
    <style:style style:name="P1781" style:parent-style-name="正文" style:family="paragraph">
      <style:text-properties style:font-name="Times New Roman" fo:font-size="12pt" style:font-size-asian="12pt" style:font-size-complex="12pt"/>
    </style:style>
    <style:style style:name="P1782" style:parent-style-name="正文" style:family="paragraph">
      <style:text-properties style:font-name="Times New Roman" fo:font-size="12pt" style:font-size-asian="12pt" style:font-size-complex="12pt"/>
    </style:style>
    <style:style style:name="P1783" style:parent-style-name="正文" style:family="paragraph">
      <style:text-properties style:font-name="Times New Roman" fo:font-size="12pt" style:font-size-asian="12pt" style:font-size-complex="12pt"/>
    </style:style>
    <style:style style:name="P1784" style:parent-style-name="正文" style:family="paragraph">
      <style:text-properties style:font-name="Times New Roman" fo:font-size="12pt" style:font-size-asian="12pt" style:font-size-complex="12pt"/>
    </style:style>
    <style:style style:name="P1785" style:parent-style-name="正文" style:family="paragraph">
      <style:text-properties style:font-name="Times New Roman" fo:font-size="12pt" style:font-size-asian="12pt" style:font-size-complex="12pt"/>
    </style:style>
    <style:style style:name="P1786" style:parent-style-name="正文" style:family="paragraph">
      <style:text-properties style:font-name="Times New Roman" fo:font-size="12pt" style:font-size-asian="12pt" style:font-size-complex="12pt"/>
    </style:style>
    <style:style style:name="P1787" style:parent-style-name="正文" style:family="paragraph">
      <style:text-properties style:font-name="Times New Roman" fo:font-size="12pt" style:font-size-asian="12pt" style:font-size-complex="12pt"/>
    </style:style>
    <style:style style:name="P1788" style:parent-style-name="正文" style:family="paragraph">
      <style:text-properties style:font-name="Times New Roman" fo:font-size="12pt" style:font-size-asian="12pt" style:font-size-complex="12pt"/>
    </style:style>
    <style:style style:name="P1789" style:parent-style-name="正文" style:family="paragraph">
      <style:text-properties style:font-name="Times New Roman" fo:font-size="12pt" style:font-size-asian="12pt" style:font-size-complex="12pt"/>
    </style:style>
    <style:style style:name="P1790" style:parent-style-name="正文" style:family="paragraph">
      <style:text-properties style:font-name="Times New Roman" fo:font-size="12pt" style:font-size-asian="12pt" style:font-size-complex="12pt"/>
    </style:style>
    <style:style style:name="P1791" style:parent-style-name="正文" style:family="paragraph">
      <style:text-properties style:font-name="Times New Roman" fo:font-size="12pt" style:font-size-asian="12pt" style:font-size-complex="12pt"/>
    </style:style>
    <style:style style:name="P1792" style:parent-style-name="正文" style:family="paragraph">
      <style:text-properties style:font-name="Times New Roman" fo:font-size="12pt" style:font-size-asian="12pt" style:font-size-complex="12pt"/>
    </style:style>
    <style:style style:name="P1793" style:parent-style-name="正文" style:family="paragraph">
      <style:text-properties style:font-name="Times New Roman" fo:font-size="12pt" style:font-size-asian="12pt" style:font-size-complex="12pt"/>
    </style:style>
    <style:style style:name="P1794" style:parent-style-name="正文" style:family="paragraph">
      <style:text-properties style:font-name="Times New Roman" fo:font-size="12pt" style:font-size-asian="12pt" style:font-size-complex="12pt"/>
    </style:style>
    <style:style style:name="P1795" style:parent-style-name="正文" style:family="paragraph">
      <style:text-properties style:font-name="Times New Roman" fo:font-size="12pt" style:font-size-asian="12pt" style:font-size-complex="12pt"/>
    </style:style>
    <style:style style:name="P1796" style:parent-style-name="正文" style:family="paragraph">
      <style:text-properties style:font-name="Times New Roman" fo:font-size="12pt" style:font-size-asian="12pt" style:font-size-complex="12pt"/>
    </style:style>
    <style:style style:name="P1797" style:parent-style-name="正文" style:family="paragraph">
      <style:text-properties style:font-name="Times New Roman" fo:font-size="12pt" style:font-size-asian="12pt" style:font-size-complex="12pt"/>
    </style:style>
    <style:style style:name="P1798" style:parent-style-name="正文" style:family="paragraph">
      <style:text-properties style:font-name="Times New Roman" fo:font-size="12pt" style:font-size-asian="12pt" style:font-size-complex="12pt"/>
    </style:style>
    <style:style style:name="P1799" style:parent-style-name="正文" style:family="paragraph">
      <style:text-properties style:font-name="Times New Roman" fo:font-size="12pt" style:font-size-asian="12pt" style:font-size-complex="12pt"/>
    </style:style>
    <style:style style:name="P1800" style:parent-style-name="正文" style:family="paragraph">
      <style:text-properties style:font-name="Times New Roman" fo:font-size="12pt" style:font-size-asian="12pt" style:font-size-complex="12pt"/>
    </style:style>
    <style:style style:name="P1801" style:parent-style-name="正文" style:family="paragraph">
      <style:text-properties style:font-name="Times New Roman" fo:font-size="12pt" style:font-size-asian="12pt" style:font-size-complex="12pt"/>
    </style:style>
    <style:style style:name="P1802" style:parent-style-name="正文" style:family="paragraph">
      <style:text-properties style:font-name="Times New Roman" fo:font-size="12pt" style:font-size-asian="12pt" style:font-size-complex="12pt"/>
    </style:style>
    <style:style style:name="P1803" style:parent-style-name="正文" style:family="paragraph">
      <style:text-properties style:font-name="Times New Roman" fo:font-size="12pt" style:font-size-asian="12pt" style:font-size-complex="12pt"/>
    </style:style>
    <style:style style:name="P1804" style:parent-style-name="正文" style:family="paragraph">
      <style:text-properties style:font-name="Times New Roman" fo:font-size="12pt" style:font-size-asian="12pt" style:font-size-complex="12pt"/>
    </style:style>
    <style:style style:name="P1805" style:parent-style-name="正文" style:family="paragraph">
      <style:text-properties style:font-name="Times New Roman" fo:font-size="12pt" style:font-size-asian="12pt" style:font-size-complex="12pt"/>
    </style:style>
    <style:style style:name="P1806" style:parent-style-name="正文" style:family="paragraph">
      <style:text-properties style:font-name="Times New Roman" fo:font-size="12pt" style:font-size-asian="12pt" style:font-size-complex="12pt"/>
    </style:style>
    <style:style style:name="P1807" style:parent-style-name="正文" style:family="paragraph">
      <style:text-properties style:font-name="Times New Roman" fo:font-size="12pt" style:font-size-asian="12pt" style:font-size-complex="12pt"/>
    </style:style>
    <style:style style:name="P1808" style:parent-style-name="正文" style:family="paragraph">
      <style:text-properties style:font-name="Times New Roman" fo:font-size="12pt" style:font-size-asian="12pt" style:font-size-complex="12pt"/>
    </style:style>
    <style:style style:name="P1809" style:parent-style-name="正文" style:family="paragraph">
      <style:text-properties style:font-name="Times New Roman" fo:font-size="12pt" style:font-size-asian="12pt" style:font-size-complex="12pt"/>
    </style:style>
    <style:style style:name="P1810" style:parent-style-name="正文" style:family="paragraph">
      <style:text-properties style:font-name="Times New Roman" fo:font-size="12pt" style:font-size-asian="12pt" style:font-size-complex="12pt"/>
    </style:style>
    <style:style style:name="P1811" style:parent-style-name="正文" style:family="paragraph">
      <style:text-properties style:font-name="Times New Roman" fo:font-size="12pt" style:font-size-asian="12pt" style:font-size-complex="12pt"/>
    </style:style>
    <style:style style:name="P1812" style:parent-style-name="正文" style:family="paragraph">
      <style:text-properties style:font-name="Times New Roman" fo:font-size="12pt" style:font-size-asian="12pt" style:font-size-complex="12pt"/>
    </style:style>
    <style:style style:name="P1813" style:parent-style-name="正文" style:family="paragraph">
      <style:text-properties style:font-name="Times New Roman" fo:font-size="12pt" style:font-size-asian="12pt" style:font-size-complex="12pt"/>
    </style:style>
    <style:style style:name="P1814" style:parent-style-name="正文" style:family="paragraph">
      <style:text-properties style:font-name="Times New Roman" fo:font-size="12pt" style:font-size-asian="12pt" style:font-size-complex="12pt"/>
    </style:style>
    <style:style style:name="P1815" style:parent-style-name="正文" style:family="paragraph">
      <style:text-properties style:font-name="Times New Roman" fo:font-size="12pt" style:font-size-asian="12pt" style:font-size-complex="12pt"/>
    </style:style>
    <style:style style:name="P1816" style:parent-style-name="正文" style:family="paragraph">
      <style:text-properties style:font-name="Times New Roman" fo:font-size="12pt" style:font-size-asian="12pt" style:font-size-complex="12pt"/>
    </style:style>
    <style:style style:name="P1817" style:parent-style-name="正文" style:family="paragraph">
      <style:text-properties style:font-name="Times New Roman" fo:font-size="12pt" style:font-size-asian="12pt" style:font-size-complex="12pt"/>
    </style:style>
    <style:style style:name="P1818" style:parent-style-name="正文" style:family="paragraph">
      <style:text-properties style:font-name="Times New Roman" fo:font-size="12pt" style:font-size-asian="12pt" style:font-size-complex="12pt"/>
    </style:style>
    <style:style style:name="P1819" style:parent-style-name="正文" style:family="paragraph">
      <style:text-properties style:font-name="Times New Roman" fo:font-size="12pt" style:font-size-asian="12pt" style:font-size-complex="12pt"/>
    </style:style>
    <style:style style:name="P1820" style:parent-style-name="正文" style:family="paragraph">
      <style:text-properties style:font-name="Times New Roman" fo:font-size="12pt" style:font-size-asian="12pt" style:font-size-complex="12pt"/>
    </style:style>
    <style:style style:name="P1821" style:parent-style-name="正文" style:family="paragraph">
      <style:text-properties style:font-name="Times New Roman" fo:font-size="12pt" style:font-size-asian="12pt" style:font-size-complex="12pt"/>
    </style:style>
    <style:style style:name="P1822" style:parent-style-name="正文" style:family="paragraph">
      <style:text-properties style:font-name="Times New Roman" fo:font-size="12pt" style:font-size-asian="12pt" style:font-size-complex="12pt"/>
    </style:style>
    <style:style style:name="P1823" style:parent-style-name="正文" style:family="paragraph">
      <style:text-properties style:font-name="Times New Roman" fo:font-size="12pt" style:font-size-asian="12pt" style:font-size-complex="12pt"/>
    </style:style>
    <style:style style:name="P1824" style:parent-style-name="正文" style:family="paragraph">
      <style:text-properties style:font-name="Times New Roman" fo:font-size="12pt" style:font-size-asian="12pt" style:font-size-complex="12pt"/>
    </style:style>
    <style:style style:name="P1825" style:parent-style-name="正文" style:family="paragraph">
      <style:text-properties style:font-name="Times New Roman" fo:font-size="12pt" style:font-size-asian="12pt" style:font-size-complex="12pt"/>
    </style:style>
    <style:style style:name="P1826" style:parent-style-name="正文" style:family="paragraph">
      <style:text-properties style:font-name="Times New Roman" fo:font-size="12pt" style:font-size-asian="12pt" style:font-size-complex="12pt"/>
    </style:style>
    <style:style style:name="P1827" style:parent-style-name="正文" style:family="paragraph">
      <style:text-properties style:font-name="Times New Roman" fo:font-size="12pt" style:font-size-asian="12pt" style:font-size-complex="12pt"/>
    </style:style>
    <style:style style:name="P1828" style:parent-style-name="正文" style:family="paragraph">
      <style:text-properties style:font-name="Times New Roman" fo:font-size="12pt" style:font-size-asian="12pt" style:font-size-complex="12pt"/>
    </style:style>
    <style:style style:name="P1829" style:parent-style-name="正文" style:family="paragraph">
      <style:text-properties style:font-name="Times New Roman" fo:font-size="12pt" style:font-size-asian="12pt" style:font-size-complex="12pt"/>
    </style:style>
    <style:style style:name="P1830" style:parent-style-name="正文" style:family="paragraph">
      <style:text-properties style:font-name="Times New Roman" fo:font-size="12pt" style:font-size-asian="12pt" style:font-size-complex="12pt"/>
    </style:style>
    <style:style style:name="P1831" style:parent-style-name="正文" style:family="paragraph">
      <style:text-properties style:font-name="Times New Roman" fo:font-size="12pt" style:font-size-asian="12pt" style:font-size-complex="12pt"/>
    </style:style>
    <style:style style:name="P1832" style:parent-style-name="正文" style:family="paragraph">
      <style:text-properties style:font-name="Times New Roman" fo:font-size="12pt" style:font-size-asian="12pt" style:font-size-complex="12pt"/>
    </style:style>
    <style:style style:name="P1833" style:parent-style-name="正文" style:family="paragraph">
      <style:text-properties style:font-name="Times New Roman" fo:font-size="12pt" style:font-size-asian="12pt" style:font-size-complex="12pt"/>
    </style:style>
    <style:style style:name="P1834" style:parent-style-name="正文" style:family="paragraph">
      <style:text-properties style:font-name="Times New Roman" fo:font-size="12pt" style:font-size-asian="12pt" style:font-size-complex="12pt"/>
    </style:style>
    <style:style style:name="P1835" style:parent-style-name="正文" style:family="paragraph">
      <style:text-properties style:font-name="Times New Roman" fo:font-size="12pt" style:font-size-asian="12pt" style:font-size-complex="12pt"/>
    </style:style>
    <style:style style:name="P1836" style:parent-style-name="正文" style:family="paragraph">
      <style:text-properties style:font-name="Times New Roman" fo:font-size="12pt" style:font-size-asian="12pt" style:font-size-complex="12pt"/>
    </style:style>
    <style:style style:name="P1837" style:parent-style-name="正文" style:family="paragraph">
      <style:text-properties style:font-name="Times New Roman" fo:font-size="12pt" style:font-size-asian="12pt" style:font-size-complex="12pt"/>
    </style:style>
    <style:style style:name="P1838" style:parent-style-name="正文" style:family="paragraph">
      <style:text-properties style:font-name="Times New Roman" fo:font-size="12pt" style:font-size-asian="12pt" style:font-size-complex="12pt"/>
    </style:style>
    <style:style style:name="P1839" style:parent-style-name="正文" style:family="paragraph">
      <style:text-properties style:font-name="Times New Roman" fo:font-size="12pt" style:font-size-asian="12pt" style:font-size-complex="12pt"/>
    </style:style>
    <style:style style:name="P1840" style:parent-style-name="正文" style:family="paragraph">
      <style:text-properties style:font-name="Times New Roman" fo:font-size="12pt" style:font-size-asian="12pt" style:font-size-complex="12pt"/>
    </style:style>
    <style:style style:name="P1841" style:parent-style-name="正文" style:family="paragraph">
      <style:text-properties style:font-name="Times New Roman" fo:font-size="12pt" style:font-size-asian="12pt" style:font-size-complex="12pt"/>
    </style:style>
    <style:style style:name="P1842" style:parent-style-name="正文" style:family="paragraph">
      <style:text-properties style:font-name="Times New Roman" fo:font-size="12pt" style:font-size-asian="12pt" style:font-size-complex="12pt"/>
    </style:style>
    <style:style style:name="P1843" style:parent-style-name="正文" style:family="paragraph">
      <style:text-properties style:font-name="Times New Roman" fo:font-size="12pt" style:font-size-asian="12pt" style:font-size-complex="12pt"/>
    </style:style>
    <style:style style:name="P1844" style:parent-style-name="正文" style:family="paragraph">
      <style:text-properties style:font-name="Times New Roman" fo:font-size="12pt" style:font-size-asian="12pt" style:font-size-complex="12pt"/>
    </style:style>
    <style:style style:name="P1845" style:parent-style-name="正文" style:family="paragraph">
      <style:text-properties style:font-name="Times New Roman" fo:font-size="12pt" style:font-size-asian="12pt" style:font-size-complex="12pt"/>
    </style:style>
    <style:style style:name="P1846" style:parent-style-name="正文" style:family="paragraph">
      <style:text-properties style:font-name="Times New Roman" fo:font-size="12pt" style:font-size-asian="12pt" style:font-size-complex="12pt"/>
    </style:style>
    <style:style style:name="P1847" style:parent-style-name="正文" style:family="paragraph">
      <style:text-properties style:font-name="Times New Roman" fo:font-size="12pt" style:font-size-asian="12pt" style:font-size-complex="12pt"/>
    </style:style>
    <style:style style:name="P1848" style:parent-style-name="正文" style:family="paragraph">
      <style:text-properties style:font-name="Times New Roman" fo:font-size="12pt" style:font-size-asian="12pt" style:font-size-complex="12pt"/>
    </style:style>
    <style:style style:name="P1849" style:parent-style-name="正文" style:family="paragraph">
      <style:text-properties style:font-name="Times New Roman" fo:font-size="12pt" style:font-size-asian="12pt" style:font-size-complex="12pt"/>
    </style:style>
    <style:style style:name="P1850" style:parent-style-name="正文" style:family="paragraph">
      <style:text-properties style:font-name="Times New Roman" fo:font-size="12pt" style:font-size-asian="12pt" style:font-size-complex="12pt"/>
    </style:style>
    <style:style style:name="P1851" style:parent-style-name="正文" style:family="paragraph">
      <style:text-properties style:font-name="Times New Roman" fo:font-size="12pt" style:font-size-asian="12pt" style:font-size-complex="12pt"/>
    </style:style>
    <style:style style:name="P1852" style:parent-style-name="正文" style:family="paragraph">
      <style:text-properties style:font-name="Times New Roman" fo:font-size="12pt" style:font-size-asian="12pt" style:font-size-complex="12pt"/>
    </style:style>
    <style:style style:name="P1853" style:parent-style-name="正文" style:family="paragraph">
      <style:text-properties style:font-name="Times New Roman" fo:font-size="12pt" style:font-size-asian="12pt" style:font-size-complex="12pt"/>
    </style:style>
    <style:style style:name="P1854" style:parent-style-name="正文" style:family="paragraph">
      <style:text-properties style:font-name="Times New Roman" fo:font-size="12pt" style:font-size-asian="12pt" style:font-size-complex="12pt"/>
    </style:style>
    <style:style style:name="P1855" style:parent-style-name="正文" style:family="paragraph">
      <style:text-properties style:font-name="Times New Roman" fo:font-size="12pt" style:font-size-asian="12pt" style:font-size-complex="12pt"/>
    </style:style>
    <style:style style:name="P1856" style:parent-style-name="正文" style:family="paragraph">
      <style:text-properties style:font-name="Times New Roman" fo:font-size="12pt" style:font-size-asian="12pt" style:font-size-complex="12pt"/>
    </style:style>
    <style:style style:name="P1857" style:parent-style-name="正文" style:family="paragraph">
      <style:text-properties style:font-name="Times New Roman" fo:font-size="12pt" style:font-size-asian="12pt" style:font-size-complex="12pt"/>
    </style:style>
    <style:style style:name="P1858" style:parent-style-name="正文" style:family="paragraph">
      <style:text-properties style:font-name="Times New Roman" fo:font-size="12pt" style:font-size-asian="12pt" style:font-size-complex="12pt"/>
    </style:style>
    <style:style style:name="P1859" style:parent-style-name="正文" style:family="paragraph">
      <style:text-properties style:font-name="Times New Roman" fo:font-size="12pt" style:font-size-asian="12pt" style:font-size-complex="12pt"/>
    </style:style>
    <style:style style:name="P1860" style:parent-style-name="正文" style:family="paragraph">
      <style:text-properties style:font-name="Times New Roman" fo:font-size="12pt" style:font-size-asian="12pt" style:font-size-complex="12pt"/>
    </style:style>
    <style:style style:name="P1861" style:parent-style-name="正文" style:family="paragraph">
      <style:text-properties style:font-name="Times New Roman" fo:font-size="12pt" style:font-size-asian="12pt" style:font-size-complex="12pt"/>
    </style:style>
    <style:style style:name="P1862" style:parent-style-name="正文" style:family="paragraph">
      <style:text-properties style:font-name="Times New Roman" fo:font-size="12pt" style:font-size-asian="12pt" style:font-size-complex="12pt"/>
    </style:style>
    <style:style style:name="P1863" style:parent-style-name="正文" style:family="paragraph">
      <style:text-properties style:font-name="Times New Roman" fo:font-size="12pt" style:font-size-asian="12pt" style:font-size-complex="12pt"/>
    </style:style>
    <style:style style:name="P1864" style:parent-style-name="正文" style:family="paragraph">
      <style:text-properties style:font-name="Times New Roman" fo:font-size="12pt" style:font-size-asian="12pt" style:font-size-complex="12pt"/>
    </style:style>
    <style:style style:name="P1865" style:parent-style-name="正文" style:family="paragraph">
      <style:text-properties style:font-name="Times New Roman" fo:font-size="12pt" style:font-size-asian="12pt" style:font-size-complex="12pt"/>
    </style:style>
    <style:style style:name="P1866" style:parent-style-name="正文" style:family="paragraph">
      <style:text-properties style:font-name="Times New Roman" fo:font-size="12pt" style:font-size-asian="12pt" style:font-size-complex="12pt"/>
    </style:style>
    <style:style style:name="P1867" style:parent-style-name="正文" style:family="paragraph">
      <style:text-properties style:font-name="Times New Roman" fo:font-size="12pt" style:font-size-asian="12pt" style:font-size-complex="12pt"/>
    </style:style>
    <style:style style:name="P1868" style:parent-style-name="正文" style:family="paragraph">
      <style:text-properties style:font-name="Times New Roman" fo:font-size="12pt" style:font-size-asian="12pt" style:font-size-complex="12pt"/>
    </style:style>
    <style:style style:name="P1869" style:parent-style-name="正文" style:family="paragraph">
      <style:text-properties style:font-name="Times New Roman" fo:font-size="12pt" style:font-size-asian="12pt" style:font-size-complex="12pt"/>
    </style:style>
    <style:style style:name="P1870" style:parent-style-name="正文" style:family="paragraph">
      <style:text-properties style:font-name="Times New Roman" fo:font-size="12pt" style:font-size-asian="12pt" style:font-size-complex="12pt"/>
    </style:style>
    <style:style style:name="P1871" style:parent-style-name="正文" style:family="paragraph">
      <style:text-properties style:font-name="Times New Roman" fo:font-size="12pt" style:font-size-asian="12pt" style:font-size-complex="12pt"/>
    </style:style>
    <style:style style:name="P1872" style:parent-style-name="正文" style:family="paragraph">
      <style:text-properties style:font-name="Times New Roman" fo:font-size="12pt" style:font-size-asian="12pt" style:font-size-complex="12pt"/>
    </style:style>
    <style:style style:name="P1873" style:parent-style-name="正文" style:family="paragraph">
      <style:text-properties style:font-name="Times New Roman" fo:font-size="12pt" style:font-size-asian="12pt" style:font-size-complex="12pt"/>
    </style:style>
    <style:style style:name="P1874" style:parent-style-name="正文" style:family="paragraph">
      <style:text-properties style:font-name="Times New Roman" fo:font-size="12pt" style:font-size-asian="12pt" style:font-size-complex="12pt"/>
    </style:style>
    <style:style style:name="P1875" style:parent-style-name="正文" style:family="paragraph">
      <style:text-properties style:font-name="Times New Roman" fo:font-size="12pt" style:font-size-asian="12pt" style:font-size-complex="12pt"/>
    </style:style>
    <style:style style:name="P1876" style:parent-style-name="正文" style:family="paragraph">
      <style:text-properties style:font-name="Times New Roman" fo:font-size="12pt" style:font-size-asian="12pt" style:font-size-complex="12pt"/>
    </style:style>
    <style:style style:name="P1877" style:parent-style-name="正文" style:family="paragraph">
      <style:text-properties style:font-name="Times New Roman" fo:font-size="12pt" style:font-size-asian="12pt" style:font-size-complex="12pt"/>
    </style:style>
    <style:style style:name="P1878" style:parent-style-name="正文" style:family="paragraph">
      <style:text-properties style:font-name="Times New Roman" fo:font-size="12pt" style:font-size-asian="12pt" style:font-size-complex="12pt"/>
    </style:style>
    <style:style style:name="P1879" style:parent-style-name="正文" style:family="paragraph">
      <style:text-properties style:font-name="Times New Roman" fo:font-size="12pt" style:font-size-asian="12pt" style:font-size-complex="12pt"/>
    </style:style>
    <style:style style:name="P1880" style:parent-style-name="正文" style:family="paragraph">
      <style:text-properties style:font-name="Times New Roman" fo:font-size="12pt" style:font-size-asian="12pt" style:font-size-complex="12pt"/>
    </style:style>
    <style:style style:name="P1881" style:parent-style-name="正文" style:family="paragraph">
      <style:text-properties style:font-name="Times New Roman" fo:font-size="12pt" style:font-size-asian="12pt" style:font-size-complex="12pt"/>
    </style:style>
    <style:style style:name="P1882" style:parent-style-name="正文" style:family="paragraph">
      <style:text-properties style:font-name="Times New Roman" fo:font-size="12pt" style:font-size-asian="12pt" style:font-size-complex="12pt"/>
    </style:style>
    <style:style style:name="P1883" style:parent-style-name="正文" style:family="paragraph">
      <style:text-properties style:font-name="Times New Roman" fo:font-size="12pt" style:font-size-asian="12pt" style:font-size-complex="12pt"/>
    </style:style>
    <style:style style:name="P1884" style:parent-style-name="正文" style:family="paragraph">
      <style:text-properties style:font-name="Times New Roman" fo:font-size="12pt" style:font-size-asian="12pt" style:font-size-complex="12pt"/>
    </style:style>
    <style:style style:name="P1885" style:parent-style-name="正文" style:family="paragraph">
      <style:text-properties style:font-name="Times New Roman" fo:font-size="12pt" style:font-size-asian="12pt" style:font-size-complex="12pt"/>
    </style:style>
    <style:style style:name="P1886" style:parent-style-name="正文" style:family="paragraph">
      <style:text-properties style:font-name="Times New Roman" fo:font-size="12pt" style:font-size-asian="12pt" style:font-size-complex="12pt"/>
    </style:style>
    <style:style style:name="P1887" style:parent-style-name="正文" style:family="paragraph">
      <style:text-properties style:font-name="Times New Roman" fo:font-size="12pt" style:font-size-asian="12pt" style:font-size-complex="12pt"/>
    </style:style>
    <style:style style:name="P1888" style:parent-style-name="正文" style:family="paragraph">
      <style:text-properties style:font-name="Times New Roman" fo:font-size="12pt" style:font-size-asian="12pt" style:font-size-complex="12pt"/>
    </style:style>
    <style:style style:name="P1889" style:parent-style-name="正文" style:family="paragraph">
      <style:text-properties style:font-name="Times New Roman" fo:font-size="12pt" style:font-size-asian="12pt" style:font-size-complex="12pt"/>
    </style:style>
    <style:style style:name="P1890" style:parent-style-name="正文" style:family="paragraph">
      <style:text-properties style:font-name="Times New Roman" fo:font-size="12pt" style:font-size-asian="12pt" style:font-size-complex="12pt"/>
    </style:style>
    <style:style style:name="P1891" style:parent-style-name="正文" style:family="paragraph">
      <style:text-properties style:font-name="Times New Roman" fo:font-size="12pt" style:font-size-asian="12pt" style:font-size-complex="12pt"/>
    </style:style>
    <style:style style:name="P1892" style:parent-style-name="正文" style:family="paragraph">
      <style:text-properties style:font-name="Times New Roman" fo:font-size="12pt" style:font-size-asian="12pt" style:font-size-complex="12pt"/>
    </style:style>
    <style:style style:name="P1893" style:parent-style-name="正文" style:family="paragraph">
      <style:text-properties style:font-name="Times New Roman" fo:font-size="12pt" style:font-size-asian="12pt" style:font-size-complex="12pt"/>
    </style:style>
    <style:style style:name="P1894" style:parent-style-name="正文" style:family="paragraph">
      <style:text-properties style:font-name="Times New Roman" fo:font-size="12pt" style:font-size-asian="12pt" style:font-size-complex="12pt"/>
    </style:style>
    <style:style style:name="P1895" style:parent-style-name="正文" style:family="paragraph">
      <style:text-properties style:font-name="Times New Roman" fo:font-size="12pt" style:font-size-asian="12pt" style:font-size-complex="12pt"/>
    </style:style>
    <style:style style:name="P1896" style:parent-style-name="正文" style:family="paragraph">
      <style:text-properties style:font-name="Times New Roman" fo:font-size="12pt" style:font-size-asian="12pt" style:font-size-complex="12pt"/>
    </style:style>
    <style:style style:name="P1897" style:parent-style-name="正文" style:family="paragraph">
      <style:text-properties style:font-name="Times New Roman" fo:font-size="12pt" style:font-size-asian="12pt" style:font-size-complex="12pt"/>
    </style:style>
    <style:style style:name="P1898" style:parent-style-name="正文" style:family="paragraph">
      <style:text-properties style:font-name="Times New Roman" fo:font-size="12pt" style:font-size-asian="12pt" style:font-size-complex="12pt"/>
    </style:style>
    <style:style style:name="P1899" style:parent-style-name="正文" style:family="paragraph">
      <style:text-properties style:font-name="Times New Roman" fo:font-size="12pt" style:font-size-asian="12pt" style:font-size-complex="12pt"/>
    </style:style>
    <style:style style:name="P1900" style:parent-style-name="正文" style:family="paragraph">
      <style:text-properties style:font-name="Times New Roman" fo:font-size="12pt" style:font-size-asian="12pt" style:font-size-complex="12pt"/>
    </style:style>
    <style:style style:name="P1901" style:parent-style-name="正文" style:family="paragraph">
      <style:text-properties style:font-name="Times New Roman" fo:font-size="12pt" style:font-size-asian="12pt" style:font-size-complex="12pt"/>
    </style:style>
    <style:style style:name="P1902" style:parent-style-name="正文" style:family="paragraph">
      <style:text-properties style:font-name="Times New Roman" fo:font-size="12pt" style:font-size-asian="12pt" style:font-size-complex="12pt"/>
    </style:style>
    <style:style style:name="P1903" style:parent-style-name="正文" style:family="paragraph">
      <style:text-properties style:font-name="Times New Roman" fo:font-size="12pt" style:font-size-asian="12pt" style:font-size-complex="12pt"/>
    </style:style>
    <style:style style:name="P1904" style:parent-style-name="正文" style:family="paragraph">
      <style:text-properties style:font-name="Times New Roman" fo:font-size="12pt" style:font-size-asian="12pt" style:font-size-complex="12pt"/>
    </style:style>
    <style:style style:name="P1905" style:parent-style-name="正文" style:family="paragraph">
      <style:text-properties style:font-name="Times New Roman" fo:font-size="12pt" style:font-size-asian="12pt" style:font-size-complex="12pt"/>
    </style:style>
    <style:style style:name="P1906" style:parent-style-name="正文" style:family="paragraph">
      <style:text-properties style:font-name="Times New Roman" fo:font-size="12pt" style:font-size-asian="12pt" style:font-size-complex="12pt"/>
    </style:style>
    <style:style style:name="P1907" style:parent-style-name="正文" style:family="paragraph">
      <style:text-properties style:font-name="Times New Roman" fo:font-size="12pt" style:font-size-asian="12pt" style:font-size-complex="12pt"/>
    </style:style>
    <style:style style:name="P1908" style:parent-style-name="正文" style:family="paragraph">
      <style:text-properties style:font-name="Times New Roman" fo:font-size="12pt" style:font-size-asian="12pt" style:font-size-complex="12pt"/>
    </style:style>
    <style:style style:name="P1909" style:parent-style-name="正文" style:family="paragraph">
      <style:text-properties style:font-name="Times New Roman" fo:font-size="12pt" style:font-size-asian="12pt" style:font-size-complex="12pt"/>
    </style:style>
    <style:style style:name="P1910" style:parent-style-name="正文" style:family="paragraph">
      <style:text-properties style:font-name="Times New Roman" fo:font-size="12pt" style:font-size-asian="12pt" style:font-size-complex="12pt"/>
    </style:style>
    <style:style style:name="P1911" style:parent-style-name="正文" style:family="paragraph">
      <style:text-properties style:font-name="Times New Roman" fo:font-size="12pt" style:font-size-asian="12pt" style:font-size-complex="12pt"/>
    </style:style>
    <style:style style:name="P1912" style:parent-style-name="正文" style:family="paragraph">
      <style:text-properties style:font-name="Times New Roman" fo:font-size="12pt" style:font-size-asian="12pt" style:font-size-complex="12pt"/>
    </style:style>
    <style:style style:name="P1913" style:parent-style-name="正文" style:family="paragraph">
      <style:text-properties style:font-name="Times New Roman" fo:font-size="12pt" style:font-size-asian="12pt" style:font-size-complex="12pt"/>
    </style:style>
    <style:style style:name="P1914" style:parent-style-name="正文" style:family="paragraph">
      <style:text-properties style:font-name="Times New Roman" fo:font-size="12pt" style:font-size-asian="12pt" style:font-size-complex="12pt"/>
    </style:style>
    <style:style style:name="P1915" style:parent-style-name="正文" style:family="paragraph">
      <style:text-properties style:font-name="Times New Roman" fo:font-size="12pt" style:font-size-asian="12pt" style:font-size-complex="12pt"/>
    </style:style>
    <style:style style:name="P1916" style:parent-style-name="正文" style:family="paragraph">
      <style:text-properties style:font-name="Times New Roman" fo:font-size="12pt" style:font-size-asian="12pt" style:font-size-complex="12pt"/>
    </style:style>
    <style:style style:name="P1917" style:parent-style-name="正文" style:family="paragraph">
      <style:text-properties style:font-name="Times New Roman" fo:font-size="12pt" style:font-size-asian="12pt" style:font-size-complex="12pt"/>
    </style:style>
    <style:style style:name="P1918" style:parent-style-name="正文" style:family="paragraph">
      <style:text-properties style:font-name="Times New Roman" fo:font-size="12pt" style:font-size-asian="12pt" style:font-size-complex="12pt"/>
    </style:style>
    <style:style style:name="P1919" style:parent-style-name="正文" style:family="paragraph">
      <style:text-properties style:font-name="Times New Roman" fo:font-size="12pt" style:font-size-asian="12pt" style:font-size-complex="12pt"/>
    </style:style>
    <style:style style:name="P1920" style:parent-style-name="正文" style:family="paragraph">
      <style:text-properties style:font-name="Times New Roman" fo:font-size="12pt" style:font-size-asian="12pt" style:font-size-complex="12pt"/>
    </style:style>
    <style:style style:name="P1921" style:parent-style-name="正文" style:family="paragraph">
      <style:text-properties style:font-name="Times New Roman" fo:font-size="12pt" style:font-size-asian="12pt" style:font-size-complex="12pt"/>
    </style:style>
    <style:style style:name="P1922" style:parent-style-name="正文" style:family="paragraph">
      <style:text-properties style:font-name="Times New Roman" fo:font-size="12pt" style:font-size-asian="12pt" style:font-size-complex="12pt"/>
    </style:style>
    <style:style style:name="P1923" style:parent-style-name="正文" style:family="paragraph">
      <style:text-properties style:font-name="Times New Roman" fo:font-size="12pt" style:font-size-asian="12pt" style:font-size-complex="12pt"/>
    </style:style>
    <style:style style:name="P1924" style:parent-style-name="正文" style:family="paragraph">
      <style:text-properties style:font-name="Times New Roman" fo:font-size="12pt" style:font-size-asian="12pt" style:font-size-complex="12pt"/>
    </style:style>
    <style:style style:name="P1925" style:parent-style-name="正文" style:family="paragraph">
      <style:text-properties style:font-name="Times New Roman" fo:font-size="12pt" style:font-size-asian="12pt" style:font-size-complex="12pt"/>
    </style:style>
    <style:style style:name="P1926" style:parent-style-name="正文" style:family="paragraph">
      <style:text-properties style:font-name="Times New Roman" fo:font-size="12pt" style:font-size-asian="12pt" style:font-size-complex="12pt"/>
    </style:style>
    <style:style style:name="P1927" style:parent-style-name="正文" style:family="paragraph">
      <style:text-properties style:font-name="Times New Roman" fo:font-size="12pt" style:font-size-asian="12pt" style:font-size-complex="12pt"/>
    </style:style>
    <style:style style:name="P1928" style:parent-style-name="正文" style:family="paragraph">
      <style:text-properties style:font-name="Times New Roman" fo:font-size="12pt" style:font-size-asian="12pt" style:font-size-complex="12pt"/>
    </style:style>
    <style:style style:name="P1929" style:parent-style-name="正文" style:family="paragraph">
      <style:text-properties style:font-name="Times New Roman" fo:font-size="12pt" style:font-size-asian="12pt" style:font-size-complex="12pt"/>
    </style:style>
    <style:style style:name="P1930" style:parent-style-name="正文" style:family="paragraph">
      <style:text-properties style:font-name="Times New Roman" fo:font-size="12pt" style:font-size-asian="12pt" style:font-size-complex="12pt"/>
    </style:style>
    <style:style style:name="P1931" style:parent-style-name="正文" style:family="paragraph">
      <style:text-properties style:font-name="Times New Roman" fo:font-size="12pt" style:font-size-asian="12pt" style:font-size-complex="12pt"/>
    </style:style>
    <style:style style:name="P1932" style:parent-style-name="正文" style:family="paragraph">
      <style:text-properties style:font-name="Times New Roman" fo:font-size="12pt" style:font-size-asian="12pt" style:font-size-complex="12pt"/>
    </style:style>
    <style:style style:name="P1933" style:parent-style-name="正文" style:family="paragraph">
      <style:text-properties style:font-name="Times New Roman" fo:font-size="12pt" style:font-size-asian="12pt" style:font-size-complex="12pt"/>
    </style:style>
    <style:style style:name="P1934" style:parent-style-name="正文" style:family="paragraph">
      <style:text-properties style:font-name="Times New Roman" fo:font-size="12pt" style:font-size-asian="12pt" style:font-size-complex="12pt"/>
    </style:style>
    <style:style style:name="P1935" style:parent-style-name="正文" style:family="paragraph">
      <style:text-properties style:font-name="Times New Roman" fo:font-size="12pt" style:font-size-asian="12pt" style:font-size-complex="12pt"/>
    </style:style>
    <style:style style:name="P1936" style:parent-style-name="正文" style:family="paragraph">
      <style:text-properties style:font-name="Times New Roman" fo:font-size="12pt" style:font-size-asian="12pt" style:font-size-complex="12pt"/>
    </style:style>
    <style:style style:name="P1937" style:parent-style-name="正文" style:family="paragraph">
      <style:text-properties style:font-name="Times New Roman" fo:font-size="12pt" style:font-size-asian="12pt" style:font-size-complex="12pt"/>
    </style:style>
    <style:style style:name="P1938" style:parent-style-name="正文" style:family="paragraph">
      <style:text-properties style:font-name="Times New Roman" fo:font-size="12pt" style:font-size-asian="12pt" style:font-size-complex="12pt"/>
    </style:style>
    <style:style style:name="P1939" style:parent-style-name="正文" style:family="paragraph">
      <style:text-properties style:font-name="Times New Roman" fo:font-size="12pt" style:font-size-asian="12pt" style:font-size-complex="12pt"/>
    </style:style>
    <style:style style:name="P1940" style:parent-style-name="正文" style:family="paragraph">
      <style:text-properties style:font-name="Times New Roman" fo:font-size="12pt" style:font-size-asian="12pt" style:font-size-complex="12pt"/>
    </style:style>
    <style:style style:name="P1941" style:parent-style-name="正文" style:family="paragraph">
      <style:text-properties style:font-name="Times New Roman" fo:font-size="12pt" style:font-size-asian="12pt" style:font-size-complex="12pt"/>
    </style:style>
    <style:style style:name="P1942" style:parent-style-name="正文" style:family="paragraph">
      <style:text-properties style:font-name="Times New Roman" fo:font-size="12pt" style:font-size-asian="12pt" style:font-size-complex="12pt"/>
    </style:style>
    <style:style style:name="P1943" style:parent-style-name="正文" style:family="paragraph">
      <style:text-properties style:font-name="Times New Roman" fo:font-size="12pt" style:font-size-asian="12pt" style:font-size-complex="12pt"/>
    </style:style>
    <style:style style:name="P1944" style:parent-style-name="正文" style:family="paragraph">
      <style:text-properties style:font-name="Times New Roman" fo:font-size="12pt" style:font-size-asian="12pt" style:font-size-complex="12pt"/>
    </style:style>
    <style:style style:name="P1945" style:parent-style-name="正文" style:family="paragraph">
      <style:text-properties style:font-name="Times New Roman" fo:font-size="12pt" style:font-size-asian="12pt" style:font-size-complex="12pt"/>
    </style:style>
    <style:style style:name="P1946" style:parent-style-name="正文" style:family="paragraph">
      <style:text-properties style:font-name="Times New Roman" fo:font-size="12pt" style:font-size-asian="12pt" style:font-size-complex="12pt"/>
    </style:style>
    <style:style style:name="P1947" style:parent-style-name="正文" style:family="paragraph">
      <style:text-properties style:font-name="Times New Roman" fo:font-size="12pt" style:font-size-asian="12pt" style:font-size-complex="12pt"/>
    </style:style>
    <style:style style:name="P1948" style:parent-style-name="正文" style:family="paragraph">
      <style:text-properties style:font-name="Times New Roman" fo:font-size="12pt" style:font-size-asian="12pt" style:font-size-complex="12pt"/>
    </style:style>
    <style:style style:name="P1949" style:parent-style-name="正文" style:family="paragraph">
      <style:text-properties style:font-name="Times New Roman" fo:font-size="12pt" style:font-size-asian="12pt" style:font-size-complex="12pt"/>
    </style:style>
    <style:style style:name="P1950" style:parent-style-name="正文" style:family="paragraph">
      <style:text-properties style:font-name="Times New Roman" fo:font-size="12pt" style:font-size-asian="12pt" style:font-size-complex="12pt"/>
    </style:style>
    <style:style style:name="P1951" style:parent-style-name="正文" style:family="paragraph">
      <style:text-properties style:font-name="Times New Roman" fo:font-size="12pt" style:font-size-asian="12pt" style:font-size-complex="12pt"/>
    </style:style>
    <style:style style:name="P1952" style:parent-style-name="正文" style:family="paragraph">
      <style:text-properties style:font-name="Times New Roman" fo:font-size="12pt" style:font-size-asian="12pt" style:font-size-complex="12pt"/>
    </style:style>
    <style:style style:name="P1953" style:parent-style-name="正文" style:family="paragraph">
      <style:text-properties style:font-name="Times New Roman" fo:font-size="12pt" style:font-size-asian="12pt" style:font-size-complex="12pt"/>
    </style:style>
    <style:style style:name="P1954" style:parent-style-name="正文" style:family="paragraph">
      <style:text-properties style:font-name="Times New Roman" fo:font-size="12pt" style:font-size-asian="12pt" style:font-size-complex="12pt"/>
    </style:style>
    <style:style style:name="P1955" style:parent-style-name="正文" style:family="paragraph">
      <style:text-properties style:font-name="Times New Roman" fo:font-size="12pt" style:font-size-asian="12pt" style:font-size-complex="12pt"/>
    </style:style>
    <style:style style:name="P1956" style:parent-style-name="正文" style:family="paragraph">
      <style:text-properties style:font-name="Times New Roman" fo:font-size="12pt" style:font-size-asian="12pt" style:font-size-complex="12pt"/>
    </style:style>
    <style:style style:name="P1957" style:parent-style-name="正文" style:family="paragraph">
      <style:text-properties style:font-name="Times New Roman" fo:font-size="12pt" style:font-size-asian="12pt" style:font-size-complex="12pt"/>
    </style:style>
    <style:style style:name="P1958" style:parent-style-name="正文" style:family="paragraph">
      <style:text-properties style:font-name="Times New Roman" fo:font-size="12pt" style:font-size-asian="12pt" style:font-size-complex="12pt"/>
    </style:style>
    <style:style style:name="P1959" style:parent-style-name="正文" style:family="paragraph">
      <style:text-properties style:font-name="Times New Roman" fo:font-size="12pt" style:font-size-asian="12pt" style:font-size-complex="12pt"/>
    </style:style>
    <style:style style:name="P1960" style:parent-style-name="正文" style:family="paragraph">
      <style:text-properties style:font-name="Times New Roman" fo:font-size="12pt" style:font-size-asian="12pt" style:font-size-complex="12pt"/>
    </style:style>
    <style:style style:name="P1961" style:parent-style-name="正文" style:family="paragraph">
      <style:text-properties style:font-name="Times New Roman" fo:font-size="12pt" style:font-size-asian="12pt" style:font-size-complex="12pt"/>
    </style:style>
    <style:style style:name="P1962" style:parent-style-name="正文" style:family="paragraph">
      <style:text-properties style:font-name="Times New Roman" fo:font-size="12pt" style:font-size-asian="12pt" style:font-size-complex="12pt"/>
    </style:style>
    <style:style style:name="P1963" style:parent-style-name="正文" style:family="paragraph">
      <style:text-properties style:font-name="Times New Roman" fo:font-size="12pt" style:font-size-asian="12pt" style:font-size-complex="12pt"/>
    </style:style>
    <style:style style:name="P1964" style:parent-style-name="正文" style:family="paragraph">
      <style:text-properties style:font-name="Times New Roman" fo:font-size="12pt" style:font-size-asian="12pt" style:font-size-complex="12pt"/>
    </style:style>
    <style:style style:name="P1965" style:parent-style-name="正文" style:family="paragraph">
      <style:text-properties style:font-name="Times New Roman" fo:font-size="12pt" style:font-size-asian="12pt" style:font-size-complex="12pt"/>
    </style:style>
    <style:style style:name="P1966" style:parent-style-name="正文" style:family="paragraph">
      <style:text-properties style:font-name="Times New Roman" fo:font-size="12pt" style:font-size-asian="12pt" style:font-size-complex="12pt"/>
    </style:style>
    <style:style style:name="P1967" style:parent-style-name="正文" style:family="paragraph">
      <style:text-properties style:font-name="Times New Roman" fo:font-size="12pt" style:font-size-asian="12pt" style:font-size-complex="12pt"/>
    </style:style>
    <style:style style:name="P1968" style:parent-style-name="正文" style:family="paragraph">
      <style:text-properties style:font-name="Times New Roman" fo:font-size="12pt" style:font-size-asian="12pt" style:font-size-complex="12pt"/>
    </style:style>
    <style:style style:name="P1969" style:parent-style-name="正文" style:family="paragraph">
      <style:text-properties style:font-name="Times New Roman" fo:font-size="12pt" style:font-size-asian="12pt" style:font-size-complex="12pt"/>
    </style:style>
    <style:style style:name="P1970" style:parent-style-name="正文" style:family="paragraph">
      <style:text-properties style:font-name="Times New Roman" fo:font-size="12pt" style:font-size-asian="12pt" style:font-size-complex="12pt"/>
    </style:style>
    <style:style style:name="P1971" style:parent-style-name="正文" style:family="paragraph">
      <style:text-properties style:font-name="Times New Roman" fo:font-size="12pt" style:font-size-asian="12pt" style:font-size-complex="12pt"/>
    </style:style>
    <style:style style:name="P1972" style:parent-style-name="正文" style:family="paragraph">
      <style:text-properties style:font-name="Times New Roman" fo:font-size="12pt" style:font-size-asian="12pt" style:font-size-complex="12pt"/>
    </style:style>
    <style:style style:name="P1973" style:parent-style-name="正文" style:family="paragraph">
      <style:text-properties style:font-name="Times New Roman" fo:font-size="12pt" style:font-size-asian="12pt" style:font-size-complex="12pt"/>
    </style:style>
    <style:style style:name="P1974" style:parent-style-name="正文" style:family="paragraph">
      <style:text-properties style:font-name="Times New Roman" fo:font-size="12pt" style:font-size-asian="12pt" style:font-size-complex="12pt"/>
    </style:style>
    <style:style style:name="P1975" style:parent-style-name="正文" style:family="paragraph">
      <style:text-properties style:font-name="Times New Roman" fo:font-size="12pt" style:font-size-asian="12pt" style:font-size-complex="12pt"/>
    </style:style>
    <style:style style:name="P1976" style:parent-style-name="正文" style:family="paragraph">
      <style:text-properties style:font-name="Times New Roman" fo:font-size="12pt" style:font-size-asian="12pt" style:font-size-complex="12pt"/>
    </style:style>
    <style:style style:name="P1977" style:parent-style-name="正文" style:family="paragraph">
      <style:text-properties style:font-name="Times New Roman" fo:font-size="12pt" style:font-size-asian="12pt" style:font-size-complex="12pt"/>
    </style:style>
    <style:style style:name="P1978" style:parent-style-name="正文" style:family="paragraph">
      <style:text-properties style:font-name="Times New Roman" fo:font-size="12pt" style:font-size-asian="12pt" style:font-size-complex="12pt"/>
    </style:style>
    <style:style style:name="P1979" style:parent-style-name="正文" style:family="paragraph">
      <style:text-properties style:font-name="Times New Roman" fo:font-size="12pt" style:font-size-asian="12pt" style:font-size-complex="12pt"/>
    </style:style>
    <style:style style:name="P1980" style:parent-style-name="正文" style:family="paragraph">
      <style:text-properties style:font-name="Times New Roman" fo:font-size="12pt" style:font-size-asian="12pt" style:font-size-complex="12pt"/>
    </style:style>
    <style:style style:name="P1981" style:parent-style-name="正文" style:family="paragraph">
      <style:text-properties style:font-name="Times New Roman" fo:font-size="12pt" style:font-size-asian="12pt" style:font-size-complex="12pt"/>
    </style:style>
    <style:style style:name="P1982" style:parent-style-name="正文" style:family="paragraph">
      <style:text-properties style:font-name="Times New Roman" fo:font-size="12pt" style:font-size-asian="12pt" style:font-size-complex="12pt"/>
    </style:style>
    <style:style style:name="P1983" style:parent-style-name="正文" style:family="paragraph">
      <style:text-properties style:font-name="Times New Roman" fo:font-size="12pt" style:font-size-asian="12pt" style:font-size-complex="12pt"/>
    </style:style>
    <style:style style:name="P1984" style:parent-style-name="正文" style:family="paragraph">
      <style:text-properties style:font-name="Times New Roman" fo:font-size="12pt" style:font-size-asian="12pt" style:font-size-complex="12pt"/>
    </style:style>
    <style:style style:name="P1985" style:parent-style-name="正文" style:family="paragraph">
      <style:text-properties style:font-name="Times New Roman" fo:font-size="12pt" style:font-size-asian="12pt" style:font-size-complex="12pt"/>
    </style:style>
    <style:style style:name="P1986" style:parent-style-name="正文" style:family="paragraph">
      <style:text-properties style:font-name="Times New Roman" fo:font-size="12pt" style:font-size-asian="12pt" style:font-size-complex="12pt"/>
    </style:style>
    <style:style style:name="P1987" style:parent-style-name="正文" style:family="paragraph">
      <style:text-properties style:font-name="Times New Roman" fo:font-size="12pt" style:font-size-asian="12pt" style:font-size-complex="12pt"/>
    </style:style>
    <style:style style:name="P1988" style:parent-style-name="正文" style:family="paragraph">
      <style:text-properties style:font-name="Times New Roman" fo:font-size="12pt" style:font-size-asian="12pt" style:font-size-complex="12pt"/>
    </style:style>
    <style:style style:name="P1989" style:parent-style-name="正文" style:family="paragraph">
      <style:text-properties style:font-name="Times New Roman" fo:font-size="12pt" style:font-size-asian="12pt" style:font-size-complex="12pt"/>
    </style:style>
    <style:style style:name="P1990" style:parent-style-name="正文" style:family="paragraph">
      <style:text-properties style:font-name="Times New Roman" fo:font-size="12pt" style:font-size-asian="12pt" style:font-size-complex="12pt"/>
    </style:style>
    <style:style style:name="P1991" style:parent-style-name="正文" style:family="paragraph">
      <style:text-properties style:font-name="Times New Roman" fo:font-size="12pt" style:font-size-asian="12pt" style:font-size-complex="12pt"/>
    </style:style>
    <style:style style:name="P1992" style:parent-style-name="正文" style:family="paragraph">
      <style:text-properties style:font-name="Times New Roman" fo:font-size="12pt" style:font-size-asian="12pt" style:font-size-complex="12pt"/>
    </style:style>
    <style:style style:name="P1993" style:parent-style-name="正文" style:family="paragraph">
      <style:text-properties style:font-name="Times New Roman" fo:font-size="12pt" style:font-size-asian="12pt" style:font-size-complex="12pt"/>
    </style:style>
    <style:style style:name="P1994" style:parent-style-name="正文" style:family="paragraph">
      <style:text-properties style:font-name="Times New Roman" fo:font-size="12pt" style:font-size-asian="12pt" style:font-size-complex="12pt"/>
    </style:style>
    <style:style style:name="P1995" style:parent-style-name="正文" style:family="paragraph">
      <style:text-properties style:font-name="Times New Roman" fo:font-size="12pt" style:font-size-asian="12pt" style:font-size-complex="12pt"/>
    </style:style>
    <style:style style:name="P1996" style:parent-style-name="正文" style:family="paragraph">
      <style:text-properties style:font-name="Times New Roman" fo:font-size="12pt" style:font-size-asian="12pt" style:font-size-complex="12pt"/>
    </style:style>
    <style:style style:name="P1997" style:parent-style-name="正文" style:family="paragraph">
      <style:text-properties style:font-name="Times New Roman" fo:font-size="12pt" style:font-size-asian="12pt" style:font-size-complex="12pt"/>
    </style:style>
    <style:style style:name="P1998" style:parent-style-name="正文" style:family="paragraph">
      <style:text-properties style:font-name="Times New Roman" fo:font-size="12pt" style:font-size-asian="12pt" style:font-size-complex="12pt"/>
    </style:style>
    <style:style style:name="P1999" style:parent-style-name="正文" style:family="paragraph">
      <style:text-properties style:font-name="Times New Roman" fo:font-size="12pt" style:font-size-asian="12pt" style:font-size-complex="12pt"/>
    </style:style>
    <style:style style:name="P2000" style:parent-style-name="正文" style:family="paragraph">
      <style:text-properties style:font-name="Times New Roman" style:font-name-complex="Times New Roman" fo:font-size="12pt" style:font-size-asian="12pt" style:font-size-complex="12pt"/>
    </style:style>
    <style:style style:name="P2001" style:parent-style-name="正文" style:family="paragraph">
      <style:paragraph-properties style:text-autospace="none" fo:margin-bottom="0in" fo:line-height="100%"/>
    </style:style>
    <style:style style:name="T200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04" style:parent-style-name="正文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style:language-asian="zh" style:country-asian="CN"/>
    </style:style>
    <style:style style:name="P2005" style:parent-style-name="正文" style:family="paragraph">
      <style:paragraph-properties style:text-autospace="none" fo:margin-bottom="0in" fo:line-height="100%"/>
    </style:style>
    <style:style style:name="T200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08" style:parent-style-name="正文" style:family="paragraph">
      <style:paragraph-properties style:text-autospace="none" fo:margin-bottom="0in" fo:line-height="100%"/>
    </style:style>
    <style:style style:name="T200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11" style:parent-style-name="正文" style:family="paragraph">
      <style:paragraph-properties style:text-autospace="none" fo:margin-bottom="0in" fo:line-height="100%"/>
    </style:style>
    <style:style style:name="T201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1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14" style:parent-style-name="正文" style:family="paragraph">
      <style:paragraph-properties style:text-autospace="none" fo:margin-bottom="0in" fo:line-height="100%"/>
    </style:style>
    <style:style style:name="T201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1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17" style:parent-style-name="正文" style:family="paragraph">
      <style:paragraph-properties style:text-autospace="none" fo:margin-bottom="0in" fo:line-height="100%"/>
    </style:style>
    <style:style style:name="T201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20" style:parent-style-name="正文" style:family="paragraph">
      <style:paragraph-properties style:text-autospace="none" fo:margin-bottom="0in" fo:line-height="100%"/>
    </style:style>
    <style:style style:name="T202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2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23" style:parent-style-name="正文" style:family="paragraph">
      <style:paragraph-properties style:text-autospace="none" fo:margin-bottom="0in" fo:line-height="100%"/>
    </style:style>
    <style:style style:name="T202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2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26" style:parent-style-name="正文" style:family="paragraph">
      <style:paragraph-properties style:text-autospace="none" fo:margin-bottom="0in" fo:line-height="100%"/>
    </style:style>
    <style:style style:name="T202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2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29" style:parent-style-name="正文" style:family="paragraph">
      <style:paragraph-properties style:text-autospace="none" fo:margin-bottom="0in" fo:line-height="100%"/>
    </style:style>
    <style:style style:name="T203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3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32" style:parent-style-name="正文" style:family="paragraph">
      <style:paragraph-properties style:text-autospace="none" fo:margin-bottom="0in" fo:line-height="100%"/>
    </style:style>
    <style:style style:name="T203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3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35" style:parent-style-name="正文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style:language-asian="zh" style:country-asian="CN"/>
    </style:style>
    <style:style style:name="P2036" style:parent-style-name="正文" style:family="paragraph">
      <style:paragraph-properties style:text-autospace="none" fo:margin-bottom="0in" fo:line-height="100%"/>
    </style:style>
    <style:style style:name="T203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3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3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4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41" style:parent-style-name="默认段落字体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 style:language-asian="zh" style:country-asian="CN"/>
    </style:style>
    <style:style style:name="T204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4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45" style:parent-style-name="正文" style:family="paragraph">
      <style:paragraph-properties style:text-autospace="none" fo:margin-bottom="0in" fo:line-height="100%"/>
    </style:style>
    <style:style style:name="T20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4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4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4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05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5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5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5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5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55" style:parent-style-name="正文" style:family="paragraph">
      <style:paragraph-properties style:text-autospace="none" fo:margin-bottom="0in" fo:line-height="100%"/>
    </style:style>
    <style:style style:name="T20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5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5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5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0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61" style:parent-style-name="正文" style:family="paragraph">
      <style:paragraph-properties style:text-autospace="none" fo:margin-bottom="0in" fo:line-height="100%"/>
    </style:style>
    <style:style style:name="T20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6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6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06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67" style:parent-style-name="正文" style:family="paragraph">
      <style:paragraph-properties style:text-autospace="none" fo:margin-bottom="0in" fo:line-height="100%"/>
    </style:style>
    <style:style style:name="T206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6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7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7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0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7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7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75" style:parent-style-name="正文" style:family="paragraph">
      <style:paragraph-properties style:text-autospace="none" fo:margin-bottom="0in" fo:line-height="100%"/>
    </style:style>
    <style:style style:name="T207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7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7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7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08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81" style:parent-style-name="正文" style:family="paragraph">
      <style:paragraph-properties style:text-autospace="none" fo:margin-bottom="0in" fo:line-height="100%"/>
    </style:style>
    <style:style style:name="T208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8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8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85" style:parent-style-name="正文" style:family="paragraph">
      <style:paragraph-properties style:text-autospace="none" fo:margin-bottom="0in" fo:line-height="100%"/>
    </style:style>
    <style:style style:name="T208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8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8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8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9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09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92" style:parent-style-name="正文" style:family="paragraph">
      <style:paragraph-properties style:text-autospace="none" fo:margin-bottom="0in" fo:line-height="100%"/>
    </style:style>
    <style:style style:name="T209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9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095" style:parent-style-name="正文" style:family="paragraph">
      <style:paragraph-properties style:text-autospace="none" fo:margin-bottom="0in" fo:line-height="100%"/>
    </style:style>
    <style:style style:name="T20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9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9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09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10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0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10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03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10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105" style:parent-style-name="正文" style:family="paragraph">
      <style:paragraph-properties style:text-autospace="none" fo:margin-bottom="0in" fo:line-height="100%"/>
    </style:style>
    <style:style style:name="T210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0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109" style:parent-style-name="正文" style:family="paragraph">
      <style:paragraph-properties style:text-autospace="none" fo:margin-bottom="0in" fo:line-height="100%"/>
    </style:style>
    <style:style style:name="T21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1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1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1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1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11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16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11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1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1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20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2121" style:parent-style-name="正文" style:family="paragraph">
      <style:paragraph-properties style:text-autospace="none" fo:margin-bottom="0in" fo:line-height="100%"/>
    </style:style>
    <style:style style:name="T212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2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2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2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2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2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28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12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3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13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3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33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2134" style:parent-style-name="正文" style:family="paragraph">
      <style:paragraph-properties style:text-autospace="none" fo:margin-bottom="0in" fo:line-height="100%"/>
    </style:style>
    <style:style style:name="T21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3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3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3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4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4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14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143" style:parent-style-name="正文" style:family="paragraph">
      <style:paragraph-properties style:text-autospace="none" fo:margin-bottom="0in" fo:line-height="100%"/>
    </style:style>
    <style:style style:name="T21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4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4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4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4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50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15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5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15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154" style:parent-style-name="正文" style:family="paragraph">
      <style:paragraph-properties style:text-autospace="none" fo:margin-bottom="0in" fo:line-height="100%"/>
    </style:style>
    <style:style style:name="T215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5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5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159" style:parent-style-name="正文" style:family="paragraph">
      <style:paragraph-properties style:text-autospace="none" fo:margin-bottom="0in" fo:line-height="100%"/>
    </style:style>
    <style:style style:name="T21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6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6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6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16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6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16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68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16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7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17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73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T2174" style:parent-style-name="默认段落字体" style:family="text">
      <style:text-properties style:font-name="Consolas" style:font-name-complex="Consolas" fo:color="#3F7F5F" fo:font-size="10pt" style:font-size-asian="10pt" style:font-size-complex="10pt" style:text-underline-type="single" style:text-underline-style="solid" style:text-underline-width="auto" style:text-underline-mode="continuous" style:language-asian="zh" style:country-asian="CN"/>
    </style:style>
    <style:style style:name="T2175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2176" style:parent-style-name="正文" style:family="paragraph">
      <style:paragraph-properties style:text-autospace="none" fo:margin-bottom="0in" fo:line-height="100%"/>
    </style:style>
    <style:style style:name="T217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7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7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8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8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82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18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8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18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8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87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2188" style:parent-style-name="正文" style:family="paragraph">
      <style:paragraph-properties style:text-autospace="none" fo:margin-bottom="0in" fo:line-height="100%"/>
    </style:style>
    <style:style style:name="T218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9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9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9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94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19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19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19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198" style:parent-style-name="正文" style:family="paragraph">
      <style:paragraph-properties style:text-autospace="none" fo:margin-bottom="0in" fo:line-height="100%"/>
    </style:style>
    <style:style style:name="T219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0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0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0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0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2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206" style:parent-style-name="正文" style:family="paragraph">
      <style:paragraph-properties style:text-autospace="none" fo:margin-bottom="0in" fo:line-height="100%"/>
    </style:style>
    <style:style style:name="T22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0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211" style:parent-style-name="正文" style:family="paragraph">
      <style:paragraph-properties style:text-autospace="none" fo:margin-bottom="0in" fo:line-height="100%"/>
    </style:style>
    <style:style style:name="T221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1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1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215" style:parent-style-name="正文" style:family="paragraph">
      <style:paragraph-properties style:text-autospace="none" fo:margin-bottom="0in" fo:line-height="100%"/>
    </style:style>
    <style:style style:name="T221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1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218" style:parent-style-name="正文" style:family="paragraph">
      <style:paragraph-properties style:text-autospace="none" fo:margin-bottom="0in" fo:line-height="100%"/>
    </style:style>
    <style:style style:name="T22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2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2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22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2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22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225" style:parent-style-name="正文" style:family="paragraph">
      <style:paragraph-properties style:text-autospace="none" fo:margin-bottom="0in" fo:line-height="100%"/>
    </style:style>
    <style:style style:name="T222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2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2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22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230" style:parent-style-name="正文" style:family="paragraph">
      <style:paragraph-properties style:text-autospace="none" fo:margin-bottom="0in" fo:line-height="100%"/>
    </style:style>
    <style:style style:name="T223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3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233" style:parent-style-name="正文" style:family="paragraph">
      <style:paragraph-properties style:text-autospace="none" fo:margin-bottom="0in" fo:line-height="100%"/>
    </style:style>
    <style:style style:name="T223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36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22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238" style:parent-style-name="正文" style:family="paragraph">
      <style:paragraph-properties style:text-autospace="none" fo:margin-bottom="0in" fo:line-height="100%"/>
    </style:style>
    <style:style style:name="T223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4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41" style:parent-style-name="默认段落字体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224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243" style:parent-style-name="正文" style:family="paragraph">
      <style:paragraph-properties style:text-autospace="none" fo:margin-bottom="0in" fo:line-height="100%"/>
    </style:style>
    <style:style style:name="T22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4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246" style:parent-style-name="正文" style:family="paragraph">
      <style:paragraph-properties style:text-autospace="none" fo:margin-bottom="0in" fo:line-height="100%"/>
    </style:style>
    <style:style style:name="T224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248" style:parent-style-name="正文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style:language-asian="zh" style:country-asian="CN"/>
    </style:style>
    <style:style style:name="P2249" style:parent-style-name="正文" style:family="paragraph">
      <style:paragraph-properties style:text-autospace="none" fo:margin-bottom="0in" fo:line-height="100%"/>
    </style:style>
    <style:style style:name="T225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5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25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5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25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55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2256" style:parent-style-name="正文" style:family="paragraph">
      <style:paragraph-properties style:text-autospace="none" fo:margin-bottom="0in" fo:line-height="100%"/>
    </style:style>
    <style:style style:name="T225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5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5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2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61" style:parent-style-name="默认段落字体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22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263" style:parent-style-name="正文" style:family="paragraph">
      <style:paragraph-properties style:text-autospace="none" fo:margin-bottom="0in" fo:line-height="100%"/>
    </style:style>
    <style:style style:name="T22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6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66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26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6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26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270" style:parent-style-name="正文" style:family="paragraph">
      <style:paragraph-properties style:text-autospace="none" fo:margin-bottom="0in" fo:line-height="100%"/>
    </style:style>
    <style:style style:name="T227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73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27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7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27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7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27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279" style:parent-style-name="正文" style:family="paragraph">
      <style:paragraph-properties style:text-autospace="none" fo:margin-bottom="0in" fo:line-height="100%"/>
    </style:style>
    <style:style style:name="T228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8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82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28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8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28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86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228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288" style:parent-style-name="正文" style:family="paragraph">
      <style:paragraph-properties style:text-autospace="none" fo:margin-bottom="0in" fo:line-height="100%"/>
    </style:style>
    <style:style style:name="T228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91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29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9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29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95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2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29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29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299" style:parent-style-name="正文" style:family="paragraph">
      <style:paragraph-properties style:text-autospace="none" fo:margin-bottom="0in" fo:line-height="100%"/>
    </style:style>
    <style:style style:name="T230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0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02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3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0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3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306" style:parent-style-name="正文" style:family="paragraph">
      <style:paragraph-properties style:text-autospace="none" fo:margin-bottom="0in" fo:line-height="100%"/>
    </style:style>
    <style:style style:name="T23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0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0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3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11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31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13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31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315" style:parent-style-name="正文" style:family="paragraph">
      <style:paragraph-properties style:text-autospace="none" fo:margin-bottom="0in" fo:line-height="100%"/>
    </style:style>
    <style:style style:name="T231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1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1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3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2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32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22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232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324" style:parent-style-name="正文" style:family="paragraph">
      <style:paragraph-properties style:text-autospace="none" fo:margin-bottom="0in" fo:line-height="100%"/>
    </style:style>
    <style:style style:name="T232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2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2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32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2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33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31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233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333" style:parent-style-name="正文" style:family="paragraph">
      <style:paragraph-properties style:text-autospace="none" fo:margin-bottom="0in" fo:line-height="100%"/>
    </style:style>
    <style:style style:name="T233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36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3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3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33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40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34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4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34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344" style:parent-style-name="正文" style:family="paragraph">
      <style:paragraph-properties style:text-autospace="none" fo:margin-bottom="0in" fo:line-height="100%"/>
    </style:style>
    <style:style style:name="T234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47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34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4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35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351" style:parent-style-name="正文" style:family="paragraph">
      <style:paragraph-properties style:text-autospace="none" fo:margin-bottom="0in" fo:line-height="100%"/>
    </style:style>
    <style:style style:name="T235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5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5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35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5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35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58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35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360" style:parent-style-name="正文" style:family="paragraph">
      <style:paragraph-properties style:text-autospace="none" fo:margin-bottom="0in" fo:line-height="100%"/>
    </style:style>
    <style:style style:name="T236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63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3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6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36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67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36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6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37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371" style:parent-style-name="正文" style:family="paragraph">
      <style:paragraph-properties style:text-autospace="none" fo:margin-bottom="0in" fo:line-height="100%"/>
    </style:style>
    <style:style style:name="T23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7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74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37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7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37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378" style:parent-style-name="正文" style:family="paragraph">
      <style:paragraph-properties style:text-autospace="none" fo:margin-bottom="0in" fo:line-height="100%"/>
    </style:style>
    <style:style style:name="T237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8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8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38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8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38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85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38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387" style:parent-style-name="正文" style:family="paragraph">
      <style:paragraph-properties style:text-autospace="none" fo:margin-bottom="0in" fo:line-height="100%"/>
    </style:style>
    <style:style style:name="T238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8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9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39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9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39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394" style:parent-style-name="正文" style:family="paragraph">
      <style:paragraph-properties style:text-autospace="none" fo:margin-bottom="0in" fo:line-height="100%"/>
    </style:style>
    <style:style style:name="T239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9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39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39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40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01" style:parent-style-name="正文" style:family="paragraph">
      <style:paragraph-properties style:text-autospace="none" fo:margin-bottom="0in" fo:line-height="100%"/>
    </style:style>
    <style:style style:name="T240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4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40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4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406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24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08" style:parent-style-name="正文" style:family="paragraph">
      <style:paragraph-properties style:text-autospace="none" fo:margin-bottom="0in" fo:line-height="100%"/>
    </style:style>
    <style:style style:name="T24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4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41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41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413" style:parent-style-name="默认段落字体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241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15" style:parent-style-name="正文" style:family="paragraph">
      <style:paragraph-properties style:text-autospace="none" fo:margin-bottom="0in" fo:line-height="100%"/>
    </style:style>
    <style:style style:name="T241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17" style:parent-style-name="正文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style:language-asian="zh" style:country-asian="CN"/>
    </style:style>
    <style:style style:name="P2418" style:parent-style-name="正文" style:family="paragraph">
      <style:paragraph-properties style:text-autospace="none" fo:margin-bottom="0in" fo:line-height="100%"/>
    </style:style>
    <style:style style:name="T24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20" style:parent-style-name="正文" style:family="paragraph">
      <style:text-properties style:font-name="Times New Roman" style:font-name-complex="Times New Roman" fo:font-size="12pt" style:font-size-asian="12pt" style:font-size-complex="12pt"/>
    </style:style>
    <style:style style:name="P2421" style:parent-style-name="正文" style:family="paragraph">
      <style:paragraph-properties style:text-autospace="none" fo:margin-bottom="0in" fo:line-height="100%"/>
    </style:style>
    <style:style style:name="T242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2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24" style:parent-style-name="正文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style:language-asian="zh" style:country-asian="CN"/>
    </style:style>
    <style:style style:name="P2425" style:parent-style-name="正文" style:family="paragraph">
      <style:paragraph-properties style:text-autospace="none" fo:margin-bottom="0in" fo:line-height="100%"/>
    </style:style>
    <style:style style:name="T242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2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28" style:parent-style-name="正文" style:family="paragraph">
      <style:paragraph-properties style:text-autospace="none" fo:margin-bottom="0in" fo:line-height="100%"/>
    </style:style>
    <style:style style:name="T242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3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31" style:parent-style-name="正文" style:family="paragraph">
      <style:paragraph-properties style:text-autospace="none" fo:margin-bottom="0in" fo:line-height="100%"/>
    </style:style>
    <style:style style:name="T243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34" style:parent-style-name="正文" style:family="paragraph">
      <style:paragraph-properties style:text-autospace="none" fo:margin-bottom="0in" fo:line-height="100%"/>
    </style:style>
    <style:style style:name="T243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3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37" style:parent-style-name="正文" style:family="paragraph">
      <style:paragraph-properties style:text-autospace="none" fo:margin-bottom="0in" fo:line-height="100%"/>
    </style:style>
    <style:style style:name="T243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3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40" style:parent-style-name="正文" style:family="paragraph">
      <style:paragraph-properties style:text-autospace="none" fo:margin-bottom="0in" fo:line-height="100%"/>
    </style:style>
    <style:style style:name="T244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4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43" style:parent-style-name="正文" style:family="paragraph">
      <style:paragraph-properties style:text-autospace="none" fo:margin-bottom="0in" fo:line-height="100%"/>
    </style:style>
    <style:style style:name="T244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4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46" style:parent-style-name="正文" style:family="paragraph">
      <style:paragraph-properties style:text-autospace="none" fo:margin-bottom="0in" fo:line-height="100%"/>
    </style:style>
    <style:style style:name="T244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4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49" style:parent-style-name="正文" style:family="paragraph">
      <style:paragraph-properties style:text-autospace="none" fo:margin-bottom="0in" fo:line-height="100%"/>
    </style:style>
    <style:style style:name="T245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5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52" style:parent-style-name="正文" style:family="paragraph">
      <style:paragraph-properties style:text-autospace="none" fo:margin-bottom="0in" fo:line-height="100%"/>
    </style:style>
    <style:style style:name="T245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5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55" style:parent-style-name="正文" style:family="paragraph">
      <style:paragraph-properties style:text-autospace="none" fo:margin-bottom="0in" fo:line-height="100%"/>
    </style:style>
    <style:style style:name="T245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5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58" style:parent-style-name="正文" style:family="paragraph">
      <style:paragraph-properties style:text-autospace="none" fo:margin-bottom="0in" fo:line-height="100%"/>
    </style:style>
    <style:style style:name="T245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61" style:parent-style-name="正文" style:family="paragraph">
      <style:paragraph-properties style:text-autospace="none" fo:margin-bottom="0in" fo:line-height="100%"/>
    </style:style>
    <style:style style:name="T246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6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64" style:parent-style-name="正文" style:family="paragraph">
      <style:paragraph-properties style:text-autospace="none" fo:margin-bottom="0in" fo:line-height="100%"/>
    </style:style>
    <style:style style:name="T246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6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67" style:parent-style-name="正文" style:family="paragraph">
      <style:paragraph-properties style:text-autospace="none" fo:margin-bottom="0in" fo:line-height="100%"/>
    </style:style>
    <style:style style:name="T246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6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70" style:parent-style-name="正文" style:family="paragraph">
      <style:paragraph-properties style:text-autospace="none" fo:margin-bottom="0in" fo:line-height="100%"/>
    </style:style>
    <style:style style:name="T247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73" style:parent-style-name="正文" style:family="paragraph">
      <style:paragraph-properties style:text-autospace="none" fo:margin-bottom="0in" fo:line-height="100%"/>
    </style:style>
    <style:style style:name="T247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7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76" style:parent-style-name="正文" style:family="paragraph">
      <style:paragraph-properties style:text-autospace="none" fo:margin-bottom="0in" fo:line-height="100%"/>
    </style:style>
    <style:style style:name="T247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7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79" style:parent-style-name="正文" style:family="paragraph">
      <style:paragraph-properties style:text-autospace="none" fo:margin-bottom="0in" fo:line-height="100%"/>
    </style:style>
    <style:style style:name="T248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8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82" style:parent-style-name="正文" style:family="paragraph">
      <style:paragraph-properties style:text-autospace="none" fo:margin-bottom="0in" fo:line-height="100%"/>
    </style:style>
    <style:style style:name="T248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8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85" style:parent-style-name="正文" style:family="paragraph">
      <style:paragraph-properties style:text-autospace="none" fo:margin-bottom="0in" fo:line-height="100%"/>
    </style:style>
    <style:style style:name="T248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8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48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8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490" style:parent-style-name="默认段落字体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 style:language-asian="zh" style:country-asian="CN"/>
    </style:style>
    <style:style style:name="T249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49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9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494" style:parent-style-name="正文" style:family="paragraph">
      <style:paragraph-properties style:text-autospace="none" fo:margin-bottom="0in" fo:line-height="100%"/>
    </style:style>
    <style:style style:name="T249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49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49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49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49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500" style:parent-style-name="正文" style:family="paragraph">
      <style:paragraph-properties style:text-autospace="none" fo:margin-bottom="0in" fo:line-height="100%"/>
    </style:style>
    <style:style style:name="T250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0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0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5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506" style:parent-style-name="正文" style:family="paragraph">
      <style:paragraph-properties style:text-autospace="none" fo:margin-bottom="0in" fo:line-height="100%"/>
    </style:style>
    <style:style style:name="T25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0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1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51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512" style:parent-style-name="正文" style:family="paragraph">
      <style:paragraph-properties style:text-autospace="none" fo:margin-bottom="0in" fo:line-height="100%"/>
    </style:style>
    <style:style style:name="T251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1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1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1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51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518" style:parent-style-name="正文" style:family="paragraph">
      <style:paragraph-properties style:text-autospace="none" fo:margin-bottom="0in" fo:line-height="100%"/>
    </style:style>
    <style:style style:name="T25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2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2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2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52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524" style:parent-style-name="正文" style:family="paragraph">
      <style:paragraph-properties style:text-autospace="none" fo:margin-bottom="0in" fo:line-height="100%"/>
    </style:style>
    <style:style style:name="T252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2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2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2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52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530" style:parent-style-name="正文" style:family="paragraph">
      <style:paragraph-properties style:text-autospace="none" fo:margin-bottom="0in" fo:line-height="100%"/>
    </style:style>
    <style:style style:name="T253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3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3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5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536" style:parent-style-name="正文" style:family="paragraph">
      <style:paragraph-properties style:text-autospace="none" fo:margin-bottom="0in" fo:line-height="100%"/>
    </style:style>
    <style:style style:name="T25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3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3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4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54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4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4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544" style:parent-style-name="正文" style:family="paragraph">
      <style:paragraph-properties style:text-autospace="none" fo:margin-bottom="0in" fo:line-height="100%"/>
    </style:style>
    <style:style style:name="T254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4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4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4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54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5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5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552" style:parent-style-name="正文" style:family="paragraph">
      <style:paragraph-properties style:text-autospace="none" fo:margin-bottom="0in" fo:line-height="100%"/>
    </style:style>
    <style:style style:name="T255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5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5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5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55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5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5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560" style:parent-style-name="正文" style:family="paragraph">
      <style:paragraph-properties style:text-autospace="none" fo:margin-bottom="0in" fo:line-height="100%"/>
    </style:style>
    <style:style style:name="T256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6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6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6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56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6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6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568" style:parent-style-name="正文" style:family="paragraph">
      <style:paragraph-properties style:text-autospace="none" fo:margin-bottom="0in" fo:line-height="100%"/>
    </style:style>
    <style:style style:name="T256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7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7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7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57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7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7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576" style:parent-style-name="正文" style:family="paragraph">
      <style:paragraph-properties style:text-autospace="none" fo:margin-bottom="0in" fo:line-height="100%"/>
    </style:style>
    <style:style style:name="T257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7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7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8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8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8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58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8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58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586" style:parent-style-name="正文" style:family="paragraph">
      <style:paragraph-properties style:text-autospace="none" fo:margin-bottom="0in" fo:line-height="100%"/>
    </style:style>
    <style:style style:name="T258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8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8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9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59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9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9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94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259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596" style:parent-style-name="正文" style:family="paragraph">
      <style:paragraph-properties style:text-autospace="none" fo:margin-bottom="0in" fo:line-height="100%"/>
    </style:style>
    <style:style style:name="T259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59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59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0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0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0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6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0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606" style:parent-style-name="正文" style:family="paragraph">
      <style:paragraph-properties style:text-autospace="none" fo:margin-bottom="0in" fo:line-height="100%"/>
    </style:style>
    <style:style style:name="T26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0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1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61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1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1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614" style:parent-style-name="正文" style:family="paragraph">
      <style:paragraph-properties style:text-autospace="none" fo:margin-bottom="0in" fo:line-height="100%"/>
    </style:style>
    <style:style style:name="T261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1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1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1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6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2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2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622" style:parent-style-name="正文" style:family="paragraph">
      <style:paragraph-properties style:text-autospace="none" fo:margin-bottom="0in" fo:line-height="100%"/>
    </style:style>
    <style:style style:name="T262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2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2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2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62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2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2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630" style:parent-style-name="正文" style:family="paragraph">
      <style:paragraph-properties style:text-autospace="none" fo:margin-bottom="0in" fo:line-height="100%"/>
    </style:style>
    <style:style style:name="T263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3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3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6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3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638" style:parent-style-name="正文" style:family="paragraph">
      <style:paragraph-properties style:text-autospace="none" fo:margin-bottom="0in" fo:line-height="100%"/>
    </style:style>
    <style:style style:name="T263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40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4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4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64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4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4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646" style:parent-style-name="正文" style:family="paragraph">
      <style:paragraph-properties style:text-autospace="none" fo:margin-bottom="0in" fo:line-height="100%"/>
    </style:style>
    <style:style style:name="T264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4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4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5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65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5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5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654" style:parent-style-name="正文" style:family="paragraph">
      <style:paragraph-properties style:text-autospace="none" fo:margin-bottom="0in" fo:line-height="100%"/>
    </style:style>
    <style:style style:name="T265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5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5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658" style:parent-style-name="正文" style:family="paragraph">
      <style:paragraph-properties style:text-autospace="none" fo:margin-bottom="0in" fo:line-height="100%"/>
    </style:style>
    <style:style style:name="T265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6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6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665" style:parent-style-name="正文" style:family="paragraph">
      <style:paragraph-properties style:text-autospace="none" fo:margin-bottom="0in" fo:line-height="100%"/>
    </style:style>
    <style:style style:name="T266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6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668" style:parent-style-name="正文" style:family="paragraph">
      <style:paragraph-properties style:text-autospace="none" fo:margin-bottom="0in" fo:line-height="100%"/>
    </style:style>
    <style:style style:name="T266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7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7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7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7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7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7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76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67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678" style:parent-style-name="正文" style:family="paragraph">
      <style:paragraph-properties style:text-autospace="none" fo:margin-bottom="0in" fo:line-height="100%"/>
    </style:style>
    <style:style style:name="T267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8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8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682" style:parent-style-name="正文" style:family="paragraph">
      <style:paragraph-properties style:text-autospace="none" fo:margin-bottom="0in" fo:line-height="100%"/>
    </style:style>
    <style:style style:name="T268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8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8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8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8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8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689" style:parent-style-name="正文" style:family="paragraph">
      <style:paragraph-properties style:text-autospace="none" fo:margin-bottom="0in" fo:line-height="100%"/>
    </style:style>
    <style:style style:name="T26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9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9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9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9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69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96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69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69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69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0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01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2702" style:parent-style-name="正文" style:family="paragraph">
      <style:paragraph-properties style:text-autospace="none" fo:margin-bottom="0in" fo:line-height="100%"/>
    </style:style>
    <style:style style:name="T27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0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0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0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7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10" style:parent-style-name="默认段落字体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style:language-asian="zh" style:country-asian="CN"/>
    </style:style>
    <style:style style:name="T271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1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71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1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15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2716" style:parent-style-name="正文" style:family="paragraph">
      <style:paragraph-properties style:text-autospace="none" fo:margin-bottom="0in" fo:line-height="100%"/>
    </style:style>
    <style:style style:name="T271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1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2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2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2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72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24" style:parent-style-name="默认段落字体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style:language-asian="zh" style:country-asian="CN"/>
    </style:style>
    <style:style style:name="T272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2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72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28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2729" style:parent-style-name="正文" style:family="paragraph">
      <style:paragraph-properties style:text-autospace="none" fo:margin-bottom="0in" fo:line-height="100%"/>
    </style:style>
    <style:style style:name="T273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3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3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3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3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73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37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273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3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40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T2741" style:parent-style-name="默认段落字体" style:family="text">
      <style:text-properties style:font-name="Consolas" style:font-name-complex="Consolas" fo:color="#3F7F5F" fo:font-size="10pt" style:font-size-asian="10pt" style:font-size-complex="10pt" style:text-underline-type="single" style:text-underline-style="solid" style:text-underline-width="auto" style:text-underline-mode="continuous" style:language-asian="zh" style:country-asian="CN"/>
    </style:style>
    <style:style style:name="T2742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2743" style:parent-style-name="正文" style:family="paragraph">
      <style:paragraph-properties style:text-autospace="none" fo:margin-bottom="0in" fo:line-height="100%"/>
    </style:style>
    <style:style style:name="T27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4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4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4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4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75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51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275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753" style:parent-style-name="正文" style:family="paragraph">
      <style:paragraph-properties style:text-autospace="none" fo:margin-bottom="0in" fo:line-height="100%"/>
    </style:style>
    <style:style style:name="T275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5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5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5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5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7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61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27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763" style:parent-style-name="正文" style:family="paragraph">
      <style:paragraph-properties style:text-autospace="none" fo:margin-bottom="0in" fo:line-height="100%"/>
    </style:style>
    <style:style style:name="T27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6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6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6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6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6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77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71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27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773" style:parent-style-name="正文" style:family="paragraph">
      <style:paragraph-properties style:text-autospace="none" fo:margin-bottom="0in" fo:line-height="100%"/>
    </style:style>
    <style:style style:name="T277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7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7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7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7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7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78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8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78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8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78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8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8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87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2788" style:parent-style-name="正文" style:family="paragraph">
      <style:paragraph-properties style:text-autospace="none" fo:margin-bottom="0in" fo:line-height="100%"/>
    </style:style>
    <style:style style:name="T278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9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9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9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9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795" style:parent-style-name="正文" style:family="paragraph">
      <style:paragraph-properties style:text-autospace="none" fo:margin-bottom="0in" fo:line-height="100%"/>
    </style:style>
    <style:style style:name="T27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9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9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79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0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801" style:parent-style-name="正文" style:family="paragraph">
      <style:paragraph-properties style:text-autospace="none" fo:margin-bottom="0in" fo:line-height="100%"/>
    </style:style>
    <style:style style:name="T280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0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0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0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10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2811" style:parent-style-name="正文" style:family="paragraph">
      <style:paragraph-properties style:text-autospace="none" fo:margin-bottom="0in" fo:line-height="100%"/>
    </style:style>
    <style:style style:name="T281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1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1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1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816" style:parent-style-name="正文" style:family="paragraph">
      <style:paragraph-properties style:text-autospace="none" fo:margin-bottom="0in" fo:line-height="100%"/>
    </style:style>
    <style:style style:name="T281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1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2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2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82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2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82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25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82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2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82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2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30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2831" style:parent-style-name="正文" style:family="paragraph">
      <style:paragraph-properties style:text-autospace="none" fo:margin-bottom="0in" fo:line-height="100%"/>
    </style:style>
    <style:style style:name="T283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3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3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37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83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3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84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4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42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2843" style:parent-style-name="正文" style:family="paragraph">
      <style:paragraph-properties style:text-autospace="none" fo:margin-bottom="0in" fo:line-height="100%"/>
    </style:style>
    <style:style style:name="T28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4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4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4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49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85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5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85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853" style:parent-style-name="正文" style:family="paragraph">
      <style:paragraph-properties style:text-autospace="none" fo:margin-bottom="0in" fo:line-height="100%"/>
    </style:style>
    <style:style style:name="T285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5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5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5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5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8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861" style:parent-style-name="正文" style:family="paragraph">
      <style:paragraph-properties style:text-autospace="none" fo:margin-bottom="0in" fo:line-height="100%"/>
    </style:style>
    <style:style style:name="T28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6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6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866" style:parent-style-name="正文" style:family="paragraph">
      <style:paragraph-properties style:text-autospace="none" fo:margin-bottom="0in" fo:line-height="100%"/>
    </style:style>
    <style:style style:name="T286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6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6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870" style:parent-style-name="正文" style:family="paragraph">
      <style:paragraph-properties style:text-autospace="none" fo:margin-bottom="0in" fo:line-height="100%"/>
    </style:style>
    <style:style style:name="T287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7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7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7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87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77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87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7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80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2881" style:parent-style-name="正文" style:family="paragraph">
      <style:paragraph-properties style:text-autospace="none" fo:margin-bottom="0in" fo:line-height="100%"/>
    </style:style>
    <style:style style:name="T288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8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8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8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8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87" style:parent-style-name="默认段落字体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style:language-asian="zh" style:country-asian="CN"/>
    </style:style>
    <style:style style:name="T288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8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8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91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289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893" style:parent-style-name="正文" style:family="paragraph">
      <style:paragraph-properties style:text-autospace="none" fo:margin-bottom="0in" fo:line-height="100%"/>
    </style:style>
    <style:style style:name="T289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9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89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898" style:parent-style-name="正文" style:family="paragraph">
      <style:paragraph-properties style:text-autospace="none" fo:margin-bottom="0in" fo:line-height="100%"/>
    </style:style>
    <style:style style:name="T289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0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0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0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03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2904" style:parent-style-name="正文" style:family="paragraph">
      <style:paragraph-properties style:text-autospace="none" fo:margin-bottom="0in" fo:line-height="100%"/>
    </style:style>
    <style:style style:name="T29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0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0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0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9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11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91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1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914" style:parent-style-name="正文" style:family="paragraph">
      <style:paragraph-properties style:text-autospace="none" fo:margin-bottom="0in" fo:line-height="100%"/>
    </style:style>
    <style:style style:name="T291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1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1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1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20" style:parent-style-name="默认段落字体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style:language-asian="zh" style:country-asian="CN"/>
    </style:style>
    <style:style style:name="T292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2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92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24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292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926" style:parent-style-name="正文" style:family="paragraph">
      <style:paragraph-properties style:text-autospace="none" fo:margin-bottom="0in" fo:line-height="100%"/>
    </style:style>
    <style:style style:name="T292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2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2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3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931" style:parent-style-name="正文" style:family="paragraph">
      <style:paragraph-properties style:text-autospace="none" fo:margin-bottom="0in" fo:line-height="100%"/>
    </style:style>
    <style:style style:name="T293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3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3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3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93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39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294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41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2942" style:parent-style-name="正文" style:family="paragraph">
      <style:paragraph-properties style:text-autospace="none" fo:margin-bottom="0in" fo:line-height="100%"/>
    </style:style>
    <style:style style:name="T294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4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4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4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49" style:parent-style-name="默认段落字体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style:language-asian="zh" style:country-asian="CN"/>
    </style:style>
    <style:style style:name="T295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5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95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53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295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955" style:parent-style-name="正文" style:family="paragraph">
      <style:paragraph-properties style:text-autospace="none" fo:margin-bottom="0in" fo:line-height="100%"/>
    </style:style>
    <style:style style:name="T29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5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5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5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961" style:parent-style-name="正文" style:family="paragraph">
      <style:paragraph-properties style:text-autospace="none" fo:margin-bottom="0in" fo:line-height="100%"/>
    </style:style>
    <style:style style:name="T29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6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965" style:parent-style-name="正文" style:family="paragraph">
      <style:paragraph-properties style:text-autospace="none" fo:margin-bottom="0in" fo:line-height="100%"/>
    </style:style>
    <style:style style:name="T296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6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968" style:parent-style-name="正文" style:family="paragraph">
      <style:paragraph-properties style:text-autospace="none" fo:margin-bottom="0in" fo:line-height="100%"/>
    </style:style>
    <style:style style:name="T296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7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7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9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7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97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975" style:parent-style-name="正文" style:family="paragraph">
      <style:paragraph-properties style:text-autospace="none" fo:margin-bottom="0in" fo:line-height="100%"/>
    </style:style>
    <style:style style:name="T297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7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7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297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980" style:parent-style-name="正文" style:family="paragraph">
      <style:paragraph-properties style:text-autospace="none" fo:margin-bottom="0in" fo:line-height="100%"/>
    </style:style>
    <style:style style:name="T298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8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83" style:parent-style-name="默认段落字体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298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985" style:parent-style-name="正文" style:family="paragraph">
      <style:paragraph-properties style:text-autospace="none" fo:margin-bottom="0in" fo:line-height="100%"/>
    </style:style>
    <style:style style:name="T298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8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988" style:parent-style-name="正文" style:family="paragraph">
      <style:paragraph-properties style:text-autospace="none" fo:margin-bottom="0in" fo:line-height="100%"/>
    </style:style>
    <style:style style:name="T298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91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299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9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2994" style:parent-style-name="正文" style:family="paragraph">
      <style:paragraph-properties style:text-autospace="none" fo:margin-bottom="0in" fo:line-height="100%"/>
    </style:style>
    <style:style style:name="T299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9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299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299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00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001" style:parent-style-name="正文" style:family="paragraph">
      <style:paragraph-properties style:text-autospace="none" fo:margin-bottom="0in" fo:line-height="100%"/>
    </style:style>
    <style:style style:name="T300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0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0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0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008" style:parent-style-name="正文" style:family="paragraph">
      <style:paragraph-properties style:text-autospace="none" fo:margin-bottom="0in" fo:line-height="100%"/>
    </style:style>
    <style:style style:name="T30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011" style:parent-style-name="正文" style:family="paragraph">
      <style:paragraph-properties style:text-autospace="none" fo:margin-bottom="0in" fo:line-height="100%"/>
    </style:style>
    <style:style style:name="T301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013" style:parent-style-name="正文" style:family="paragraph">
      <style:paragraph-properties style:text-autospace="none" fo:margin-bottom="0in" fo:line-height="100%"/>
    </style:style>
    <style:style style:name="T301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1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01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1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01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019" style:parent-style-name="正文" style:family="paragraph">
      <style:paragraph-properties style:text-autospace="none" fo:margin-bottom="0in" fo:line-height="100%"/>
    </style:style>
    <style:style style:name="T302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2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2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2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2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02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2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02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028" style:parent-style-name="正文" style:family="paragraph">
      <style:paragraph-properties style:text-autospace="none" fo:margin-bottom="0in" fo:line-height="100%"/>
    </style:style>
    <style:style style:name="T302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3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3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3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3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03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035" style:parent-style-name="正文" style:family="paragraph">
      <style:paragraph-properties style:text-autospace="none" fo:margin-bottom="0in" fo:line-height="100%"/>
    </style:style>
    <style:style style:name="T303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3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3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40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04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042" style:parent-style-name="正文" style:family="paragraph">
      <style:paragraph-properties style:text-autospace="none" fo:margin-bottom="0in" fo:line-height="100%"/>
    </style:style>
    <style:style style:name="T304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4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4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4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4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05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051" style:parent-style-name="正文" style:family="paragraph">
      <style:paragraph-properties style:text-autospace="none" fo:margin-bottom="0in" fo:line-height="100%"/>
    </style:style>
    <style:style style:name="T305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5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5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5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5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5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5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5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6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6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062" style:parent-style-name="正文" style:family="paragraph">
      <style:paragraph-properties style:text-autospace="none" fo:margin-bottom="0in" fo:line-height="100%"/>
    </style:style>
    <style:style style:name="T306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6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6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6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6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6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7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071" style:parent-style-name="正文" style:family="paragraph">
      <style:paragraph-properties style:text-autospace="none" fo:margin-bottom="0in" fo:line-height="100%"/>
    </style:style>
    <style:style style:name="T30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7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7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7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7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7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7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7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8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8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082" style:parent-style-name="正文" style:family="paragraph">
      <style:paragraph-properties style:text-autospace="none" fo:margin-bottom="0in" fo:line-height="100%"/>
    </style:style>
    <style:style style:name="T308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8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8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8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8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08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089" style:parent-style-name="正文" style:family="paragraph">
      <style:paragraph-properties style:text-autospace="none" fo:margin-bottom="0in" fo:line-height="100%"/>
    </style:style>
    <style:style style:name="T30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9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9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9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9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9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09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09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098" style:parent-style-name="正文" style:family="paragraph">
      <style:paragraph-properties style:text-autospace="none" fo:margin-bottom="0in" fo:line-height="100%"/>
    </style:style>
    <style:style style:name="T309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0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0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0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03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10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105" style:parent-style-name="正文" style:family="paragraph">
      <style:paragraph-properties style:text-autospace="none" fo:margin-bottom="0in" fo:line-height="100%"/>
    </style:style>
    <style:style style:name="T310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0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1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1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1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1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1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1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116" style:parent-style-name="正文" style:family="paragraph">
      <style:paragraph-properties style:text-autospace="none" fo:margin-bottom="0in" fo:line-height="100%"/>
    </style:style>
    <style:style style:name="T311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1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1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2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2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2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2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2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125" style:parent-style-name="正文" style:family="paragraph">
      <style:paragraph-properties style:text-autospace="none" fo:margin-bottom="0in" fo:line-height="100%"/>
    </style:style>
    <style:style style:name="T312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2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2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2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3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3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3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3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136" style:parent-style-name="正文" style:family="paragraph">
      <style:paragraph-properties style:text-autospace="none" fo:margin-bottom="0in" fo:line-height="100%"/>
    </style:style>
    <style:style style:name="T31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3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3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4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41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14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143" style:parent-style-name="正文" style:family="paragraph">
      <style:paragraph-properties style:text-autospace="none" fo:margin-bottom="0in" fo:line-height="100%"/>
    </style:style>
    <style:style style:name="T31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4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4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4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4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4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5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5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152" style:parent-style-name="正文" style:family="paragraph">
      <style:paragraph-properties style:text-autospace="none" fo:margin-bottom="0in" fo:line-height="100%"/>
    </style:style>
    <style:style style:name="T315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5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5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5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15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59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1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161" style:parent-style-name="正文" style:family="paragraph">
      <style:paragraph-properties style:text-autospace="none" fo:margin-bottom="0in" fo:line-height="100%"/>
    </style:style>
    <style:style style:name="T31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6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6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6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6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6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6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6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7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7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172" style:parent-style-name="正文" style:family="paragraph">
      <style:paragraph-properties style:text-autospace="none" fo:margin-bottom="0in" fo:line-height="100%"/>
    </style:style>
    <style:style style:name="T317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7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7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7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7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7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179" style:parent-style-name="正文" style:family="paragraph">
      <style:paragraph-properties style:text-autospace="none" fo:margin-bottom="0in" fo:line-height="100%"/>
    </style:style>
    <style:style style:name="T318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8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8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8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8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8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8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8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188" style:parent-style-name="正文" style:family="paragraph">
      <style:paragraph-properties style:text-autospace="none" fo:margin-bottom="0in" fo:line-height="100%"/>
    </style:style>
    <style:style style:name="T318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9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9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9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9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9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19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19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199" style:parent-style-name="正文" style:family="paragraph">
      <style:paragraph-properties style:text-autospace="none" fo:margin-bottom="0in" fo:line-height="100%"/>
    </style:style>
    <style:style style:name="T320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0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0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2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0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2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06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2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208" style:parent-style-name="正文" style:family="paragraph">
      <style:paragraph-properties style:text-autospace="none" fo:margin-bottom="0in" fo:line-height="100%"/>
    </style:style>
    <style:style style:name="T32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1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21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1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21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215" style:parent-style-name="正文" style:family="paragraph">
      <style:paragraph-properties style:text-autospace="none" fo:margin-bottom="0in" fo:line-height="100%"/>
    </style:style>
    <style:style style:name="T321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1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1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2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2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22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2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22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224" style:parent-style-name="正文" style:family="paragraph">
      <style:paragraph-properties style:text-autospace="none" fo:margin-bottom="0in" fo:line-height="100%"/>
    </style:style>
    <style:style style:name="T322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2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2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22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29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323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231" style:parent-style-name="正文" style:family="paragraph">
      <style:paragraph-properties style:text-autospace="none" fo:margin-bottom="0in" fo:line-height="100%"/>
    </style:style>
    <style:style style:name="T323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3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2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236" style:parent-style-name="正文" style:family="paragraph">
      <style:paragraph-properties style:text-autospace="none" fo:margin-bottom="0in" fo:line-height="100%"/>
    </style:style>
    <style:style style:name="T32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3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3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24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41" style:parent-style-name="默认段落字体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324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243" style:parent-style-name="正文" style:family="paragraph">
      <style:paragraph-properties style:text-autospace="none" fo:margin-bottom="0in" fo:line-height="100%"/>
    </style:style>
    <style:style style:name="T32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245" style:parent-style-name="正文" style:family="paragraph">
      <style:paragraph-properties style:text-autospace="none" fo:margin-bottom="0in" fo:line-height="100%"/>
    </style:style>
    <style:style style:name="T32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47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T3248" style:parent-style-name="默认段落字体" style:family="text">
      <style:text-properties style:font-name="Consolas" style:font-name-complex="Consolas" fo:color="#3F7F5F" fo:font-size="10pt" style:font-size-asian="10pt" style:font-size-complex="10pt" style:text-underline-type="single" style:text-underline-style="solid" style:text-underline-width="auto" style:text-underline-mode="continuous" style:language-asian="zh" style:country-asian="CN"/>
    </style:style>
    <style:style style:name="T3249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T3250" style:parent-style-name="默认段落字体" style:family="text">
      <style:text-properties style:font-name="Consolas" style:font-name-complex="Consolas" fo:color="#3F7F5F" fo:font-size="10pt" style:font-size-asian="10pt" style:font-size-complex="10pt" style:text-underline-type="single" style:text-underline-style="solid" style:text-underline-width="auto" style:text-underline-mode="continuous" style:language-asian="zh" style:country-asian="CN"/>
    </style:style>
    <style:style style:name="T3251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252" style:parent-style-name="正文" style:family="paragraph">
      <style:paragraph-properties style:text-autospace="none" fo:margin-bottom="0in" fo:line-height="100%"/>
    </style:style>
    <style:style style:name="T325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54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255" style:parent-style-name="正文" style:family="paragraph">
      <style:paragraph-properties style:text-autospace="none" fo:margin-bottom="0in" fo:line-height="100%"/>
    </style:style>
    <style:style style:name="T32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57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25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59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2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261" style:parent-style-name="正文" style:family="paragraph">
      <style:paragraph-properties style:text-autospace="none" fo:margin-bottom="0in" fo:line-height="100%"/>
    </style:style>
    <style:style style:name="T32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6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64" style:parent-style-name="默认段落字体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326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66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326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268" style:parent-style-name="正文" style:family="paragraph">
      <style:paragraph-properties style:text-autospace="none" fo:margin-bottom="0in" fo:line-height="100%"/>
    </style:style>
    <style:style style:name="T326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7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71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32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73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27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75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327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277" style:parent-style-name="正文" style:family="paragraph">
      <style:paragraph-properties style:text-autospace="none" fo:margin-bottom="0in" fo:line-height="100%"/>
    </style:style>
    <style:style style:name="T327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7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80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328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82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28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8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85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T3286" style:parent-style-name="默认段落字体" style:family="text">
      <style:text-properties style:font-name="Consolas" style:font-name-complex="Consolas" fo:color="#3F7F5F" fo:font-size="10pt" style:font-size-asian="10pt" style:font-size-complex="10pt" style:text-underline-type="single" style:text-underline-style="solid" style:text-underline-width="auto" style:text-underline-mode="continuous" style:language-asian="zh" style:country-asian="CN"/>
    </style:style>
    <style:style style:name="T3287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288" style:parent-style-name="正文" style:family="paragraph">
      <style:paragraph-properties style:text-autospace="none" fo:margin-bottom="0in" fo:line-height="100%"/>
    </style:style>
    <style:style style:name="T328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91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329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93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29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295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T3296" style:parent-style-name="默认段落字体" style:family="text">
      <style:text-properties style:font-name="Consolas" style:font-name-complex="Consolas" fo:color="#3F7F5F" fo:font-size="10pt" style:font-size-asian="10pt" style:font-size-complex="10pt" style:text-underline-type="single" style:text-underline-style="solid" style:text-underline-width="auto" style:text-underline-mode="continuous" style:language-asian="zh" style:country-asian="CN"/>
    </style:style>
    <style:style style:name="T3297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298" style:parent-style-name="正文" style:family="paragraph">
      <style:paragraph-properties style:text-autospace="none" fo:margin-bottom="0in" fo:line-height="100%"/>
    </style:style>
    <style:style style:name="T329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0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01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330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03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30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05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T3306" style:parent-style-name="默认段落字体" style:family="text">
      <style:text-properties style:font-name="Consolas" style:font-name-complex="Consolas" fo:color="#3F7F5F" fo:font-size="10pt" style:font-size-asian="10pt" style:font-size-complex="10pt" style:text-underline-type="single" style:text-underline-style="solid" style:text-underline-width="auto" style:text-underline-mode="continuous" style:language-asian="zh" style:country-asian="CN"/>
    </style:style>
    <style:style style:name="T3307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308" style:parent-style-name="正文" style:family="paragraph">
      <style:paragraph-properties style:text-autospace="none" fo:margin-bottom="0in" fo:line-height="100%"/>
    </style:style>
    <style:style style:name="T33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11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331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13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31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15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T3316" style:parent-style-name="默认段落字体" style:family="text">
      <style:text-properties style:font-name="Consolas" style:font-name-complex="Consolas" fo:color="#3F7F5F" fo:font-size="10pt" style:font-size-asian="10pt" style:font-size-complex="10pt" style:text-underline-type="single" style:text-underline-style="solid" style:text-underline-width="auto" style:text-underline-mode="continuous" style:language-asian="zh" style:country-asian="CN"/>
    </style:style>
    <style:style style:name="T3317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318" style:parent-style-name="正文" style:family="paragraph">
      <style:paragraph-properties style:text-autospace="none" fo:margin-bottom="0in" fo:line-height="100%"/>
    </style:style>
    <style:style style:name="T33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2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2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32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23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32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2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2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27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328" style:parent-style-name="正文" style:family="paragraph">
      <style:paragraph-properties style:text-autospace="none" fo:margin-bottom="0in" fo:line-height="100%"/>
    </style:style>
    <style:style style:name="T332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330" style:parent-style-name="正文" style:family="paragraph">
      <style:paragraph-properties style:text-autospace="none" fo:margin-bottom="0in" fo:line-height="100%"/>
    </style:style>
    <style:style style:name="T333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332" style:parent-style-name="正文" style:family="paragraph">
      <style:paragraph-properties style:text-autospace="none" fo:margin-bottom="0in" fo:line-height="100%"/>
    </style:style>
    <style:style style:name="T33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3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3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3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3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3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33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340" style:parent-style-name="正文" style:family="paragraph">
      <style:paragraph-properties style:text-autospace="none" fo:margin-bottom="0in" fo:line-height="100%"/>
    </style:style>
    <style:style style:name="T334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4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43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33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45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3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47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334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49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35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351" style:parent-style-name="正文" style:family="paragraph">
      <style:paragraph-properties style:text-autospace="none" fo:margin-bottom="0in" fo:line-height="100%"/>
    </style:style>
    <style:style style:name="T335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5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54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335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56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35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58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335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360" style:parent-style-name="正文" style:family="paragraph">
      <style:paragraph-properties style:text-autospace="none" fo:margin-bottom="0in" fo:line-height="100%"/>
    </style:style>
    <style:style style:name="T336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63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33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6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36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67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36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6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37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7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72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373" style:parent-style-name="正文" style:family="paragraph">
      <style:paragraph-properties style:text-autospace="none" fo:margin-bottom="0in" fo:line-height="100%"/>
    </style:style>
    <style:style style:name="T337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7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76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337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378" style:parent-style-name="正文" style:family="paragraph">
      <style:paragraph-properties style:text-autospace="none" fo:margin-bottom="0in" fo:line-height="100%"/>
    </style:style>
    <style:style style:name="T337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8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81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338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383" style:parent-style-name="正文" style:family="paragraph">
      <style:paragraph-properties style:text-autospace="none" fo:margin-bottom="0in" fo:line-height="100%"/>
    </style:style>
    <style:style style:name="T338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8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86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338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88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38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91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T3392" style:parent-style-name="默认段落字体" style:family="text">
      <style:text-properties style:font-name="Consolas" style:font-name-complex="Consolas" fo:color="#3F7F5F" fo:font-size="10pt" style:font-size-asian="10pt" style:font-size-complex="10pt" style:text-underline-type="single" style:text-underline-style="solid" style:text-underline-width="auto" style:text-underline-mode="continuous" style:language-asian="zh" style:country-asian="CN"/>
    </style:style>
    <style:style style:name="T3393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394" style:parent-style-name="正文" style:family="paragraph">
      <style:paragraph-properties style:text-autospace="none" fo:margin-bottom="0in" fo:line-height="100%"/>
    </style:style>
    <style:style style:name="T339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97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339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399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40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0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02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T3403" style:parent-style-name="默认段落字体" style:family="text">
      <style:text-properties style:font-name="Consolas" style:font-name-complex="Consolas" fo:color="#3F7F5F" fo:font-size="10pt" style:font-size-asian="10pt" style:font-size-complex="10pt" style:text-underline-type="single" style:text-underline-style="solid" style:text-underline-width="auto" style:text-underline-mode="continuous" style:language-asian="zh" style:country-asian="CN"/>
    </style:style>
    <style:style style:name="T3404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405" style:parent-style-name="正文" style:family="paragraph">
      <style:paragraph-properties style:text-autospace="none" fo:margin-bottom="0in" fo:line-height="100%"/>
    </style:style>
    <style:style style:name="T340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08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34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10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341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12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41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14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415" style:parent-style-name="正文" style:family="paragraph">
      <style:paragraph-properties style:text-autospace="none" fo:margin-bottom="0in" fo:line-height="100%"/>
    </style:style>
    <style:style style:name="T341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1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18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34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20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342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22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42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24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425" style:parent-style-name="正文" style:family="paragraph">
      <style:paragraph-properties style:text-autospace="none" fo:margin-bottom="0in" fo:line-height="100%"/>
    </style:style>
    <style:style style:name="T342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2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28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342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30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343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32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4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34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435" style:parent-style-name="正文" style:family="paragraph">
      <style:paragraph-properties style:text-autospace="none" fo:margin-bottom="0in" fo:line-height="100%"/>
    </style:style>
    <style:style style:name="T343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3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43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40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44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442" style:parent-style-name="正文" style:family="paragraph">
      <style:paragraph-properties style:text-autospace="none" fo:margin-bottom="0in" fo:line-height="100%"/>
    </style:style>
    <style:style style:name="T344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4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4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4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44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4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45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5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45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453" style:parent-style-name="正文" style:family="paragraph">
      <style:paragraph-properties style:text-autospace="none" fo:margin-bottom="0in" fo:line-height="100%"/>
    </style:style>
    <style:style style:name="T345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5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5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45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5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45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6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46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462" style:parent-style-name="正文" style:family="paragraph">
      <style:paragraph-properties style:text-autospace="none" fo:margin-bottom="0in" fo:line-height="100%"/>
    </style:style>
    <style:style style:name="T346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6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46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67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46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469" style:parent-style-name="正文" style:family="paragraph">
      <style:paragraph-properties style:text-autospace="none" fo:margin-bottom="0in" fo:line-height="100%"/>
    </style:style>
    <style:style style:name="T347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7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7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47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7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47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7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47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7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47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480" style:parent-style-name="正文" style:family="paragraph">
      <style:paragraph-properties style:text-autospace="none" fo:margin-bottom="0in" fo:line-height="100%"/>
    </style:style>
    <style:style style:name="T348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8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8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48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8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48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8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48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489" style:parent-style-name="正文" style:family="paragraph">
      <style:paragraph-properties style:text-autospace="none" fo:margin-bottom="0in" fo:line-height="100%"/>
    </style:style>
    <style:style style:name="T34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9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9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49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9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49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9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49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49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49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500" style:parent-style-name="正文" style:family="paragraph">
      <style:paragraph-properties style:text-autospace="none" fo:margin-bottom="0in" fo:line-height="100%"/>
    </style:style>
    <style:style style:name="T350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0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0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0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0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0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0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0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509" style:parent-style-name="正文" style:family="paragraph">
      <style:paragraph-properties style:text-autospace="none" fo:margin-bottom="0in" fo:line-height="100%"/>
    </style:style>
    <style:style style:name="T35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1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1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1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1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1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1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1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1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520" style:parent-style-name="正文" style:family="paragraph">
      <style:paragraph-properties style:text-autospace="none" fo:margin-bottom="0in" fo:line-height="100%"/>
    </style:style>
    <style:style style:name="T352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2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2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2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2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2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2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2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529" style:parent-style-name="正文" style:family="paragraph">
      <style:paragraph-properties style:text-autospace="none" fo:margin-bottom="0in" fo:line-height="100%"/>
    </style:style>
    <style:style style:name="T353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3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3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3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3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3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36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35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38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53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4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41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542" style:parent-style-name="正文" style:family="paragraph">
      <style:paragraph-properties style:text-autospace="none" fo:margin-bottom="0in" fo:line-height="100%"/>
    </style:style>
    <style:style style:name="T354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4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4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4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49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355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51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55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5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54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555" style:parent-style-name="正文" style:family="paragraph">
      <style:paragraph-properties style:text-autospace="none" fo:margin-bottom="0in" fo:line-height="100%"/>
    </style:style>
    <style:style style:name="T35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5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5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5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60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56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562" style:parent-style-name="正文" style:family="paragraph">
      <style:paragraph-properties style:text-autospace="none" fo:margin-bottom="0in" fo:line-height="100%"/>
    </style:style>
    <style:style style:name="T356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6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6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6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6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6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7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7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573" style:parent-style-name="正文" style:family="paragraph">
      <style:paragraph-properties style:text-autospace="none" fo:margin-bottom="0in" fo:line-height="100%"/>
    </style:style>
    <style:style style:name="T357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7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76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7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7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7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8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8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582" style:parent-style-name="正文" style:family="paragraph">
      <style:paragraph-properties style:text-autospace="none" fo:margin-bottom="0in" fo:line-height="100%"/>
    </style:style>
    <style:style style:name="T358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8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85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8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8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8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89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35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91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59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9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94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595" style:parent-style-name="正文" style:family="paragraph">
      <style:paragraph-properties style:text-autospace="none" fo:margin-bottom="0in" fo:line-height="100%"/>
    </style:style>
    <style:style style:name="T35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9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59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59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0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60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0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6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0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6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606" style:parent-style-name="正文" style:family="paragraph">
      <style:paragraph-properties style:text-autospace="none" fo:margin-bottom="0in" fo:line-height="100%"/>
    </style:style>
    <style:style style:name="T36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0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0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6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1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61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1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61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615" style:parent-style-name="正文" style:family="paragraph">
      <style:paragraph-properties style:text-autospace="none" fo:margin-bottom="0in" fo:line-height="100%"/>
    </style:style>
    <style:style style:name="T361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1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1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6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2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62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2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62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2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62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626" style:parent-style-name="正文" style:family="paragraph">
      <style:paragraph-properties style:text-autospace="none" fo:margin-bottom="0in" fo:line-height="100%"/>
    </style:style>
    <style:style style:name="T362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2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2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63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3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63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3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63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635" style:parent-style-name="正文" style:family="paragraph">
      <style:paragraph-properties style:text-autospace="none" fo:margin-bottom="0in" fo:line-height="100%"/>
    </style:style>
    <style:style style:name="T363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38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63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40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364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42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643" style:parent-style-name="正文" style:family="paragraph">
      <style:paragraph-properties style:text-autospace="none" fo:margin-bottom="0in" fo:line-height="100%"/>
    </style:style>
    <style:style style:name="T364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4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47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364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49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365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51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65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5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54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655" style:parent-style-name="正文" style:family="paragraph">
      <style:paragraph-properties style:text-autospace="none" fo:margin-bottom="0in" fo:line-height="100%"/>
    </style:style>
    <style:style style:name="T36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5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5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5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66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61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66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663" style:parent-style-name="正文" style:family="paragraph">
      <style:paragraph-properties style:text-autospace="none" fo:margin-bottom="0in" fo:line-height="100%"/>
    </style:style>
    <style:style style:name="T366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6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6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6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66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6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67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71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367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73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67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75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676" style:parent-style-name="正文" style:family="paragraph">
      <style:paragraph-properties style:text-autospace="none" fo:margin-bottom="0in" fo:line-height="100%"/>
    </style:style>
    <style:style style:name="T367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7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679" style:parent-style-name="正文" style:family="paragraph">
      <style:paragraph-properties style:text-autospace="none" fo:margin-bottom="0in" fo:line-height="100%"/>
    </style:style>
    <style:style style:name="T368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8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82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68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84" style:parent-style-name="默认段落字体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style:language-asian="zh" style:country-asian="CN"/>
    </style:style>
    <style:style style:name="T368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86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368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88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689" style:parent-style-name="正文" style:family="paragraph">
      <style:paragraph-properties style:text-autospace="none" fo:margin-bottom="0in" fo:line-height="100%"/>
    </style:style>
    <style:style style:name="T369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9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9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93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369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95" style:parent-style-name="默认段落字体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style:language-asian="zh" style:country-asian="CN"/>
    </style:style>
    <style:style style:name="T369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97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69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699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700" style:parent-style-name="正文" style:family="paragraph">
      <style:paragraph-properties style:text-autospace="none" fo:margin-bottom="0in" fo:line-height="100%"/>
    </style:style>
    <style:style style:name="T370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0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0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0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70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06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70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708" style:parent-style-name="正文" style:family="paragraph">
      <style:paragraph-properties style:text-autospace="none" fo:margin-bottom="0in" fo:line-height="100%"/>
    </style:style>
    <style:style style:name="T370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1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1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1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71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14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71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16" style:parent-style-name="默认段落字体" style:family="text">
      <style:text-properties style:font-name="Consolas" style:font-name-complex="Consolas" fo:color="#6A3E3E" fo:font-size="10pt" style:font-size-asian="10pt" style:font-size-complex="10pt" style:language-asian="zh" style:country-asian="CN"/>
    </style:style>
    <style:style style:name="T371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18" style:parent-style-name="默认段落字体" style:family="text">
      <style:text-properties style:font-name="Consolas" style:font-name-complex="Consolas" fo:color="#2A00FF" fo:font-size="10pt" style:font-size-asian="10pt" style:font-size-complex="10pt" style:language-asian="zh" style:country-asian="CN"/>
    </style:style>
    <style:style style:name="T371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20" style:parent-style-name="默认段落字体" style:family="text">
      <style:text-properties style:font-name="Consolas" style:font-name-complex="Consolas" fo:color="#3F7F5F" fo:font-size="10pt" style:font-size-asian="10pt" style:font-size-complex="10pt" style:language-asian="zh" style:country-asian="CN"/>
    </style:style>
    <style:style style:name="P3721" style:parent-style-name="正文" style:family="paragraph">
      <style:paragraph-properties style:text-autospace="none" fo:margin-bottom="0in" fo:line-height="100%"/>
    </style:style>
    <style:style style:name="T372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2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724" style:parent-style-name="正文" style:family="paragraph">
      <style:paragraph-properties style:text-autospace="none" fo:margin-bottom="0in" fo:line-height="100%"/>
    </style:style>
    <style:style style:name="T372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2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2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72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2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73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3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73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3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73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735" style:parent-style-name="正文" style:family="paragraph">
      <style:paragraph-properties style:text-autospace="none" fo:margin-bottom="0in" fo:line-height="100%"/>
    </style:style>
    <style:style style:name="T373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3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3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73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4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74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4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74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744" style:parent-style-name="正文" style:family="paragraph">
      <style:paragraph-properties style:text-autospace="none" fo:margin-bottom="0in" fo:line-height="100%"/>
    </style:style>
    <style:style style:name="T374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4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47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74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49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750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51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752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53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754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755" style:parent-style-name="正文" style:family="paragraph">
      <style:paragraph-properties style:text-autospace="none" fo:margin-bottom="0in" fo:line-height="100%"/>
    </style:style>
    <style:style style:name="T3756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57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58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759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60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761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T3762" style:parent-style-name="默认段落字体" style:family="text">
      <style:text-properties style:font-name="Consolas" style:font-name-complex="Consolas" fo:color="#0000C0" fo:font-size="10pt" style:font-size-asian="10pt" style:font-size-complex="10pt" style:language-asian="zh" style:country-asian="CN"/>
    </style:style>
    <style:style style:name="T3763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764" style:parent-style-name="正文" style:family="paragraph">
      <style:paragraph-properties style:text-autospace="none" fo:margin-bottom="0in" fo:line-height="100%"/>
    </style:style>
    <style:style style:name="T3765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766" style:parent-style-name="正文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style:language-asian="zh" style:country-asian="CN"/>
    </style:style>
    <style:style style:name="P3767" style:parent-style-name="正文" style:family="paragraph">
      <style:paragraph-properties style:text-autospace="none" fo:margin-bottom="0in" fo:line-height="100%"/>
    </style:style>
    <style:style style:name="T3768" style:parent-style-name="默认段落字体" style:family="text">
      <style:text-properties style:font-name="Consolas" style:font-name-complex="Consolas" fo:color="#000000" fo:font-size="10pt" style:font-size-asian="10pt" style:font-size-complex="10pt" style:language-asian="zh" style:country-asian="CN"/>
    </style:style>
    <style:style style:name="P3769" style:parent-style-name="正文" style:family="paragraph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h text:style-name="P1" text:outline-level="2">Appendix</text:h>
      <text:p text:style-name="正文"/>
      <text:p text:style-name="P2">Appendix A. References:</text:p>
      <text:p text:style-name="正文"><text:span text:style-name="T3">Matt. (2017). Logistic Regression. Retrieved February 27, 2018, from<text:s/></text:span><text:a xlink:href="http://ml-cheatsheet.readthedocs.io/en/latest/logistic_regression.html#gradient-descent" office:target-frame-name="_top" xlink:show="replace"><text:span text:style-name="T4">http://ml-cheatsheet.readthedocs.io/en/latest/logistic_regression.html#gradient-descent</text:span></text:a></text:p>
      <text:p text:style-name="正文"><text:span text:style-name="T5">Ng, A. (2017, December 25). Machine learning. Retrieved February 27, 2018, from<text:s/></text:span><text:a xlink:href="https://www.coursera.org/learn/machine-learning/home/week/1" office:target-frame-name="_top" xlink:show="replace"><text:span text:style-name="T6">https://www.coursera.org/learn/</text:span><text:span text:style-name="T7">machine-learning/home/week/1</text:span></text:a></text:p>
      <text:p text:style-name="P8">Javainterviewpoint. (2017, January 05). How to Read Excel File in Java using POI. Retrieved February 27, 2018, from http://www.javainterviewpoint.com/read-excel-file-java-using-poi/</text:p>
      <text:p text:style-name="正文"><text:span text:style-name="T9">MrJavaHelp. (2009, July 24). GridBag Layouts JAVA SWING - Arranging objects in a Panel. Retrieved February 27, 2018, from<text:s/></text:span><text:a xlink:href="https://www.youtube.com/watch?v=FB_wJpIdA8k" office:target-frame-name="_top" xlink:show="replace"><text:span text:style-name="T10">https://www.youtube.com/watch?v=FB_wJpIdA8k</text:span></text:a></text:p>
      <text:p text:style-name="P11">Appendix B: Source code:</text:p>
      <text:p text:style-name="P12">import java.awt.BorderLayout;</text:p>
      <text:p text:style-name="P13">import java.io.*;</text:p>
      <text:p text:style-name="P14">import javax.swing.JPanel;</text:p>
      <text:p text:style-name="P15">import dk.ange.octave.OctaveEngine;</text:p>
      <text:p text:style-name="P16">import dk.ange.octave.OctaveEngineFactory;</text:p>
      <text:p text:style-name="P17"><text:tab/></text:p>
      <text:p text:style-name="P18"><text:tab/>public class tester_IA {</text:p>
      <text:p text:style-name="P19"><text:tab/><text:tab/>public static OctaveEngineFactory factory = new OctaveEngineFactory();</text:p>
      <text:p text:style-name="P20"><text:tab/><text:tab/>public static OctaveEngine octave;</text:p>
      <text:p text:style-name="P21"><text:tab/><text:tab/>public static void main (String args[]) throws IOException{</text:p>
      <text:p text:style-name="P22"><text:tab/><text:tab/><text:tab/>octave = new OctaveEngineFactory().getScriptEngine();</text:p>
      <text:p text:style-name="P23"><text:tab/><text:tab/><text:s text:c="4"/>octavePath octpath = new octavePath();</text:p>
      <text:p text:style-name="P24"><text:tab/><text:tab/><text:s text:c="4"/>octpath.setVisible(true);</text:p>
      <text:p text:style-name="P25"/>
      <text:p text:style-name="P26"><text:tab/><text:tab/>}</text:p>
      <text:p text:style-name="P27"/>
      <text:soft-page-break/>
      <text:p text:style-name="P28"><text:tab/>}</text:p>
      <text:p text:style-name="P29"/>
      <text:p text:style-name="P30"><text:span text:style-name="T31">package</text:span><text:span text:style-name="T32"><text:s/>IA;</text:span></text:p>
      <text:p text:style-name="P33"><text:span text:style-name="T34">import</text:span><text:span text:style-name="T35"><text:s/>java.awt.BorderLayout;</text:span></text:p>
      <text:p text:style-name="P36"><text:span text:style-name="T37">import</text:span><text:span text:style-name="T38"><text:s/>java.awt.FlowLayout;</text:span></text:p>
      <text:p text:style-name="P39"><text:span text:style-name="T40">import</text:span><text:span text:style-name="T41"><text:s/>java.awt.GridBagConstraints;</text:span></text:p>
      <text:p text:style-name="P42"><text:span text:style-name="T43">import</text:span><text:span text:style-name="T44"><text:s/>java.awt.GridBagLayout;</text:span></text:p>
      <text:p text:style-name="P45"><text:span text:style-name="T46">import</text:span><text:span text:style-name="T47"><text:s/>java.awt.Insets;</text:span></text:p>
      <text:p text:style-name="P48"><text:span text:style-name="T49">import</text:span><text:span text:style-name="T50"><text:s/>java.awt.event.ActionEvent;</text:span></text:p>
      <text:p text:style-name="P51"><text:span text:style-name="T52">import</text:span><text:span text:style-name="T53"><text:s/>java.awt.event.ActionListener;</text:span></text:p>
      <text:p text:style-name="P54"><text:span text:style-name="T55">import</text:span><text:span text:style-name="T56"><text:s/>java.io.FileWriter;</text:span></text:p>
      <text:p text:style-name="P57"><text:span text:style-name="T58">import</text:span><text:span text:style-name="T59"><text:s/>java.io.IOException;</text:span></text:p>
      <text:p text:style-name="P60"><text:span text:style-name="T61">import</text:span><text:span text:style-name="T62"><text:s/>java.io.PrintWriter;</text:span></text:p>
      <text:p text:style-name="P63"><text:span text:style-name="T64">import</text:span><text:span text:style-name="T65"><text:s/>javax.swing.JButton;</text:span></text:p>
      <text:p text:style-name="P66"><text:span text:style-name="T67">import</text:span><text:span text:style-name="T68"><text:s/>javax.swing.JFileChooser;</text:span></text:p>
      <text:p text:style-name="P69"><text:span text:style-name="T70">import</text:span><text:span text:style-name="T71"><text:s/>javax.swing.JFrame;</text:span></text:p>
      <text:p text:style-name="P72"><text:span text:style-name="T73">import</text:span><text:span text:style-name="T74"><text:s/>javax.swing.JLabel;</text:span></text:p>
      <text:p text:style-name="P75"><text:span text:style-name="T76">import</text:span><text:span text:style-name="T77"><text:s/>javax.swing.JOptionPane;</text:span></text:p>
      <text:p text:style-name="P78"><text:span text:style-name="T79">import</text:span><text:span text:style-name="T80"><text:s/>javax.swing.JPanel;</text:span></text:p>
      <text:p text:style-name="P81"><text:span text:style-name="T82">import</text:span><text:span text:style-name="T83"><text:s/>javax.swing.JTextArea;</text:span></text:p>
      <text:p text:style-name="P84"><text:span text:style-name="T85">import</text:span><text:span text:style-name="T86"><text:s/>javax.swing.JTextField;</text:span></text:p>
      <text:p text:style-name="P87"/>
      <text:p text:style-name="P88"><text:span text:style-name="T89">public</text:span><text:span text:style-name="T90"><text:s/></text:span><text:span text:style-name="T91">class</text:span><text:span text:style-name="T92"><text:s/></text:span><text:span text:style-name="T93">suc_result</text:span><text:span text:style-name="T94"><text:s/></text:span><text:span text:style-name="T95">extends</text:span><text:span text:style-name="T96"><text:s/>JFrame{</text:span></text:p>
      <text:p text:style-name="P97"><text:span text:style-name="T98"><text:tab/></text:span><text:span text:style-name="T99">private</text:span><text:span text:style-name="T100"><text:s/>JTextArea<text:s/></text:span><text:span text:style-name="T101">textArea</text:span><text:span text:style-name="T102"><text:s/>=<text:s/></text:span><text:span text:style-name="T103">new</text:span><text:span text:style-name="T104"><text:s/>JTextArea(2, 20);</text:span></text:p>
      <text:p text:style-name="P105"><text:span text:style-name="T106"><text:tab/></text:span><text:span text:style-name="T107">private</text:span><text:span text:style-name="T108"><text:s/>JButton<text:s/></text:span><text:span text:style-name="T109">back</text:span><text:span text:style-name="T110">;</text:span></text:p>
      <text:p text:style-name="P111"><text:span text:style-name="T112"><text:tab/></text:span><text:span text:style-name="T113">private</text:span><text:span text:style-name="T114"><text:s/>JButton<text:s/></text:span><text:span text:style-name="T115">srchB</text:span><text:span text:style-name="T116">;</text:span></text:p>
      <text:p text:style-name="P117"><text:span text:style-name="T118"><text:tab/></text:span><text:span text:style-name="T119">private</text:span><text:span text:style-name="T120"><text:s/>JButton<text:s/></text:span><text:span text:style-name="T121">outputS</text:span><text:span text:style-name="T122">;</text:span></text:p>
      <text:p text:style-name="P123"><text:span text:style-name="T124"><text:tab/></text:span><text:span text:style-name="T125">private</text:span><text:span text:style-name="T126"><text:s/>ActionListener<text:s/></text:span><text:span text:style-name="T127">listener</text:span><text:span text:style-name="T128">;</text:span></text:p>
      <text:p text:style-name="P129"><text:span text:style-name="T130"><text:tab/></text:span><text:span text:style-name="T131">private</text:span><text:span text:style-name="T132"><text:s/>JTextField<text:s/></text:span><text:span text:style-name="T133">nameSrch</text:span><text:span text:style-name="T134">;</text:span></text:p>
      <text:p text:style-name="P135"><text:span text:style-name="T136"><text:tab/></text:span><text:span text:style-name="T137">private</text:span><text:span text:style-name="T138"><text:s/>String<text:s/></text:span><text:span text:style-name="T139">name</text:span><text:span text:style-name="T140">;</text:span></text:p>
      <text:p text:style-name="P141"><text:span text:style-name="T142"><text:tab/></text:span><text:span text:style-name="T143">private</text:span><text:span text:style-name="T144"><text:s/>GridBagConstraints<text:s/></text:span><text:span text:style-name="T145">c</text:span><text:span text:style-name="T146">;</text:span></text:p>
      <text:p text:style-name="P147"><text:span text:style-name="T148"><text:tab/></text:span><text:span text:style-name="T149">private</text:span><text:span text:style-name="T150"><text:s/>JPanel<text:s/></text:span><text:span text:style-name="T151">panel</text:span><text:span text:style-name="T152">;</text:span></text:p>
      <text:p text:style-name="P153"><text:span text:style-name="T154"><text:tab/></text:span><text:span text:style-name="T155">private</text:span><text:span text:style-name="T156"><text:s/></text:span><text:span text:style-name="T157">boolean</text:span><text:span text:style-name="T158"><text:s/></text:span><text:span text:style-name="T159">exist</text:span><text:span text:style-name="T160">=</text:span><text:span text:style-name="T161">false</text:span><text:span text:style-name="T162">;</text:span></text:p>
      <text:p text:style-name="P163"><text:span text:style-name="T164"><text:tab/></text:span><text:span text:style-name="T165">private</text:span><text:span text:style-name="T166"><text:s/>String<text:s/></text:span><text:span text:style-name="T167">sucPath</text:span><text:span text:style-name="T168">;</text:span></text:p>
      <text:p text:style-name="P169"><text:span text:style-name="T170"><text:tab/></text:span><text:span text:style-name="T171">private</text:span><text:span text:style-name="T172"><text:s/>JPanel<text:s/></text:span><text:span text:style-name="T173">panel1</text:span><text:span text:style-name="T174"><text:s/>=<text:s/></text:span><text:span text:style-name="T175">new</text:span><text:span text:style-name="T176"><text:s/>JPanel();</text:span></text:p>
      <text:p text:style-name="P177"><text:span text:style-name="T178"><text:tab/></text:span><text:span text:style-name="T179">public</text:span><text:span text:style-name="T180"><text:s/>suc_result(){</text:span></text:p>
      <text:p text:style-name="P181"><text:span text:style-name="T182"><text:tab/></text:span><text:span text:style-name="T183"><text:tab/><text:s/></text:span><text:span text:style-name="T184">class</text:span><text:span text:style-name="T185"><text:s/>ChoiceListener<text:s/></text:span><text:span text:style-name="T186">implements</text:span><text:span text:style-name="T187"><text:s/>ActionListener</text:span></text:p>
      <text:p text:style-name="P188"><text:span text:style-name="T189"><text:tab/></text:span><text:span text:style-name="T190"><text:tab/><text:s/>{</text:span></text:p>
      <text:p text:style-name="P191"><text:span text:style-name="T192"><text:tab/></text:span><text:span text:style-name="T193"><text:tab/></text:span><text:span text:style-name="T194"><text:tab/><text:s/></text:span><text:span text:style-name="T195">public</text:span><text:span text:style-name="T196"><text:s/></text:span><text:span text:style-name="T197">void</text:span><text:span text:style-name="T198"><text:s/>actionPerformed(ActionEvent<text:s/></text:span><text:span text:style-name="T199">event</text:span><text:span text:style-name="T200">)</text:span></text:p>
      <text:p text:style-name="P201"><text:span text:style-name="T202"><text:tab/></text:span><text:span text:style-name="T203"><text:tab/></text:span><text:span text:style-name="T204"><text:tab/><text:s/>{</text:span></text:p>
      <text:p text:style-name="P205"><text:span text:style-name="T206"><text:tab/></text:span><text:span text:style-name="T207"><text:tab/></text:span><text:span text:style-name="T208"><text:tab/></text:span><text:span text:style-name="T209"><text:tab/><text:s/></text:span><text:span text:style-name="T210">if</text:span><text:span text:style-name="T211"><text:s/>(</text:span><text:span text:style-name="T212">event</text:span><text:span text:style-name="T213">.getSource()==</text:span><text:span text:style-name="T214">back</text:span><text:span text:style-name="T215">){</text:span><text:span text:style-name="T216"><text:tab/></text:span><text:span text:style-name="T217">//if the user presses back button</text:span></text:p>
      <text:p text:style-name="P218"><text:span text:style-name="T219"><text:tab/></text:span><text:span text:style-name="T220"><text:tab/></text:span><text:span text:style-name="T221"><text:tab/></text:span><text:span text:style-name="T222"><text:tab/></text:span><text:span text:style-name="T223"><text:tab/><text:s/>directory<text:s/></text:span><text:span text:style-name="T224">dir</text:span><text:span text:style-name="T225"><text:s/>=<text:s/></text:span><text:span text:style-name="T226">new</text:span><text:span text:style-name="T227"><text:s/>directory();<text:s/></text:span><text:span text:style-name="T228">//goes back to directory</text:span></text:p>
      <text:p text:style-name="P229"><text:span text:style-name="T230"><text:tab/></text:span><text:span text:style-name="T231"><text:tab/></text:span><text:span text:style-name="T232"><text:tab/></text:span><text:span text:style-name="T233"><text:tab/></text:span><text:span text:style-name="T234"><text:tab/><text:s/></text:span><text:span text:style-name="T235">dir</text:span><text:span text:style-name="T236">.setVisible(</text:span><text:span text:style-name="T237">true</text:span><text:span text:style-name="T238">);</text:span></text:p>
      <text:p text:style-name="P239"><text:span text:style-name="T240"><text:tab/></text:span><text:span text:style-name="T241"><text:tab/></text:span><text:span text:style-name="T242"><text:tab/></text:span><text:span text:style-name="T243"><text:tab/></text:span><text:span text:style-name="T244"><text:tab/><text:s/>setVisible(</text:span><text:span text:style-name="T245">false</text:span><text:span text:style-name="T246">);</text:span></text:p>
      <text:p text:style-name="P247"><text:span text:style-name="T248"><text:tab/></text:span><text:span text:style-name="T249"><text:tab/></text:span><text:span text:style-name="T250"><text:tab/></text:span><text:span text:style-name="T251"><text:tab/><text:s/>}</text:span></text:p>
      <text:p text:style-name="P252"><text:span text:style-name="T253"><text:tab/></text:span><text:span text:style-name="T254"><text:tab/></text:span><text:span text:style-name="T255"><text:tab/></text:span><text:span text:style-name="T256"><text:tab/><text:s/></text:span><text:span text:style-name="T257">else</text:span><text:span text:style-name="T258"><text:s/></text:span><text:span text:style-name="T259">if</text:span><text:span text:style-name="T260"><text:s/>(</text:span><text:span text:style-name="T261">event</text:span><text:span text:style-name="T262">.getSource()==</text:span><text:span text:style-name="T263">srchB</text:span><text:span text:style-name="T264">){</text:span><text:span text:style-name="T265"><text:tab/></text:span><text:span text:style-name="T266">//if the user presses search</text:span></text:p>
      <text:p text:style-name="P267"><text:span text:style-name="T268"><text:tab/></text:span><text:span text:style-name="T269"><text:tab/></text:span><text:span text:style-name="T270"><text:tab/></text:span><text:span text:style-name="T271"><text:tab/></text:span><text:span text:style-name="T272"><text:tab/><text:s/></text:span><text:span text:style-name="T273">name</text:span><text:span text:style-name="T274"><text:s/>=<text:s/></text:span><text:span text:style-name="T275">nameSrch</text:span><text:span text:style-name="T276">.getText();</text:span><text:span text:style-name="T277"><text:tab/></text:span><text:span text:style-name="T278"><text:tab/></text:span><text:span text:style-name="T279">//get the name of the student</text:span></text:p>
      <text:p text:style-name="P280"><text:span text:style-name="T281"><text:tab/></text:span><text:span text:style-name="T282"><text:tab/></text:span><text:span text:style-name="T283"><text:tab/></text:span><text:span text:style-name="T284"><text:tab/></text:span><text:span text:style-name="T285"><text:tab/><text:s/></text:span><text:span text:style-name="T286">exist</text:span><text:span text:style-name="T287">=</text:span><text:span text:style-name="T288">false</text:span><text:span text:style-name="T289">;</text:span></text:p>
      <text:p text:style-name="P290"><text:span text:style-name="T291"><text:tab/></text:span><text:span text:style-name="T292"><text:tab/></text:span><text:span text:style-name="T293"><text:tab/></text:span><text:span text:style-name="T294"><text:tab/></text:span><text:span text:style-name="T295"><text:tab/><text:s/></text:span><text:span text:style-name="T296">textArea</text:span><text:span text:style-name="T297">.setText(</text:span><text:span text:style-name="T298">""</text:span><text:span text:style-name="T299">);</text:span></text:p>
      <text:p text:style-name="P300"><text:span text:style-name="T301"><text:tab/></text:span><text:span text:style-name="T302"><text:tab/></text:span><text:span text:style-name="T303"><text:tab/></text:span><text:span text:style-name="T304"><text:tab/></text:span><text:span text:style-name="T305"><text:tab/><text:s/>getStudSuc();</text:span><text:span text:style-name="T306"><text:tab/></text:span><text:span text:style-name="T307"><text:tab/></text:span><text:span text:style-name="T308">//call getStudSuc()</text:span></text:p>
      <text:p text:style-name="P309"><text:span text:style-name="T310"><text:tab/></text:span><text:span text:style-name="T311"><text:tab/></text:span><text:span text:style-name="T312"><text:tab/></text:span><text:span text:style-name="T313"><text:tab/><text:s/>}</text:span></text:p>
      <text:p text:style-name="P314"><text:span text:style-name="T315"><text:tab/></text:span><text:span text:style-name="T316"><text:tab/></text:span><text:span text:style-name="T317"><text:tab/></text:span><text:span text:style-name="T318"><text:tab/><text:s/></text:span><text:span text:style-name="T319">else</text:span><text:span text:style-name="T320"><text:s/></text:span><text:span text:style-name="T321">if</text:span><text:span text:style-name="T322"><text:s/>(</text:span><text:span text:style-name="T323">event</text:span><text:span text:style-name="T324">.getSource()==</text:span><text:span text:style-name="T325">outputS</text:span><text:span text:style-name="T326">){</text:span><text:span text:style-name="T327"><text:tab/></text:span><text:span text:style-name="T328">//output the students' successfulness into a<text:s/></text:span><text:span text:style-name="T329">textfile</text:span></text:p>
      <text:soft-page-break/>
      <text:p text:style-name="P330"><text:span text:style-name="T331"><text:tab/></text:span><text:span text:style-name="T332"><text:tab/></text:span><text:span text:style-name="T333"><text:tab/></text:span><text:span text:style-name="T334"><text:tab/></text:span><text:span text:style-name="T335"><text:tab/><text:s/>outputSuc();</text:span><text:span text:style-name="T336"><text:tab/></text:span><text:span text:style-name="T337"><text:tab/></text:span><text:span text:style-name="T338">//call <text:s/>outputSuc()</text:span></text:p>
      <text:p text:style-name="P339"><text:span text:style-name="T340"><text:tab/></text:span><text:span text:style-name="T341"><text:tab/></text:span><text:span text:style-name="T342"><text:tab/></text:span><text:span text:style-name="T343"><text:tab/><text:s/>}</text:span></text:p>
      <text:p text:style-name="P344"><text:span text:style-name="T345"><text:tab/></text:span><text:span text:style-name="T346"><text:tab/></text:span><text:span text:style-name="T347"><text:tab/><text:s/>}</text:span></text:p>
      <text:p text:style-name="P348"><text:span text:style-name="T349"><text:tab/></text:span><text:span text:style-name="T350"><text:tab/><text:s/>}</text:span></text:p>
      <text:p text:style-name="P351"><text:span text:style-name="T352"><text:tab/></text:span><text:span text:style-name="T353"><text:tab/></text:span><text:span text:style-name="T354">listener</text:span><text:span text:style-name="T355">=<text:s/></text:span><text:span text:style-name="T356">new</text:span><text:span text:style-name="T357"><text:s/>ChoiceListener();</text:span></text:p>
      <text:p text:style-name="P358"><text:span text:style-name="T359"><text:tab/></text:span><text:span text:style-name="T360"><text:tab/>setLayout(</text:span><text:span text:style-name="T361">new</text:span><text:span text:style-name="T362"><text:s/>FlowLayout());</text:span></text:p>
      <text:p text:style-name="P363"><text:span text:style-name="T364"><text:tab/></text:span><text:span text:style-name="T365"><text:tab/>setDefaultCloseOperation(JFrame.</text:span><text:span text:style-name="T366">EXIT_ON_CLOSE</text:span><text:span text:style-name="T367">);</text:span></text:p>
      <text:p text:style-name="P368"><text:span text:style-name="T369"><text:tab/></text:span><text:span text:style-name="T370"><text:tab/>setBounds(460,210,550,350);</text:span></text:p>
      <text:p text:style-name="P371"><text:span text:style-name="T372"><text:tab/></text:span><text:span text:style-name="T373"><text:tab/>setTitle(</text:span><text:span text:style-name="T374">"Search for student results"</text:span><text:span text:style-name="T375">);</text:span><text:span text:style-name="T376"><text:tab/></text:span></text:p>
      <text:p text:style-name="P377"><text:span text:style-name="T378"><text:tab/></text:span><text:span text:style-name="T379"><text:tab/></text:span><text:span text:style-name="T380">textArea</text:span><text:span text:style-name="T381">.setEditable(</text:span><text:span text:style-name="T382">false</text:span><text:span text:style-name="T383">);</text:span></text:p>
      <text:p text:style-name="P384"><text:span text:style-name="T385"><text:tab/></text:span><text:span text:style-name="T386"><text:tab/>msg();</text:span></text:p>
      <text:p text:style-name="P387"><text:span text:style-name="T388"><text:tab/>}</text:span></text:p>
      <text:p text:style-name="P389"><text:span text:style-name="T390"><text:tab/></text:span><text:span text:style-name="T391">public</text:span><text:span text:style-name="T392"><text:s/></text:span><text:span text:style-name="T393">void</text:span><text:span text:style-name="T394"><text:s/>msg(){</text:span></text:p>
      <text:p text:style-name="P395"><text:span text:style-name="T396"><text:tab/></text:span><text:span text:style-name="T397"><text:tab/></text:span><text:span text:style-name="T398">panel</text:span><text:span text:style-name="T399"><text:s/>=<text:s/></text:span><text:span text:style-name="T400">new</text:span><text:span text:style-name="T401"><text:s/>JPanel(</text:span><text:span text:style-name="T402">new</text:span><text:span text:style-name="T403"><text:s/>GridBagLayout());</text:span></text:p>
      <text:p text:style-name="P404"><text:span text:style-name="T405"><text:tab/></text:span><text:span text:style-name="T406"><text:tab/></text:span><text:span text:style-name="T407">c</text:span><text:span text:style-name="T408"><text:s/>=<text:s/></text:span><text:span text:style-name="T409">new</text:span><text:span text:style-name="T410"><text:s/>GridBagConstraints();</text:span></text:p>
      <text:p text:style-name="P411"><text:span text:style-name="T412"><text:tab/></text:span><text:span text:style-name="T413"><text:tab/>getContentPane().add(</text:span><text:span text:style-name="T414">panel</text:span><text:span text:style-name="T415">);</text:span></text:p>
      <text:p text:style-name="P416"><text:span text:style-name="T417"><text:tab/></text:span><text:span text:style-name="T418"><text:tab/>JLabel<text:s/></text:span><text:span text:style-name="T419">label</text:span><text:span text:style-name="T420"><text:s/>=<text:s/></text:span><text:span text:style-name="T421">new</text:span><text:span text:style-name="T422"><text:s/>JLabel(</text:span><text:span text:style-name="T423">"The student's name: "</text:span><text:span text:style-name="T424">);</text:span></text:p>
      <text:p text:style-name="P425"><text:span text:style-name="T426"><text:tab/></text:span><text:span text:style-name="T427"><text:tab/></text:span><text:span text:style-name="T428">c</text:span><text:span text:style-name="T429">.</text:span><text:span text:style-name="T430">insets</text:span><text:span text:style-name="T431"><text:s/>=<text:s/></text:span><text:span text:style-name="T432">new</text:span><text:span text:style-name="T433"><text:s/>Insets( 8, 8, 8, 8);</text:span></text:p>
      <text:p text:style-name="P434"><text:span text:style-name="T435"><text:tab/></text:span><text:span text:style-name="T436"><text:tab/></text:span><text:span text:style-name="T437">c</text:span><text:span text:style-name="T438">.</text:span><text:span text:style-name="T439">gridx</text:span><text:span text:style-name="T440">=0;<text:s/></text:span><text:span text:style-name="T441">c</text:span><text:span text:style-name="T442">.</text:span><text:span text:style-name="T443">gridy</text:span><text:span text:style-name="T444">=0;</text:span></text:p>
      <text:p text:style-name="P445"><text:span text:style-name="T446"><text:tab/></text:span><text:span text:style-name="T447"><text:tab/></text:span><text:span text:style-name="T448">panel</text:span><text:span text:style-name="T449">.add(</text:span><text:span text:style-name="T450">label</text:span><text:span text:style-name="T451">,<text:s/></text:span><text:span text:style-name="T452">c</text:span><text:span text:style-name="T453">);</text:span></text:p>
      <text:p text:style-name="P454"><text:span text:style-name="T455"><text:tab/></text:span><text:span text:style-name="T456"><text:tab/></text:span><text:span text:style-name="T457">nameSrch</text:span><text:span text:style-name="T458"><text:s/>=<text:s/></text:span><text:span text:style-name="T459">new</text:span><text:span text:style-name="T460"><text:s/>JTextField(30);</text:span></text:p>
      <text:p text:style-name="P461"><text:span text:style-name="T462"><text:tab/></text:span><text:span text:style-name="T463"><text:tab/></text:span><text:span text:style-name="T464">c</text:span><text:span text:style-name="T465">.</text:span><text:span text:style-name="T466">gridx</text:span><text:span text:style-name="T467">=1;<text:s/></text:span><text:span text:style-name="T468">c</text:span><text:span text:style-name="T469">.</text:span><text:span text:style-name="T470">gridy</text:span><text:span text:style-name="T471">=0;</text:span></text:p>
      <text:p text:style-name="P472"><text:span text:style-name="T473"><text:tab/></text:span><text:span text:style-name="T474"><text:tab/></text:span><text:span text:style-name="T475">panel</text:span><text:span text:style-name="T476">.add(</text:span><text:span text:style-name="T477">nameSrch</text:span><text:span text:style-name="T478">,<text:s/></text:span><text:span text:style-name="T479">c</text:span><text:span text:style-name="T480">);</text:span></text:p>
      <text:p text:style-name="P481"><text:span text:style-name="T482"><text:tab/></text:span><text:span text:style-name="T483"><text:tab/></text:span><text:span text:style-name="T484">srchB</text:span><text:span text:style-name="T485">=</text:span><text:span text:style-name="T486">new</text:span><text:span text:style-name="T487"><text:s/>JButton(</text:span><text:span text:style-name="T488">"Search"</text:span><text:span text:style-name="T489">);</text:span></text:p>
      <text:p text:style-name="P490"><text:span text:style-name="T491"><text:tab/></text:span><text:span text:style-name="T492"><text:tab/></text:span><text:span text:style-name="T493">srchB</text:span><text:span text:style-name="T494">.addActionListener(</text:span><text:span text:style-name="T495">listener</text:span><text:span text:style-name="T496">);</text:span></text:p>
      <text:p text:style-name="P497"><text:span text:style-name="T498"><text:tab/></text:span><text:span text:style-name="T499"><text:tab/></text:span><text:span text:style-name="T500">c</text:span><text:span text:style-name="T501">.</text:span><text:span text:style-name="T502">gridx</text:span><text:span text:style-name="T503">=0;<text:s/></text:span><text:span text:style-name="T504">c</text:span><text:span text:style-name="T505">.</text:span><text:span text:style-name="T506">gridy</text:span><text:span text:style-name="T507">=1;</text:span></text:p>
      <text:p text:style-name="P508"><text:span text:style-name="T509"><text:tab/></text:span><text:span text:style-name="T510"><text:tab/></text:span><text:span text:style-name="T511">c</text:span><text:span text:style-name="T512">.</text:span><text:span text:style-name="T513">gridwidth</text:span><text:span text:style-name="T514">=5;</text:span></text:p>
      <text:p text:style-name="P515"><text:span text:style-name="T516"><text:tab/></text:span><text:span text:style-name="T517"><text:tab/></text:span><text:span text:style-name="T518">panel</text:span><text:span text:style-name="T519">.add(</text:span><text:span text:style-name="T520">srchB</text:span><text:span text:style-name="T521">,<text:s/></text:span><text:span text:style-name="T522">c</text:span><text:span text:style-name="T523">);</text:span></text:p>
      <text:p text:style-name="P524"><text:span text:style-name="T525"><text:s text:c="8"/></text:span><text:span text:style-name="T526">back</text:span><text:span text:style-name="T527"><text:s/>=<text:s/></text:span><text:span text:style-name="T528">new</text:span><text:span text:style-name="T529"><text:s/>JButton(</text:span><text:span text:style-name="T530">"Back"</text:span><text:span text:style-name="T531">);</text:span></text:p>
      <text:p text:style-name="P532"><text:span text:style-name="T533"><text:s text:c="8"/></text:span><text:span text:style-name="T534">back</text:span><text:span text:style-name="T535">.addActionListener(</text:span><text:span text:style-name="T536">listener</text:span><text:span text:style-name="T537">);</text:span></text:p>
      <text:p text:style-name="P538"><text:span text:style-name="T539"><text:s text:c="8"/></text:span><text:span text:style-name="T540">c</text:span><text:span text:style-name="T541">.</text:span><text:span text:style-name="T542">gridx</text:span><text:span text:style-name="T543">=0;<text:s/></text:span><text:span text:style-name="T544">c</text:span><text:span text:style-name="T545">.</text:span><text:span text:style-name="T546">gridy</text:span><text:span text:style-name="T547">=3;</text:span></text:p>
      <text:p text:style-name="P548"><text:span text:style-name="T549"><text:s text:c="8"/></text:span><text:span text:style-name="T550">c</text:span><text:span text:style-name="T551">.</text:span><text:span text:style-name="T552">gridwidth</text:span><text:span text:style-name="T553">=8;</text:span></text:p>
      <text:p text:style-name="P554"><text:span text:style-name="T555"><text:s text:c="8"/></text:span><text:span text:style-name="T556">panel</text:span><text:span text:style-name="T557">.add(</text:span><text:span text:style-name="T558">back</text:span><text:span text:style-name="T559">,<text:s/></text:span><text:span text:style-name="T560">c</text:span><text:span text:style-name="T561">);</text:span></text:p>
      <text:p text:style-name="P562"><text:span text:style-name="T563"><text:s text:c="8"/></text:span><text:span text:style-name="T564">c</text:span><text:span text:style-name="T565">.</text:span><text:span text:style-name="T566">gridx</text:span><text:span text:style-name="T567">=1;<text:s/></text:span><text:span text:style-name="T568">c</text:span><text:span text:style-name="T569">.</text:span><text:span text:style-name="T570">gridy</text:span><text:span text:style-name="T571">=2;</text:span></text:p>
      <text:p text:style-name="P572"><text:span text:style-name="T573"><text:s text:c="8"/></text:span><text:span text:style-name="T574">c</text:span><text:span text:style-name="T575">.</text:span><text:span text:style-name="T576">gridwidth</text:span><text:span text:style-name="T577">=1;</text:span></text:p>
      <text:p text:style-name="P578"><text:span text:style-name="T579"><text:s text:c="8"/></text:span><text:span text:style-name="T580">outputS</text:span><text:span text:style-name="T581"><text:s/>=<text:s/></text:span><text:span text:style-name="T582">new</text:span><text:span text:style-name="T583"><text:s/>JButton(</text:span><text:span text:style-name="T584">"Output the students' success into a designated location"</text:span><text:span text:style-name="T585">);</text:span></text:p>
      <text:p text:style-name="P586"><text:span text:style-name="T587"><text:s text:c="8"/></text:span><text:span text:style-name="T588">outputS</text:span><text:span text:style-name="T589">.addActionListener(</text:span><text:span text:style-name="T590">listener</text:span><text:span text:style-name="T591">);</text:span></text:p>
      <text:p text:style-name="P592"><text:span text:style-name="T593"><text:s text:c="8"/></text:span><text:span text:style-name="T594">panel</text:span><text:span text:style-name="T595">.add(</text:span><text:span text:style-name="T596">outputS</text:span><text:span text:style-name="T597">,<text:s/></text:span><text:span text:style-name="T598">c</text:span><text:span text:style-name="T599">);</text:span></text:p>
      <text:p text:style-name="P600"/>
      <text:p text:style-name="P601"><text:span text:style-name="T602"><text:s text:c="4"/></text:span><text:span text:style-name="T603"><text:tab/></text:span><text:span text:style-name="T604">panel1</text:span><text:span text:style-name="T605">.add(octavePath.</text:span><text:span text:style-name="T606">swclogo</text:span><text:span text:style-name="T607">);</text:span></text:p>
      <text:p text:style-name="P608"><text:span text:style-name="T609"><text:s text:c="4"/></text:span><text:span text:style-name="T610"><text:tab/><text:s/>add(</text:span><text:span text:style-name="T611">panel1</text:span><text:span text:style-name="T612">, BorderLayout.</text:span><text:span text:style-name="T613">PAGE_END</text:span><text:span text:style-name="T614">);</text:span></text:p>
      <text:p text:style-name="P615"><text:span text:style-name="T616"><text:s text:c="8"/></text:span></text:p>
      <text:p text:style-name="P617"><text:span text:style-name="T618"><text:tab/>}</text:span></text:p>
      <text:p text:style-name="P619"><text:span text:style-name="T620"><text:tab/></text:span><text:span text:style-name="T621">public</text:span><text:span text:style-name="T622"><text:s/></text:span><text:span text:style-name="T623">void</text:span><text:span text:style-name="T624"><text:s/>getStudSuc(){</text:span><text:span text:style-name="T625"><text:tab/></text:span><text:span text:style-name="T626">//display the students' successfulness by searching their name</text:span></text:p>
      <text:p text:style-name="P627"><text:span text:style-name="T628"><text:tab/></text:span><text:span text:style-name="T629"><text:tab/></text:span><text:span text:style-name="T630">c</text:span><text:span text:style-name="T631">.</text:span><text:span text:style-name="T632">gridx</text:span><text:span text:style-name="T633">=0;<text:s/></text:span><text:span text:style-name="T634">c</text:span><text:span text:style-name="T635">.</text:span><text:span text:style-name="T636">gridy</text:span><text:span text:style-name="T637">=2;<text:s/></text:span><text:span text:style-name="T638">c</text:span><text:span text:style-name="T639">.</text:span><text:span text:style-name="T640">gridwidth</text:span><text:span text:style-name="T641">=1;</text:span></text:p>
      <text:p text:style-name="P642"><text:span text:style-name="T643"><text:tab/></text:span><text:span text:style-name="T644"><text:tab/>JLabel<text:s/></text:span><text:span text:style-name="T645">res</text:span><text:span text:style-name="T646"><text:s/>=<text:s/></text:span><text:span text:style-name="T647">new</text:span><text:span text:style-name="T648"><text:s/>JLabel(</text:span><text:span text:style-name="T649">"The result: "</text:span><text:span text:style-name="T650">);</text:span></text:p>
      <text:p text:style-name="P651"><text:span text:style-name="T652"><text:tab/></text:span><text:span text:style-name="T653"><text:tab/><text:s/></text:span><text:span text:style-name="T654">panel</text:span><text:span text:style-name="T655">.add(</text:span><text:span text:style-name="T656">res</text:span><text:span text:style-name="T657">,<text:s/></text:span><text:span text:style-name="T658">c</text:span><text:span text:style-name="T659">);</text:span></text:p>
      <text:p text:style-name="P660"><text:span text:style-name="T661"><text:s text:c="8"/></text:span><text:span text:style-name="T662">c</text:span><text:span text:style-name="T663">.</text:span><text:span text:style-name="T664">gridx</text:span><text:span text:style-name="T665">=1;<text:s/></text:span><text:span text:style-name="T666">c</text:span><text:span text:style-name="T667">.</text:span><text:span text:style-name="T668">gridy</text:span><text:span text:style-name="T669">=2;</text:span></text:p>
      <text:p text:style-name="P670"><text:span text:style-name="T671"><text:s text:c="8"/></text:span><text:span text:style-name="T672">panel</text:span><text:span text:style-name="T673">.add(</text:span><text:span text:style-name="T674">textArea</text:span><text:span text:style-name="T675">,<text:s/></text:span><text:span text:style-name="T676">c</text:span><text:span text:style-name="T677">);</text:span></text:p>
      <text:p text:style-name="P678"><text:span text:style-name="T679"><text:s text:c="8"/></text:span><text:span text:style-name="T680">c</text:span><text:span text:style-name="T681">.</text:span><text:span text:style-name="T682">gridx</text:span><text:span text:style-name="T683">=0;<text:s/></text:span><text:span text:style-name="T684">c</text:span><text:span text:style-name="T685">.</text:span><text:span text:style-name="T686">gridy</text:span><text:span text:style-name="T687">=3;</text:span></text:p>
      <text:p text:style-name="P688"><text:span text:style-name="T689"><text:s text:c="8"/></text:span><text:span text:style-name="T690">c</text:span><text:span text:style-name="T691">.</text:span><text:span text:style-name="T692">gridwidth</text:span><text:span text:style-name="T693">=8;</text:span></text:p>
      <text:p text:style-name="P694"><text:span text:style-name="T695"><text:s text:c="8"/></text:span><text:span text:style-name="T696">panel</text:span><text:span text:style-name="T697">.add(</text:span><text:span text:style-name="T698">back</text:span><text:span text:style-name="T699">,<text:s/></text:span><text:span text:style-name="T700">c</text:span><text:span text:style-name="T701">);</text:span></text:p>
      <text:p text:style-name="P702"><text:span text:style-name="T703"><text:s text:c="8"/></text:span><text:span text:style-name="T704">c</text:span><text:span text:style-name="T705">.</text:span><text:span text:style-name="T706">gridx</text:span><text:span text:style-name="T707">=1;<text:s/></text:span><text:span text:style-name="T708">c</text:span><text:span text:style-name="T709">.</text:span><text:span text:style-name="T710">gridy</text:span><text:span text:style-name="T711">=4;</text:span></text:p>
      <text:p text:style-name="P712"><text:span text:style-name="T713"><text:s text:c="8"/></text:span><text:span text:style-name="T714">c</text:span><text:span text:style-name="T715">.</text:span><text:span text:style-name="T716">gridwidth</text:span><text:span text:style-name="T717">=1;</text:span></text:p>
      <text:p text:style-name="P718"><text:span text:style-name="T719"><text:s text:c="8"/></text:span><text:span text:style-name="T720">panel</text:span><text:span text:style-name="T721">.add(</text:span><text:span text:style-name="T722">outputS</text:span><text:span text:style-name="T723">,<text:s/></text:span><text:span text:style-name="T724">c</text:span><text:span text:style-name="T725">);</text:span></text:p>
      <text:p text:style-name="P726"><text:span text:style-name="T727"><text:s text:c="8"/></text:span><text:span text:style-name="T728">for</text:span><text:span text:style-name="T729"><text:s/>(</text:span><text:span text:style-name="T730">int</text:span><text:span text:style-name="T731"><text:s/></text:span><text:span text:style-name="T732">i</text:span><text:span text:style-name="T733">=0;</text:span><text:span text:style-name="T734">i</text:span><text:span text:style-name="T735">&lt;succ_crit.</text:span><text:span text:style-name="T736">success</text:span><text:span text:style-name="T737">.</text:span><text:span text:style-name="T738">length</text:span><text:span text:style-name="T739">;</text:span><text:span text:style-name="T740">i</text:span><text:span text:style-name="T741">++){<text:s/></text:span><text:span text:style-name="T742">//search for the student</text:span></text:p>
      <text:soft-page-break/>
      <text:p text:style-name="P743"><text:span text:style-name="T744"><text:s text:c="8"/></text:span><text:span text:style-name="T745"><text:tab/></text:span><text:span text:style-name="T746">if</text:span><text:span text:style-name="T747">(succ_crit.</text:span><text:span text:style-name="T748">success</text:span><text:span text:style-name="T749">[</text:span><text:span text:style-name="T750">i</text:span><text:span text:style-name="T751">][0].equalsIgnoreCase(</text:span><text:span text:style-name="T752">name</text:span><text:span text:style-name="T753">)){<text:s/></text:span><text:span text:style-name="T754">//if the student is found</text:span></text:p>
      <text:p text:style-name="P755"><text:span text:style-name="T756"><text:s text:c="16"/></text:span><text:span text:style-name="T757">textArea</text:span><text:span text:style-name="T758">.append(succ_crit.</text:span><text:span text:style-name="T759">success</text:span><text:span text:style-name="T760">[</text:span><text:span text:style-name="T761">i</text:span><text:span text:style-name="T762">][0] +</text:span><text:span text:style-name="T763">": "</text:span><text:span text:style-name="T764"><text:s/>+ succ_crit.</text:span><text:span text:style-name="T765">success</text:span><text:span text:style-name="T766">[</text:span><text:span text:style-name="T767">i</text:span><text:span text:style-name="T768">][1]);</text:span></text:p>
      <text:p text:style-name="P769"><text:span text:style-name="T770"><text:s text:c="16"/></text:span><text:span text:style-name="T771">exist</text:span><text:span text:style-name="T772">=</text:span><text:span text:style-name="T773">true</text:span><text:span text:style-name="T774">;</text:span><text:span text:style-name="T775"><text:tab/></text:span><text:span text:style-name="T776">//exist becomes true</text:span></text:p>
      <text:p text:style-name="P777"><text:span text:style-name="T778"><text:s text:c="8"/></text:span><text:span text:style-name="T779"><text:tab/>}</text:span></text:p>
      <text:p text:style-name="P780"><text:span text:style-name="T781"><text:s text:c="8"/></text:span><text:span text:style-name="T782"><text:tab/></text:span><text:span text:style-name="T783">else</text:span><text:span text:style-name="T784"><text:s/></text:span><text:span text:style-name="T785">if</text:span><text:span text:style-name="T786"><text:s/>(</text:span><text:span text:style-name="T787">i</text:span><text:span text:style-name="T788">==succ_crit.</text:span><text:span text:style-name="T789">success</text:span><text:span text:style-name="T790">.</text:span><text:span text:style-name="T791">length</text:span><text:span text:style-name="T792">-1 &amp;&amp;<text:s/></text:span><text:span text:style-name="T793">exist</text:span><text:span text:style-name="T794">==</text:span><text:span text:style-name="T795">false</text:span><text:span text:style-name="T796">){<text:s/></text:span><text:span text:style-name="T797">//if the student is not found</text:span></text:p>
      <text:p text:style-name="P798"><text:span text:style-name="T799"><text:s text:c="8"/></text:span><text:span text:style-name="T800"><text:tab/></text:span><text:span text:style-name="T801"><text:tab/></text:span><text:span text:style-name="T802">if</text:span><text:span text:style-name="T803"><text:s/>(succ_crit.</text:span><text:span text:style-name="T804">success</text:span><text:span text:style-name="T805">[</text:span><text:span text:style-name="T806">i</text:span><text:span text:style-name="T807">][0].equalsIgnoreCase(</text:span><text:span text:style-name="T808">name</text:span><text:span text:style-name="T809">)==</text:span><text:span text:style-name="T810">false</text:span><text:span text:style-name="T811">){</text:span></text:p>
      <text:p text:style-name="P812"><text:span text:style-name="T813"><text:s text:c="8"/></text:span><text:span text:style-name="T814"><text:tab/></text:span><text:span text:style-name="T815"><text:tab/></text:span><text:span text:style-name="T816"><text:tab/></text:span><text:span text:style-name="T817">textArea</text:span><text:span text:style-name="T818">.append(</text:span><text:span text:style-name="T819">"This person does not exist!"</text:span><text:span text:style-name="T820">);</text:span></text:p>
      <text:p text:style-name="P821"><text:span text:style-name="T822"><text:s text:c="8"/></text:span><text:span text:style-name="T823"><text:tab/></text:span><text:span text:style-name="T824"><text:tab/></text:span><text:span text:style-name="T825"><text:tab/></text:span><text:span text:style-name="T826">exist</text:span><text:span text:style-name="T827">=</text:span><text:span text:style-name="T828">false</text:span><text:span text:style-name="T829">;</text:span><text:span text:style-name="T830"><text:tab/></text:span><text:span text:style-name="T831">//exist becomes false</text:span></text:p>
      <text:p text:style-name="P832"><text:span text:style-name="T833"><text:s text:c="8"/></text:span><text:span text:style-name="T834"><text:tab/></text:span><text:span text:style-name="T835"><text:tab/>}</text:span></text:p>
      <text:p text:style-name="P836"><text:span text:style-name="T837"><text:s text:c="8"/></text:span><text:span text:style-name="T838"><text:tab/>}</text:span></text:p>
      <text:p text:style-name="P839"><text:span text:style-name="T840"><text:s text:c="8"/>}</text:span></text:p>
      <text:p text:style-name="P841"><text:span text:style-name="T842"><text:tab/>}</text:span></text:p>
      <text:p text:style-name="P843"><text:span text:style-name="T844"><text:tab/></text:span><text:span text:style-name="T845">public</text:span><text:span text:style-name="T846"><text:s/></text:span><text:span text:style-name="T847">void</text:span><text:span text:style-name="T848"><text:s/>outputSuc(){</text:span><text:span text:style-name="T849"><text:tab/></text:span><text:span text:style-name="T850">//if the user wants to output the students'<text:s/></text:span><text:span text:style-name="T851">successs</text:span><text:span text:style-name="T852"><text:s/>result into a<text:s/></text:span><text:span text:style-name="T853">textfile</text:span></text:p>
      <text:p text:style-name="P854"><text:span text:style-name="T855"><text:tab/></text:span><text:span text:style-name="T856"><text:tab/>JFileChooser<text:s/></text:span><text:span text:style-name="T857">fc</text:span><text:span text:style-name="T858"><text:s/>=<text:s/></text:span><text:span text:style-name="T859">new</text:span><text:span text:style-name="T860"><text:s/>JFileChooser();</text:span></text:p>
      <text:p text:style-name="P861"><text:span text:style-name="T862"><text:tab/></text:span><text:span text:style-name="T863"><text:tab/></text:span><text:span text:style-name="T864">fc</text:span><text:span text:style-name="T865">.setCurrentDirectory(</text:span><text:span text:style-name="T866">new</text:span><text:span text:style-name="T867"><text:s/>java.io.File(</text:span><text:span text:style-name="T868">"C:/Users/Owner/Desktop"</text:span><text:span text:style-name="T869">));<text:s/></text:span><text:span text:style-name="T870">//initial directory</text:span></text:p>
      <text:p text:style-name="P871"><text:span text:style-name="T872"><text:tab/></text:span><text:span text:style-name="T873"><text:tab/></text:span><text:span text:style-name="T874">fc</text:span><text:span text:style-name="T875">.setDialogTitle(</text:span><text:span text:style-name="T876">"Please select where you want to save it: "</text:span><text:span text:style-name="T877">);</text:span></text:p>
      <text:p text:style-name="P878"><text:span text:style-name="T879"><text:tab/></text:span><text:span text:style-name="T880"><text:tab/></text:span><text:span text:style-name="T881">try</text:span><text:span text:style-name="T882">{</text:span></text:p>
      <text:p text:style-name="P883"><text:span text:style-name="T884"><text:tab/></text:span><text:span text:style-name="T885"><text:tab/></text:span><text:span text:style-name="T886">if</text:span><text:span text:style-name="T887">(</text:span><text:span text:style-name="T888">fc</text:span><text:span text:style-name="T889">.showSaveDialog(</text:span><text:span text:style-name="T890">outputS</text:span><text:span text:style-name="T891">) == JFileChooser.</text:span><text:span text:style-name="T892">APPROVE_OPTION</text:span><text:span text:style-name="T893">){<text:s/></text:span></text:p>
      <text:p text:style-name="P894"><text:span text:style-name="T895"><text:tab/></text:span><text:span text:style-name="T896"><text:tab/></text:span><text:span text:style-name="T897"><text:tab/></text:span><text:span text:style-name="T898">sucPath</text:span><text:span text:style-name="T899"><text:s/>=<text:s/></text:span><text:span text:style-name="T900">fc</text:span><text:span text:style-name="T901">.getSelectedFile().getAbsolutePath();<text:s/></text:span><text:span text:style-name="T902">//get<text:s/></text:span><text:span text:style-name="T903">filepath</text:span></text:p>
      <text:p text:style-name="P904"><text:span text:style-name="T905"><text:tab/></text:span><text:span text:style-name="T906"><text:tab/></text:span><text:span text:style-name="T907"><text:tab/>FileWriter<text:s/></text:span><text:span text:style-name="T908">fw</text:span><text:span text:style-name="T909"><text:s/>=<text:s/></text:span><text:span text:style-name="T910">new</text:span><text:span text:style-name="T911"><text:s/>FileWriter(</text:span><text:span text:style-name="T912">sucPath</text:span><text:span text:style-name="T913"><text:s text:c="2"/>+<text:s/></text:span><text:span text:style-name="T914">".txt"</text:span><text:span text:style-name="T915">);<text:s/></text:span><text:span text:style-name="T916">//save the file as a text file</text:span></text:p>
      <text:p text:style-name="P917"><text:span text:style-name="T918"><text:tab/></text:span><text:span text:style-name="T919"><text:tab/></text:span><text:span text:style-name="T920"><text:tab/>PrintWriter<text:s/></text:span><text:span text:style-name="T921">write</text:span><text:span text:style-name="T922"><text:s/>=<text:s/></text:span><text:span text:style-name="T923">new</text:span><text:span text:style-name="T924"><text:s/>PrintWriter(</text:span><text:span text:style-name="T925">fw</text:span><text:span text:style-name="T926">);</text:span></text:p>
      <text:p text:style-name="P927"><text:span text:style-name="T928"><text:tab/></text:span><text:span text:style-name="T929"><text:tab/></text:span><text:span text:style-name="T930"><text:tab/></text:span><text:span text:style-name="T931">for</text:span><text:span text:style-name="T932"><text:s/>(</text:span><text:span text:style-name="T933">int</text:span><text:span text:style-name="T934"><text:s/></text:span><text:span text:style-name="T935">i</text:span><text:span text:style-name="T936">=0;</text:span><text:span text:style-name="T937">i</text:span><text:span text:style-name="T938">&lt;succ_crit.</text:span><text:span text:style-name="T939">success</text:span><text:span text:style-name="T940">.</text:span><text:span text:style-name="T941">length</text:span><text:span text:style-name="T942">;</text:span><text:span text:style-name="T943">i</text:span><text:span text:style-name="T944">++){</text:span><text:span text:style-name="T945"><text:tab/></text:span><text:span text:style-name="T946"><text:tab/></text:span><text:span text:style-name="T947">//print out each student's successfulness</text:span></text:p>
      <text:p text:style-name="P948"><text:span text:style-name="T949"><text:tab/></text:span><text:span text:style-name="T950"><text:tab/></text:span><text:span text:style-name="T951"><text:tab/></text:span><text:span text:style-name="T952"><text:tab/></text:span><text:span text:style-name="T953">write</text:span><text:span text:style-name="T954">.println(succ_crit.</text:span><text:span text:style-name="T955">success</text:span><text:span text:style-name="T956">[</text:span><text:span text:style-name="T957">i</text:span><text:span text:style-name="T958">][0] +</text:span><text:span text:style-name="T959">": "</text:span><text:span text:style-name="T960"><text:s/>+ succ_crit.</text:span><text:span text:style-name="T961">success</text:span><text:span text:style-name="T962">[</text:span><text:span text:style-name="T963">i</text:span><text:span text:style-name="T964">][1]);<text:s/></text:span></text:p>
      <text:p text:style-name="P965"><text:span text:style-name="T966"><text:tab/></text:span><text:span text:style-name="T967"><text:tab/></text:span><text:span text:style-name="T968"><text:tab/>}</text:span></text:p>
      <text:p text:style-name="P969"><text:span text:style-name="T970"><text:tab/></text:span><text:span text:style-name="T971"><text:tab/></text:span><text:span text:style-name="T972"><text:tab/>JOptionPane.</text:span><text:span text:style-name="T973">showMessageDialog</text:span><text:span text:style-name="T974">(</text:span><text:span text:style-name="T975">null</text:span><text:span text:style-name="T976">,<text:s/></text:span><text:span text:style-name="T977">"The file is saved!"</text:span><text:span text:style-name="T978">);<text:s/></text:span><text:span text:style-name="T979">//pop up that tells the user the file is saved.</text:span></text:p>
      <text:p text:style-name="P980"><text:span text:style-name="T981"><text:tab/></text:span><text:span text:style-name="T982"><text:tab/></text:span><text:span text:style-name="T983"><text:tab/></text:span><text:span text:style-name="T984">fw</text:span><text:span text:style-name="T985">.close();</text:span></text:p>
      <text:p text:style-name="P986"><text:span text:style-name="T987"><text:tab/></text:span><text:span text:style-name="T988"><text:tab/></text:span><text:span text:style-name="T989"><text:tab/></text:span><text:span text:style-name="T990">write</text:span><text:span text:style-name="T991">.close();</text:span></text:p>
      <text:p text:style-name="P992"><text:span text:style-name="T993"><text:tab/></text:span><text:span text:style-name="T994"><text:tab/>}</text:span></text:p>
      <text:p text:style-name="P995"><text:span text:style-name="T996"><text:tab/></text:span><text:span text:style-name="T997"><text:tab/>}</text:span></text:p>
      <text:p text:style-name="P998"><text:span text:style-name="T999"><text:tab/></text:span><text:span text:style-name="T1000"><text:tab/><text:s/></text:span><text:span text:style-name="T1001">catch</text:span><text:span text:style-name="T1002"><text:s/>(IOException<text:s/></text:span><text:span text:style-name="T1003">e</text:span><text:span text:style-name="T1004">) {</text:span><text:span text:style-name="T1005"><text:tab/></text:span><text:span text:style-name="T1006"><text:tab/></text:span><text:span text:style-name="T1007"><text:tab/></text:span></text:p>
      <text:p text:style-name="P1008"><text:span text:style-name="T1009"><text:tab/></text:span><text:span text:style-name="T1010"><text:tab/></text:span><text:span text:style-name="T1011"><text:tab/></text:span><text:span text:style-name="T1012">e</text:span><text:span text:style-name="T1013">.printStackTrace();</text:span></text:p>
      <text:p text:style-name="P1014"><text:span text:style-name="T1015"><text:tab/></text:span><text:span text:style-name="T1016"><text:tab/>}</text:span></text:p>
      <text:p text:style-name="P1017"><text:span text:style-name="T1018"><text:tab/>}</text:span></text:p>
      <text:p text:style-name="P1019"><text:span text:style-name="T1020"><text:tab/></text:span></text:p>
      <text:p text:style-name="P1021"><text:span text:style-name="T1022">}</text:span></text:p>
      <text:p text:style-name="P1023"/>
      <text:p text:style-name="P1024"/>
      <text:p text:style-name="P1025"><text:span text:style-name="T1026">package</text:span><text:span text:style-name="T1027"><text:s/>IA;</text:span></text:p>
      <text:p text:style-name="P1028"/>
      <text:p text:style-name="P1029"><text:span text:style-name="T1030">public</text:span><text:span text:style-name="T1031"><text:s/></text:span><text:span text:style-name="T1032">class</text:span><text:span text:style-name="T1033"><text:s/>succ_crit{</text:span></text:p>
      <text:p text:style-name="P1034"><text:span text:style-name="T1035"><text:tab/></text:span><text:span text:style-name="T1036">private</text:span><text:span text:style-name="T1037"><text:s/>String<text:s/></text:span><text:span text:style-name="T1038">studdata</text:span><text:span text:style-name="T1039">[][];</text:span></text:p>
      <text:p text:style-name="P1040"><text:span text:style-name="T1041"><text:tab/></text:span><text:span text:style-name="T1042">public</text:span><text:span text:style-name="T1043"><text:s/></text:span><text:span text:style-name="T1044">static</text:span><text:span text:style-name="T1045"><text:s/>String<text:s/></text:span><text:span text:style-name="T1046">success</text:span><text:span text:style-name="T1047"><text:s/>[][] =<text:s/></text:span><text:span text:style-name="T1048">new</text:span><text:span text:style-name="T1049"><text:s/>String [read_data.</text:span><text:span text:style-name="T1050">totalrows</text:span><text:span text:style-name="T1051">][2];<text:s/></text:span><text:span text:style-name="T1052">//for storing each student's successfulness</text:span></text:p>
      <text:p text:style-name="P1053"><text:span text:style-name="T1054"><text:tab/></text:span><text:span text:style-name="T1055">private</text:span><text:span text:style-name="T1056"><text:s/></text:span><text:span text:style-name="T1057">int</text:span><text:span text:style-name="T1058"><text:s/></text:span><text:span text:style-name="T1059">x</text:span><text:span text:style-name="T1060">;</text:span></text:p>
      <text:p text:style-name="P1061"><text:span text:style-name="T1062"><text:tab/></text:span><text:span text:style-name="T1063">public</text:span><text:span text:style-name="T1064"><text:s/>succ_crit (String[][]<text:s/></text:span><text:span text:style-name="T1065">data</text:span><text:span text:style-name="T1066">,<text:s/></text:span><text:span text:style-name="T1067">int</text:span><text:span text:style-name="T1068"><text:s/></text:span><text:span text:style-name="T1069">a</text:span><text:span text:style-name="T1070">){</text:span></text:p>
      <text:p text:style-name="P1071"><text:span text:style-name="T1072"><text:tab/></text:span><text:span text:style-name="T1073"><text:tab/></text:span><text:span text:style-name="T1074">studdata</text:span><text:span text:style-name="T1075"><text:s/>=<text:s/></text:span><text:span text:style-name="T1076">data</text:span><text:span text:style-name="T1077">;</text:span></text:p>
      <text:p text:style-name="P1078"><text:span text:style-name="T1079"><text:tab/></text:span><text:span text:style-name="T1080"><text:tab/></text:span><text:span text:style-name="T1081">x</text:span><text:span text:style-name="T1082">=</text:span><text:span text:style-name="T1083">a</text:span><text:span text:style-name="T1084">;</text:span></text:p>
      <text:p text:style-name="P1085"><text:span text:style-name="T1086"><text:tab/>}</text:span></text:p>
      <text:soft-page-break/>
      <text:p text:style-name="P1087"><text:span text:style-name="T1088"><text:tab/></text:span><text:span text:style-name="T1089">public</text:span><text:span text:style-name="T1090"><text:s/></text:span><text:span text:style-name="T1091">int</text:span><text:span text:style-name="T1092"><text:s/>checkSuccess(){<text:s/></text:span></text:p>
      <text:p text:style-name="P1093"><text:span text:style-name="T1094"><text:tab/></text:span><text:span text:style-name="T1095"><text:tab/></text:span><text:span text:style-name="T1096"><text:tab/></text:span><text:span text:style-name="T1097">success</text:span><text:span text:style-name="T1098">[</text:span><text:span text:style-name="T1099">x</text:span><text:span text:style-name="T1100">][0]=</text:span><text:span text:style-name="T1101">studdata</text:span><text:span text:style-name="T1102">[0][0];<text:s/></text:span><text:span text:style-name="T1103"><text:tab/></text:span><text:span text:style-name="T1104">//store the name<text:s/></text:span></text:p>
      <text:p text:style-name="P1105"><text:span text:style-name="T1106"><text:tab/></text:span><text:span text:style-name="T1107"><text:tab/></text:span><text:span text:style-name="T1108"><text:tab/></text:span><text:span text:style-name="T1109">double</text:span><text:span text:style-name="T1110"><text:s/></text:span><text:span text:style-name="T1111">Sc20</text:span><text:span text:style-name="T1112"><text:s/>= Double.</text:span><text:span text:style-name="T1113">parseDouble</text:span><text:span text:style-name="T1114">((</text:span><text:span text:style-name="T1115">studdata</text:span><text:span text:style-name="T1116">[0][3]).substring(</text:span><text:span text:style-name="T1117">studdata</text:span><text:span text:style-name="T1118">[0][3].length()-4));<text:s/></text:span></text:p>
      <text:p text:style-name="P1119"><text:span text:style-name="T1120"><text:tab/></text:span><text:span text:style-name="T1121"><text:tab/></text:span><text:span text:style-name="T1122"><text:tab/></text:span><text:span text:style-name="T1123">double</text:span><text:span text:style-name="T1124"><text:s/></text:span><text:span text:style-name="T1125">Sc24</text:span><text:span text:style-name="T1126"><text:s/>= Double.</text:span><text:span text:style-name="T1127">parseDouble</text:span><text:span text:style-name="T1128">((</text:span><text:span text:style-name="T1129">studdata</text:span><text:span text:style-name="T1130">[0][6]).substring(</text:span><text:span text:style-name="T1131">studdata</text:span><text:span text:style-name="T1132">[0][6].length()-4));</text:span></text:p>
      <text:p text:style-name="P1133"><text:span text:style-name="T1134"><text:tab/></text:span><text:span text:style-name="T1135"><text:tab/></text:span><text:span text:style-name="T1136"><text:tab/></text:span><text:span text:style-name="T1137">double</text:span><text:span text:style-name="T1138"><text:s/></text:span><text:span text:style-name="T1139">Sc30</text:span><text:span text:style-name="T1140"><text:s/>= Double.</text:span><text:span text:style-name="T1141">parseDouble</text:span><text:span text:style-name="T1142">((</text:span><text:span text:style-name="T1143">studdata</text:span><text:span text:style-name="T1144">[0][4]).substring(</text:span><text:span text:style-name="T1145">studdata</text:span><text:span text:style-name="T1146">[0][4].length()-4));</text:span></text:p>
      <text:p text:style-name="P1147"><text:span text:style-name="T1148"><text:tab/></text:span><text:span text:style-name="T1149"><text:tab/></text:span><text:span text:style-name="T1150"><text:tab/></text:span><text:span text:style-name="T1151">double</text:span><text:span text:style-name="T1152"><text:s/></text:span><text:span text:style-name="T1153">Bio30</text:span><text:span text:style-name="T1154"><text:s/>= Double.</text:span><text:span text:style-name="T1155">parseDouble</text:span><text:span text:style-name="T1156">((</text:span><text:span text:style-name="T1157">studdata</text:span><text:span text:style-name="T1158">[0][8]).substring(</text:span><text:span text:style-name="T1159">studdata</text:span><text:span text:style-name="T1160">[0][8].length()-4));</text:span></text:p>
      <text:p text:style-name="P1161"><text:span text:style-name="T1162"><text:tab/></text:span><text:span text:style-name="T1163"><text:tab/></text:span><text:span text:style-name="T1164"><text:tab/></text:span><text:span text:style-name="T1165">double</text:span><text:span text:style-name="T1166"><text:s/></text:span><text:span text:style-name="T1167">Chem30</text:span><text:span text:style-name="T1168">=Double.</text:span><text:span text:style-name="T1169">parseDouble</text:span><text:span text:style-name="T1170">((</text:span><text:span text:style-name="T1171">studdata</text:span><text:span text:style-name="T1172">[0][10]).substring(</text:span><text:span text:style-name="T1173">studdata</text:span><text:span text:style-name="T1174">[0][10].length()-4));</text:span></text:p>
      <text:p text:style-name="P1175"><text:span text:style-name="T1176"><text:tab/></text:span><text:span text:style-name="T1177"><text:tab/></text:span><text:span text:style-name="T1178"><text:tab/></text:span><text:span text:style-name="T1179">double</text:span><text:span text:style-name="T1180"><text:s/></text:span><text:span text:style-name="T1181">Phy30</text:span><text:span text:style-name="T1182">=Double.</text:span><text:span text:style-name="T1183">parseDouble</text:span><text:span text:style-name="T1184">((</text:span><text:span text:style-name="T1185">studdata</text:span><text:span text:style-name="T1186">[0][12]).substring(</text:span><text:span text:style-name="T1187">studdata</text:span><text:span text:style-name="T1188">[0][12].length()-4));</text:span></text:p>
      <text:p text:style-name="P1189"><text:span text:style-name="T1190"><text:tab/></text:span><text:span text:style-name="T1191"><text:tab/></text:span><text:span text:style-name="T1192"><text:tab/></text:span><text:span text:style-name="T1193">//if passed 20lv course</text:span></text:p>
      <text:p text:style-name="P1194"><text:span text:style-name="T1195"><text:tab/></text:span><text:span text:style-name="T1196"><text:tab/></text:span><text:span text:style-name="T1197"><text:tab/></text:span><text:span text:style-name="T1198">if</text:span><text:span text:style-name="T1199"><text:s/>(((</text:span><text:span text:style-name="T1200">Sc20</text:span><text:span text:style-name="T1201">&gt;=50) || (</text:span><text:span text:style-name="T1202">Sc24</text:span><text:span text:style-name="T1203">&gt;=50)) || (((</text:span><text:span text:style-name="T1204">Sc20</text:span><text:span text:style-name="T1205">==0)) &amp;&amp; ((</text:span><text:span text:style-name="T1206">Sc24</text:span><text:span text:style-name="T1207">)==0))){</text:span></text:p>
      <text:p text:style-name="P1208"><text:span text:style-name="T1209"><text:tab/></text:span><text:span text:style-name="T1210"><text:tab/></text:span><text:span text:style-name="T1211"><text:tab/></text:span><text:span text:style-name="T1212"><text:tab/></text:span><text:span text:style-name="T1213">////if passed 30lv course</text:span></text:p>
      <text:p text:style-name="P1214"><text:span text:style-name="T1215"><text:tab/></text:span><text:span text:style-name="T1216"><text:tab/></text:span><text:span text:style-name="T1217"><text:tab/></text:span><text:span text:style-name="T1218"><text:tab/></text:span><text:span text:style-name="T1219">if</text:span><text:span text:style-name="T1220"><text:s/>((</text:span><text:span text:style-name="T1221">Sc30</text:span><text:span text:style-name="T1222">&gt;=50) || (</text:span><text:span text:style-name="T1223">Bio30</text:span><text:span text:style-name="T1224">&gt;=50)||(</text:span><text:span text:style-name="T1225">Chem30</text:span><text:span text:style-name="T1226">&gt;=50)||(</text:span><text:span text:style-name="T1227">Phy30</text:span><text:span text:style-name="T1228">&gt;=50)){</text:span></text:p>
      <text:p text:style-name="P1229"><text:span text:style-name="T1230"><text:tab/></text:span><text:span text:style-name="T1231"><text:tab/></text:span><text:span text:style-name="T1232"><text:tab/></text:span><text:span text:style-name="T1233"><text:tab/></text:span><text:span text:style-name="T1234"><text:tab/></text:span><text:span text:style-name="T1235">//if the student got at least one 30lv course above 75%</text:span></text:p>
      <text:p text:style-name="P1236"><text:span text:style-name="T1237"><text:tab/></text:span><text:span text:style-name="T1238"><text:tab/></text:span><text:span text:style-name="T1239"><text:tab/></text:span><text:span text:style-name="T1240"><text:tab/></text:span><text:span text:style-name="T1241"><text:tab/></text:span><text:span text:style-name="T1242">if</text:span><text:span text:style-name="T1243"><text:s/>((</text:span><text:span text:style-name="T1244">Sc30</text:span><text:span text:style-name="T1245">&gt;=75) || (</text:span><text:span text:style-name="T1246">Bio30</text:span><text:span text:style-name="T1247">&gt;=75)||(</text:span><text:span text:style-name="T1248">Chem30</text:span><text:span text:style-name="T1249">&gt;=75)||(</text:span><text:span text:style-name="T1250">Phy30</text:span><text:span text:style-name="T1251">&gt;=75)){</text:span></text:p>
      <text:p text:style-name="P1252"><text:span text:style-name="T1253"><text:tab/></text:span><text:span text:style-name="T1254"><text:tab/></text:span><text:span text:style-name="T1255"><text:tab/></text:span><text:span text:style-name="T1256"><text:tab/></text:span><text:span text:style-name="T1257"><text:tab/></text:span><text:span text:style-name="T1258"><text:tab/></text:span><text:span text:style-name="T1259">// check if a student got &gt;75% on one 30lv course but not the other</text:span></text:p>
      <text:p text:style-name="P1260"><text:span text:style-name="T1261"><text:tab/></text:span><text:span text:style-name="T1262"><text:tab/></text:span><text:span text:style-name="T1263"><text:tab/></text:span><text:span text:style-name="T1264"><text:tab/></text:span><text:span text:style-name="T1265"><text:tab/></text:span><text:span text:style-name="T1266"><text:tab/></text:span><text:span text:style-name="T1267">if</text:span><text:span text:style-name="T1268"><text:s/>((</text:span><text:span text:style-name="T1269">Sc30</text:span><text:span text:style-name="T1270">&lt;75 &amp;&amp;<text:s/></text:span><text:span text:style-name="T1271">Sc30</text:span><text:span text:style-name="T1272">&gt;0) || (</text:span><text:span text:style-name="T1273">Bio30</text:span><text:span text:style-name="T1274">&lt;75 &amp;&amp;<text:s/></text:span><text:span text:style-name="T1275">Bio30</text:span><text:span text:style-name="T1276">&gt;0)||(</text:span><text:span text:style-name="T1277">Chem30</text:span><text:span text:style-name="T1278">&lt;75 &amp;&amp;<text:s/></text:span><text:span text:style-name="T1279">Chem30</text:span><text:span text:style-name="T1280">&gt;0)||(</text:span><text:span text:style-name="T1281">Phy30</text:span><text:span text:style-name="T1282">&lt;75 &amp;&amp;<text:s/></text:span><text:span text:style-name="T1283">Phy30</text:span><text:span text:style-name="T1284">&gt;0)){</text:span></text:p>
      <text:p text:style-name="P1285"><text:span text:style-name="T1286"><text:tab/></text:span><text:span text:style-name="T1287"><text:tab/></text:span><text:span text:style-name="T1288"><text:tab/></text:span><text:span text:style-name="T1289"><text:tab/></text:span><text:span text:style-name="T1290"><text:tab/></text:span><text:span text:style-name="T1291"><text:tab/></text:span><text:span text:style-name="T1292"><text:tab/></text:span><text:span text:style-name="T1293">success</text:span><text:span text:style-name="T1294">[</text:span><text:span text:style-name="T1295">x</text:span><text:span text:style-name="T1296">][1]=<text:s/></text:span><text:span text:style-name="T1297">"Moderately Successful"</text:span><text:span text:style-name="T1298">;</text:span></text:p>
      <text:p text:style-name="P1299"><text:span text:style-name="T1300"><text:tab/></text:span><text:span text:style-name="T1301"><text:tab/></text:span><text:span text:style-name="T1302"><text:tab/></text:span><text:span text:style-name="T1303"><text:tab/></text:span><text:span text:style-name="T1304"><text:tab/></text:span><text:span text:style-name="T1305"><text:tab/></text:span><text:span text:style-name="T1306"><text:tab/></text:span><text:span text:style-name="T1307">return</text:span><text:span text:style-name="T1308"><text:s/>3;</text:span><text:span text:style-name="T1309"><text:tab/></text:span><text:span text:style-name="T1310">//these return statements will return a success level that will be<text:s/></text:span><text:span text:style-name="T1311">outputted</text:span><text:span text:style-name="T1312"><text:s/>in suc_markX</text:span></text:p>
      <text:p text:style-name="P1313"><text:span text:style-name="T1314"><text:tab/></text:span><text:span text:style-name="T1315"><text:tab/></text:span><text:span text:style-name="T1316"><text:tab/></text:span><text:span text:style-name="T1317"><text:tab/></text:span><text:span text:style-name="T1318"><text:tab/></text:span><text:span text:style-name="T1319"><text:tab/>}</text:span></text:p>
      <text:p text:style-name="P1320"><text:span text:style-name="T1321"><text:tab/></text:span><text:span text:style-name="T1322"><text:tab/></text:span><text:span text:style-name="T1323"><text:tab/></text:span><text:span text:style-name="T1324"><text:tab/></text:span><text:span text:style-name="T1325"><text:tab/></text:span><text:span text:style-name="T1326"><text:tab/></text:span><text:span text:style-name="T1327">else</text:span></text:p>
      <text:p text:style-name="P1328"><text:span text:style-name="T1329"><text:tab/></text:span><text:span text:style-name="T1330"><text:tab/></text:span><text:span text:style-name="T1331"><text:tab/></text:span><text:span text:style-name="T1332"><text:tab/></text:span><text:span text:style-name="T1333"><text:tab/></text:span><text:span text:style-name="T1334"><text:tab/></text:span><text:span text:style-name="T1335">success</text:span><text:span text:style-name="T1336">[</text:span><text:span text:style-name="T1337">x</text:span><text:span text:style-name="T1338">][1]=<text:s/></text:span><text:span text:style-name="T1339">"Maximally Successful"</text:span><text:span text:style-name="T1340">;</text:span></text:p>
      <text:p text:style-name="P1341"><text:span text:style-name="T1342"><text:tab/></text:span><text:span text:style-name="T1343"><text:tab/></text:span><text:span text:style-name="T1344"><text:tab/></text:span><text:span text:style-name="T1345"><text:tab/></text:span><text:span text:style-name="T1346"><text:tab/></text:span><text:span text:style-name="T1347"><text:tab/></text:span><text:span text:style-name="T1348">return</text:span><text:span text:style-name="T1349"><text:s/>4;</text:span></text:p>
      <text:p text:style-name="P1350"><text:span text:style-name="T1351"><text:tab/></text:span><text:span text:style-name="T1352"><text:tab/></text:span><text:span text:style-name="T1353"><text:tab/></text:span><text:span text:style-name="T1354"><text:tab/></text:span><text:span text:style-name="T1355"><text:tab/>}</text:span></text:p>
      <text:p text:style-name="P1356"><text:span text:style-name="T1357"><text:tab/></text:span><text:span text:style-name="T1358"><text:tab/></text:span><text:span text:style-name="T1359"><text:tab/></text:span><text:span text:style-name="T1360"><text:tab/></text:span><text:span text:style-name="T1361"><text:tab/></text:span><text:span text:style-name="T1362">else</text:span><text:span text:style-name="T1363"><text:s/>{</text:span></text:p>
      <text:p text:style-name="P1364"><text:span text:style-name="T1365"><text:tab/></text:span><text:span text:style-name="T1366"><text:tab/></text:span><text:span text:style-name="T1367"><text:tab/></text:span><text:span text:style-name="T1368"><text:tab/></text:span><text:span text:style-name="T1369"><text:tab/></text:span><text:span text:style-name="T1370"><text:tab/></text:span><text:span text:style-name="T1371">success</text:span><text:span text:style-name="T1372">[</text:span><text:span text:style-name="T1373">x</text:span><text:span text:style-name="T1374">][1]=<text:s/></text:span><text:span text:style-name="T1375">"Moderately Successful"</text:span><text:span text:style-name="T1376">;</text:span></text:p>
      <text:p text:style-name="P1377"><text:span text:style-name="T1378"><text:tab/></text:span><text:span text:style-name="T1379"><text:tab/></text:span><text:span text:style-name="T1380"><text:tab/></text:span><text:span text:style-name="T1381"><text:tab/></text:span><text:span text:style-name="T1382"><text:tab/></text:span><text:span text:style-name="T1383"><text:tab/></text:span><text:span text:style-name="T1384">return</text:span><text:span text:style-name="T1385"><text:s/>3;</text:span></text:p>
      <text:p text:style-name="P1386"><text:span text:style-name="T1387"><text:tab/></text:span><text:span text:style-name="T1388"><text:tab/></text:span><text:span text:style-name="T1389"><text:tab/></text:span><text:span text:style-name="T1390"><text:tab/></text:span><text:span text:style-name="T1391"><text:tab/>}</text:span></text:p>
      <text:p text:style-name="P1392"><text:span text:style-name="T1393"><text:tab/></text:span><text:span text:style-name="T1394"><text:tab/></text:span><text:span text:style-name="T1395"><text:tab/></text:span><text:span text:style-name="T1396"><text:tab/>}</text:span></text:p>
      <text:p text:style-name="P1397"><text:span text:style-name="T1398"><text:tab/></text:span><text:span text:style-name="T1399"><text:tab/></text:span><text:span text:style-name="T1400"><text:tab/></text:span><text:span text:style-name="T1401"><text:tab/></text:span><text:span text:style-name="T1402">else</text:span><text:span text:style-name="T1403">{</text:span><text:span text:style-name="T1404">//if did not pass 30lv course</text:span></text:p>
      <text:p text:style-name="P1405"><text:span text:style-name="T1406"><text:tab/></text:span><text:span text:style-name="T1407"><text:tab/></text:span><text:span text:style-name="T1408"><text:tab/></text:span><text:span text:style-name="T1409"><text:tab/></text:span><text:span text:style-name="T1410"><text:tab/></text:span><text:span text:style-name="T1411">success</text:span><text:span text:style-name="T1412">[</text:span><text:span text:style-name="T1413">x</text:span><text:span text:style-name="T1414">][1]=<text:s/></text:span><text:span text:style-name="T1415">"Minimally Successful"</text:span><text:span text:style-name="T1416">;</text:span></text:p>
      <text:p text:style-name="P1417"><text:span text:style-name="T1418"><text:tab/></text:span><text:span text:style-name="T1419"><text:tab/></text:span><text:span text:style-name="T1420"><text:tab/></text:span><text:span text:style-name="T1421"><text:tab/></text:span><text:span text:style-name="T1422"><text:tab/></text:span><text:span text:style-name="T1423">return</text:span><text:span text:style-name="T1424"><text:s/>2;</text:span></text:p>
      <text:p text:style-name="P1425"><text:span text:style-name="T1426"><text:tab/></text:span><text:span text:style-name="T1427"><text:tab/></text:span><text:span text:style-name="T1428"><text:tab/></text:span><text:span text:style-name="T1429"><text:tab/>}</text:span></text:p>
      <text:p text:style-name="P1430"><text:span text:style-name="T1431"><text:tab/></text:span><text:span text:style-name="T1432"><text:tab/></text:span><text:span text:style-name="T1433"><text:tab/>}</text:span></text:p>
      <text:p text:style-name="P1434"><text:span text:style-name="T1435"><text:tab/></text:span><text:span text:style-name="T1436"><text:tab/></text:span><text:span text:style-name="T1437"><text:tab/></text:span><text:span text:style-name="T1438">else</text:span><text:span text:style-name="T1439">{<text:s/></text:span><text:span text:style-name="T1440">//if did not pass 20lv course</text:span></text:p>
      <text:p text:style-name="P1441"><text:span text:style-name="T1442"><text:tab/></text:span><text:span text:style-name="T1443"><text:tab/></text:span><text:span text:style-name="T1444"><text:tab/></text:span><text:span text:style-name="T1445"><text:tab/></text:span><text:span text:style-name="T1446">success</text:span><text:span text:style-name="T1447">[</text:span><text:span text:style-name="T1448">x</text:span><text:span text:style-name="T1449">][1]=<text:s/></text:span><text:span text:style-name="T1450">"Not Successful"</text:span><text:span text:style-name="T1451">;</text:span></text:p>
      <text:p text:style-name="P1452"><text:span text:style-name="T1453"><text:tab/></text:span><text:span text:style-name="T1454"><text:tab/></text:span><text:span text:style-name="T1455"><text:tab/></text:span><text:span text:style-name="T1456"><text:tab/></text:span><text:span text:style-name="T1457">return</text:span><text:span text:style-name="T1458"><text:s/>1;</text:span></text:p>
      <text:p text:style-name="P1459"><text:span text:style-name="T1460"><text:tab/></text:span><text:span text:style-name="T1461"><text:tab/></text:span><text:span text:style-name="T1462"><text:tab/>}</text:span></text:p>
      <text:p text:style-name="P1463"><text:span text:style-name="T1464"><text:tab/>}</text:span></text:p>
      <text:p text:style-name="P1465"><text:span text:style-name="T1466">}</text:span></text:p>
      <text:p text:style-name="P1467"/>
      <text:p text:style-name="P1468"/>
      <text:p text:style-name="P1469">package IA;</text:p>
      <text:p text:style-name="P1470">import java.awt.BorderLayout;</text:p>
      <text:soft-page-break/>
      <text:p text:style-name="P1471">import java.awt.GridBagConstraints;</text:p>
      <text:p text:style-name="P1472">import java.awt.GridBagLayout;</text:p>
      <text:p text:style-name="P1473">import java.awt.Insets;</text:p>
      <text:p text:style-name="P1474">import java.awt.event.ActionEvent;</text:p>
      <text:p text:style-name="P1475">import java.awt.event.ActionListener;</text:p>
      <text:p text:style-name="P1476">import java.io.BufferedReader;</text:p>
      <text:p text:style-name="P1477">import java.io.File;</text:p>
      <text:p text:style-name="P1478">import java.io.FileInputStream;</text:p>
      <text:p text:style-name="P1479">import java.io.FileReader;</text:p>
      <text:p text:style-name="P1480">import java.io.FileWriter;</text:p>
      <text:p text:style-name="P1481">import java.io.IOException;</text:p>
      <text:p text:style-name="P1482">import java.io.PrintWriter;</text:p>
      <text:p text:style-name="P1483">import java.nio.file.Files;</text:p>
      <text:p text:style-name="P1484">import java.nio.file.Path;</text:p>
      <text:p text:style-name="P1485">import java.nio.file.Paths;</text:p>
      <text:p text:style-name="P1486">import java.util.ArrayList;</text:p>
      <text:p text:style-name="P1487">import java.util.Arrays;</text:p>
      <text:p text:style-name="P1488">import java.util.Iterator;</text:p>
      <text:p text:style-name="P1489">import javax.swing.JButton;</text:p>
      <text:p text:style-name="P1490">import javax.swing.JFileChooser;</text:p>
      <text:p text:style-name="P1491">import javax.swing.JFrame;</text:p>
      <text:p text:style-name="P1492">import javax.swing.JOptionPane;</text:p>
      <text:p text:style-name="P1493">import javax.swing.JPanel;</text:p>
      <text:p text:style-name="P1494">import javax.swing.filechooser.FileNameExtensionFilter;</text:p>
      <text:p text:style-name="P1495">import org.apache.poi.hssf.OldExcelFormatException;</text:p>
      <text:p text:style-name="P1496">import org.apache.poi.hssf.usermodel.HSSFSheet;</text:p>
      <text:p text:style-name="P1497">import org.apache.poi.hssf.usermodel.HSSFWorkbook;</text:p>
      <text:soft-page-break/>
      <text:p text:style-name="P1498">import org.apache.poi.poifs.filesystem.OfficeXmlFileException;</text:p>
      <text:p text:style-name="P1499">import org.apache.poi.ss.usermodel.Cell;</text:p>
      <text:p text:style-name="P1500">import org.apache.poi.ss.usermodel.Row;</text:p>
      <text:p text:style-name="P1501">import org.apache.poi.xssf.usermodel.XSSFSheet;</text:p>
      <text:p text:style-name="P1502">import org.apache.poi.xssf.usermodel.XSSFWorkbook;</text:p>
      <text:p text:style-name="P1503"/>
      <text:p text:style-name="P1504">public class read_data extends JFrame</text:p>
      <text:p text:style-name="P1505">{</text:p>
      <text:p text:style-name="P1506">private String filePath;</text:p>
      <text:p text:style-name="P1507">private <text:s/>JPanel panel = new JPanel(new GridBagLayout());</text:p>
      <text:p text:style-name="P1508">private JPanel panel1 = new JPanel();</text:p>
      <text:p text:style-name="P1509">private GridBagConstraints c;</text:p>
      <text:p text:style-name="P1510">private ActionListener listener;</text:p>
      <text:p text:style-name="P1511">private JButton fileopen;</text:p>
      <text:p text:style-name="P1512">private JButton addFile;</text:p>
      <text:p text:style-name="P1513">private JButton cont;</text:p>
      <text:p text:style-name="P1514">private String coursNames[] = {"ELLSc", "Sc10","Sc20","Sc30","Sc14","Sc24","Bio20","Bio30","Chm20","Chm30","Phys20","Phys30","Math10C","Math103","Math201","Math202","Math203","Math301","Math302","Math31"};</text:p>
      <text:p text:style-name="P1515">private int Rows;</text:p>
      <text:p text:style-name="P1516">public static int totalrows;</text:p>
      <text:p text:style-name="P1517">public String stud_data[][];</text:p>
      <text:p text:style-name="P1518">private ArrayList &lt;String&gt; excelPath = new ArrayList &lt;String&gt;();</text:p>
      <text:p text:style-name="P1519">int rowC=0;</text:p>
      <text:p text:style-name="P1520">private FileInputStream fileInputStream; //is where to read excel files</text:p>
      <text:p text:style-name="P1521">public int i=0;</text:p>
      <text:p text:style-name="P1522">private PrintWriter output;</text:p>
      <text:soft-page-break/>
      <text:p text:style-name="P1523">private FileWriter fw;</text:p>
      <text:p text:style-name="P1524">private FileWriter writer;</text:p>
      <text:p text:style-name="P1525">private PrintWriter out;</text:p>
      <text:p text:style-name="P1526">private FileWriter writer1;</text:p>
      <text:p text:style-name="P1527">private PrintWriter out1;</text:p>
      <text:p text:style-name="P1528">private FileWriter writer2;</text:p>
      <text:p text:style-name="P1529">private PrintWriter out2;</text:p>
      <text:p text:style-name="P1530"/>
      <text:p text:style-name="P1531">public read_data()</text:p>
      <text:p text:style-name="P1532">{</text:p>
      <text:p text:style-name="P1533"><text:tab/><text:s/>class ChoiceListener implements ActionListener</text:p>
      <text:p text:style-name="P1534"><text:tab/><text:s/>{</text:p>
      <text:p text:style-name="P1535"><text:tab/><text:tab/><text:s/>public void actionPerformed(ActionEvent event)</text:p>
      <text:p text:style-name="P1536"><text:tab/><text:tab/><text:s/>{</text:p>
      <text:p text:style-name="P1537"><text:tab/><text:tab/><text:tab/><text:s/>if(event.getSource()==fileopen){<text:tab/>//if click "open excel"</text:p>
      <text:p text:style-name="P1538"><text:tab/><text:tab/><text:tab/><text:s/>chooseFile();<text:tab/>// go choose</text:p>
      <text:p text:style-name="P1539"><text:tab/><text:tab/><text:tab/><text:s/>}</text:p>
      <text:p text:style-name="P1540"><text:tab/><text:tab/><text:tab/><text:s/>else if(event.getSource()==addFile){ //if click "add more excel"</text:p>
      <text:p text:style-name="P1541"><text:tab/><text:tab/><text:tab/><text:tab/><text:s/>chooseNewFile();<text:tab/>//choose again</text:p>
      <text:p text:style-name="P1542"><text:tab/><text:tab/><text:tab/><text:s/>}</text:p>
      <text:p text:style-name="P1543"><text:tab/><text:tab/><text:tab/><text:s/>else if(event.getSource()==cont){<text:tab/>//go to the next class</text:p>
      <text:p text:style-name="P1544"><text:tab/><text:tab/><text:tab/><text:tab/><text:s/>next();</text:p>
      <text:p text:style-name="P1545"><text:tab/><text:tab/><text:tab/><text:s/>}</text:p>
      <text:p text:style-name="P1546"><text:tab/><text:tab/><text:s/>}</text:p>
      <text:p text:style-name="P1547"><text:tab/><text:s/>}</text:p>
      <text:p text:style-name="P1548"><text:tab/><text:s/>listener = new ChoiceListener();</text:p>
      <text:p text:style-name="P1549"><text:tab/><text:s/>setBounds(553,250,300,200);</text:p>
      <text:soft-page-break/>
      <text:p text:style-name="P1550"><text:tab/><text:s/>setDefaultCloseOperation(JFrame.EXIT_ON_CLOSE);</text:p>
      <text:p text:style-name="P1551"><text:tab/><text:s/>setTitle("Program");</text:p>
      <text:p text:style-name="P1552"><text:tab/><text:s/>setVisible(true);</text:p>
      <text:p text:style-name="P1553"><text:tab/><text:s/>add(panel);</text:p>
      <text:p text:style-name="P1554"><text:tab/><text:s/>fileOpenB();</text:p>
      <text:p text:style-name="P1555">}</text:p>
      <text:p text:style-name="P1556"/>
      <text:p text:style-name="P1557">public void fileOpenB(){</text:p>
      <text:p text:style-name="P1558"><text:tab/>c = new GridBagConstraints();</text:p>
      <text:p text:style-name="P1559"><text:tab/>fileopen = new JButton("Please choose the excel document");</text:p>
      <text:p text:style-name="P1560"><text:tab/>fileopen.addActionListener(listener);</text:p>
      <text:p text:style-name="P1561"><text:tab/>c.gridx=0; c.gridy=0;</text:p>
      <text:p text:style-name="P1562"><text:tab/>panel.add(fileopen, c);</text:p>
      <text:p text:style-name="P1563"><text:tab/>panel1.add(octavePath.swclogo);</text:p>
      <text:p text:style-name="P1564"><text:tab/><text:s/>add(panel1, BorderLayout.PAGE_END);</text:p>
      <text:p text:style-name="P1565"><text:tab/><text:s/>//return panel;</text:p>
      <text:p text:style-name="P1566">}</text:p>
      <text:p text:style-name="P1567"/>
      <text:p text:style-name="P1568">public void chooseFile(){ // read the number of files and store them like: data1, data2 if only 2 files are selected. make am integer a static thing</text:p>
      <text:p text:style-name="P1569"><text:tab/><text:tab/>JFileChooser fc = new JFileChooser();</text:p>
      <text:p text:style-name="P1570"><text:tab/><text:tab/>fc.setCurrentDirectory(new java.io.File("C:/Users/Owner/Desktop")); //initial directory</text:p>
      <text:p text:style-name="P1571"><text:tab/><text:tab/>fc.setDialogTitle("Please choose the excel document: ");</text:p>
      <text:p text:style-name="P1572"><text:tab/><text:tab/>// allowed types of Excel format</text:p>
      <text:p text:style-name="P1573"><text:tab/><text:tab/>FileNameExtensionFilter filter = new FileNameExtensionFilter("Excel file","xls","xlt","xlsx","xlsm","xltx","xltm","xlam");<text:s/></text:p>
      <text:p text:style-name="P1574"><text:tab/><text:tab/>fc.setFileFilter(filter);</text:p>
      <text:soft-page-break/>
      <text:p text:style-name="P1575"><text:tab/><text:tab/>//try{</text:p>
      <text:p text:style-name="P1576"><text:tab/><text:tab/>if(fc.showOpenDialog(fileopen) == JFileChooser.APPROVE_OPTION){<text:s/></text:p>
      <text:p text:style-name="P1577"><text:tab/><text:tab/><text:tab/>filePath = fc.getSelectedFile().getAbsolutePath(); //get filepath</text:p>
      <text:p text:style-name="P1578"><text:tab/><text:tab/><text:tab/>//excelNum++;</text:p>
      <text:p text:style-name="P1579"><text:tab/><text:tab/><text:tab/>//System.out.println(filePath);</text:p>
      <text:p text:style-name="P1580"><text:tab/><text:tab/><text:tab/>excelPath.add(filePath);</text:p>
      <text:p text:style-name="P1581"><text:tab/><text:tab/><text:tab/>fileopen.setVisible(false);</text:p>
      <text:p text:style-name="P1582"><text:tab/><text:tab/><text:tab/>c.insets = new Insets( 4, 4,4, 4);</text:p>
      <text:p text:style-name="P1583"><text:tab/><text:tab/><text:tab/>addFile = new JButton ("add another excel file");</text:p>
      <text:p text:style-name="P1584"><text:tab/><text:tab/><text:tab/>c.gridx=0; c.gridy=0;</text:p>
      <text:p text:style-name="P1585"><text:tab/><text:tab/><text:tab/>panel.add(addFile, c);</text:p>
      <text:p text:style-name="P1586"><text:tab/><text:tab/><text:tab/>addFile.addActionListener(listener);</text:p>
      <text:p text:style-name="P1587"><text:tab/><text:tab/><text:tab/>cont = new JButton("continue");</text:p>
      <text:p text:style-name="P1588"><text:tab/><text:tab/><text:tab/>c.gridx=0; c.gridy=1;</text:p>
      <text:p text:style-name="P1589"><text:tab/><text:tab/><text:tab/>cont.addActionListener(listener);</text:p>
      <text:p text:style-name="P1590"><text:tab/><text:tab/><text:tab/>panel.add(cont, c);</text:p>
      <text:p text:style-name="P1591"><text:tab/><text:tab/>}</text:p>
      <text:p text:style-name="P1592">}</text:p>
      <text:p text:style-name="P1593"/>
      <text:p text:style-name="P1594">public void chooseNewFile(){ // read the number of files and store them like: data1, data2 if only 2 files are selected. make am integer a static thing</text:p>
      <text:p text:style-name="P1595"><text:tab/>JFileChooser fc = new JFileChooser();</text:p>
      <text:p text:style-name="P1596"><text:tab/>fc.setCurrentDirectory(new java.io.File("C:/Users/Owner/Desktop")); //initial directory</text:p>
      <text:p text:style-name="P1597"><text:tab/>fc.setDialogTitle("Please choose the excel document: ");</text:p>
      <text:p text:style-name="P1598"><text:tab/>// allowed types of Excel format</text:p>
      <text:p text:style-name="P1599"><text:tab/>FileNameExtensionFilter filter = new FileNameExtensionFilter("Excel file","xls","xlt","xlsx","xlsm","xltx","xltm","xlam");<text:s/></text:p>
      <text:soft-page-break/>
      <text:p text:style-name="P1600"><text:tab/>fc.setFileFilter(filter);</text:p>
      <text:p text:style-name="P1601"><text:tab/>if(fc.showOpenDialog(fileopen) == JFileChooser.APPROVE_OPTION){<text:s/></text:p>
      <text:p text:style-name="P1602"><text:tab/><text:tab/>filePath = fc.getSelectedFile().getAbsolutePath(); //get filepath</text:p>
      <text:p text:style-name="P1603"><text:tab/><text:tab/>excelPath.add(filePath);</text:p>
      <text:p text:style-name="P1604"><text:tab/><text:tab/>fileopen.setVisible(false);</text:p>
      <text:p text:style-name="P1605"><text:tab/>}</text:p>
      <text:p text:style-name="P1606">}</text:p>
      <text:p text:style-name="P1607"/>
      <text:p text:style-name="P1608">public void next(){</text:p>
      <text:p text:style-name="P1609"><text:tab/>try{</text:p>
      <text:p text:style-name="P1610"><text:tab/><text:tab/>for (int a= 1;a&lt;=excelPath.size();a++){<text:tab/>//to get the totalrows</text:p>
      <text:p text:style-name="P1611"><text:tab/><text:tab/><text:tab/>int rows=0;<text:tab/>//the number of rows in this excel document</text:p>
      <text:p text:style-name="P1612"><text:tab/><text:tab/><text:tab/>String path = excelPath.get(a-1);</text:p>
      <text:p text:style-name="P1613"><text:tab/><text:tab/><text:tab/>String lastLet = path.substring(path.length()-2, path.length());</text:p>
      <text:p text:style-name="P1614"><text:tab/><text:tab/><text:tab/>fileInputStream = new FileInputStream(new File(excelPath.get(a-1)));</text:p>
      <text:p text:style-name="P1615"><text:tab/><text:tab/><text:tab/>//checking the excel version<text:s/></text:p>
      <text:p text:style-name="P1616"><text:tab/><text:tab/><text:tab/>if(lastLet.equals("sx") || lastLet.equals("sm") || lastLet.equals("tx")|| lastLet.equals("tm") || lastLet.equals("am")){<text:s/></text:p>
      <text:p text:style-name="P1617"><text:tab/><text:tab/><text:tab/><text:tab/>XSSFWorkbook wb = new XSSFWorkbook(fileInputStream);</text:p>
      <text:p text:style-name="P1618"><text:tab/><text:tab/><text:tab/><text:tab/>XSSFSheet sheet = wb.getSheetAt(0);</text:p>
      <text:p text:style-name="P1619"><text:tab/><text:tab/><text:tab/><text:s text:c="4"/>rows=sheet.getPhysicalNumberOfRows()-2;</text:p>
      <text:p text:style-name="P1620"><text:tab/><text:tab/><text:tab/><text:s text:c="4"/>totalrows += rows;<text:tab/>//add to the totalrows</text:p>
      <text:p text:style-name="P1621"><text:tab/><text:tab/><text:tab/>}</text:p>
      <text:p text:style-name="P1622"><text:tab/><text:tab/><text:tab/><text:tab/>else if (lastLet.equals("ls") || lastLet.equals("lt")){<text:s/></text:p>
      <text:p text:style-name="P1623"><text:tab/><text:tab/><text:tab/><text:tab/><text:tab/>HSSFWorkbook workbook = new HSSFWorkbook(fileInputStream);</text:p>
      <text:p text:style-name="P1624"><text:tab/><text:tab/><text:tab/><text:tab/><text:tab/><text:s/>HSSFSheet sheet = workbook.getSheetAt(0);</text:p>
      <text:p text:style-name="P1625"><text:tab/><text:tab/><text:tab/><text:tab/><text:tab/><text:s text:c="4"/>rows=sheet.getPhysicalNumberOfRows()-2;</text:p>
      <text:soft-page-break/>
      <text:p text:style-name="P1626"><text:tab/><text:tab/><text:tab/><text:tab/><text:tab/><text:s text:c="4"/>totalrows += rows; //add to the totalrows</text:p>
      <text:p text:style-name="P1627"><text:tab/><text:tab/><text:tab/><text:tab/><text:tab/>}</text:p>
      <text:p text:style-name="P1628"><text:tab/><text:tab/>}</text:p>
      <text:p text:style-name="P1629"><text:tab/>for (int aa=1;aa&lt;=excelPath.size();aa++){<text:tab/>//for each excel file, choose either readFile1() or readFile2()</text:p>
      <text:p text:style-name="P1630"><text:tab/><text:tab/>String path = excelPath.get(aa-1); //get the file path</text:p>
      <text:p text:style-name="P1631"><text:tab/><text:tab/>String lastLet = path.substring(path.length()-2, path.length()); //get the last letter of the filepath</text:p>
      <text:p text:style-name="P1632"><text:tab/><text:tab/>fileInputStream = new FileInputStream(new File(excelPath.get(aa-1))); //read this file</text:p>
      <text:p text:style-name="P1633"><text:tab/><text:s text:c="4"/>fw = new FileWriter(octavePath.octPath + "\\data_mark" + aa +".txt"); //output the file to as data_markX</text:p>
      <text:p text:style-name="P1634"><text:tab/><text:tab/>output = new PrintWriter(fw);</text:p>
      <text:p text:style-name="P1635"><text:tab/><text:tab/>writer = new FileWriter(octavePath.octPath + "\\suc_mark" + aa +".txt") ; //output the file to as suc_markX</text:p>
      <text:p text:style-name="P1636"><text:tab/><text:tab/>out = new PrintWriter(writer);</text:p>
      <text:p text:style-name="P1637"><text:tab/><text:tab/>//checking the excel version<text:s/></text:p>
      <text:p text:style-name="P1638"><text:tab/><text:tab/>if(lastLet.equals("sx") || lastLet.equals("sm") || lastLet.equals("tx")|| lastLet.equals("tm") || lastLet.equals("am"))<text:s/></text:p>
      <text:p text:style-name="P1639"><text:tab/><text:tab/>readFile2();</text:p>
      <text:p text:style-name="P1640"><text:tab/><text:tab/>else if (lastLet.equals("ls") || lastLet.equals("lt"))<text:s/></text:p>
      <text:p text:style-name="P1641"><text:tab/><text:tab/><text:tab/>readFile1();</text:p>
      <text:p text:style-name="P1642"><text:tab/><text:tab/>else</text:p>
      <text:p text:style-name="P1643"><text:tab/><text:tab/><text:tab/>JOptionPane.showMessageDialog(null, "No files support the excel reader. Please restart program and select a newer version of excel file!");</text:p>
      <text:p text:style-name="P1644"><text:tab/>}</text:p>
      <text:p text:style-name="P1645"/>
      <text:p text:style-name="P1646"><text:tab/>combineFile(); //combine the files</text:p>
      <text:p text:style-name="P1647"><text:tab/>directory dir = new directory();</text:p>
      <text:p text:style-name="P1648"><text:tab/>dir.setVisible(true);</text:p>
      <text:soft-page-break/>
      <text:p text:style-name="P1649"><text:tab/>setVisible(false);</text:p>
      <text:p text:style-name="P1650"><text:tab/>}</text:p>
      <text:p text:style-name="P1651"><text:tab/><text:s/>catch (IOException e) {<text:tab/><text:tab/><text:tab/></text:p>
      <text:p text:style-name="P1652"><text:tab/><text:tab/>e.printStackTrace();</text:p>
      <text:p text:style-name="P1653"><text:tab/>}</text:p>
      <text:p text:style-name="P1654"><text:tab/>catch (OfficeXmlFileException e){ <text:s/>//cant read the file type</text:p>
      <text:p text:style-name="P1655"><text:tab/><text:tab/>e.printStackTrace();</text:p>
      <text:p text:style-name="P1656"><text:tab/>}</text:p>
      <text:p text:style-name="P1657"><text:tab/>catch (OldExcelFormatException e){ //if the Excel version too old</text:p>
      <text:p text:style-name="P1658"><text:tab/><text:tab/>JOptionPane.showMessageDialog(null, "The version of Excel is outdated. Please choose a newer version of Excel!");</text:p>
      <text:p text:style-name="P1659"><text:tab/>}</text:p>
      <text:p text:style-name="P1660">}</text:p>
      <text:p text:style-name="P1661"/>
      <text:p text:style-name="P1662">public void combineFile() throws IOException{<text:tab/></text:p>
      <text:p text:style-name="P1663"><text:s text:c="4"/>fw = new FileWriter(octavePath.octPath + "\\data_mark.txt"); //output the file as "data_mark" so octave can read it</text:p>
      <text:p text:style-name="P1664"><text:tab/>output = new PrintWriter(fw);</text:p>
      <text:p text:style-name="P1665"><text:tab/>//the data in each line outputted into data_mark (final) txt is the same as the lines in data_markX. This loop will transfer all the lines</text:p>
      <text:p text:style-name="P1666"><text:tab/>//in data_markX into data_mark.</text:p>
      <text:p text:style-name="P1667"><text:tab/>for (int q=1;q&lt;=excelPath.size();q++){</text:p>
      <text:p text:style-name="P1668"><text:tab/><text:tab/>BufferedReader buf = new BufferedReader(new FileReader(octavePath.octPath + "\\data_mark" + q +".txt")); //read data_markX file</text:p>
      <text:p text:style-name="P1669"><text:tab/><text:tab/>String line <text:s/>;</text:p>
      <text:p text:style-name="P1670"><text:s text:c="8"/>while ((line = buf.readLine()) != null) { <text:s text:c="2"/>//copy the entire line into data_mark</text:p>
      <text:p text:style-name="P1671"><text:s text:c="8"/><text:tab/>output.println(line);</text:p>
      <text:p text:style-name="P1672"><text:s text:c="10"/>}</text:p>
      <text:soft-page-break/>
      <text:p text:style-name="P1673"><text:s text:c="8"/>buf.close();</text:p>
      <text:p text:style-name="P1674"><text:s text:c="8"/>Path delPath = Paths.get(octavePath.octPath + "\\data_mark" + q +".txt");<text:s/></text:p>
      <text:p text:style-name="P1675"><text:s text:c="8"/>Files.deleteIfExists(delPath);<text:tab/>//delete the temporary file data_markX<text:s/></text:p>
      <text:p text:style-name="P1676"><text:tab/>}</text:p>
      <text:p text:style-name="P1677"><text:tab/>output.close();</text:p>
      <text:p text:style-name="P1678"><text:tab/>fw.close();</text:p>
      <text:p text:style-name="P1679"><text:s text:c="4"/>writer = new FileWriter(octavePath.octPath + "\\suc_mark.txt"); //output the file as "data_mark" so octave can read it</text:p>
      <text:p text:style-name="P1680"><text:tab/>out = new PrintWriter(writer);</text:p>
      <text:p text:style-name="P1681"><text:s text:c="4"/>writer1 = new FileWriter(octavePath.octPath + "\\suc_mark_round1.txt"); //output the file as "data_mark_round1" so octave can read it</text:p>
      <text:p text:style-name="P1682"><text:tab/>out1 = new PrintWriter(writer1);</text:p>
      <text:p text:style-name="P1683"><text:s text:c="4"/>writer2 = new FileWriter(octavePath.octPath + "\\suc_mark_round2.txt"); //output the file as "data_mark_round2" so octave can read it</text:p>
      <text:p text:style-name="P1684"><text:tab/>out2 = new PrintWriter(writer2);</text:p>
      <text:p text:style-name="P1685"><text:tab/>for (int q=1;q&lt;=excelPath.size();q++){</text:p>
      <text:p text:style-name="P1686"><text:tab/><text:tab/>BufferedReader buf = new BufferedReader(new FileReader(octavePath.octPath + "\\suc_mark" + q +".txt")); //read suc_markX file</text:p>
      <text:p text:style-name="P1687"><text:tab/><text:tab/>String line <text:s/>;</text:p>
      <text:p text:style-name="P1688"><text:s text:c="8"/>while ((line = buf.readLine()) != null) { <text:s text:c="2"/></text:p>
      <text:p text:style-name="P1689"><text:s text:c="8"/><text:tab/>if((line.charAt(line.length()-1))&gt;='3'){ //if the student's success level is bigger than 3, they go to round1</text:p>
      <text:p text:style-name="P1690"><text:s text:c="8"/><text:tab/>//create a stringbuilder that will make a new string that is same as the line in suc_markX, but will change the last character to be 1 or 0</text:p>
      <text:p text:style-name="P1691"><text:s text:c="8"/><text:tab/><text:tab/>StringBuilder newl = new StringBuilder(line);<text:s/></text:p>
      <text:p text:style-name="P1692"><text:s text:c="8"/><text:tab/><text:tab/>newl.setCharAt(line.length()-1, '1');<text:tab/>//Parse 1 being true (success level &gt;=3).<text:s/></text:p>
      <text:p text:style-name="P1693"><text:s text:c="8"/><text:tab/><text:tab/>out.println(newl);<text:tab/><text:tab/><text:tab/><text:tab/><text:tab/><text:tab/>//print to suc_mark</text:p>
      <text:p text:style-name="P1694"><text:s text:c="8"/><text:tab/>//create another stringbuilder that will change the last character to be 1 or 0 for round1</text:p>
      <text:p text:style-name="P1695"><text:s text:c="8"/><text:tab/><text:tab/>StringBuilder newl1 = new StringBuilder(line);</text:p>
      <text:soft-page-break/>
      <text:p text:style-name="P1696"><text:s text:c="8"/><text:tab/><text:tab/>if((line.charAt(line.length()-1))=='3'){ //for round1, if success level is 3, put 0 (false)</text:p>
      <text:p text:style-name="P1697"><text:s text:c="8"/><text:tab/><text:tab/><text:tab/>newl1.setCharAt(line.length()-1, '0');</text:p>
      <text:p text:style-name="P1698"><text:s text:c="8"/><text:tab/><text:tab/><text:tab/>out1.println(newl1);</text:p>
      <text:p text:style-name="P1699"><text:s text:c="8"/><text:tab/><text:tab/>}</text:p>
      <text:p text:style-name="P1700"><text:s text:c="8"/><text:tab/><text:tab/>else if((line.charAt(line.length()-1))=='4'){ //for round1, if success level is 4, put 1 (true)</text:p>
      <text:p text:style-name="P1701"><text:s text:c="8"/><text:tab/><text:tab/><text:tab/>newl1.setCharAt(line.length()-1, '1');</text:p>
      <text:p text:style-name="P1702"><text:s text:c="8"/><text:tab/><text:tab/><text:tab/>out1.println(newl1);</text:p>
      <text:p text:style-name="P1703"><text:s text:c="8"/><text:tab/>}</text:p>
      <text:p text:style-name="P1704"><text:s text:c="10"/>}</text:p>
      <text:p text:style-name="P1705"><text:s text:c="8"/><text:tab/>else if((line.charAt(line.length()-1))&lt;='2'){ //if the student's success level is less than 3, they go to round2</text:p>
      <text:p text:style-name="P1706"><text:s text:c="8"/><text:tab/>//create a stringbuilder that will make a new string that is same as the line in suc_markX, but will change the last character to be 1 or 0</text:p>
      <text:p text:style-name="P1707"><text:s text:c="8"/><text:tab/><text:tab/>StringBuilder newl = new StringBuilder(line);</text:p>
      <text:p text:style-name="P1708"><text:s text:c="8"/><text:tab/><text:tab/>newl.setCharAt(line.length()-1, '0');<text:tab/>//0 being false, and print to suc_mark</text:p>
      <text:p text:style-name="P1709"><text:s text:c="8"/><text:tab/><text:tab/>out.println(newl);</text:p>
      <text:p text:style-name="P1710"><text:s text:c="8"/><text:tab/>//create another stringbuilder that will change the last character to be 1 or 0 for round1</text:p>
      <text:p text:style-name="P1711"><text:s text:c="8"/><text:tab/><text:tab/>StringBuilder newl1 = new StringBuilder(line);</text:p>
      <text:p text:style-name="P1712"><text:s text:c="8"/><text:tab/><text:tab/>if((line.charAt(line.length()-1))=='2'){ //for round2, if success level is 2 put 1</text:p>
      <text:p text:style-name="P1713"><text:s text:c="8"/><text:tab/><text:tab/><text:tab/>newl1.setCharAt(line.length()-1, '1');</text:p>
      <text:p text:style-name="P1714"><text:s text:c="8"/><text:tab/><text:tab/><text:tab/>out2.println(newl1);</text:p>
      <text:p text:style-name="P1715"><text:s text:c="8"/><text:tab/><text:tab/>}</text:p>
      <text:p text:style-name="P1716"><text:s text:c="8"/><text:tab/><text:tab/>else if((line.charAt(line.length()-1))=='1'){ //for round2, if success level is 1 put 0</text:p>
      <text:p text:style-name="P1717"><text:s text:c="8"/><text:tab/><text:tab/><text:tab/>newl1.setCharAt(line.length()-1, '0');</text:p>
      <text:p text:style-name="P1718"><text:s text:c="8"/><text:tab/><text:tab/><text:tab/>out2.println(newl1);</text:p>
      <text:p text:style-name="P1719"><text:s text:c="8"/><text:tab/>}</text:p>
      <text:soft-page-break/>
      <text:p text:style-name="P1720"><text:s text:c="10"/>}</text:p>
      <text:p text:style-name="P1721"><text:tab/>}</text:p>
      <text:p text:style-name="P1722"><text:s text:c="8"/>buf.close();</text:p>
      <text:p text:style-name="P1723"><text:s text:c="8"/>Path delPath = Paths.get(octavePath.octPath + "\\suc_mark" + q +".txt");</text:p>
      <text:p text:style-name="P1724"><text:s text:c="8"/>Files.deleteIfExists(delPath);<text:tab/>//delete the temporary file data_markX<text:s/></text:p>
      <text:p text:style-name="P1725"><text:tab/>}</text:p>
      <text:p text:style-name="P1726"><text:tab/>out.close();</text:p>
      <text:p text:style-name="P1727"><text:tab/>writer.close();</text:p>
      <text:p text:style-name="P1728"><text:tab/>out1.close();</text:p>
      <text:p text:style-name="P1729"><text:tab/>writer1.close();</text:p>
      <text:p text:style-name="P1730"><text:tab/>out2.close();</text:p>
      <text:p text:style-name="P1731"><text:tab/>writer2.close();</text:p>
      <text:p text:style-name="P1732">}</text:p>
      <text:p text:style-name="P1733">public void readFile1() throws IOException{ <text:s/></text:p>
      <text:p text:style-name="P1734"><text:tab/>HSSFWorkbook workbook = new HSSFWorkbook(fileInputStream);</text:p>
      <text:p text:style-name="P1735"><text:tab/><text:s/>HSSFSheet sheet = workbook.getSheetAt(0);</text:p>
      <text:p text:style-name="P1736"><text:tab/><text:s/>Iterator&lt;Row&gt; rowIterator = sheet.iterator();</text:p>
      <text:p text:style-name="P1737"><text:tab/><text:s text:c="4"/>Rows=sheet.getPhysicalNumberOfRows()-2;</text:p>
      <text:p text:style-name="P1738"><text:tab/><text:s text:c="4"/>stud_data= new String [1][21]; //make a totalrows x 21 size matrix</text:p>
      <text:p text:style-name="P1739"><text:tab/><text:s text:c="4"/>rowIterator.next();</text:p>
      <text:p text:style-name="P1740"><text:tab/><text:tab/>rowIterator.next();</text:p>
      <text:p text:style-name="P1741"><text:tab/><text:s text:c="4"/>while (rowIterator.hasNext()) //assume the file is correctly chosen</text:p>
      <text:p text:style-name="P1742"><text:tab/><text:s text:c="4"/>{</text:p>
      <text:p text:style-name="P1743"><text:tab/><text:s text:c="8"/>Row row = rowIterator.next();</text:p>
      <text:p text:style-name="P1744"><text:tab/><text:s text:c="8"/>// Iterating through Each column of Each Row</text:p>
      <text:p text:style-name="P1745"><text:tab/><text:s text:c="8"/>for (int i=0;i&lt;21;i++) // Checking the cell format</text:p>
      <text:p text:style-name="P1746"><text:tab/><text:s text:c="8"/>{</text:p>
      <text:soft-page-break/>
      <text:p text:style-name="P1747"><text:tab/><text:s text:c="8"/><text:tab/>Cell cell = row.getCell(i);</text:p>
      <text:p text:style-name="P1748"><text:tab/><text:s text:c="8"/><text:tab/>String cellValue;</text:p>
      <text:p text:style-name="P1749"><text:tab/><text:s text:c="14"/>// Checking the cell format</text:p>
      <text:p text:style-name="P1750"><text:tab/><text:s text:c="8"/><text:tab/>if(cell==null || cell.getCellType()==Cell.CELL_TYPE_BLANK){</text:p>
      <text:p text:style-name="P1751"><text:tab/><text:s text:c="8"/><text:tab/><text:tab/>cellValue="0.00";</text:p>
      <text:p text:style-name="P1752"><text:tab/><text:s text:c="11"/><text:tab/><text:s/>stud_data[0][i]= coursNames[i-1] + "-" + cellValue;</text:p>
      <text:p text:style-name="P1753"/>
      <text:p text:style-name="P1754"><text:tab/><text:s text:c="8"/><text:tab/>}</text:p>
      <text:p text:style-name="P1755"><text:tab/><text:s text:c="8"/><text:tab/>else {</text:p>
      <text:p text:style-name="P1756"><text:tab/><text:s text:c="13"/>if(cell.getCellType()==Cell.CELL_TYPE_STRING){</text:p>
      <text:p text:style-name="P1757"><text:tab/><text:s text:c="12"/><text:tab/><text:s/>cellValue=cell.getStringCellValue();</text:p>
      <text:p text:style-name="P1758"><text:tab/><text:s text:c="12"/><text:tab/><text:s/>stud_data[0][i]= cellValue;</text:p>
      <text:p text:style-name="P1759"><text:tab/><text:s text:c="12"/><text:tab/>// System.out.println(cellValue);</text:p>
      <text:p text:style-name="P1760"/>
      <text:p text:style-name="P1761"><text:tab/><text:s text:c="13"/>}</text:p>
      <text:p text:style-name="P1762"><text:tab/><text:s text:c="13"/>else if (cell.getCellType()==Cell.CELL_TYPE_NUMERIC){</text:p>
      <text:p text:style-name="P1763"><text:tab/><text:s text:c="12"/><text:tab/><text:s/>cellValue=Double.toString(cell.getNumericCellValue());</text:p>
      <text:p text:style-name="P1764"><text:tab/><text:s text:c="15"/><text:tab/><text:s/>stud_data[0][i]= coursNames[i-1] + "-" + cellValue;</text:p>
      <text:p text:style-name="P1765"><text:tab/><text:s/></text:p>
      <text:p text:style-name="P1766"><text:tab/><text:s text:c="13"/>}<text:s/></text:p>
      <text:p text:style-name="P1767"><text:tab/><text:s text:c="8"/><text:tab/>}</text:p>
      <text:p text:style-name="P1768"><text:tab/><text:s text:c="8"/>}</text:p>
      <text:p text:style-name="P1769"><text:tab/><text:tab/><text:tab/>double EllSc=Double.parseDouble((stud_data[0][1]).substring(stud_data[0][1].length()-4));</text:p>
      <text:p text:style-name="P1770"><text:tab/><text:tab/><text:tab/>double Math10=Double.parseDouble((stud_data[0][13]).substring(stud_data[0][13].length()-4));</text:p>
      <text:p text:style-name="P1771"><text:tab/><text:tab/><text:tab/>double Math103=Double.parseDouble((stud_data[0][14]).substring(stud_data[0][14].length()-4));</text:p>
      <text:soft-page-break/>
      <text:p text:style-name="P1772"><text:tab/><text:tab/><text:tab/>double Math201=Double.parseDouble((stud_data[0][15]).substring(stud_data[0][15].length()-4));</text:p>
      <text:p text:style-name="P1773"><text:tab/><text:tab/><text:tab/>double Math202=Double.parseDouble((stud_data[0][16]).substring(stud_data[0][16].length()-4));</text:p>
      <text:p text:style-name="P1774"><text:tab/><text:tab/><text:tab/>double Math203=Double.parseDouble((stud_data[0][17]).substring(stud_data[0][17].length()-4));</text:p>
      <text:p text:style-name="P1775"><text:tab/><text:tab/><text:tab/>double Sc14=Double.parseDouble((stud_data[0][5]).substring(stud_data[0][5].length()-4));</text:p>
      <text:p text:style-name="P1776"><text:tab/><text:tab/><text:tab/>double Sc10=Double.parseDouble((stud_data[0][2]).substring(stud_data[0][2].length()-4));</text:p>
      <text:p text:style-name="P1777"><text:tab/><text:tab/><text:tab/>if (EllSc&gt;0 &amp;&amp; (Math10&gt;0||Math103&gt;0||Math201&gt;0||Math202&gt;0||Math203&gt;0)){ //if the student took a math course and ELLScience</text:p>
      <text:p text:style-name="P1778"><text:tab/><text:tab/><text:tab/><text:tab/>output.print(EllSc +",");</text:p>
      <text:p text:style-name="P1779"><text:tab/><text:tab/><text:tab/><text:tab/>out.print(EllSc+","); //printing it to the suc_mark</text:p>
      <text:p text:style-name="P1780"><text:tab/><text:tab/><text:tab/><text:tab/>if(Math10&gt;0){<text:s/><text:tab/>//if the student took math10</text:p>
      <text:p text:style-name="P1781"><text:tab/><text:tab/><text:tab/><text:tab/><text:tab/>output.print(Math10+",");</text:p>
      <text:p text:style-name="P1782"><text:tab/><text:tab/><text:tab/><text:tab/><text:tab/>out.print(Math10+",");</text:p>
      <text:p text:style-name="P1783"><text:tab/><text:tab/><text:tab/><text:tab/>}</text:p>
      <text:p text:style-name="P1784"><text:tab/><text:tab/><text:tab/><text:tab/>else if (Math10==0){<text:tab/>//if the student did not take math10 but took another math course</text:p>
      <text:p text:style-name="P1785"><text:tab/><text:tab/><text:tab/><text:tab/><text:tab/>if(Math103&gt;0){</text:p>
      <text:p text:style-name="P1786"><text:tab/><text:tab/><text:tab/><text:tab/><text:tab/><text:tab/>output.print(Math103+",");</text:p>
      <text:p text:style-name="P1787"><text:tab/><text:tab/><text:tab/><text:tab/><text:tab/><text:tab/>out.print(Math103+",");</text:p>
      <text:p text:style-name="P1788"><text:tab/><text:tab/><text:tab/><text:tab/><text:tab/><text:tab/>}</text:p>
      <text:p text:style-name="P1789"><text:tab/><text:tab/><text:tab/><text:tab/><text:tab/>else if (Math201&gt;0){</text:p>
      <text:p text:style-name="P1790"><text:tab/><text:tab/><text:tab/><text:tab/><text:tab/><text:tab/>output.print(Math201+",");</text:p>
      <text:p text:style-name="P1791"><text:tab/><text:tab/><text:tab/><text:tab/><text:tab/><text:tab/>out.print(Math201+",");</text:p>
      <text:p text:style-name="P1792"><text:tab/><text:tab/><text:tab/><text:tab/><text:tab/><text:tab/>}</text:p>
      <text:p text:style-name="P1793"><text:tab/><text:tab/><text:tab/><text:tab/><text:tab/>else if (Math202&gt;0){</text:p>
      <text:soft-page-break/>
      <text:p text:style-name="P1794"><text:tab/><text:tab/><text:tab/><text:tab/><text:tab/><text:tab/>output.print(Math202+",");</text:p>
      <text:p text:style-name="P1795"><text:tab/><text:tab/><text:tab/><text:tab/><text:tab/><text:tab/>out.print(Math202+",");</text:p>
      <text:p text:style-name="P1796"><text:tab/><text:tab/><text:tab/><text:tab/><text:tab/>}</text:p>
      <text:p text:style-name="P1797"><text:tab/><text:tab/><text:tab/><text:tab/><text:tab/>else if (Math203&gt;0){</text:p>
      <text:p text:style-name="P1798"><text:tab/><text:tab/><text:tab/><text:tab/><text:tab/><text:tab/>output.print(Math203+",");</text:p>
      <text:p text:style-name="P1799"><text:tab/><text:tab/><text:tab/><text:tab/><text:tab/><text:tab/>out.print(Math203+",");</text:p>
      <text:p text:style-name="P1800"><text:tab/><text:tab/><text:tab/><text:tab/><text:tab/>}</text:p>
      <text:p text:style-name="P1801"><text:tab/><text:tab/><text:tab/><text:tab/>}</text:p>
      <text:p text:style-name="P1802"/>
      <text:p text:style-name="P1803"><text:tab/><text:tab/><text:tab/><text:tab/>if (Sc10&gt;0){<text:tab/>//if the student took Sc10, and 1 being true</text:p>
      <text:p text:style-name="P1804"><text:tab/><text:tab/><text:tab/><text:tab/><text:tab/>if(Sc14&gt;0) //if the student took Sc14 during their second semester, 0 being false</text:p>
      <text:p text:style-name="P1805"><text:tab/><text:tab/><text:tab/><text:tab/><text:tab/><text:tab/>output.println("0");</text:p>
      <text:p text:style-name="P1806"><text:tab/><text:tab/><text:tab/><text:tab/><text:tab/>else</text:p>
      <text:p text:style-name="P1807"><text:tab/><text:tab/><text:tab/><text:tab/><text:tab/><text:tab/>output.println("1");</text:p>
      <text:p text:style-name="P1808"><text:tab/><text:tab/><text:tab/><text:tab/>}</text:p>
      <text:p text:style-name="P1809"><text:tab/><text:tab/><text:tab/><text:tab/>else</text:p>
      <text:p text:style-name="P1810"><text:tab/><text:tab/><text:tab/><text:tab/><text:tab/>output.println("0"); //if the student did not take Sc10, and 0 being false</text:p>
      <text:p text:style-name="P1811"/>
      <text:p text:style-name="P1812"><text:tab/><text:tab/><text:tab/><text:s text:c="7"/>succ_crit succrit = new succ_crit(stud_data, i);</text:p>
      <text:p text:style-name="P1813"><text:tab/><text:tab/><text:tab/><text:s text:c="7"/>out.println(succrit.checkSuccess());</text:p>
      <text:p text:style-name="P1814"><text:tab/><text:tab/><text:tab/><text:s text:c="7"/>i++;</text:p>
      <text:p text:style-name="P1815"><text:tab/><text:tab/><text:tab/>}</text:p>
      <text:p text:style-name="P1816"><text:tab/><text:tab/><text:tab/>else {<text:tab/>//still put the student in successful crit, but not in data set</text:p>
      <text:p text:style-name="P1817"><text:tab/><text:tab/><text:tab/><text:tab/><text:s/>succ_crit succrit = new succ_crit(stud_data, i);</text:p>
      <text:p text:style-name="P1818"><text:tab/><text:tab/><text:tab/><text:s text:c="6"/>succrit.checkSuccess();</text:p>
      <text:p text:style-name="P1819"><text:tab/><text:tab/><text:tab/><text:s text:c="6"/>i++;</text:p>
      <text:soft-page-break/>
      <text:p text:style-name="P1820"><text:tab/><text:tab/><text:tab/>}</text:p>
      <text:p text:style-name="P1821"><text:tab/><text:tab/><text:tab/></text:p>
      <text:p text:style-name="P1822"/>
      <text:p text:style-name="P1823"><text:tab/>}</text:p>
      <text:p text:style-name="P1824"><text:tab/><text:s text:c="4"/>fileInputStream.close();</text:p>
      <text:p text:style-name="P1825"><text:tab/><text:s text:c="4"/>fw.close();</text:p>
      <text:p text:style-name="P1826"><text:tab/><text:s text:c="4"/>output.close();</text:p>
      <text:p text:style-name="P1827"><text:tab/><text:s text:c="4"/>writer.close();</text:p>
      <text:p text:style-name="P1828"><text:tab/><text:s text:c="4"/>out.close();</text:p>
      <text:p text:style-name="P1829">}</text:p>
      <text:p text:style-name="P1830">public void readFile2() throws IOException{</text:p>
      <text:p text:style-name="P1831"><text:tab/>XSSFWorkbook wb = new XSSFWorkbook(fileInputStream);</text:p>
      <text:p text:style-name="P1832"><text:s text:c="4"/>XSSFSheet sheet = wb.getSheetAt(0);</text:p>
      <text:p text:style-name="P1833"><text:s text:c="4"/>Iterator&lt;Row&gt; rowIterator = sheet.iterator();</text:p>
      <text:p text:style-name="P1834"><text:s text:c="4"/>Rows=sheet.getPhysicalNumberOfRows()-2;</text:p>
      <text:p text:style-name="P1835"><text:s text:c="4"/>stud_data= new String [1][21]; //make a totalrows x 21 size matrix</text:p>
      <text:p text:style-name="P1836"><text:s text:c="4"/>rowIterator.next();</text:p>
      <text:p text:style-name="P1837"><text:tab/>rowIterator.next();</text:p>
      <text:p text:style-name="P1838"><text:s text:c="4"/>while (rowIterator.hasNext()) //assume the file is correctly chosen</text:p>
      <text:p text:style-name="P1839"><text:s text:c="4"/>{</text:p>
      <text:p text:style-name="P1840"><text:s text:c="8"/>Row row = rowIterator.next();</text:p>
      <text:p text:style-name="P1841"><text:s text:c="8"/>// Iterating through Each column of Each Row</text:p>
      <text:p text:style-name="P1842"><text:s text:c="8"/>for (int i=0;i&lt;21;i++) // Checking the cell format</text:p>
      <text:p text:style-name="P1843"><text:s text:c="8"/>{</text:p>
      <text:p text:style-name="P1844"><text:s text:c="8"/><text:tab/>Cell cell = row.getCell(i);</text:p>
      <text:p text:style-name="P1845"><text:s text:c="8"/><text:tab/>String cellValue;</text:p>
      <text:p text:style-name="P1846"><text:s text:c="14"/>// Checking the cell format</text:p>
      <text:soft-page-break/>
      <text:p text:style-name="P1847"><text:s text:c="8"/><text:tab/>if(cell==null || cell.getCellType()==Cell.CELL_TYPE_BLANK){</text:p>
      <text:p text:style-name="P1848"><text:s text:c="8"/><text:tab/><text:tab/>cellValue="0.00";</text:p>
      <text:p text:style-name="P1849"><text:s text:c="11"/><text:tab/><text:s/>stud_data[0][i]= coursNames[i-1] + "-" + cellValue;</text:p>
      <text:p text:style-name="P1850"/>
      <text:p text:style-name="P1851"><text:s text:c="8"/><text:tab/>}</text:p>
      <text:p text:style-name="P1852"><text:s text:c="8"/><text:tab/>else {</text:p>
      <text:p text:style-name="P1853"><text:s text:c="13"/>if(cell.getCellType()==Cell.CELL_TYPE_STRING){</text:p>
      <text:p text:style-name="P1854"><text:s text:c="12"/><text:tab/><text:s/>cellValue=cell.getStringCellValue();</text:p>
      <text:p text:style-name="P1855"><text:s text:c="12"/><text:tab/><text:s/>stud_data[0][i]= cellValue;</text:p>
      <text:p text:style-name="P1856"><text:s text:c="12"/><text:tab/>// System.out.println(cellValue);</text:p>
      <text:p text:style-name="P1857"/>
      <text:p text:style-name="P1858"><text:s text:c="13"/>}</text:p>
      <text:p text:style-name="P1859"><text:s text:c="13"/>else if (cell.getCellType()==Cell.CELL_TYPE_NUMERIC){</text:p>
      <text:p text:style-name="P1860"><text:s text:c="12"/><text:tab/><text:s/>cellValue=Double.toString(cell.getNumericCellValue());</text:p>
      <text:p text:style-name="P1861"><text:s text:c="15"/><text:tab/><text:s/>stud_data[0][i]= coursNames[i-1] + "-" + cellValue;</text:p>
      <text:p text:style-name="P1862"><text:s/></text:p>
      <text:p text:style-name="P1863"><text:s text:c="13"/>}<text:s/></text:p>
      <text:p text:style-name="P1864"><text:s text:c="8"/><text:tab/>}</text:p>
      <text:p text:style-name="P1865"><text:s text:c="8"/>}</text:p>
      <text:p text:style-name="P1866"><text:tab/><text:tab/>double EllSc=Double.parseDouble((stud_data[0][1]).substring(stud_data[0][1].length()-4));</text:p>
      <text:p text:style-name="P1867"><text:tab/><text:tab/>double Math10=Double.parseDouble((stud_data[0][13]).substring(stud_data[0][13].length()-4));</text:p>
      <text:p text:style-name="P1868"><text:tab/><text:tab/>double Math103=Double.parseDouble((stud_data[0][14]).substring(stud_data[0][14].length()-4));</text:p>
      <text:p text:style-name="P1869"><text:tab/><text:tab/>double Math201=Double.parseDouble((stud_data[0][15]).substring(stud_data[0][15].length()-4));</text:p>
      <text:p text:style-name="P1870"><text:tab/><text:tab/>double Math202=Double.parseDouble((stud_data[0][16]).substring(stud_data[0][16].length()-4));</text:p>
      <text:soft-page-break/>
      <text:p text:style-name="P1871"><text:tab/><text:tab/>double Math203=Double.parseDouble((stud_data[0][17]).substring(stud_data[0][17].length()-4));</text:p>
      <text:p text:style-name="P1872"><text:tab/><text:tab/>double Sc14=Double.parseDouble((stud_data[0][5]).substring(stud_data[0][5].length()-4));</text:p>
      <text:p text:style-name="P1873"><text:tab/><text:tab/>double Sc10=Double.parseDouble((stud_data[0][2]).substring(stud_data[0][2].length()-4));</text:p>
      <text:p text:style-name="P1874"><text:tab/><text:tab/>if (EllSc&gt;0 &amp;&amp; (Math10&gt;0||Math103&gt;0||Math201&gt;0||Math202&gt;0||Math203&gt;0)){ //if the student took a math course and ELLScience</text:p>
      <text:p text:style-name="P1875"><text:tab/><text:tab/><text:tab/>output.print(EllSc +","); //printing to data_mark</text:p>
      <text:p text:style-name="P1876"><text:tab/><text:tab/><text:tab/>out.print(EllSc+","); //printing it to the suc_mark</text:p>
      <text:p text:style-name="P1877"><text:tab/><text:tab/><text:tab/>if(Math10&gt;0){<text:s/><text:tab/>//if the student took math10</text:p>
      <text:p text:style-name="P1878"><text:tab/><text:tab/><text:tab/><text:tab/>output.print(Math10+",");</text:p>
      <text:p text:style-name="P1879"><text:tab/><text:tab/><text:tab/><text:tab/>out.print(Math10+",");</text:p>
      <text:p text:style-name="P1880"><text:tab/><text:tab/><text:tab/>}</text:p>
      <text:p text:style-name="P1881"><text:tab/><text:tab/><text:tab/>else if (Math10==0){<text:tab/>//if the student did not take math10 but took another math course</text:p>
      <text:p text:style-name="P1882"><text:tab/><text:tab/><text:tab/><text:tab/>if(Math103&gt;0){</text:p>
      <text:p text:style-name="P1883"><text:tab/><text:tab/><text:tab/><text:tab/><text:tab/>output.print(Math103+",");</text:p>
      <text:p text:style-name="P1884"><text:tab/><text:tab/><text:tab/><text:tab/><text:tab/>out.print(Math103+",");</text:p>
      <text:p text:style-name="P1885"><text:tab/><text:tab/><text:tab/><text:tab/><text:tab/>}</text:p>
      <text:p text:style-name="P1886"><text:tab/><text:tab/><text:tab/><text:tab/>else if (Math201&gt;0){</text:p>
      <text:p text:style-name="P1887"><text:tab/><text:tab/><text:tab/><text:tab/><text:tab/>output.print(Math201+",");</text:p>
      <text:p text:style-name="P1888"><text:tab/><text:tab/><text:tab/><text:tab/><text:tab/>out.print(Math201+",");</text:p>
      <text:p text:style-name="P1889"><text:tab/><text:tab/><text:tab/><text:tab/><text:tab/>}</text:p>
      <text:p text:style-name="P1890"><text:tab/><text:tab/><text:tab/><text:tab/>else if (Math202&gt;0){</text:p>
      <text:p text:style-name="P1891"><text:tab/><text:tab/><text:tab/><text:tab/><text:tab/>output.print(Math202+",");</text:p>
      <text:p text:style-name="P1892"><text:tab/><text:tab/><text:tab/><text:tab/><text:tab/>out.print(Math202+",");</text:p>
      <text:p text:style-name="P1893"><text:tab/><text:tab/><text:tab/><text:tab/>}</text:p>
      <text:soft-page-break/>
      <text:p text:style-name="P1894"><text:tab/><text:tab/><text:tab/><text:tab/>else if (Math203&gt;0){</text:p>
      <text:p text:style-name="P1895"><text:tab/><text:tab/><text:tab/><text:tab/><text:tab/>output.print(Math203+",");</text:p>
      <text:p text:style-name="P1896"><text:tab/><text:tab/><text:tab/><text:tab/><text:tab/>out.print(Math203+",");</text:p>
      <text:p text:style-name="P1897"><text:tab/><text:tab/><text:tab/><text:tab/>}</text:p>
      <text:p text:style-name="P1898"><text:tab/><text:tab/><text:tab/>}</text:p>
      <text:p text:style-name="P1899"><text:tab/><text:tab/><text:tab/>if (Sc10&gt;0){<text:tab/>//if the student took Sc10, and 1 being true</text:p>
      <text:p text:style-name="P1900"><text:tab/><text:tab/><text:tab/><text:tab/>if(Sc14&gt;0) //if the student took Sc14 during their second semester, 0 being false</text:p>
      <text:p text:style-name="P1901"><text:tab/><text:tab/><text:tab/><text:tab/><text:tab/>output.println("0");</text:p>
      <text:p text:style-name="P1902"><text:tab/><text:tab/><text:tab/><text:tab/>else</text:p>
      <text:p text:style-name="P1903"><text:tab/><text:tab/><text:tab/><text:tab/><text:tab/>output.println("1");</text:p>
      <text:p text:style-name="P1904"><text:tab/><text:tab/><text:tab/>}</text:p>
      <text:p text:style-name="P1905"><text:tab/><text:tab/><text:tab/>else</text:p>
      <text:p text:style-name="P1906"><text:tab/><text:tab/><text:tab/><text:tab/>output.println("0"); //if the student did not take Sc10, and 0 being false</text:p>
      <text:p text:style-name="P1907"><text:tab/><text:tab/><text:s text:c="7"/>succ_crit succrit = new succ_crit(stud_data, i);<text:s/></text:p>
      <text:p text:style-name="P1908"><text:tab/><text:tab/><text:s text:c="7"/>out.println(succrit.checkSuccess());<text:tab/><text:tab/>//determine <text:s/>the successulfness of the student, ranges from 1 to 4</text:p>
      <text:p text:style-name="P1909"><text:tab/><text:tab/><text:s text:c="7"/>i++;</text:p>
      <text:p text:style-name="P1910"><text:tab/><text:tab/>}</text:p>
      <text:p text:style-name="P1911"><text:tab/><text:tab/>else {<text:tab/>//still put the student in successful crit, but not in data set</text:p>
      <text:p text:style-name="P1912"><text:tab/><text:tab/><text:tab/><text:s/>succ_crit succrit = new succ_crit(stud_data, i);</text:p>
      <text:p text:style-name="P1913"><text:tab/><text:tab/><text:s text:c="6"/>succrit.checkSuccess();</text:p>
      <text:p text:style-name="P1914"><text:tab/><text:tab/><text:s text:c="6"/>i++;</text:p>
      <text:p text:style-name="P1915"><text:tab/><text:tab/>}</text:p>
      <text:p text:style-name="P1916">}</text:p>
      <text:p text:style-name="P1917"><text:s text:c="4"/>fileInputStream.close();</text:p>
      <text:p text:style-name="P1918"><text:s text:c="4"/>fw.close();</text:p>
      <text:soft-page-break/>
      <text:p text:style-name="P1919"><text:s text:c="4"/>output.close();</text:p>
      <text:p text:style-name="P1920"><text:s text:c="4"/>writer.close();</text:p>
      <text:p text:style-name="P1921"><text:s text:c="4"/>out.close();</text:p>
      <text:p text:style-name="P1922">}</text:p>
      <text:p text:style-name="P1923">}</text:p>
      <text:p text:style-name="P1924"/>
      <text:p text:style-name="P1925">package IA;</text:p>
      <text:p text:style-name="P1926"/>
      <text:p text:style-name="P1927">import java.awt.BorderLayout;</text:p>
      <text:p text:style-name="P1928">import java.awt.Graphics;</text:p>
      <text:p text:style-name="P1929">import java.awt.event.ActionEvent;</text:p>
      <text:p text:style-name="P1930">import java.awt.event.ActionListener;</text:p>
      <text:p text:style-name="P1931">import java.io.IOException;</text:p>
      <text:p text:style-name="P1932">import javax.swing.ImageIcon;</text:p>
      <text:p text:style-name="P1933">import javax.swing.JButton;</text:p>
      <text:p text:style-name="P1934">import javax.swing.JFileChooser;</text:p>
      <text:p text:style-name="P1935">import javax.swing.JFrame;</text:p>
      <text:p text:style-name="P1936">import javax.swing.JLabel;</text:p>
      <text:p text:style-name="P1937">import javax.swing.JPanel;</text:p>
      <text:p text:style-name="P1938"/>
      <text:p text:style-name="P1939">public class octavePath extends JFrame{</text:p>
      <text:p text:style-name="P1940"><text:tab/>private JPanel panel = new JPanel();</text:p>
      <text:p text:style-name="P1941"><text:tab/>private JPanel panel1 = new JPanel();</text:p>
      <text:p text:style-name="P1942"><text:tab/>private ActionListener listenerO;</text:p>
      <text:p text:style-name="P1943"><text:tab/>private JButton octpathB;</text:p>
      <text:p text:style-name="P1944"><text:tab/>public static JLabel swclogo = new JLabel();</text:p>
      <text:p text:style-name="P1945"><text:tab/>public static String octPath;</text:p>
      <text:soft-page-break/>
      <text:p text:style-name="P1946"><text:tab/>public octavePath(){</text:p>
      <text:p text:style-name="P1947"><text:tab/><text:tab/><text:s/>class ChoiceListener implements ActionListener</text:p>
      <text:p text:style-name="P1948"><text:tab/><text:tab/><text:s/>{</text:p>
      <text:p text:style-name="P1949"><text:tab/><text:tab/><text:tab/><text:s/>public void actionPerformed(ActionEvent event)</text:p>
      <text:p text:style-name="P1950"><text:tab/><text:tab/><text:tab/><text:s/>{</text:p>
      <text:p text:style-name="P1951"><text:tab/><text:tab/><text:tab/><text:tab/><text:s/>if(event.getSource()==octpathB){</text:p>
      <text:p text:style-name="P1952"><text:tab/><text:tab/><text:tab/><text:tab/><text:s/>try {</text:p>
      <text:p text:style-name="P1953"><text:tab/><text:tab/><text:tab/><text:tab/><text:tab/>getOctPath();</text:p>
      <text:p text:style-name="P1954"><text:tab/><text:tab/><text:tab/><text:tab/>} catch (IOException e) {</text:p>
      <text:p text:style-name="P1955"><text:tab/><text:tab/><text:tab/><text:tab/><text:tab/>e.printStackTrace();</text:p>
      <text:p text:style-name="P1956"><text:tab/><text:tab/><text:tab/><text:tab/>}</text:p>
      <text:p text:style-name="P1957"><text:tab/><text:tab/><text:tab/><text:tab/><text:s/>}</text:p>
      <text:p text:style-name="P1958"><text:tab/><text:tab/><text:tab/><text:s/>}</text:p>
      <text:p text:style-name="P1959"><text:tab/><text:tab/><text:s/>}</text:p>
      <text:p text:style-name="P1960"><text:tab/><text:tab/><text:s/>listenerO= new ChoiceListener();</text:p>
      <text:p text:style-name="P1961"><text:tab/><text:tab/><text:s/>setVisible(true);</text:p>
      <text:p text:style-name="P1962"><text:tab/><text:tab/><text:s/>setBounds(460,234,600,230);</text:p>
      <text:p text:style-name="P1963"><text:tab/><text:tab/><text:s/>setTitle("Octave path");</text:p>
      <text:p text:style-name="P1964"><text:tab/><text:tab/><text:s/>setDefaultCloseOperation(JFrame.EXIT_ON_CLOSE);</text:p>
      <text:p text:style-name="P1965"><text:tab/><text:tab/><text:s/>octpathGUI();</text:p>
      <text:p text:style-name="P1966"><text:tab/>}</text:p>
      <text:p text:style-name="P1967"/>
      <text:p text:style-name="P1968"><text:tab/>public void octpathGUI(){</text:p>
      <text:p text:style-name="P1969"/>
      <text:p text:style-name="P1970"><text:tab/><text:tab/><text:s/>octpathB = new JButton("Please choose the location of the octave files: ");</text:p>
      <text:p text:style-name="P1971"><text:tab/><text:tab/><text:s/>octpathB.addActionListener(listenerO);</text:p>
      <text:p text:style-name="P1972"><text:tab/><text:tab/><text:s/>panel.add(octpathB);</text:p>
      <text:soft-page-break/>
      <text:p text:style-name="P1973"><text:tab/><text:tab/><text:s/>//panel.add(swclogo);</text:p>
      <text:p text:style-name="P1974"><text:tab/><text:tab/><text:s/>swclogo.setHorizontalAlignment(JLabel.RIGHT);</text:p>
      <text:p text:style-name="P1975"><text:tab/><text:tab/><text:s/>add(panel, BorderLayout.NORTH);</text:p>
      <text:p text:style-name="P1976"><text:tab/><text:tab/><text:s/>swclogo.setIcon(new ImageIcon(octavePath.class.getResource("/logo/swclogo.jpg")));</text:p>
      <text:p text:style-name="P1977"><text:tab/><text:tab/>panel1.add(swclogo);</text:p>
      <text:p text:style-name="P1978"><text:tab/><text:tab/><text:s/>add(panel1, BorderLayout.PAGE_END);</text:p>
      <text:p text:style-name="P1979"><text:tab/><text:tab/></text:p>
      <text:p text:style-name="P1980"><text:tab/>}</text:p>
      <text:p text:style-name="P1981"/>
      <text:p text:style-name="P1982"><text:tab/>public void getOctPath() throws IOException{<text:tab/>//pops up filechooser to let the user to select the path of octave files</text:p>
      <text:p text:style-name="P1983"><text:tab/><text:tab/>JFileChooser fileChooser = new JFileChooser();</text:p>
      <text:p text:style-name="P1984"><text:tab/><text:tab/>fileChooser.setDialogTitle("the location of the octave files: ");</text:p>
      <text:p text:style-name="P1985"><text:tab/><text:tab/><text:s/>fileChooser.setCurrentDirectory(new java.io.File("C:/Users/Owner/Desktop"));</text:p>
      <text:p text:style-name="P1986"><text:tab/><text:tab/><text:s/>fileChooser.setFileSelectionMode(JFileChooser.DIRECTORIES_ONLY);</text:p>
      <text:p text:style-name="P1987"><text:tab/><text:tab/>if(fileChooser.showOpenDialog(octpathB) == JFileChooser.APPROVE_OPTION){ //if the location is confirmed</text:p>
      <text:p text:style-name="P1988"><text:tab/><text:tab/><text:tab/>octPath=fileChooser.getSelectedFile().getAbsolutePath();</text:p>
      <text:p text:style-name="P1989"><text:tab/><text:tab/><text:tab/>moveToRead();</text:p>
      <text:p text:style-name="P1990"><text:tab/><text:tab/>}</text:p>
      <text:p text:style-name="P1991"><text:tab/>}</text:p>
      <text:p text:style-name="P1992"><text:tab/>public void moveToRead() throws IOException{<text:tab/><text:tab/></text:p>
      <text:p text:style-name="P1993"><text:tab/><text:tab/>read_data read = new read_data();</text:p>
      <text:p text:style-name="P1994"><text:tab/><text:tab/>setVisible(false);</text:p>
      <text:p text:style-name="P1995"><text:tab/><text:tab/>read.setVisible(true);</text:p>
      <text:p text:style-name="P1996"/>
      <text:soft-page-break/>
      <text:p text:style-name="P1997"><text:tab/>}</text:p>
      <text:p text:style-name="P1998"/>
      <text:p text:style-name="P1999">}</text:p>
      <text:p text:style-name="P2000"/>
      <text:p text:style-name="P2001"><text:span text:style-name="T2002">package</text:span><text:span text:style-name="T2003"><text:s/>IA;</text:span></text:p>
      <text:p text:style-name="P2004"/>
      <text:p text:style-name="P2005"><text:span text:style-name="T2006">import</text:span><text:span text:style-name="T2007"><text:s/>java.awt.BorderLayout;</text:span></text:p>
      <text:p text:style-name="P2008"><text:span text:style-name="T2009">import</text:span><text:span text:style-name="T2010"><text:s/>java.awt.GridBagConstraints;</text:span></text:p>
      <text:p text:style-name="P2011"><text:span text:style-name="T2012">import</text:span><text:span text:style-name="T2013"><text:s/>java.awt.GridBagLayout;</text:span></text:p>
      <text:p text:style-name="P2014"><text:span text:style-name="T2015">import</text:span><text:span text:style-name="T2016"><text:s/>java.awt.Insets;</text:span></text:p>
      <text:p text:style-name="P2017"><text:span text:style-name="T2018">import</text:span><text:span text:style-name="T2019"><text:s/>java.awt.event.ActionEvent;</text:span></text:p>
      <text:p text:style-name="P2020"><text:span text:style-name="T2021">import</text:span><text:span text:style-name="T2022"><text:s/>java.awt.event.ActionListener;</text:span></text:p>
      <text:p text:style-name="P2023"><text:span text:style-name="T2024">import</text:span><text:span text:style-name="T2025"><text:s/>javax.swing.JButton;</text:span></text:p>
      <text:p text:style-name="P2026"><text:span text:style-name="T2027">import</text:span><text:span text:style-name="T2028"><text:s/>javax.swing.JFrame;</text:span></text:p>
      <text:p text:style-name="P2029"><text:span text:style-name="T2030">import</text:span><text:span text:style-name="T2031"><text:s/>javax.swing.JLabel;</text:span></text:p>
      <text:p text:style-name="P2032"><text:span text:style-name="T2033">import</text:span><text:span text:style-name="T2034"><text:s/>javax.swing.JPanel;</text:span></text:p>
      <text:p text:style-name="P2035"/>
      <text:p text:style-name="P2036"><text:span text:style-name="T2037">public</text:span><text:span text:style-name="T2038"><text:s/></text:span><text:span text:style-name="T2039">class</text:span><text:span text:style-name="T2040"><text:s/></text:span><text:span text:style-name="T2041">directory</text:span><text:span text:style-name="T2042"><text:s/></text:span><text:span text:style-name="T2043">extends</text:span><text:span text:style-name="T2044"><text:s/>JFrame{</text:span></text:p>
      <text:p text:style-name="P2045"><text:span text:style-name="T2046"><text:tab/></text:span><text:span text:style-name="T2047">private</text:span><text:span text:style-name="T2048"><text:s/>JPanel<text:s/></text:span><text:span text:style-name="T2049">panel</text:span><text:span text:style-name="T2050"><text:s/>=<text:s/></text:span><text:span text:style-name="T2051">new</text:span><text:span text:style-name="T2052"><text:s/>JPanel(</text:span><text:span text:style-name="T2053">new</text:span><text:span text:style-name="T2054"><text:s/>GridBagLayout());</text:span></text:p>
      <text:p text:style-name="P2055"><text:span text:style-name="T2056"><text:tab/></text:span><text:span text:style-name="T2057">private</text:span><text:span text:style-name="T2058"><text:s/>ActionListener<text:s/></text:span><text:span text:style-name="T2059">listener</text:span><text:span text:style-name="T2060">;</text:span></text:p>
      <text:p text:style-name="P2061"><text:span text:style-name="T2062"><text:tab/></text:span><text:span text:style-name="T2063">private</text:span><text:span text:style-name="T2064"><text:s/>JButton<text:s/></text:span><text:span text:style-name="T2065">suCrit</text:span><text:span text:style-name="T2066">;</text:span></text:p>
      <text:p text:style-name="P2067"><text:span text:style-name="T2068"><text:tab/></text:span><text:span text:style-name="T2069">private</text:span><text:span text:style-name="T2070"><text:s/>JPanel<text:s/></text:span><text:span text:style-name="T2071">panel1</text:span><text:span text:style-name="T2072"><text:s/>=<text:s/></text:span><text:span text:style-name="T2073">new</text:span><text:span text:style-name="T2074"><text:s/>JPanel();</text:span></text:p>
      <text:p text:style-name="P2075"><text:span text:style-name="T2076"><text:tab/></text:span><text:span text:style-name="T2077">private</text:span><text:span text:style-name="T2078"><text:s/>JButton<text:s/></text:span><text:span text:style-name="T2079">rec</text:span><text:span text:style-name="T2080">;</text:span></text:p>
      <text:p text:style-name="P2081"><text:span text:style-name="T2082"><text:tab/></text:span><text:span text:style-name="T2083">public</text:span><text:span text:style-name="T2084"><text:s/>directory(){</text:span></text:p>
      <text:p text:style-name="P2085"><text:span text:style-name="T2086"><text:tab/></text:span><text:span text:style-name="T2087"><text:tab/><text:s/></text:span><text:span text:style-name="T2088">class</text:span><text:span text:style-name="T2089"><text:s/>ChoiceListener<text:s/></text:span><text:span text:style-name="T2090">implements</text:span><text:span text:style-name="T2091"><text:s/>ActionListener</text:span></text:p>
      <text:p text:style-name="P2092"><text:span text:style-name="T2093"><text:tab/></text:span><text:span text:style-name="T2094"><text:tab/><text:s/>{</text:span></text:p>
      <text:p text:style-name="P2095"><text:span text:style-name="T2096"><text:tab/></text:span><text:span text:style-name="T2097"><text:tab/></text:span><text:span text:style-name="T2098"><text:tab/><text:s/></text:span><text:span text:style-name="T2099">public</text:span><text:span text:style-name="T2100"><text:s/></text:span><text:span text:style-name="T2101">void</text:span><text:span text:style-name="T2102"><text:s/>actionPerformed(ActionEvent<text:s/></text:span><text:span text:style-name="T2103">event</text:span><text:span text:style-name="T2104">)</text:span></text:p>
      <text:p text:style-name="P2105"><text:span text:style-name="T2106"><text:tab/></text:span><text:span text:style-name="T2107"><text:tab/></text:span><text:span text:style-name="T2108"><text:tab/><text:s/>{</text:span></text:p>
      <text:p text:style-name="P2109"><text:span text:style-name="T2110"><text:tab/></text:span><text:span text:style-name="T2111"><text:tab/></text:span><text:span text:style-name="T2112"><text:tab/></text:span><text:span text:style-name="T2113"><text:tab/><text:s/></text:span><text:span text:style-name="T2114">if</text:span><text:span text:style-name="T2115">(</text:span><text:span text:style-name="T2116">event</text:span><text:span text:style-name="T2117">.getSource()==</text:span><text:span text:style-name="T2118">suCrit</text:span><text:span text:style-name="T2119">){<text:s/></text:span><text:span text:style-name="T2120">//if "To check students' successfulness" is clicked</text:span></text:p>
      <text:p text:style-name="P2121"><text:span text:style-name="T2122"><text:tab/></text:span><text:span text:style-name="T2123"><text:tab/></text:span><text:span text:style-name="T2124"><text:tab/></text:span><text:span text:style-name="T2125"><text:tab/></text:span><text:span text:style-name="T2126"><text:tab/></text:span><text:span text:style-name="T2127"><text:tab/>suc_result<text:s/></text:span><text:span text:style-name="T2128">res</text:span><text:span text:style-name="T2129"><text:s/>=<text:s/></text:span><text:span text:style-name="T2130">new</text:span><text:span text:style-name="T2131"><text:s/>suc_result();</text:span><text:span text:style-name="T2132"><text:tab/></text:span><text:span text:style-name="T2133">//go to success result class</text:span></text:p>
      <text:p text:style-name="P2134"><text:span text:style-name="T2135"><text:tab/></text:span><text:span text:style-name="T2136"><text:tab/></text:span><text:span text:style-name="T2137"><text:tab/></text:span><text:span text:style-name="T2138"><text:tab/></text:span><text:span text:style-name="T2139"><text:tab/></text:span><text:span text:style-name="T2140"><text:tab/>setVisible(</text:span><text:span text:style-name="T2141">false</text:span><text:span text:style-name="T2142">);</text:span></text:p>
      <text:p text:style-name="P2143"><text:span text:style-name="T2144"><text:tab/></text:span><text:span text:style-name="T2145"><text:tab/></text:span><text:span text:style-name="T2146"><text:tab/></text:span><text:span text:style-name="T2147"><text:tab/></text:span><text:span text:style-name="T2148"><text:tab/></text:span><text:span text:style-name="T2149"><text:tab/></text:span><text:span text:style-name="T2150">res</text:span><text:span text:style-name="T2151">.setVisible(</text:span><text:span text:style-name="T2152">true</text:span><text:span text:style-name="T2153">);</text:span></text:p>
      <text:p text:style-name="P2154"><text:span text:style-name="T2155"><text:tab/></text:span><text:span text:style-name="T2156"><text:tab/></text:span><text:span text:style-name="T2157"><text:tab/></text:span><text:span text:style-name="T2158"><text:tab/><text:s/>}</text:span></text:p>
      <text:p text:style-name="P2159"><text:span text:style-name="T2160"><text:tab/></text:span><text:span text:style-name="T2161"><text:tab/></text:span><text:span text:style-name="T2162"><text:tab/></text:span><text:span text:style-name="T2163"><text:tab/><text:s/></text:span><text:span text:style-name="T2164">else</text:span><text:span text:style-name="T2165"><text:s/></text:span><text:span text:style-name="T2166">if</text:span><text:span text:style-name="T2167"><text:s/>(</text:span><text:span text:style-name="T2168">event</text:span><text:span text:style-name="T2169">.getSource()==</text:span><text:span text:style-name="T2170">rec</text:span><text:span text:style-name="T2171">){</text:span><text:span text:style-name="T2172"><text:tab/></text:span><text:span text:style-name="T2173">//if "To receive a recommendation made by this<text:s/></text:span><text:span text:style-name="T2174">prorgam</text:span><text:span text:style-name="T2175">" is clicked</text:span></text:p>
      <text:p text:style-name="P2176"><text:span text:style-name="T2177"><text:tab/></text:span><text:span text:style-name="T2178"><text:tab/></text:span><text:span text:style-name="T2179"><text:tab/></text:span><text:span text:style-name="T2180"><text:tab/></text:span><text:span text:style-name="T2181"><text:tab/><text:s/>call_octave<text:s/></text:span><text:span text:style-name="T2182">callO</text:span><text:span text:style-name="T2183"><text:s/>=<text:s/></text:span><text:span text:style-name="T2184">new</text:span><text:span text:style-name="T2185"><text:s/>call_octave();</text:span><text:span text:style-name="T2186"><text:tab/></text:span><text:span text:style-name="T2187">//go to call_octave class</text:span></text:p>
      <text:p text:style-name="P2188"><text:span text:style-name="T2189"><text:tab/></text:span><text:span text:style-name="T2190"><text:tab/></text:span><text:span text:style-name="T2191"><text:tab/></text:span><text:span text:style-name="T2192"><text:tab/></text:span><text:span text:style-name="T2193"><text:tab/><text:s/></text:span><text:span text:style-name="T2194">callO</text:span><text:span text:style-name="T2195">.setVisible(</text:span><text:span text:style-name="T2196">true</text:span><text:span text:style-name="T2197">);</text:span></text:p>
      <text:p text:style-name="P2198"><text:span text:style-name="T2199"><text:tab/></text:span><text:span text:style-name="T2200"><text:tab/></text:span><text:span text:style-name="T2201"><text:tab/></text:span><text:span text:style-name="T2202"><text:tab/></text:span><text:span text:style-name="T2203"><text:tab/><text:s/>setVisible(</text:span><text:span text:style-name="T2204">false</text:span><text:span text:style-name="T2205">);</text:span></text:p>
      <text:p text:style-name="P2206"><text:span text:style-name="T2207"><text:tab/></text:span><text:span text:style-name="T2208"><text:tab/></text:span><text:span text:style-name="T2209"><text:tab/></text:span><text:span text:style-name="T2210"><text:tab/><text:s/>}</text:span></text:p>
      <text:p text:style-name="P2211"><text:span text:style-name="T2212"><text:tab/></text:span><text:span text:style-name="T2213"><text:tab/></text:span><text:span text:style-name="T2214"><text:tab/><text:s/>}</text:span></text:p>
      <text:p text:style-name="P2215"><text:span text:style-name="T2216"><text:tab/></text:span><text:span text:style-name="T2217"><text:tab/><text:s/>}</text:span></text:p>
      <text:p text:style-name="P2218"><text:span text:style-name="T2219"><text:tab/></text:span><text:span text:style-name="T2220"><text:tab/><text:s/></text:span><text:span text:style-name="T2221">listener</text:span><text:span text:style-name="T2222">=<text:s/></text:span><text:span text:style-name="T2223">new</text:span><text:span text:style-name="T2224"><text:s/>ChoiceListener();</text:span></text:p>
      <text:p text:style-name="P2225"><text:span text:style-name="T2226"><text:tab/></text:span><text:span text:style-name="T2227"><text:tab/><text:s/>setVisible(</text:span><text:span text:style-name="T2228">true</text:span><text:span text:style-name="T2229">);</text:span></text:p>
      <text:p text:style-name="P2230"><text:span text:style-name="T2231"><text:tab/></text:span><text:span text:style-name="T2232"><text:tab/><text:s/>setBounds(460,234,600,230);</text:span></text:p>
      <text:p text:style-name="P2233"><text:span text:style-name="T2234"><text:tab/></text:span><text:span text:style-name="T2235"><text:tab/><text:s/>setTitle(</text:span><text:span text:style-name="T2236">"Directory"</text:span><text:span text:style-name="T2237">);</text:span></text:p>
      <text:p text:style-name="P2238"><text:span text:style-name="T2239"><text:tab/></text:span><text:span text:style-name="T2240"><text:tab/><text:s/>setDefaultCloseOperation(JFrame.</text:span><text:span text:style-name="T2241">EXIT_ON_CLOSE</text:span><text:span text:style-name="T2242">);</text:span></text:p>
      <text:p text:style-name="P2243"><text:span text:style-name="T2244"><text:tab/></text:span><text:span text:style-name="T2245"><text:tab/><text:s/>choices();</text:span></text:p>
      <text:p text:style-name="P2246"><text:span text:style-name="T2247"><text:tab/>}</text:span></text:p>
      <text:p text:style-name="P2248"/>
      <text:p text:style-name="P2249"><text:span text:style-name="T2250"><text:tab/></text:span><text:span text:style-name="T2251">public</text:span><text:span text:style-name="T2252"><text:s/></text:span><text:span text:style-name="T2253">void</text:span><text:span text:style-name="T2254"><text:s/>choices(){</text:span><text:span text:style-name="T2255">// let user choose 2 choices</text:span></text:p>
      <text:p text:style-name="P2256"><text:span text:style-name="T2257"><text:tab/></text:span><text:span text:style-name="T2258"><text:tab/>add(</text:span><text:span text:style-name="T2259">panel</text:span><text:span text:style-name="T2260">, BorderLayout.</text:span><text:span text:style-name="T2261">NORTH</text:span><text:span text:style-name="T2262">);</text:span></text:p>
      <text:soft-page-break/>
      <text:p text:style-name="P2263"><text:span text:style-name="T2264"><text:tab/></text:span><text:span text:style-name="T2265"><text:tab/>GridBagConstraints<text:s/></text:span><text:span text:style-name="T2266">c</text:span><text:span text:style-name="T2267"><text:s/>=<text:s/></text:span><text:span text:style-name="T2268">new</text:span><text:span text:style-name="T2269"><text:s/>GridBagConstraints();</text:span></text:p>
      <text:p text:style-name="P2270"><text:span text:style-name="T2271"><text:tab/></text:span><text:span text:style-name="T2272"><text:tab/></text:span><text:span text:style-name="T2273">c</text:span><text:span text:style-name="T2274">.</text:span><text:span text:style-name="T2275">insets</text:span><text:span text:style-name="T2276"><text:s/>=<text:s/></text:span><text:span text:style-name="T2277">new</text:span><text:span text:style-name="T2278"><text:s/>Insets( 15, 8, 15, 8);</text:span></text:p>
      <text:p text:style-name="P2279"><text:span text:style-name="T2280"><text:tab/></text:span><text:span text:style-name="T2281"><text:tab/>JLabel<text:s/></text:span><text:span text:style-name="T2282">label</text:span><text:span text:style-name="T2283"><text:s/>=<text:s/></text:span><text:span text:style-name="T2284">new</text:span><text:span text:style-name="T2285"><text:s/>JLabel(</text:span><text:span text:style-name="T2286">"Please select one of the following: "</text:span><text:span text:style-name="T2287">);</text:span></text:p>
      <text:p text:style-name="P2288"><text:span text:style-name="T2289"><text:tab/></text:span><text:span text:style-name="T2290"><text:tab/></text:span><text:span text:style-name="T2291">c</text:span><text:span text:style-name="T2292">.</text:span><text:span text:style-name="T2293">gridx</text:span><text:span text:style-name="T2294">=0;<text:s/></text:span><text:span text:style-name="T2295">c</text:span><text:span text:style-name="T2296">.</text:span><text:span text:style-name="T2297">gridy</text:span><text:span text:style-name="T2298">=0;</text:span></text:p>
      <text:p text:style-name="P2299"><text:span text:style-name="T2300"><text:tab/></text:span><text:span text:style-name="T2301"><text:tab/></text:span><text:span text:style-name="T2302">c</text:span><text:span text:style-name="T2303">.</text:span><text:span text:style-name="T2304">gridwidth</text:span><text:span text:style-name="T2305">=10;</text:span></text:p>
      <text:p text:style-name="P2306"><text:span text:style-name="T2307"><text:tab/></text:span><text:span text:style-name="T2308"><text:tab/></text:span><text:span text:style-name="T2309">panel</text:span><text:span text:style-name="T2310">.add(</text:span><text:span text:style-name="T2311">label</text:span><text:span text:style-name="T2312">,<text:s/></text:span><text:span text:style-name="T2313">c</text:span><text:span text:style-name="T2314">);</text:span></text:p>
      <text:p text:style-name="P2315"><text:span text:style-name="T2316"><text:tab/></text:span><text:span text:style-name="T2317"><text:tab/></text:span><text:span text:style-name="T2318">suCrit</text:span><text:span text:style-name="T2319"><text:s/>=<text:s/></text:span><text:span text:style-name="T2320">new</text:span><text:span text:style-name="T2321"><text:s/>JButton(</text:span><text:span text:style-name="T2322">"To check students' successfulness"</text:span><text:span text:style-name="T2323">);</text:span></text:p>
      <text:p text:style-name="P2324"><text:span text:style-name="T2325"><text:tab/></text:span><text:span text:style-name="T2326"><text:tab/></text:span><text:span text:style-name="T2327">rec</text:span><text:span text:style-name="T2328"><text:s/>=<text:s/></text:span><text:span text:style-name="T2329">new</text:span><text:span text:style-name="T2330"><text:s/>JButton(</text:span><text:span text:style-name="T2331">"To receive a recommendation made by this prorgam"</text:span><text:span text:style-name="T2332">);</text:span></text:p>
      <text:p text:style-name="P2333"><text:span text:style-name="T2334"><text:tab/></text:span><text:span text:style-name="T2335"><text:tab/></text:span><text:span text:style-name="T2336">c</text:span><text:span text:style-name="T2337">.</text:span><text:span text:style-name="T2338">gridx</text:span><text:span text:style-name="T2339">=0;<text:s/></text:span><text:span text:style-name="T2340">c</text:span><text:span text:style-name="T2341">.</text:span><text:span text:style-name="T2342">gridy</text:span><text:span text:style-name="T2343">=1;<text:s/></text:span></text:p>
      <text:p text:style-name="P2344"><text:span text:style-name="T2345"><text:tab/></text:span><text:span text:style-name="T2346"><text:tab/></text:span><text:span text:style-name="T2347">c</text:span><text:span text:style-name="T2348">.</text:span><text:span text:style-name="T2349">gridwidth</text:span><text:span text:style-name="T2350">=2;<text:s/></text:span></text:p>
      <text:p text:style-name="P2351"><text:span text:style-name="T2352"><text:tab/></text:span><text:span text:style-name="T2353"><text:tab/></text:span><text:span text:style-name="T2354">panel</text:span><text:span text:style-name="T2355">.add(</text:span><text:span text:style-name="T2356">suCrit</text:span><text:span text:style-name="T2357">,<text:s/></text:span><text:span text:style-name="T2358">c</text:span><text:span text:style-name="T2359">);</text:span></text:p>
      <text:p text:style-name="P2360"><text:span text:style-name="T2361"><text:tab/></text:span><text:span text:style-name="T2362"><text:tab/></text:span><text:span text:style-name="T2363">c</text:span><text:span text:style-name="T2364">.</text:span><text:span text:style-name="T2365">gridx</text:span><text:span text:style-name="T2366">=2;<text:s/></text:span><text:span text:style-name="T2367">c</text:span><text:span text:style-name="T2368">.</text:span><text:span text:style-name="T2369">gridy</text:span><text:span text:style-name="T2370">=1;</text:span></text:p>
      <text:p text:style-name="P2371"><text:span text:style-name="T2372"><text:tab/></text:span><text:span text:style-name="T2373"><text:tab/></text:span><text:span text:style-name="T2374">c</text:span><text:span text:style-name="T2375">.</text:span><text:span text:style-name="T2376">gridwidth</text:span><text:span text:style-name="T2377">=2;</text:span></text:p>
      <text:p text:style-name="P2378"><text:span text:style-name="T2379"><text:tab/></text:span><text:span text:style-name="T2380"><text:tab/></text:span><text:span text:style-name="T2381">panel</text:span><text:span text:style-name="T2382">.add(</text:span><text:span text:style-name="T2383">rec</text:span><text:span text:style-name="T2384">,<text:s/></text:span><text:span text:style-name="T2385">c</text:span><text:span text:style-name="T2386">);</text:span></text:p>
      <text:p text:style-name="P2387"><text:span text:style-name="T2388"><text:tab/></text:span><text:span text:style-name="T2389"><text:tab/></text:span><text:span text:style-name="T2390">suCrit</text:span><text:span text:style-name="T2391">.addActionListener(</text:span><text:span text:style-name="T2392">listener</text:span><text:span text:style-name="T2393">);</text:span></text:p>
      <text:p text:style-name="P2394"><text:span text:style-name="T2395"><text:tab/></text:span><text:span text:style-name="T2396"><text:tab/></text:span><text:span text:style-name="T2397">rec</text:span><text:span text:style-name="T2398">.addActionListener(</text:span><text:span text:style-name="T2399">listener</text:span><text:span text:style-name="T2400">);</text:span></text:p>
      <text:p text:style-name="P2401"><text:span text:style-name="T2402"><text:tab/></text:span><text:span text:style-name="T2403"><text:tab/></text:span><text:span text:style-name="T2404">panel1</text:span><text:span text:style-name="T2405">.add(octavePath.</text:span><text:span text:style-name="T2406">swclogo</text:span><text:span text:style-name="T2407">);</text:span></text:p>
      <text:p text:style-name="P2408"><text:span text:style-name="T2409"><text:tab/></text:span><text:span text:style-name="T2410"><text:tab/><text:s/>add(</text:span><text:span text:style-name="T2411">panel1</text:span><text:span text:style-name="T2412">, BorderLayout.</text:span><text:span text:style-name="T2413">PAGE_END</text:span><text:span text:style-name="T2414">);</text:span></text:p>
      <text:p text:style-name="P2415"><text:span text:style-name="T2416"><text:tab/>}</text:span></text:p>
      <text:p text:style-name="P2417"/>
      <text:p text:style-name="P2418"><text:span text:style-name="T2419">}</text:span></text:p>
      <text:p text:style-name="P2420"/>
      <text:p text:style-name="P2421"><text:span text:style-name="T2422">package</text:span><text:span text:style-name="T2423"><text:s/>IA;</text:span></text:p>
      <text:p text:style-name="P2424"/>
      <text:p text:style-name="P2425"><text:span text:style-name="T2426">import</text:span><text:span text:style-name="T2427"><text:s/>java.awt.BorderLayout;</text:span></text:p>
      <text:p text:style-name="P2428"><text:span text:style-name="T2429">import</text:span><text:span text:style-name="T2430"><text:s/>java.awt.FlowLayout;</text:span></text:p>
      <text:p text:style-name="P2431"><text:span text:style-name="T2432">import</text:span><text:span text:style-name="T2433"><text:s/>java.awt.GridBagConstraints;</text:span></text:p>
      <text:p text:style-name="P2434"><text:span text:style-name="T2435">import</text:span><text:span text:style-name="T2436"><text:s/>java.awt.GridBagLayout;</text:span></text:p>
      <text:p text:style-name="P2437"><text:span text:style-name="T2438">import</text:span><text:span text:style-name="T2439"><text:s/>java.awt.Insets;</text:span></text:p>
      <text:p text:style-name="P2440"><text:span text:style-name="T2441">import</text:span><text:span text:style-name="T2442"><text:s/>java.awt.event.ActionEvent;</text:span></text:p>
      <text:p text:style-name="P2443"><text:span text:style-name="T2444">import</text:span><text:span text:style-name="T2445"><text:s/>java.awt.event.ActionListener;</text:span></text:p>
      <text:p text:style-name="P2446"><text:span text:style-name="T2447">import</text:span><text:span text:style-name="T2448"><text:s/>java.io.FileWriter;</text:span></text:p>
      <text:p text:style-name="P2449"><text:span text:style-name="T2450">import</text:span><text:span text:style-name="T2451"><text:s/>java.io.IOException;</text:span></text:p>
      <text:p text:style-name="P2452"><text:span text:style-name="T2453">import</text:span><text:span text:style-name="T2454"><text:s/>java.io.PrintWriter;</text:span></text:p>
      <text:p text:style-name="P2455"><text:span text:style-name="T2456">import</text:span><text:span text:style-name="T2457"><text:s/>java.text.DecimalFormat;</text:span></text:p>
      <text:p text:style-name="P2458"><text:span text:style-name="T2459">import</text:span><text:span text:style-name="T2460"><text:s/>javax.swing.JButton;</text:span></text:p>
      <text:p text:style-name="P2461"><text:span text:style-name="T2462">import</text:span><text:span text:style-name="T2463"><text:s/>javax.swing.JFrame;</text:span></text:p>
      <text:p text:style-name="P2464"><text:span text:style-name="T2465">import</text:span><text:span text:style-name="T2466"><text:s/>javax.swing.JLabel;</text:span></text:p>
      <text:p text:style-name="P2467"><text:span text:style-name="T2468">import</text:span><text:span text:style-name="T2469"><text:s/>javax.swing.JOptionPane;</text:span></text:p>
      <text:p text:style-name="P2470"><text:span text:style-name="T2471">import</text:span><text:span text:style-name="T2472"><text:s/>javax.swing.JPanel;</text:span></text:p>
      <text:p text:style-name="P2473"><text:span text:style-name="T2474">import</text:span><text:span text:style-name="T2475"><text:s/>javax.swing.JTextArea;</text:span></text:p>
      <text:p text:style-name="P2476"><text:span text:style-name="T2477">import</text:span><text:span text:style-name="T2478"><text:s/>javax.swing.JTextField;</text:span></text:p>
      <text:p text:style-name="P2479"><text:span text:style-name="T2480">import</text:span><text:span text:style-name="T2481"><text:s/>dk.ange.octave.exception.OctaveEvalException;</text:span></text:p>
      <text:p text:style-name="P2482"><text:span text:style-name="T2483">import</text:span><text:span text:style-name="T2484"><text:s/>dk.ange.octave.type.OctaveDouble;</text:span></text:p>
      <text:p text:style-name="P2485"><text:span text:style-name="T2486">public</text:span><text:span text:style-name="T2487"><text:s/></text:span><text:span text:style-name="T2488">class</text:span><text:span text:style-name="T2489"><text:s/></text:span><text:span text:style-name="T2490">call_octave</text:span><text:span text:style-name="T2491"><text:s/></text:span><text:span text:style-name="T2492">extends</text:span><text:span text:style-name="T2493"><text:s/>JFrame{</text:span></text:p>
      <text:p text:style-name="P2494"><text:span text:style-name="T2495"><text:tab/></text:span><text:span text:style-name="T2496">private</text:span><text:span text:style-name="T2497"><text:s/>ActionListener<text:s/></text:span><text:span text:style-name="T2498">listenerC</text:span><text:span text:style-name="T2499">;</text:span></text:p>
      <text:p text:style-name="P2500"><text:span text:style-name="T2501"><text:tab/></text:span><text:span text:style-name="T2502">private</text:span><text:span text:style-name="T2503"><text:s/>JButton<text:s/></text:span><text:span text:style-name="T2504">back</text:span><text:span text:style-name="T2505">;</text:span></text:p>
      <text:p text:style-name="P2506"><text:span text:style-name="T2507"><text:tab/></text:span><text:span text:style-name="T2508">private</text:span><text:span text:style-name="T2509"><text:s/>JButton<text:s/></text:span><text:span text:style-name="T2510">getP</text:span><text:span text:style-name="T2511">;</text:span></text:p>
      <text:p text:style-name="P2512"><text:span text:style-name="T2513"><text:tab/></text:span><text:span text:style-name="T2514">private</text:span><text:span text:style-name="T2515"><text:s/>JTextField<text:s/></text:span><text:span text:style-name="T2516">mathG</text:span><text:span text:style-name="T2517">;</text:span></text:p>
      <text:p text:style-name="P2518"><text:span text:style-name="T2519"><text:tab/></text:span><text:span text:style-name="T2520">private</text:span><text:span text:style-name="T2521"><text:s/>JTextField<text:s/></text:span><text:span text:style-name="T2522">sciG</text:span><text:span text:style-name="T2523">;</text:span></text:p>
      <text:p text:style-name="P2524"><text:span text:style-name="T2525"><text:tab/></text:span><text:span text:style-name="T2526">private</text:span><text:span text:style-name="T2527"><text:s/>GridBagConstraints<text:s/></text:span><text:span text:style-name="T2528">c</text:span><text:span text:style-name="T2529">;</text:span></text:p>
      <text:p text:style-name="P2530"><text:span text:style-name="T2531"><text:tab/></text:span><text:span text:style-name="T2532">private</text:span><text:span text:style-name="T2533"><text:s/>JPanel<text:s/></text:span><text:span text:style-name="T2534">panel</text:span><text:span text:style-name="T2535">;</text:span></text:p>
      <text:p text:style-name="P2536"><text:span text:style-name="T2537"><text:tab/></text:span><text:span text:style-name="T2538">private</text:span><text:span text:style-name="T2539"><text:s/>JPanel<text:s/></text:span><text:span text:style-name="T2540">panel1</text:span><text:span text:style-name="T2541"><text:s/>=<text:s/></text:span><text:span text:style-name="T2542">new</text:span><text:span text:style-name="T2543"><text:s/>JPanel();</text:span></text:p>
      <text:p text:style-name="P2544"><text:span text:style-name="T2545"><text:tab/></text:span><text:span text:style-name="T2546">private</text:span><text:span text:style-name="T2547"><text:s/>JTextArea<text:s/></text:span><text:span text:style-name="T2548">textArea</text:span><text:span text:style-name="T2549"><text:s/>=<text:s/></text:span><text:span text:style-name="T2550">new</text:span><text:span text:style-name="T2551"><text:s/>JTextArea(2, 10);</text:span></text:p>
      <text:p text:style-name="P2552"><text:span text:style-name="T2553"><text:tab/></text:span><text:span text:style-name="T2554">private</text:span><text:span text:style-name="T2555"><text:s/>JTextArea<text:s/></text:span><text:span text:style-name="T2556">acuText</text:span><text:span text:style-name="T2557"><text:s/>=<text:s/></text:span><text:span text:style-name="T2558">new</text:span><text:span text:style-name="T2559"><text:s/>JTextArea(2, 10);</text:span></text:p>
      <text:p text:style-name="P2560"><text:span text:style-name="T2561"><text:tab/></text:span><text:span text:style-name="T2562">private</text:span><text:span text:style-name="T2563"><text:s/>JTextArea<text:s/></text:span><text:span text:style-name="T2564">sucText</text:span><text:span text:style-name="T2565"><text:s/>=<text:s/></text:span><text:span text:style-name="T2566">new</text:span><text:span text:style-name="T2567"><text:s/>JTextArea(2, 10);</text:span></text:p>
      <text:p text:style-name="P2568"><text:span text:style-name="T2569"><text:tab/></text:span><text:span text:style-name="T2570">private</text:span><text:span text:style-name="T2571"><text:s/>JTextArea<text:s/></text:span><text:span text:style-name="T2572">suc1Text</text:span><text:span text:style-name="T2573"><text:s/>=<text:s/></text:span><text:span text:style-name="T2574">new</text:span><text:span text:style-name="T2575"><text:s/>JTextArea(2, 10);</text:span></text:p>
      <text:soft-page-break/>
      <text:p text:style-name="P2576"><text:span text:style-name="T2577"><text:tab/></text:span><text:span text:style-name="T2578">private</text:span><text:span text:style-name="T2579"><text:s/></text:span><text:span text:style-name="T2580">double</text:span><text:span text:style-name="T2581"><text:s/></text:span><text:span text:style-name="T2582">MathMark</text:span><text:span text:style-name="T2583">,<text:s/></text:span><text:span text:style-name="T2584">ScMark</text:span><text:span text:style-name="T2585">;</text:span></text:p>
      <text:p text:style-name="P2586"><text:span text:style-name="T2587"><text:tab/></text:span><text:span text:style-name="T2588">private</text:span><text:span text:style-name="T2589"><text:s text:c="2"/>DecimalFormat<text:s/></text:span><text:span text:style-name="T2590">df</text:span><text:span text:style-name="T2591"><text:s/>=<text:s/></text:span><text:span text:style-name="T2592">new</text:span><text:span text:style-name="T2593"><text:s/>DecimalFormat(</text:span><text:span text:style-name="T2594">".##"</text:span><text:span text:style-name="T2595">);</text:span></text:p>
      <text:p text:style-name="P2596"><text:span text:style-name="T2597"><text:tab/></text:span><text:span text:style-name="T2598">private</text:span><text:span text:style-name="T2599"><text:s/></text:span><text:span text:style-name="T2600">boolean</text:span><text:span text:style-name="T2601"><text:s/></text:span><text:span text:style-name="T2602">first</text:span><text:span text:style-name="T2603"><text:s/>=<text:s/></text:span><text:span text:style-name="T2604">true</text:span><text:span text:style-name="T2605">;</text:span></text:p>
      <text:p text:style-name="P2606"><text:span text:style-name="T2607"><text:tab/></text:span><text:span text:style-name="T2608">private</text:span><text:span text:style-name="T2609"><text:s/>JLabel<text:s/></text:span><text:span text:style-name="T2610">label3</text:span><text:span text:style-name="T2611"><text:s/>=<text:s/></text:span><text:span text:style-name="T2612">new</text:span><text:span text:style-name="T2613"><text:s/>JLabel();</text:span></text:p>
      <text:p text:style-name="P2614"><text:span text:style-name="T2615"><text:tab/></text:span><text:span text:style-name="T2616">private</text:span><text:span text:style-name="T2617"><text:s/>JLabel<text:s/></text:span><text:span text:style-name="T2618">label</text:span><text:span text:style-name="T2619"><text:s/>=<text:s/></text:span><text:span text:style-name="T2620">new</text:span><text:span text:style-name="T2621"><text:s/>JLabel();</text:span></text:p>
      <text:p text:style-name="P2622"><text:span text:style-name="T2623"><text:tab/></text:span><text:span text:style-name="T2624">private</text:span><text:span text:style-name="T2625"><text:s/>JLabel<text:s/></text:span><text:span text:style-name="T2626">label1</text:span><text:span text:style-name="T2627"><text:s/>=<text:s/></text:span><text:span text:style-name="T2628">new</text:span><text:span text:style-name="T2629"><text:s/>JLabel();</text:span></text:p>
      <text:p text:style-name="P2630"><text:span text:style-name="T2631"><text:tab/></text:span><text:span text:style-name="T2632">private</text:span><text:span text:style-name="T2633"><text:s/>JLabel<text:s/></text:span><text:span text:style-name="T2634">labe</text:span><text:span text:style-name="T2635"><text:s/>=<text:s/></text:span><text:span text:style-name="T2636">new</text:span><text:span text:style-name="T2637"><text:s/>JLabel();</text:span></text:p>
      <text:p text:style-name="P2638"><text:span text:style-name="T2639"><text:tab/></text:span><text:span text:style-name="T2640">private</text:span><text:span text:style-name="T2641"><text:s/>JLabel<text:s/></text:span><text:span text:style-name="T2642">labe1</text:span><text:span text:style-name="T2643"><text:s/>=<text:s/></text:span><text:span text:style-name="T2644">new</text:span><text:span text:style-name="T2645"><text:s/>JLabel();</text:span></text:p>
      <text:p text:style-name="P2646"><text:span text:style-name="T2647"><text:tab/></text:span><text:span text:style-name="T2648">private</text:span><text:span text:style-name="T2649"><text:s/>JLabel<text:s/></text:span><text:span text:style-name="T2650">label2</text:span><text:span text:style-name="T2651"><text:s/>=<text:s/></text:span><text:span text:style-name="T2652">new</text:span><text:span text:style-name="T2653"><text:s/>JLabel();</text:span></text:p>
      <text:p text:style-name="P2654"><text:span text:style-name="T2655"><text:tab/></text:span><text:span text:style-name="T2656">public</text:span><text:span text:style-name="T2657"><text:s/>call_octave() {</text:span></text:p>
      <text:p text:style-name="P2658"><text:span text:style-name="T2659"><text:tab/></text:span><text:span text:style-name="T2660"><text:tab/><text:s/></text:span><text:span text:style-name="T2661">class</text:span><text:span text:style-name="T2662"><text:s/>ChoiceListener<text:s/></text:span><text:span text:style-name="T2663">implements</text:span><text:span text:style-name="T2664"><text:s/>ActionListener</text:span></text:p>
      <text:p text:style-name="P2665"><text:span text:style-name="T2666"><text:tab/></text:span><text:span text:style-name="T2667"><text:tab/><text:s/>{</text:span></text:p>
      <text:p text:style-name="P2668"><text:span text:style-name="T2669"><text:tab/></text:span><text:span text:style-name="T2670"><text:tab/></text:span><text:span text:style-name="T2671"><text:tab/><text:s/></text:span><text:span text:style-name="T2672">public</text:span><text:span text:style-name="T2673"><text:s/></text:span><text:span text:style-name="T2674">void</text:span><text:span text:style-name="T2675"><text:s/>actionPerformed(ActionEvent<text:s/></text:span><text:span text:style-name="T2676">event</text:span><text:span text:style-name="T2677">)</text:span></text:p>
      <text:p text:style-name="P2678"><text:span text:style-name="T2679"><text:tab/></text:span><text:span text:style-name="T2680"><text:tab/></text:span><text:span text:style-name="T2681"><text:tab/><text:s/>{</text:span></text:p>
      <text:p text:style-name="P2682"><text:span text:style-name="T2683"><text:tab/></text:span><text:span text:style-name="T2684"><text:tab/></text:span><text:span text:style-name="T2685"><text:tab/></text:span><text:span text:style-name="T2686"><text:tab/><text:s/></text:span><text:span text:style-name="T2687">try</text:span><text:span text:style-name="T2688"><text:s/>{</text:span></text:p>
      <text:p text:style-name="P2689"><text:span text:style-name="T2690"><text:tab/></text:span><text:span text:style-name="T2691"><text:tab/></text:span><text:span text:style-name="T2692"><text:tab/></text:span><text:span text:style-name="T2693"><text:tab/><text:s/></text:span><text:span text:style-name="T2694">if</text:span><text:span text:style-name="T2695"><text:s/>(</text:span><text:span text:style-name="T2696">event</text:span><text:span text:style-name="T2697">.getSource()==</text:span><text:span text:style-name="T2698">getP</text:span><text:span text:style-name="T2699">){</text:span><text:span text:style-name="T2700"><text:tab/></text:span><text:span text:style-name="T2701">//if click "get probability"</text:span></text:p>
      <text:p text:style-name="P2702"><text:span text:style-name="T2703"><text:tab/></text:span><text:span text:style-name="T2704"><text:tab/></text:span><text:span text:style-name="T2705"><text:tab/></text:span><text:span text:style-name="T2706"><text:tab/></text:span><text:span text:style-name="T2707"><text:tab/><text:s/></text:span><text:span text:style-name="T2708">ScMark</text:span><text:span text:style-name="T2709">=Double.</text:span><text:span text:style-name="T2710">parseDouble</text:span><text:span text:style-name="T2711">(</text:span><text:span text:style-name="T2712">sciG</text:span><text:span text:style-name="T2713">.getText());</text:span><text:span text:style-name="T2714"><text:tab/></text:span><text:span text:style-name="T2715">//get the science mark</text:span></text:p>
      <text:p text:style-name="P2716"><text:span text:style-name="T2717"><text:tab/></text:span><text:span text:style-name="T2718"><text:tab/></text:span><text:span text:style-name="T2719"><text:tab/></text:span><text:span text:style-name="T2720"><text:tab/></text:span><text:span text:style-name="T2721"><text:tab/><text:s/></text:span><text:span text:style-name="T2722">MathMark</text:span><text:span text:style-name="T2723">=Double.</text:span><text:span text:style-name="T2724">parseDouble</text:span><text:span text:style-name="T2725">(</text:span><text:span text:style-name="T2726">mathG</text:span><text:span text:style-name="T2727">.getText());<text:s/></text:span><text:span text:style-name="T2728">//get the math mark</text:span></text:p>
      <text:p text:style-name="P2729"><text:span text:style-name="T2730"><text:tab/></text:span><text:span text:style-name="T2731"><text:tab/></text:span><text:span text:style-name="T2732"><text:tab/></text:span><text:span text:style-name="T2733"><text:tab/></text:span><text:span text:style-name="T2734"><text:tab/><text:s/></text:span><text:span text:style-name="T2735">textArea</text:span><text:span text:style-name="T2736">.setText(</text:span><text:span text:style-name="T2737">""</text:span><text:span text:style-name="T2738">);</text:span><text:span text:style-name="T2739"><text:tab/></text:span><text:span text:style-name="T2740">//sets the<text:s/></text:span><text:span text:style-name="T2741">textareas</text:span><text:span text:style-name="T2742"><text:s/>as blank</text:span></text:p>
      <text:p text:style-name="P2743"><text:span text:style-name="T2744"><text:tab/></text:span><text:span text:style-name="T2745"><text:tab/></text:span><text:span text:style-name="T2746"><text:tab/></text:span><text:span text:style-name="T2747"><text:tab/></text:span><text:span text:style-name="T2748"><text:tab/><text:s/></text:span><text:span text:style-name="T2749">acuText</text:span><text:span text:style-name="T2750">.setText(</text:span><text:span text:style-name="T2751">""</text:span><text:span text:style-name="T2752">);</text:span></text:p>
      <text:p text:style-name="P2753"><text:span text:style-name="T2754"><text:tab/></text:span><text:span text:style-name="T2755"><text:tab/></text:span><text:span text:style-name="T2756"><text:tab/></text:span><text:span text:style-name="T2757"><text:tab/></text:span><text:span text:style-name="T2758"><text:tab/><text:s/></text:span><text:span text:style-name="T2759">sucText</text:span><text:span text:style-name="T2760">.setText(</text:span><text:span text:style-name="T2761">""</text:span><text:span text:style-name="T2762">);</text:span></text:p>
      <text:p text:style-name="P2763"><text:span text:style-name="T2764"><text:tab/></text:span><text:span text:style-name="T2765"><text:tab/></text:span><text:span text:style-name="T2766"><text:tab/></text:span><text:span text:style-name="T2767"><text:tab/></text:span><text:span text:style-name="T2768"><text:tab/><text:s/></text:span><text:span text:style-name="T2769">suc1Text</text:span><text:span text:style-name="T2770">.setText(</text:span><text:span text:style-name="T2771">""</text:span><text:span text:style-name="T2772">);</text:span></text:p>
      <text:p text:style-name="P2773"><text:span text:style-name="T2774"><text:tab/></text:span><text:span text:style-name="T2775"><text:tab/></text:span><text:span text:style-name="T2776"><text:tab/></text:span><text:span text:style-name="T2777"><text:tab/></text:span><text:span text:style-name="T2778"><text:tab/><text:s/></text:span><text:span text:style-name="T2779">if</text:span><text:span text:style-name="T2780">(</text:span><text:span text:style-name="T2781">first</text:span><text:span text:style-name="T2782">==</text:span><text:span text:style-name="T2783">true</text:span><text:span text:style-name="T2784">){</text:span><text:span text:style-name="T2785"><text:tab/></text:span><text:span text:style-name="T2786"><text:tab/></text:span><text:span text:style-name="T2787">//if first time to click "get probability" (not to run unnecessary files again to save RAM)</text:span></text:p>
      <text:p text:style-name="P2788"><text:span text:style-name="T2789"><text:tab/></text:span><text:span text:style-name="T2790"><text:tab/></text:span><text:span text:style-name="T2791"><text:tab/></text:span><text:span text:style-name="T2792"><text:tab/></text:span><text:span text:style-name="T2793"><text:tab/><text:s/></text:span><text:span text:style-name="T2794"><text:tab/>callMain();</text:span></text:p>
      <text:p text:style-name="P2795"><text:span text:style-name="T2796"><text:tab/></text:span><text:span text:style-name="T2797"><text:tab/></text:span><text:span text:style-name="T2798"><text:tab/></text:span><text:span text:style-name="T2799"><text:tab/></text:span><text:span text:style-name="T2800"><text:tab/><text:s/>}</text:span></text:p>
      <text:p text:style-name="P2801"><text:span text:style-name="T2802"><text:tab/></text:span><text:span text:style-name="T2803"><text:tab/></text:span><text:span text:style-name="T2804"><text:tab/></text:span><text:span text:style-name="T2805"><text:tab/></text:span><text:span text:style-name="T2806"><text:tab/></text:span><text:span text:style-name="T2807"><text:tab/>getProb();</text:span><text:span text:style-name="T2808"><text:tab/></text:span><text:span text:style-name="T2809"><text:tab/></text:span><text:span text:style-name="T2810">//call getProb()</text:span></text:p>
      <text:p text:style-name="P2811"><text:span text:style-name="T2812"><text:tab/></text:span><text:span text:style-name="T2813"><text:tab/></text:span><text:span text:style-name="T2814"><text:tab/></text:span><text:span text:style-name="T2815"><text:tab/><text:s/>}</text:span></text:p>
      <text:p text:style-name="P2816"><text:span text:style-name="T2817"><text:tab/></text:span><text:span text:style-name="T2818"><text:tab/></text:span><text:span text:style-name="T2819"><text:tab/></text:span><text:span text:style-name="T2820"><text:tab/><text:s/></text:span><text:span text:style-name="T2821">else</text:span><text:span text:style-name="T2822"><text:s/></text:span><text:span text:style-name="T2823">if</text:span><text:span text:style-name="T2824"><text:s/>(</text:span><text:span text:style-name="T2825">event</text:span><text:span text:style-name="T2826">.getSource()==</text:span><text:span text:style-name="T2827">back</text:span><text:span text:style-name="T2828">){</text:span><text:span text:style-name="T2829"><text:tab/></text:span><text:span text:style-name="T2830">//if click back button</text:span></text:p>
      <text:p text:style-name="P2831"><text:span text:style-name="T2832"><text:tab/></text:span><text:span text:style-name="T2833"><text:tab/></text:span><text:span text:style-name="T2834"><text:tab/></text:span><text:span text:style-name="T2835"><text:tab/></text:span><text:span text:style-name="T2836"><text:tab/><text:s/>directory<text:s/></text:span><text:span text:style-name="T2837">dir</text:span><text:span text:style-name="T2838"><text:s/>=<text:s/></text:span><text:span text:style-name="T2839">new</text:span><text:span text:style-name="T2840"><text:s/>directory();</text:span><text:span text:style-name="T2841"><text:tab/></text:span><text:span text:style-name="T2842">//go back to directory</text:span></text:p>
      <text:p text:style-name="P2843"><text:span text:style-name="T2844"><text:tab/></text:span><text:span text:style-name="T2845"><text:tab/></text:span><text:span text:style-name="T2846"><text:tab/></text:span><text:span text:style-name="T2847"><text:tab/></text:span><text:span text:style-name="T2848"><text:tab/><text:s/></text:span><text:span text:style-name="T2849">dir</text:span><text:span text:style-name="T2850">.setVisible(</text:span><text:span text:style-name="T2851">true</text:span><text:span text:style-name="T2852">);</text:span></text:p>
      <text:p text:style-name="P2853"><text:span text:style-name="T2854"><text:tab/></text:span><text:span text:style-name="T2855"><text:tab/></text:span><text:span text:style-name="T2856"><text:tab/></text:span><text:span text:style-name="T2857"><text:tab/></text:span><text:span text:style-name="T2858"><text:tab/><text:s/>setVisible(</text:span><text:span text:style-name="T2859">false</text:span><text:span text:style-name="T2860">);</text:span></text:p>
      <text:p text:style-name="P2861"><text:span text:style-name="T2862"><text:tab/></text:span><text:span text:style-name="T2863"><text:tab/></text:span><text:span text:style-name="T2864"><text:tab/></text:span><text:span text:style-name="T2865"><text:tab/><text:s/>}</text:span></text:p>
      <text:p text:style-name="P2866"><text:span text:style-name="T2867"><text:tab/></text:span><text:span text:style-name="T2868"><text:tab/></text:span><text:span text:style-name="T2869"><text:tab/><text:s/>}</text:span></text:p>
      <text:p text:style-name="P2870"><text:span text:style-name="T2871"><text:tab/></text:span><text:span text:style-name="T2872"><text:tab/></text:span><text:span text:style-name="T2873"><text:tab/></text:span><text:span text:style-name="T2874"><text:tab/><text:s/></text:span><text:span text:style-name="T2875">catch</text:span><text:span text:style-name="T2876"><text:s/>(IOException<text:s/></text:span><text:span text:style-name="T2877">e</text:span><text:span text:style-name="T2878">) {</text:span><text:span text:style-name="T2879"><text:tab/></text:span><text:span text:style-name="T2880">//catch file not found exception (very little possibility of happening, but can happen)</text:span></text:p>
      <text:p text:style-name="P2881"><text:span text:style-name="T2882"><text:tab/></text:span><text:span text:style-name="T2883"><text:tab/></text:span><text:span text:style-name="T2884"><text:tab/></text:span><text:span text:style-name="T2885"><text:tab/></text:span><text:span text:style-name="T2886"><text:tab/><text:s/>JOptionPane.</text:span><text:span text:style-name="T2887">showMessageDialog</text:span><text:span text:style-name="T2888">(</text:span><text:span text:style-name="T2889">null</text:span><text:span text:style-name="T2890">,<text:s/></text:span><text:span text:style-name="T2891">"File not found!"</text:span><text:span text:style-name="T2892">);</text:span></text:p>
      <text:p text:style-name="P2893"><text:span text:style-name="T2894"><text:tab/></text:span><text:span text:style-name="T2895"><text:tab/></text:span><text:span text:style-name="T2896"><text:tab/></text:span><text:span text:style-name="T2897"><text:tab/><text:s/>}</text:span></text:p>
      <text:p text:style-name="P2898"><text:span text:style-name="T2899"><text:tab/></text:span><text:span text:style-name="T2900"><text:tab/></text:span><text:span text:style-name="T2901"><text:tab/></text:span><text:span text:style-name="T2902"><text:tab/></text:span><text:span text:style-name="T2903">//catch parsing string into double error (if user enter string other than numbers it will warn the user)</text:span></text:p>
      <text:p text:style-name="P2904"><text:span text:style-name="T2905"><text:tab/></text:span><text:span text:style-name="T2906"><text:tab/></text:span><text:span text:style-name="T2907"><text:tab/></text:span><text:span text:style-name="T2908"><text:tab/><text:s/></text:span><text:span text:style-name="T2909">catch</text:span><text:span text:style-name="T2910"><text:s/>(NumberFormatException<text:s/></text:span><text:span text:style-name="T2911">e</text:span><text:span text:style-name="T2912">){</text:span><text:span text:style-name="T2913"><text:tab/></text:span></text:p>
      <text:p text:style-name="P2914"><text:span text:style-name="T2915"><text:tab/></text:span><text:span text:style-name="T2916"><text:tab/></text:span><text:span text:style-name="T2917"><text:tab/></text:span><text:span text:style-name="T2918"><text:tab/></text:span><text:span text:style-name="T2919"><text:tab/><text:s/>JOptionPane.</text:span><text:span text:style-name="T2920">showMessageDialog</text:span><text:span text:style-name="T2921">(</text:span><text:span text:style-name="T2922">null</text:span><text:span text:style-name="T2923">,<text:s/></text:span><text:span text:style-name="T2924">"Please enter numbers only!"</text:span><text:span text:style-name="T2925">);</text:span></text:p>
      <text:p text:style-name="P2926"><text:span text:style-name="T2927"><text:tab/></text:span><text:span text:style-name="T2928"><text:tab/></text:span><text:span text:style-name="T2929"><text:tab/></text:span><text:span text:style-name="T2930"><text:tab/><text:s/>}</text:span></text:p>
      <text:p text:style-name="P2931"><text:span text:style-name="T2932"><text:tab/></text:span><text:span text:style-name="T2933"><text:tab/></text:span><text:span text:style-name="T2934"><text:tab/></text:span><text:span text:style-name="T2935"><text:tab/></text:span><text:span text:style-name="T2936"><text:tab/></text:span><text:span text:style-name="T2937">catch</text:span><text:span text:style-name="T2938"><text:s/>(OctaveEvalException<text:s/></text:span><text:span text:style-name="T2939">e</text:span><text:span text:style-name="T2940">){<text:s/></text:span><text:span text:style-name="T2941">//if the octave path is wrong</text:span></text:p>
      <text:p text:style-name="P2942"><text:span text:style-name="T2943"><text:tab/></text:span><text:span text:style-name="T2944"><text:tab/></text:span><text:span text:style-name="T2945"><text:tab/></text:span><text:span text:style-name="T2946"><text:tab/></text:span><text:span text:style-name="T2947"><text:tab/></text:span><text:span text:style-name="T2948"><text:tab/>JOptionPane.</text:span><text:span text:style-name="T2949">showMessageDialog</text:span><text:span text:style-name="T2950">(</text:span><text:span text:style-name="T2951">null</text:span><text:span text:style-name="T2952">,<text:s/></text:span><text:span text:style-name="T2953">"The octave file location is not correct! Please restart program!"</text:span><text:span text:style-name="T2954">);</text:span></text:p>
      <text:p text:style-name="P2955"><text:span text:style-name="T2956"><text:tab/></text:span><text:span text:style-name="T2957"><text:tab/></text:span><text:span text:style-name="T2958"><text:tab/></text:span><text:span text:style-name="T2959"><text:tab/></text:span><text:span text:style-name="T2960"><text:tab/>}</text:span></text:p>
      <text:p text:style-name="P2961"><text:span text:style-name="T2962"><text:tab/></text:span><text:span text:style-name="T2963"><text:tab/></text:span><text:span text:style-name="T2964"><text:tab/><text:s/>}</text:span></text:p>
      <text:p text:style-name="P2965"><text:span text:style-name="T2966"><text:tab/></text:span><text:span text:style-name="T2967"><text:tab/><text:s/>}</text:span></text:p>
      <text:p text:style-name="P2968"><text:span text:style-name="T2969"><text:tab/></text:span><text:span text:style-name="T2970"><text:tab/></text:span><text:span text:style-name="T2971">listenerC</text:span><text:span text:style-name="T2972">=<text:s/></text:span><text:span text:style-name="T2973">new</text:span><text:span text:style-name="T2974"><text:s/>ChoiceListener();</text:span></text:p>
      <text:soft-page-break/>
      <text:p text:style-name="P2975"><text:span text:style-name="T2976"><text:tab/></text:span><text:span text:style-name="T2977"><text:tab/>setLayout(</text:span><text:span text:style-name="T2978">new</text:span><text:span text:style-name="T2979"><text:s/>FlowLayout());</text:span></text:p>
      <text:p text:style-name="P2980"><text:span text:style-name="T2981"><text:tab/></text:span><text:span text:style-name="T2982"><text:tab/>setDefaultCloseOperation(JFrame.</text:span><text:span text:style-name="T2983">EXIT_ON_CLOSE</text:span><text:span text:style-name="T2984">);</text:span></text:p>
      <text:p text:style-name="P2985"><text:span text:style-name="T2986"><text:tab/></text:span><text:span text:style-name="T2987"><text:tab/>setBounds(403,134,750,490);</text:span></text:p>
      <text:p text:style-name="P2988"><text:span text:style-name="T2989"><text:tab/></text:span><text:span text:style-name="T2990"><text:tab/>setTitle(</text:span><text:span text:style-name="T2991">"Get recommendations for students"</text:span><text:span text:style-name="T2992">);</text:span><text:span text:style-name="T2993"><text:tab/></text:span></text:p>
      <text:p text:style-name="P2994"><text:span text:style-name="T2995"><text:tab/></text:span><text:span text:style-name="T2996"><text:tab/></text:span><text:span text:style-name="T2997">textArea</text:span><text:span text:style-name="T2998">.setEditable(</text:span><text:span text:style-name="T2999">false</text:span><text:span text:style-name="T3000">);</text:span></text:p>
      <text:p text:style-name="P3001"><text:span text:style-name="T3002"><text:tab/></text:span><text:span text:style-name="T3003"><text:tab/></text:span><text:span text:style-name="T3004">acuText</text:span><text:span text:style-name="T3005">.setEditable(</text:span><text:span text:style-name="T3006">false</text:span><text:span text:style-name="T3007">);</text:span></text:p>
      <text:p text:style-name="P3008"><text:span text:style-name="T3009"><text:tab/></text:span><text:span text:style-name="T3010"><text:tab/>gui();</text:span></text:p>
      <text:p text:style-name="P3011"><text:span text:style-name="T3012"><text:tab/>}</text:span></text:p>
      <text:p text:style-name="P3013"><text:span text:style-name="T3014"><text:tab/></text:span><text:span text:style-name="T3015">public</text:span><text:span text:style-name="T3016"><text:s/></text:span><text:span text:style-name="T3017">void</text:span><text:span text:style-name="T3018"><text:s/>gui(){</text:span></text:p>
      <text:p text:style-name="P3019"><text:span text:style-name="T3020"><text:tab/></text:span><text:span text:style-name="T3021"><text:tab/></text:span><text:span text:style-name="T3022">panel</text:span><text:span text:style-name="T3023"><text:s/>=<text:s/></text:span><text:span text:style-name="T3024">new</text:span><text:span text:style-name="T3025"><text:s/>JPanel(</text:span><text:span text:style-name="T3026">new</text:span><text:span text:style-name="T3027"><text:s/>GridBagLayout());</text:span></text:p>
      <text:p text:style-name="P3028"><text:span text:style-name="T3029"><text:tab/></text:span><text:span text:style-name="T3030"><text:tab/></text:span><text:span text:style-name="T3031">c</text:span><text:span text:style-name="T3032"><text:s/>=<text:s/></text:span><text:span text:style-name="T3033">new</text:span><text:span text:style-name="T3034"><text:s/>GridBagConstraints();</text:span></text:p>
      <text:p text:style-name="P3035"><text:span text:style-name="T3036"><text:tab/></text:span><text:span text:style-name="T3037"><text:tab/></text:span><text:span text:style-name="T3038">label</text:span><text:span text:style-name="T3039">.setText(</text:span><text:span text:style-name="T3040">"Science grade: "</text:span><text:span text:style-name="T3041">);</text:span></text:p>
      <text:p text:style-name="P3042"><text:span text:style-name="T3043"><text:tab/></text:span><text:span text:style-name="T3044"><text:tab/></text:span><text:span text:style-name="T3045">c</text:span><text:span text:style-name="T3046">.</text:span><text:span text:style-name="T3047">insets</text:span><text:span text:style-name="T3048"><text:s/>=<text:s/></text:span><text:span text:style-name="T3049">new</text:span><text:span text:style-name="T3050"><text:s/>Insets( 8, 8, 8, 8);</text:span></text:p>
      <text:p text:style-name="P3051"><text:span text:style-name="T3052"><text:tab/></text:span><text:span text:style-name="T3053"><text:tab/></text:span><text:span text:style-name="T3054">c</text:span><text:span text:style-name="T3055">.</text:span><text:span text:style-name="T3056">gridx</text:span><text:span text:style-name="T3057">=0;<text:s/></text:span><text:span text:style-name="T3058">c</text:span><text:span text:style-name="T3059">.</text:span><text:span text:style-name="T3060">gridy</text:span><text:span text:style-name="T3061">=0;</text:span></text:p>
      <text:p text:style-name="P3062"><text:span text:style-name="T3063"><text:tab/></text:span><text:span text:style-name="T3064"><text:tab/></text:span><text:span text:style-name="T3065">panel</text:span><text:span text:style-name="T3066">.add(</text:span><text:span text:style-name="T3067">label</text:span><text:span text:style-name="T3068">,<text:s/></text:span><text:span text:style-name="T3069">c</text:span><text:span text:style-name="T3070">);</text:span></text:p>
      <text:p text:style-name="P3071"><text:span text:style-name="T3072"><text:tab/></text:span><text:span text:style-name="T3073"><text:tab/></text:span><text:span text:style-name="T3074">c</text:span><text:span text:style-name="T3075">.</text:span><text:span text:style-name="T3076">gridx</text:span><text:span text:style-name="T3077">=1;<text:s/></text:span><text:span text:style-name="T3078">c</text:span><text:span text:style-name="T3079">.</text:span><text:span text:style-name="T3080">gridy</text:span><text:span text:style-name="T3081">=0;</text:span></text:p>
      <text:p text:style-name="P3082"><text:span text:style-name="T3083"><text:tab/></text:span><text:span text:style-name="T3084"><text:tab/></text:span><text:span text:style-name="T3085">sciG</text:span><text:span text:style-name="T3086"><text:s/>=<text:s/></text:span><text:span text:style-name="T3087">new</text:span><text:span text:style-name="T3088"><text:s/>JTextField(8);</text:span></text:p>
      <text:p text:style-name="P3089"><text:span text:style-name="T3090"><text:tab/></text:span><text:span text:style-name="T3091"><text:tab/></text:span><text:span text:style-name="T3092">panel</text:span><text:span text:style-name="T3093">.add(</text:span><text:span text:style-name="T3094">sciG</text:span><text:span text:style-name="T3095">,<text:s/></text:span><text:span text:style-name="T3096">c</text:span><text:span text:style-name="T3097">);</text:span></text:p>
      <text:p text:style-name="P3098"><text:span text:style-name="T3099"><text:tab/></text:span><text:span text:style-name="T3100"><text:tab/></text:span><text:span text:style-name="T3101">label1</text:span><text:span text:style-name="T3102">.setText(</text:span><text:span text:style-name="T3103">"Math grade: "</text:span><text:span text:style-name="T3104">);</text:span></text:p>
      <text:p text:style-name="P3105"><text:span text:style-name="T3106"><text:tab/></text:span><text:span text:style-name="T3107"><text:tab/></text:span><text:span text:style-name="T3108">c</text:span><text:span text:style-name="T3109">.</text:span><text:span text:style-name="T3110">gridx</text:span><text:span text:style-name="T3111">=2;<text:s/></text:span><text:span text:style-name="T3112">c</text:span><text:span text:style-name="T3113">.</text:span><text:span text:style-name="T3114">gridy</text:span><text:span text:style-name="T3115">=0;</text:span></text:p>
      <text:p text:style-name="P3116"><text:span text:style-name="T3117"><text:tab/></text:span><text:span text:style-name="T3118"><text:tab/></text:span><text:span text:style-name="T3119">panel</text:span><text:span text:style-name="T3120">.add(</text:span><text:span text:style-name="T3121">label1</text:span><text:span text:style-name="T3122">,<text:s/></text:span><text:span text:style-name="T3123">c</text:span><text:span text:style-name="T3124">);</text:span></text:p>
      <text:p text:style-name="P3125"><text:span text:style-name="T3126"><text:tab/></text:span><text:span text:style-name="T3127"><text:tab/></text:span><text:span text:style-name="T3128">c</text:span><text:span text:style-name="T3129">.</text:span><text:span text:style-name="T3130">gridx</text:span><text:span text:style-name="T3131">=3;<text:s/></text:span><text:span text:style-name="T3132">c</text:span><text:span text:style-name="T3133">.</text:span><text:span text:style-name="T3134">gridy</text:span><text:span text:style-name="T3135">=0;</text:span></text:p>
      <text:p text:style-name="P3136"><text:span text:style-name="T3137"><text:tab/></text:span><text:span text:style-name="T3138"><text:tab/></text:span><text:span text:style-name="T3139">mathG</text:span><text:span text:style-name="T3140"><text:s/>=<text:s/></text:span><text:span text:style-name="T3141">new</text:span><text:span text:style-name="T3142"><text:s/>JTextField(8);</text:span></text:p>
      <text:p text:style-name="P3143"><text:span text:style-name="T3144"><text:tab/></text:span><text:span text:style-name="T3145"><text:tab/></text:span><text:span text:style-name="T3146">panel</text:span><text:span text:style-name="T3147">.add(</text:span><text:span text:style-name="T3148">mathG</text:span><text:span text:style-name="T3149">,<text:s/></text:span><text:span text:style-name="T3150">c</text:span><text:span text:style-name="T3151">);</text:span></text:p>
      <text:p text:style-name="P3152"><text:span text:style-name="T3153"><text:tab/></text:span><text:span text:style-name="T3154"><text:tab/></text:span><text:span text:style-name="T3155">getP</text:span><text:span text:style-name="T3156"><text:s/>=<text:s/></text:span><text:span text:style-name="T3157">new</text:span><text:span text:style-name="T3158"><text:s/>JButton(</text:span><text:span text:style-name="T3159">"get the probability"</text:span><text:span text:style-name="T3160">);</text:span></text:p>
      <text:p text:style-name="P3161"><text:span text:style-name="T3162"><text:tab/></text:span><text:span text:style-name="T3163"><text:tab/></text:span><text:span text:style-name="T3164">c</text:span><text:span text:style-name="T3165">.</text:span><text:span text:style-name="T3166">gridx</text:span><text:span text:style-name="T3167">=1;<text:s/></text:span><text:span text:style-name="T3168">c</text:span><text:span text:style-name="T3169">.</text:span><text:span text:style-name="T3170">gridy</text:span><text:span text:style-name="T3171">=1;</text:span></text:p>
      <text:p text:style-name="P3172"><text:span text:style-name="T3173"><text:tab/></text:span><text:span text:style-name="T3174"><text:tab/></text:span><text:span text:style-name="T3175">getP</text:span><text:span text:style-name="T3176">.addActionListener(</text:span><text:span text:style-name="T3177">listenerC</text:span><text:span text:style-name="T3178">);</text:span></text:p>
      <text:p text:style-name="P3179"><text:span text:style-name="T3180"><text:tab/></text:span><text:span text:style-name="T3181"><text:tab/></text:span><text:span text:style-name="T3182">panel</text:span><text:span text:style-name="T3183">.add(</text:span><text:span text:style-name="T3184">getP</text:span><text:span text:style-name="T3185">,<text:s/></text:span><text:span text:style-name="T3186">c</text:span><text:span text:style-name="T3187">);</text:span></text:p>
      <text:p text:style-name="P3188"><text:span text:style-name="T3189"><text:tab/></text:span><text:span text:style-name="T3190"><text:tab/></text:span><text:span text:style-name="T3191">c</text:span><text:span text:style-name="T3192">.</text:span><text:span text:style-name="T3193">gridx</text:span><text:span text:style-name="T3194">=1;<text:s/></text:span><text:span text:style-name="T3195">c</text:span><text:span text:style-name="T3196">.</text:span><text:span text:style-name="T3197">gridy</text:span><text:span text:style-name="T3198">=2;</text:span></text:p>
      <text:p text:style-name="P3199"><text:span text:style-name="T3200"><text:tab/></text:span><text:span text:style-name="T3201"><text:tab/></text:span><text:span text:style-name="T3202">back</text:span><text:span text:style-name="T3203"><text:s/>=<text:s/></text:span><text:span text:style-name="T3204">new</text:span><text:span text:style-name="T3205"><text:s/>JButton(</text:span><text:span text:style-name="T3206">"back"</text:span><text:span text:style-name="T3207">);</text:span></text:p>
      <text:p text:style-name="P3208"><text:span text:style-name="T3209"><text:tab/></text:span><text:span text:style-name="T3210"><text:tab/></text:span><text:span text:style-name="T3211">back</text:span><text:span text:style-name="T3212">.addActionListener(</text:span><text:span text:style-name="T3213">listenerC</text:span><text:span text:style-name="T3214">);</text:span></text:p>
      <text:p text:style-name="P3215"><text:span text:style-name="T3216"><text:tab/></text:span><text:span text:style-name="T3217"><text:tab/></text:span><text:span text:style-name="T3218">panel</text:span><text:span text:style-name="T3219">.add(</text:span><text:span text:style-name="T3220">back</text:span><text:span text:style-name="T3221">,<text:s/></text:span><text:span text:style-name="T3222">c</text:span><text:span text:style-name="T3223">);</text:span></text:p>
      <text:p text:style-name="P3224"><text:span text:style-name="T3225"><text:tab/></text:span><text:span text:style-name="T3226"><text:tab/></text:span><text:span text:style-name="T3227">panel1</text:span><text:span text:style-name="T3228">.add(octavePath.</text:span><text:span text:style-name="T3229">swclogo</text:span><text:span text:style-name="T3230">);</text:span></text:p>
      <text:p text:style-name="P3231"><text:span text:style-name="T3232"><text:tab/></text:span><text:span text:style-name="T3233"><text:tab/>add(</text:span><text:span text:style-name="T3234">panel</text:span><text:span text:style-name="T3235">);</text:span></text:p>
      <text:p text:style-name="P3236"><text:span text:style-name="T3237"><text:tab/></text:span><text:span text:style-name="T3238"><text:tab/>add(</text:span><text:span text:style-name="T3239">panel1</text:span><text:span text:style-name="T3240">, BorderLayout.</text:span><text:span text:style-name="T3241">PAGE_END</text:span><text:span text:style-name="T3242">);</text:span></text:p>
      <text:p text:style-name="P3243"><text:span text:style-name="T3244"><text:tab/>}</text:span></text:p>
      <text:p text:style-name="P3245"><text:span text:style-name="T3246"><text:tab/></text:span><text:span text:style-name="T3247">//calling the main method to minimize the<text:s/></text:span><text:span text:style-name="T3248">theta</text:span><text:span text:style-name="T3249"><text:s/>values (these<text:s/></text:span><text:span text:style-name="T3250">theta</text:span><text:span text:style-name="T3251"><text:s/>values are constant after determined</text:span></text:p>
      <text:p text:style-name="P3252"><text:span text:style-name="T3253"><text:tab/></text:span><text:span text:style-name="T3254">//thus there is no point of calling this method again if the user clicks "get probability" button again</text:span></text:p>
      <text:p text:style-name="P3255"><text:span text:style-name="T3256"><text:tab/></text:span><text:span text:style-name="T3257">public</text:span><text:span text:style-name="T3258"><text:s/></text:span><text:span text:style-name="T3259">void</text:span><text:span text:style-name="T3260"><text:s/>callMain(){<text:s/></text:span></text:p>
      <text:p text:style-name="P3261"><text:span text:style-name="T3262"><text:tab/></text:span><text:span text:style-name="T3263"><text:tab/>System.</text:span><text:span text:style-name="T3264">out</text:span><text:span text:style-name="T3265">.println(octavePath.</text:span><text:span text:style-name="T3266">octPath</text:span><text:span text:style-name="T3267">);</text:span></text:p>
      <text:p text:style-name="P3268"><text:span text:style-name="T3269"><text:tab/></text:span><text:span text:style-name="T3270"><text:tab/>tester_IA.</text:span><text:span text:style-name="T3271">octave</text:span><text:span text:style-name="T3272">.eval(</text:span><text:span text:style-name="T3273">"cd "</text:span><text:span text:style-name="T3274"><text:s/>+ octavePath.</text:span><text:span text:style-name="T3275">octPath</text:span><text:span text:style-name="T3276">);</text:span></text:p>
      <text:p text:style-name="P3277"><text:span text:style-name="T3278"><text:tab/></text:span><text:span text:style-name="T3279"><text:tab/>tester_IA.</text:span><text:span text:style-name="T3280">octave</text:span><text:span text:style-name="T3281">.eval(</text:span><text:span text:style-name="T3282">"main"</text:span><text:span text:style-name="T3283">);</text:span><text:span text:style-name="T3284"><text:tab/></text:span><text:span text:style-name="T3285">//get the probability and<text:s/></text:span><text:span text:style-name="T3286">theta</text:span><text:span text:style-name="T3287"><text:s/>values of the student going into science 10<text:s/></text:span></text:p>
      <text:p text:style-name="P3288"><text:span text:style-name="T3289"><text:tab/></text:span><text:span text:style-name="T3290"><text:tab/>tester_IA.</text:span><text:span text:style-name="T3291">octave</text:span><text:span text:style-name="T3292">.eval(</text:span><text:span text:style-name="T3293">"suc0"</text:span><text:span text:style-name="T3294">);<text:s/></text:span><text:span text:style-name="T3295">//get the probability and<text:s/></text:span><text:span text:style-name="T3296">theta</text:span><text:span text:style-name="T3297"><text:s/>values of the student getting success level 3 or above</text:span></text:p>
      <text:p text:style-name="P3298"><text:span text:style-name="T3299"><text:tab/></text:span><text:span text:style-name="T3300"><text:tab/>tester_IA.</text:span><text:span text:style-name="T3301">octave</text:span><text:span text:style-name="T3302">.eval(</text:span><text:span text:style-name="T3303">"suc1"</text:span><text:span text:style-name="T3304">);<text:s/></text:span><text:span text:style-name="T3305">//get the probability and<text:s/></text:span><text:span text:style-name="T3306">theta</text:span><text:span text:style-name="T3307"><text:s/>values of the student having success level 4 (round1)</text:span></text:p>
      <text:p text:style-name="P3308"><text:span text:style-name="T3309"><text:tab/></text:span><text:span text:style-name="T3310"><text:tab/>tester_IA.</text:span><text:span text:style-name="T3311">octave</text:span><text:span text:style-name="T3312">.eval(</text:span><text:span text:style-name="T3313">"suc2"</text:span><text:span text:style-name="T3314">);<text:s/></text:span><text:span text:style-name="T3315">//get the probability and<text:s/></text:span><text:span text:style-name="T3316">theta</text:span><text:span text:style-name="T3317"><text:s/>values of the student having success level 2 (round2)</text:span></text:p>
      <text:p text:style-name="P3318"><text:span text:style-name="T3319"><text:tab/></text:span><text:span text:style-name="T3320"><text:tab/></text:span><text:span text:style-name="T3321">first</text:span><text:span text:style-name="T3322">=</text:span><text:span text:style-name="T3323">false</text:span><text:span text:style-name="T3324">;</text:span><text:span text:style-name="T3325"><text:tab/></text:span><text:span text:style-name="T3326"><text:tab/></text:span><text:span text:style-name="T3327">//will not call this method again</text:span></text:p>
      <text:p text:style-name="P3328"><text:span text:style-name="T3329"><text:tab/>}</text:span></text:p>
      <text:p text:style-name="P3330"><text:span text:style-name="T3331"><text:tab/></text:span></text:p>
      <text:p text:style-name="P3332"><text:span text:style-name="T3333"><text:tab/></text:span><text:span text:style-name="T3334">public</text:span><text:span text:style-name="T3335"><text:s/></text:span><text:span text:style-name="T3336">void</text:span><text:span text:style-name="T3337"><text:s/>getProb()<text:s/></text:span><text:span text:style-name="T3338">throws</text:span><text:span text:style-name="T3339"><text:s/>IOException{ <text:s/></text:span></text:p>
      <text:p text:style-name="P3340"><text:span text:style-name="T3341"><text:tab/></text:span><text:span text:style-name="T3342"><text:tab/>FileWriter<text:s/></text:span><text:span text:style-name="T3343">faw</text:span><text:span text:style-name="T3344"><text:s/>=<text:s/></text:span><text:span text:style-name="T3345">new</text:span><text:span text:style-name="T3346"><text:s/>FileWriter(octavePath.</text:span><text:span text:style-name="T3347">octPath</text:span><text:span text:style-name="T3348"><text:s/>+<text:s/></text:span><text:span text:style-name="T3349">"\\probability.txt"</text:span><text:span text:style-name="T3350">);<text:s/></text:span></text:p>
      <text:p text:style-name="P3351"><text:span text:style-name="T3352"><text:tab/></text:span><text:span text:style-name="T3353"><text:tab/>PrintWriter<text:s/></text:span><text:span text:style-name="T3354">out</text:span><text:span text:style-name="T3355"><text:s/>=<text:s/></text:span><text:span text:style-name="T3356">new</text:span><text:span text:style-name="T3357"><text:s/>PrintWriter(</text:span><text:span text:style-name="T3358">faw</text:span><text:span text:style-name="T3359">);</text:span></text:p>
      <text:soft-page-break/>
      <text:p text:style-name="P3360"><text:span text:style-name="T3361"><text:tab/></text:span><text:span text:style-name="T3362"><text:tab/></text:span><text:span text:style-name="T3363">out</text:span><text:span text:style-name="T3364">.print(</text:span><text:span text:style-name="T3365">ScMark</text:span><text:span text:style-name="T3366"><text:s/>+</text:span><text:span text:style-name="T3367">","</text:span><text:span text:style-name="T3368">+<text:s/></text:span><text:span text:style-name="T3369">MathMark</text:span><text:span text:style-name="T3370">);</text:span><text:span text:style-name="T3371"><text:tab/></text:span><text:span text:style-name="T3372">//outputting the user entered probability into a text so the octave files can read</text:span></text:p>
      <text:p text:style-name="P3373"><text:span text:style-name="T3374"><text:tab/></text:span><text:span text:style-name="T3375"><text:tab/></text:span><text:span text:style-name="T3376">out</text:span><text:span text:style-name="T3377">.close();</text:span></text:p>
      <text:p text:style-name="P3378"><text:span text:style-name="T3379"><text:tab/></text:span><text:span text:style-name="T3380"><text:tab/></text:span><text:span text:style-name="T3381">faw</text:span><text:span text:style-name="T3382">.close();</text:span></text:p>
      <text:p text:style-name="P3383"><text:span text:style-name="T3384"><text:tab/></text:span><text:span text:style-name="T3385"><text:tab/>tester_IA.</text:span><text:span text:style-name="T3386">octave</text:span><text:span text:style-name="T3387">.eval(</text:span><text:span text:style-name="T3388">"getProb"</text:span><text:span text:style-name="T3389">);</text:span><text:span text:style-name="T3390"><text:tab/></text:span><text:span text:style-name="T3391">//use the<text:s/></text:span><text:span text:style-name="T3392">theta</text:span><text:span text:style-name="T3393"><text:s/>values to get the probability of going into science 10</text:span></text:p>
      <text:p text:style-name="P3394"><text:span text:style-name="T3395"><text:tab/></text:span><text:span text:style-name="T3396"><text:tab/>tester_IA.</text:span><text:span text:style-name="T3397">octave</text:span><text:span text:style-name="T3398">.eval(</text:span><text:span text:style-name="T3399">"getSuc0"</text:span><text:span text:style-name="T3400">);<text:s/></text:span><text:span text:style-name="T3401"><text:tab/></text:span><text:span text:style-name="T3402">//use the<text:s/></text:span><text:span text:style-name="T3403">theta</text:span><text:span text:style-name="T3404"><text:s/>values to get the probability of getting success level of 3 or above</text:span></text:p>
      <text:p text:style-name="P3405"><text:span text:style-name="T3406"><text:tab/></text:span><text:span text:style-name="T3407"><text:tab/>OctaveDouble<text:s/></text:span><text:span text:style-name="T3408">prob</text:span><text:span text:style-name="T3409"><text:s/>= (OctaveDouble)tester_IA.</text:span><text:span text:style-name="T3410">octave</text:span><text:span text:style-name="T3411">.get(</text:span><text:span text:style-name="T3412">"prob"</text:span><text:span text:style-name="T3413">);<text:s/></text:span><text:span text:style-name="T3414">//get the probability of going into science 10</text:span></text:p>
      <text:p text:style-name="P3415"><text:span text:style-name="T3416"><text:tab/></text:span><text:span text:style-name="T3417"><text:tab/>OctaveDouble<text:s/></text:span><text:span text:style-name="T3418">acu_prob</text:span><text:span text:style-name="T3419"><text:s/>= (OctaveDouble)tester_IA.</text:span><text:span text:style-name="T3420">octave</text:span><text:span text:style-name="T3421">.get(</text:span><text:span text:style-name="T3422">"accuracy"</text:span><text:span text:style-name="T3423">);<text:s/></text:span><text:span text:style-name="T3424">//get the accuracy of the science 10 prediction</text:span></text:p>
      <text:p text:style-name="P3425"><text:span text:style-name="T3426"><text:tab/></text:span><text:span text:style-name="T3427"><text:tab/>OctaveDouble<text:s/></text:span><text:span text:style-name="T3428">acu0</text:span><text:span text:style-name="T3429"><text:s/>= (OctaveDouble)tester_IA.</text:span><text:span text:style-name="T3430">octave</text:span><text:span text:style-name="T3431">.get(</text:span><text:span text:style-name="T3432">"suc_prob0"</text:span><text:span text:style-name="T3433">);<text:s/></text:span><text:span text:style-name="T3434">//get the probability of getting success level of 3 or above</text:span></text:p>
      <text:p text:style-name="P3435"><text:span text:style-name="T3436"><text:tab/></text:span><text:span text:style-name="T3437"><text:tab/></text:span><text:span text:style-name="T3438">labe</text:span><text:span text:style-name="T3439">.setText(</text:span><text:span text:style-name="T3440">"Probability of getting into Sc10: "</text:span><text:span text:style-name="T3441">);</text:span></text:p>
      <text:p text:style-name="P3442"><text:span text:style-name="T3443"><text:tab/></text:span><text:span text:style-name="T3444"><text:tab/></text:span><text:span text:style-name="T3445">c</text:span><text:span text:style-name="T3446">.</text:span><text:span text:style-name="T3447">gridx</text:span><text:span text:style-name="T3448">=0;<text:s/></text:span><text:span text:style-name="T3449">c</text:span><text:span text:style-name="T3450">.</text:span><text:span text:style-name="T3451">gridy</text:span><text:span text:style-name="T3452">=2;</text:span></text:p>
      <text:p text:style-name="P3453"><text:span text:style-name="T3454"><text:tab/></text:span><text:span text:style-name="T3455"><text:tab/></text:span><text:span text:style-name="T3456">panel</text:span><text:span text:style-name="T3457">.add(</text:span><text:span text:style-name="T3458">labe</text:span><text:span text:style-name="T3459">,<text:s/></text:span><text:span text:style-name="T3460">c</text:span><text:span text:style-name="T3461">);</text:span></text:p>
      <text:p text:style-name="P3462"><text:span text:style-name="T3463"><text:tab/></text:span><text:span text:style-name="T3464"><text:tab/></text:span><text:span text:style-name="T3465">labe1</text:span><text:span text:style-name="T3466">.setText(</text:span><text:span text:style-name="T3467">"The accuracy of this prediction:"</text:span><text:span text:style-name="T3468">);</text:span></text:p>
      <text:p text:style-name="P3469"><text:span text:style-name="T3470"><text:tab/></text:span><text:span text:style-name="T3471"><text:tab/></text:span><text:span text:style-name="T3472">c</text:span><text:span text:style-name="T3473">.</text:span><text:span text:style-name="T3474">gridx</text:span><text:span text:style-name="T3475">=0;<text:s/></text:span><text:span text:style-name="T3476">c</text:span><text:span text:style-name="T3477">.</text:span><text:span text:style-name="T3478">gridy</text:span><text:span text:style-name="T3479">=3;</text:span></text:p>
      <text:p text:style-name="P3480"><text:span text:style-name="T3481"><text:tab/></text:span><text:span text:style-name="T3482"><text:tab/></text:span><text:span text:style-name="T3483">panel</text:span><text:span text:style-name="T3484">.add(</text:span><text:span text:style-name="T3485">labe1</text:span><text:span text:style-name="T3486">,<text:s/></text:span><text:span text:style-name="T3487">c</text:span><text:span text:style-name="T3488">);</text:span></text:p>
      <text:p text:style-name="P3489"><text:span text:style-name="T3490"><text:tab/></text:span><text:span text:style-name="T3491"><text:tab/></text:span><text:span text:style-name="T3492">c</text:span><text:span text:style-name="T3493">.</text:span><text:span text:style-name="T3494">gridx</text:span><text:span text:style-name="T3495">=1;<text:s/></text:span><text:span text:style-name="T3496">c</text:span><text:span text:style-name="T3497">.</text:span><text:span text:style-name="T3498">gridy</text:span><text:span text:style-name="T3499">=2;</text:span></text:p>
      <text:p text:style-name="P3500"><text:span text:style-name="T3501"><text:tab/></text:span><text:span text:style-name="T3502"><text:tab/></text:span><text:span text:style-name="T3503">panel</text:span><text:span text:style-name="T3504">.add(</text:span><text:span text:style-name="T3505">textArea</text:span><text:span text:style-name="T3506">,<text:s/></text:span><text:span text:style-name="T3507">c</text:span><text:span text:style-name="T3508">);</text:span></text:p>
      <text:p text:style-name="P3509"><text:span text:style-name="T3510"><text:tab/></text:span><text:span text:style-name="T3511"><text:tab/></text:span><text:span text:style-name="T3512">c</text:span><text:span text:style-name="T3513">.</text:span><text:span text:style-name="T3514">gridx</text:span><text:span text:style-name="T3515">=1;<text:s/></text:span><text:span text:style-name="T3516">c</text:span><text:span text:style-name="T3517">.</text:span><text:span text:style-name="T3518">gridy</text:span><text:span text:style-name="T3519">=3;</text:span></text:p>
      <text:p text:style-name="P3520"><text:span text:style-name="T3521"><text:tab/></text:span><text:span text:style-name="T3522"><text:tab/></text:span><text:span text:style-name="T3523">panel</text:span><text:span text:style-name="T3524">.add(</text:span><text:span text:style-name="T3525">acuText</text:span><text:span text:style-name="T3526">,<text:s/></text:span><text:span text:style-name="T3527">c</text:span><text:span text:style-name="T3528">);</text:span></text:p>
      <text:p text:style-name="P3529"><text:span text:style-name="T3530"><text:tab/></text:span><text:span text:style-name="T3531"><text:tab/></text:span><text:span text:style-name="T3532">textArea</text:span><text:span text:style-name="T3533">.append(</text:span><text:span text:style-name="T3534">df</text:span><text:span text:style-name="T3535">.format(</text:span><text:span text:style-name="T3536">prob</text:span><text:span text:style-name="T3537">.get(1)*100) +<text:s/></text:span><text:span text:style-name="T3538">"%"</text:span><text:span text:style-name="T3539">);</text:span><text:span text:style-name="T3540"><text:tab/></text:span><text:span text:style-name="T3541">//putting the probability onto textAreas</text:span></text:p>
      <text:p text:style-name="P3542"><text:span text:style-name="T3543"><text:tab/></text:span><text:span text:style-name="T3544"><text:tab/></text:span><text:span text:style-name="T3545">acuText</text:span><text:span text:style-name="T3546">.append(</text:span><text:span text:style-name="T3547">df</text:span><text:span text:style-name="T3548">.format(</text:span><text:span text:style-name="T3549">acu_prob</text:span><text:span text:style-name="T3550">.get(1)) +<text:s/></text:span><text:span text:style-name="T3551">"%"</text:span><text:span text:style-name="T3552">);</text:span><text:span text:style-name="T3553"><text:tab/></text:span><text:span text:style-name="T3554">//putting the probability onto textAreas</text:span></text:p>
      <text:p text:style-name="P3555"><text:span text:style-name="T3556"><text:tab/></text:span><text:span text:style-name="T3557"><text:tab/></text:span><text:span text:style-name="T3558">label2</text:span><text:span text:style-name="T3559">.setText(</text:span><text:span text:style-name="T3560">"Probability of this student being moderately successful or above:"</text:span><text:span text:style-name="T3561">);</text:span></text:p>
      <text:p text:style-name="P3562"><text:span text:style-name="T3563"><text:tab/></text:span><text:span text:style-name="T3564"><text:tab/></text:span><text:span text:style-name="T3565">c</text:span><text:span text:style-name="T3566">.</text:span><text:span text:style-name="T3567">gridx</text:span><text:span text:style-name="T3568">=0;<text:s/></text:span><text:span text:style-name="T3569">c</text:span><text:span text:style-name="T3570">.</text:span><text:span text:style-name="T3571">gridy</text:span><text:span text:style-name="T3572">=4;</text:span></text:p>
      <text:p text:style-name="P3573"><text:span text:style-name="T3574"><text:tab/></text:span><text:span text:style-name="T3575"><text:tab/></text:span><text:span text:style-name="T3576">panel</text:span><text:span text:style-name="T3577">.add(</text:span><text:span text:style-name="T3578">label2</text:span><text:span text:style-name="T3579">,<text:s/></text:span><text:span text:style-name="T3580">c</text:span><text:span text:style-name="T3581">);</text:span></text:p>
      <text:p text:style-name="P3582"><text:span text:style-name="T3583"><text:tab/></text:span><text:span text:style-name="T3584"><text:tab/></text:span><text:span text:style-name="T3585">sucText</text:span><text:span text:style-name="T3586">.append(</text:span><text:span text:style-name="T3587">df</text:span><text:span text:style-name="T3588">.format(</text:span><text:span text:style-name="T3589">acu0</text:span><text:span text:style-name="T3590">.get(1)*100) +<text:s/></text:span><text:span text:style-name="T3591">"%"</text:span><text:span text:style-name="T3592">);</text:span><text:span text:style-name="T3593"><text:tab/></text:span><text:span text:style-name="T3594">//putting the probability onto textAreas</text:span></text:p>
      <text:p text:style-name="P3595"><text:span text:style-name="T3596"><text:tab/></text:span><text:span text:style-name="T3597"><text:tab/></text:span><text:span text:style-name="T3598">c</text:span><text:span text:style-name="T3599">.</text:span><text:span text:style-name="T3600">gridx</text:span><text:span text:style-name="T3601">=1;<text:s/></text:span><text:span text:style-name="T3602">c</text:span><text:span text:style-name="T3603">.</text:span><text:span text:style-name="T3604">gridy</text:span><text:span text:style-name="T3605">=4;</text:span></text:p>
      <text:p text:style-name="P3606"><text:span text:style-name="T3607"><text:tab/></text:span><text:span text:style-name="T3608"><text:tab/></text:span><text:span text:style-name="T3609">panel</text:span><text:span text:style-name="T3610">.add(</text:span><text:span text:style-name="T3611">sucText</text:span><text:span text:style-name="T3612">,<text:s/></text:span><text:span text:style-name="T3613">c</text:span><text:span text:style-name="T3614">);</text:span></text:p>
      <text:p text:style-name="P3615"><text:span text:style-name="T3616"><text:tab/></text:span><text:span text:style-name="T3617"><text:tab/></text:span><text:span text:style-name="T3618">c</text:span><text:span text:style-name="T3619">.</text:span><text:span text:style-name="T3620">gridx</text:span><text:span text:style-name="T3621">=1;<text:s/></text:span><text:span text:style-name="T3622">c</text:span><text:span text:style-name="T3623">.</text:span><text:span text:style-name="T3624">gridy</text:span><text:span text:style-name="T3625">=5;</text:span></text:p>
      <text:p text:style-name="P3626"><text:span text:style-name="T3627"><text:tab/></text:span><text:span text:style-name="T3628"><text:tab/></text:span><text:span text:style-name="T3629">panel</text:span><text:span text:style-name="T3630">.add(</text:span><text:span text:style-name="T3631">suc1Text</text:span><text:span text:style-name="T3632">,<text:s/></text:span><text:span text:style-name="T3633">c</text:span><text:span text:style-name="T3634">);</text:span></text:p>
      <text:p text:style-name="P3635"><text:span text:style-name="T3636"><text:tab/></text:span><text:span text:style-name="T3637"><text:tab/></text:span><text:span text:style-name="T3638">if</text:span><text:span text:style-name="T3639">(</text:span><text:span text:style-name="T3640">acu0</text:span><text:span text:style-name="T3641">.get(1)&gt;=0.5){<text:s/></text:span><text:span text:style-name="T3642">//if the student's probability in acu0 is bigger or equal to 0.5</text:span></text:p>
      <text:p text:style-name="P3643"><text:span text:style-name="T3644"><text:tab/></text:span><text:span text:style-name="T3645"><text:tab/></text:span><text:span text:style-name="T3646"><text:tab/>OctaveDouble<text:s/></text:span><text:span text:style-name="T3647">acu1</text:span><text:span text:style-name="T3648"><text:s/>= (OctaveDouble)tester_IA.</text:span><text:span text:style-name="T3649">octave</text:span><text:span text:style-name="T3650">.get(</text:span><text:span text:style-name="T3651">"suc_prob1"</text:span><text:span text:style-name="T3652">);</text:span><text:span text:style-name="T3653"><text:tab/></text:span><text:span text:style-name="T3654">//get the probability of being success level 4 (round1)</text:span></text:p>
      <text:p text:style-name="P3655"><text:span text:style-name="T3656"><text:tab/></text:span><text:span text:style-name="T3657"><text:tab/></text:span><text:span text:style-name="T3658"><text:tab/></text:span><text:span text:style-name="T3659">label3</text:span><text:span text:style-name="T3660">.setText(</text:span><text:span text:style-name="T3661">"Probability of this student being maximally successful:"</text:span><text:span text:style-name="T3662">);</text:span></text:p>
      <text:p text:style-name="P3663"><text:span text:style-name="T3664"><text:tab/></text:span><text:span text:style-name="T3665"><text:tab/></text:span><text:span text:style-name="T3666"><text:tab/></text:span><text:span text:style-name="T3667">suc1Text</text:span><text:span text:style-name="T3668">.append(</text:span><text:span text:style-name="T3669">df</text:span><text:span text:style-name="T3670">.format(</text:span><text:span text:style-name="T3671">acu1</text:span><text:span text:style-name="T3672">.get(1)*100) +<text:s/></text:span><text:span text:style-name="T3673">"%"</text:span><text:span text:style-name="T3674">);<text:s/></text:span><text:span text:style-name="T3675">//putting the probability onto textAreas</text:span></text:p>
      <text:p text:style-name="P3676"><text:span text:style-name="T3677"><text:tab/></text:span><text:span text:style-name="T3678"><text:tab/>}</text:span></text:p>
      <text:p text:style-name="P3679"><text:span text:style-name="T3680"><text:tab/></text:span><text:span text:style-name="T3681"><text:tab/></text:span><text:span text:style-name="T3682">else</text:span><text:span text:style-name="T3683"><text:s/></text:span><text:span text:style-name="T3684">if</text:span><text:span text:style-name="T3685">(</text:span><text:span text:style-name="T3686">acu0</text:span><text:span text:style-name="T3687">.get(1)&lt;0.5){<text:s/></text:span><text:span text:style-name="T3688">//if the student's probability in acu0 is smaller than 0.5</text:span></text:p>
      <text:p text:style-name="P3689"><text:span text:style-name="T3690"><text:tab/></text:span><text:span text:style-name="T3691"><text:tab/></text:span><text:span text:style-name="T3692"><text:tab/>OctaveDouble<text:s/></text:span><text:span text:style-name="T3693">acu2</text:span><text:span text:style-name="T3694"><text:s/>= (OctaveDouble)tester_IA.</text:span><text:span text:style-name="T3695">octave</text:span><text:span text:style-name="T3696">.get(</text:span><text:span text:style-name="T3697">"suc_prob2"</text:span><text:span text:style-name="T3698">);<text:s/></text:span><text:span text:style-name="T3699">//get the probability of being success level 2 (round2)</text:span></text:p>
      <text:p text:style-name="P3700"><text:span text:style-name="T3701"><text:tab/></text:span><text:span text:style-name="T3702"><text:tab/></text:span><text:span text:style-name="T3703"><text:tab/></text:span><text:span text:style-name="T3704">label3</text:span><text:span text:style-name="T3705">.setText(</text:span><text:span text:style-name="T3706">"Probability of this student being moderatly successful:"</text:span><text:span text:style-name="T3707">);</text:span></text:p>
      <text:p text:style-name="P3708"><text:span text:style-name="T3709"><text:tab/></text:span><text:span text:style-name="T3710"><text:tab/></text:span><text:span text:style-name="T3711"><text:tab/></text:span><text:span text:style-name="T3712">suc1Text</text:span><text:span text:style-name="T3713">.append(</text:span><text:span text:style-name="T3714">df</text:span><text:span text:style-name="T3715">.format(</text:span><text:span text:style-name="T3716">acu2</text:span><text:span text:style-name="T3717">.get(1)*100) +<text:s/></text:span><text:span text:style-name="T3718">"%"</text:span><text:span text:style-name="T3719">);<text:s/></text:span><text:span text:style-name="T3720">//putting the probability onto textAreas</text:span></text:p>
      <text:p text:style-name="P3721"><text:span text:style-name="T3722"><text:tab/></text:span><text:span text:style-name="T3723"><text:tab/>}</text:span></text:p>
      <text:soft-page-break/>
      <text:p text:style-name="P3724"><text:span text:style-name="T3725"><text:tab/></text:span><text:span text:style-name="T3726"><text:tab/></text:span><text:span text:style-name="T3727">c</text:span><text:span text:style-name="T3728">.</text:span><text:span text:style-name="T3729">gridx</text:span><text:span text:style-name="T3730">=0;<text:s/></text:span><text:span text:style-name="T3731">c</text:span><text:span text:style-name="T3732">.</text:span><text:span text:style-name="T3733">gridy</text:span><text:span text:style-name="T3734">=5;</text:span></text:p>
      <text:p text:style-name="P3735"><text:span text:style-name="T3736"><text:tab/></text:span><text:span text:style-name="T3737"><text:tab/></text:span><text:span text:style-name="T3738">panel</text:span><text:span text:style-name="T3739">.add(</text:span><text:span text:style-name="T3740">label3</text:span><text:span text:style-name="T3741">,<text:s/></text:span><text:span text:style-name="T3742">c</text:span><text:span text:style-name="T3743">);</text:span></text:p>
      <text:p text:style-name="P3744"><text:span text:style-name="T3745"><text:tab/></text:span><text:span text:style-name="T3746"><text:tab/></text:span><text:span text:style-name="T3747">c</text:span><text:span text:style-name="T3748">.</text:span><text:span text:style-name="T3749">gridx</text:span><text:span text:style-name="T3750">=1;<text:s/></text:span><text:span text:style-name="T3751">c</text:span><text:span text:style-name="T3752">.</text:span><text:span text:style-name="T3753">gridy</text:span><text:span text:style-name="T3754">=6;</text:span></text:p>
      <text:p text:style-name="P3755"><text:span text:style-name="T3756"><text:tab/></text:span><text:span text:style-name="T3757"><text:tab/></text:span><text:span text:style-name="T3758">panel</text:span><text:span text:style-name="T3759">.add(</text:span><text:span text:style-name="T3760">back</text:span><text:span text:style-name="T3761">,<text:s/></text:span><text:span text:style-name="T3762">c</text:span><text:span text:style-name="T3763">);</text:span></text:p>
      <text:p text:style-name="P3764"><text:span text:style-name="T3765"><text:tab/>}</text:span></text:p>
      <text:p text:style-name="P3766"/>
      <text:p text:style-name="P3767"><text:span text:style-name="T3768">}</text:span></text:p>
      <text:p text:style-name="P37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标题1" style:display-name="标题 1" style:family="paragraph" style:parent-style-name="正文" style:next-style-name="正文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标题2" style:display-name="标题 2" style:family="paragraph" style:parent-style-name="正文" style:next-style-name="正文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标题3" style:display-name="标题 3" style:family="paragraph" style:parent-style-name="正文" style:next-style-name="正文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标题4" style:display-name="标题 4" style:family="paragraph" style:parent-style-name="正文" style:next-style-name="正文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标题5" style:display-name="标题 5" style:family="paragraph" style:parent-style-name="正文" style:next-style-name="正文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标题6" style:display-name="标题 6" style:family="paragraph" style:parent-style-name="正文" style:next-style-name="正文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标题7" style:display-name="标题 7" style:family="paragraph" style:parent-style-name="正文" style:next-style-name="正文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标题8" style:display-name="标题 8" style:family="paragraph" style:parent-style-name="正文" style:next-style-name="正文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标题9" style:display-name="标题 9" style:family="paragraph" style:parent-style-name="正文" style:next-style-name="正文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正文" style:display-name="正文" style:family="paragraph">
      <style:paragraph-properties fo:margin-bottom="0.1388in" fo:line-height="115%"/>
      <style:text-properties style:font-name-complex="Times New Roman" fo:font-size="11pt" style:font-size-asian="11pt" style:font-size-complex="11pt" style:language-asian="en" style:country-asian="US" fo:hyphenate="false"/>
    </style:style>
    <style:style style:name="默认段落字体" style:display-name="默认段落字体" style:family="text"/>
    <style:style style:name="标题2Char" style:display-name="标题 2 Char" style:family="text" style:parent-style-name="默认段落字体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标题3Char" style:display-name="标题 3 Char" style:family="text" style:parent-style-name="默认段落字体">
      <style:text-properties style:font-name="Cambria" style:font-name-complex="Times New Roman" fo:font-weight="bold" style:font-weight-asian="bold" style:font-weight-complex="bold" fo:color="#4F81BD"/>
    </style:style>
    <style:style style:name="标题4Char" style:display-name="标题 4 Char" style:family="text" style:parent-style-name="默认段落字体">
      <style:text-properties style:font-name="Cambria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标题5Char" style:display-name="标题 5 Char" style:family="text" style:parent-style-name="默认段落字体">
      <style:text-properties style:font-name="Cambria" style:font-name-complex="Times New Roman" fo:color="#243F60"/>
    </style:style>
    <style:style style:name="标题6Char" style:display-name="标题 6 Char" style:family="text" style:parent-style-name="默认段落字体">
      <style:text-properties style:font-name="Cambria" style:font-name-complex="Times New Roman" fo:font-style="italic" style:font-style-asian="italic" style:font-style-complex="italic" fo:color="#243F60"/>
    </style:style>
    <style:style style:name="标题7Char" style:display-name="标题 7 Char" style:family="text" style:parent-style-name="默认段落字体">
      <style:text-properties style:font-name="Cambria" style:font-name-complex="Times New Roman" fo:font-style="italic" style:font-style-asian="italic" style:font-style-complex="italic" fo:color="#404040"/>
    </style:style>
    <style:style style:name="标题8Char" style:display-name="标题 8 Char" style:family="text" style:parent-style-name="默认段落字体">
      <style:text-properties style:font-name="Cambria" style:font-name-complex="Times New Roman" fo:color="#4F81BD" fo:font-size="10pt" style:font-size-asian="10pt" style:font-size-complex="10pt"/>
    </style:style>
    <style:style style:name="标题9Char" style:display-name="标题 9 Char" style:family="text" style:parent-style-name="默认段落字体">
      <style:text-properties style:font-name="Cambria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OC标题" style:display-name="TOC 标题" style:family="paragraph" style:parent-style-name="标题1" style:next-style-name="正文">
      <style:text-properties fo:hyphenate="false"/>
    </style:style>
    <style:style style:name="标题1Char" style:display-name="标题 1 Char" style:family="text" style:parent-style-name="默认段落字体">
      <style:text-properties style:font-name="Cambria" style:font-name-complex="Times New Roman" fo:font-weight="bold" style:font-weight-asian="bold" style:font-weight-complex="bold" fo:color="#365F91" fo:font-size="14pt" style:font-size-asian="14pt" style:font-size-complex="14pt"/>
    </style:style>
    <style:style style:name="目录2" style:display-name="目录 2" style:family="paragraph" style:parent-style-name="正文" style:next-style-name="正文" style:auto-update="true">
      <style:paragraph-properties fo:margin-left="0.1527in">
        <style:tab-stops/>
      </style:paragraph-properties>
      <style:text-properties fo:hyphenate="false"/>
    </style:style>
    <style:style style:name="目录3" style:display-name="目录 3" style:family="paragraph" style:parent-style-name="正文" style:next-style-name="正文" style:auto-update="true">
      <style:paragraph-properties fo:margin-left="0.3055in">
        <style:tab-stops/>
      </style:paragraph-properties>
      <style:text-properties fo:hyphenate="false"/>
    </style:style>
    <style:style style:name="超链接" style:display-name="超链接" style:family="text" style:parent-style-name="默认段落字体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题注" style:display-name="题注" style:family="paragraph" style:parent-style-name="正文" style:next-style-name="正文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标题" style:display-name="标题" style:family="paragraph" style:parent-style-name="正文" style:next-style-name="正文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副标题" style:display-name="副标题" style:family="paragraph" style:parent-style-name="正文" style:next-style-name="正文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标题Char" style:display-name="标题 Char" style:family="text" style:parent-style-name="默认段落字体">
      <style:text-properties style:font-name="Cambria" style:font-name-complex="Times New Roman" fo:color="#17365D" fo:letter-spacing="0.0034in" style:letter-kerning="true" fo:font-size="26pt" style:font-size-asian="26pt" style:font-size-complex="26pt"/>
    </style:style>
    <style:style style:name="要点" style:display-name="要点" style:family="text" style:parent-style-name="默认段落字体">
      <style:text-properties style:font-name-complex="Times New Roman" fo:font-weight="bold" style:font-weight-asian="bold" style:font-weight-complex="bold"/>
    </style:style>
    <style:style style:name="副标题Char" style:display-name="副标题 Char" style:family="text" style:parent-style-name="默认段落字体">
      <style:text-properties style:font-name="Cambria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强调" style:display-name="强调" style:family="text" style:parent-style-name="默认段落字体">
      <style:text-properties style:font-name-complex="Times New Roman" fo:font-style="italic" style:font-style-asian="italic" style:font-style-complex="italic"/>
    </style:style>
    <style:style style:name="无间隔" style:display-name="无间隔" style:family="paragraph">
      <style:text-properties style:font-name-complex="Times New Roman" fo:font-size="11pt" style:font-size-asian="11pt" style:font-size-complex="11pt" style:language-asian="en" style:country-asian="US" fo:hyphenate="false"/>
    </style:style>
    <style:style style:name="列出段落" style:display-name="列出段落" style:family="paragraph" style:parent-style-name="正文">
      <style:paragraph-properties fo:margin-left="0.5in">
        <style:tab-stops/>
      </style:paragraph-properties>
      <style:text-properties fo:hyphenate="false"/>
    </style:style>
    <style:style style:name="引用" style:display-name="引用" style:family="paragraph" style:parent-style-name="正文" style:next-style-name="正文">
      <style:text-properties fo:font-style="italic" style:font-style-asian="italic" style:font-style-complex="italic" fo:color="#000000" fo:hyphenate="false"/>
    </style:style>
    <style:style style:name="明显引用" style:display-name="明显引用" style:family="paragraph" style:parent-style-name="正文" style:next-style-name="正文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引用Char" style:display-name="引用 Char" style:family="text" style:parent-style-name="默认段落字体">
      <style:text-properties style:font-name-complex="Times New Roman" fo:font-style="italic" style:font-style-asian="italic" style:font-style-complex="italic" fo:color="#000000"/>
    </style:style>
    <style:style style:name="不明显强调" style:display-name="不明显强调" style:family="text" style:parent-style-name="默认段落字体">
      <style:text-properties style:font-name-complex="Times New Roman" fo:font-style="italic" style:font-style-asian="italic" style:font-style-complex="italic" fo:color="#808080"/>
    </style:style>
    <style:style style:name="明显引用Char" style:display-name="明显引用 Char" style:family="text" style:parent-style-name="默认段落字体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明显强调" style:display-name="明显强调" style:family="text" style:parent-style-name="默认段落字体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不明显参考" style:display-name="不明显参考" style:family="text" style:parent-style-name="默认段落字体">
      <style:text-properties style:font-name-complex="Times New Roman" fo:font-variant="small-caps" fo:color="#C0504D" style:text-underline-type="single" style:text-underline-style="solid" style:text-underline-width="auto" style:text-underline-mode="continuous"/>
    </style:style>
    <style:style style:name="明显参考" style:display-name="明显参考" style:family="text" style:parent-style-name="默认段落字体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书籍标题" style:display-name="书籍标题" style:family="text" style:parent-style-name="默认段落字体">
      <style:text-properties style:font-name-complex="Times New Roman" fo:font-weight="bold" style:font-weight-asian="bold" style:font-weight-complex="bold" fo:font-variant="small-caps" fo:letter-spacing="0.0034in"/>
    </style:style>
    <style:style style:name="spelle" style:display-name="spelle" style:family="text" style:parent-style-name="默认段落字体">
      <style:text-properties style:font-name-complex="Times New Roman"/>
    </style:style>
    <style:style style:name="grame" style:display-name="grame" style:family="text" style:parent-style-name="默认段落字体">
      <style:text-properties style:font-name-complex="Times New Roman"/>
    </style:style>
    <style:style style:name="批注引用" style:display-name="批注引用" style:family="text" style:parent-style-name="默认段落字体">
      <style:text-properties style:font-name-complex="Times New Roman" fo:font-size="8pt" style:font-size-asian="8pt" style:font-size-complex="8pt"/>
    </style:style>
    <style:style style:name="批注文字" style:display-name="批注文字" style:family="paragraph" style:parent-style-name="正文">
      <style:text-properties fo:font-size="10pt" style:font-size-asian="10pt" style:font-size-complex="10pt" fo:hyphenate="false"/>
    </style:style>
    <style:style style:name="批注框文本" style:display-name="批注框文本" style:family="paragraph" style:parent-style-name="正文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批注文字Char" style:display-name="批注文字 Char" style:family="text" style:parent-style-name="默认段落字体">
      <style:text-properties style:font-name-complex="Times New Roman" fo:language="en" fo:country="US" style:language-asian="en" style:country-asian="US"/>
    </style:style>
    <style:style style:name="批注框文本Char" style:display-name="批注框文本 Char" style:family="text" style:parent-style-name="默认段落字体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批注主题" style:display-name="批注主题" style:family="paragraph" style:parent-style-name="批注文字" style:next-style-name="批注文字">
      <style:text-properties fo:font-weight="bold" style:font-weight-asian="bold" style:font-weight-complex="bold" fo:hyphenate="false"/>
    </style:style>
    <style:style style:name="批注主题Char" style:display-name="批注主题 Char" style:family="text" style:parent-style-name="批注文字Char">
      <style:text-properties style:font-name-complex="Times New Roman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-complex="Times New Roman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-complex="Times New Roman"/>
    </style:style>
    <style:style style:name="WW_CharLFO11LVL4" style:family="text">
      <style:text-properties style:font-name-complex="Times New Roman"/>
    </style:style>
    <style:style style:name="WW_CharLFO11LVL5" style:family="text">
      <style:text-properties style:font-name-complex="Times New Roman"/>
    </style:style>
    <style:style style:name="WW_CharLFO11LVL6" style:family="text">
      <style:text-properties style:font-name-complex="Times New Roman"/>
    </style:style>
    <style:style style:name="WW_CharLFO11LVL7" style:family="text">
      <style:text-properties style:font-name-complex="Times New Roman"/>
    </style:style>
    <style:style style:name="WW_CharLFO11LVL8" style:family="text">
      <style:text-properties style:font-name-complex="Times New Roman"/>
    </style:style>
    <style:style style:name="WW_CharLFO11LVL9" style:family="text">
      <style:text-properties style:font-name-complex="Times New Roman"/>
    </style: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style:style style:name="WW_CharLFO13LVL1" style:family="text">
      <style:text-properties style:font-name-complex="Times New Roman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style:style style:name="WW_CharLFO16LVL1" style:family="text">
      <style:text-properties style:font-name-complex="Times New Roman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-complex="Times New Roman"/>
    </style:style>
    <style:style style:name="WW_CharLFO16LVL4" style:family="text">
      <style:text-properties style:font-name-complex="Times New Roman"/>
    </style:style>
    <style:style style:name="WW_CharLFO16LVL5" style:family="text">
      <style:text-properties style:font-name-complex="Times New Roman"/>
    </style:style>
    <style:style style:name="WW_CharLFO16LVL6" style:family="text">
      <style:text-properties style:font-name-complex="Times New Roman"/>
    </style:style>
    <style:style style:name="WW_CharLFO16LVL7" style:family="text">
      <style:text-properties style:font-name-complex="Times New Roman"/>
    </style:style>
    <style:style style:name="WW_CharLFO16LVL8" style:family="text">
      <style:text-properties style:font-name-complex="Times New Roman"/>
    </style:style>
    <style:style style:name="WW_CharLFO16LVL9" style:family="text">
      <style:text-properties style:font-name-complex="Times New Roman"/>
    </style:style>
    <style:style style:name="WW_CharLFO17LVL1" style:family="text">
      <style:text-properties style:font-name-complex="Times New Roman"/>
    </style:style>
    <style:style style:name="WW_CharLFO17LVL2" style:family="text">
      <style:text-properties style:font-name-complex="Times New Roman"/>
    </style:style>
    <style:style style:name="WW_CharLFO17LVL3" style:family="text">
      <style:text-properties style:font-name-complex="Times New Roman"/>
    </style:style>
    <style:style style:name="WW_CharLFO17LVL4" style:family="text">
      <style:text-properties style:font-name-complex="Times New Roman"/>
    </style:style>
    <style:style style:name="WW_CharLFO17LVL5" style:family="text">
      <style:text-properties style:font-name-complex="Times New Roman"/>
    </style:style>
    <style:style style:name="WW_CharLFO17LVL6" style:family="text">
      <style:text-properties style:font-name-complex="Times New Roman"/>
    </style:style>
    <style:style style:name="WW_CharLFO17LVL7" style:family="text">
      <style:text-properties style:font-name-complex="Times New Roman"/>
    </style:style>
    <style:style style:name="WW_CharLFO17LVL8" style:family="text">
      <style:text-properties style:font-name-complex="Times New Roman"/>
    </style:style>
    <style:style style:name="WW_CharLFO17LVL9" style:family="text">
      <style:text-properties style:font-name-complex="Times New Roman"/>
    </style:style>
    <style:style style:name="WW_CharLFO18LVL1" style:family="text">
      <style:text-properties style:font-name-complex="Times New Roman"/>
    </style:style>
    <style:style style:name="WW_CharLFO18LVL2" style:family="text">
      <style:text-properties style:font-name-complex="Times New Roman"/>
    </style:style>
    <style:style style:name="WW_CharLFO18LVL3" style:family="text">
      <style:text-properties style:font-name-complex="Times New Roman"/>
    </style:style>
    <style:style style:name="WW_CharLFO18LVL4" style:family="text">
      <style:text-properties style:font-name-complex="Times New Roman"/>
    </style:style>
    <style:style style:name="WW_CharLFO18LVL5" style:family="text">
      <style:text-properties style:font-name-complex="Times New Roman"/>
    </style:style>
    <style:style style:name="WW_CharLFO18LVL6" style:family="text">
      <style:text-properties style:font-name-complex="Times New Roman"/>
    </style:style>
    <style:style style:name="WW_CharLFO18LVL7" style:family="text">
      <style:text-properties style:font-name-complex="Times New Roman"/>
    </style:style>
    <style:style style:name="WW_CharLFO18LVL8" style:family="text">
      <style:text-properties style:font-name-complex="Times New Roman"/>
    </style:style>
    <style:style style:name="WW_CharLFO18LVL9" style:family="text">
      <style:text-properties style:font-name-complex="Times New Roman"/>
    </style:style>
    <style:style style:name="WW_CharLFO19LVL1" style:family="text">
      <style:text-properties style:font-name-complex="Times New Roman"/>
    </style:style>
    <style:style style:name="WW_CharLFO19LVL2" style:family="text">
      <style:text-properties style:font-name-complex="Times New Roman"/>
    </style:style>
    <style:style style:name="WW_CharLFO19LVL3" style:family="text">
      <style:text-properties style:font-name-complex="Times New Roman"/>
    </style:style>
    <style:style style:name="WW_CharLFO19LVL4" style:family="text">
      <style:text-properties style:font-name-complex="Times New Roman"/>
    </style:style>
    <style:style style:name="WW_CharLFO19LVL5" style:family="text">
      <style:text-properties style:font-name-complex="Times New Roman"/>
    </style:style>
    <style:style style:name="WW_CharLFO19LVL6" style:family="text">
      <style:text-properties style:font-name-complex="Times New Roman"/>
    </style:style>
    <style:style style:name="WW_CharLFO19LVL7" style:family="text">
      <style:text-properties style:font-name-complex="Times New Roman"/>
    </style:style>
    <style:style style:name="WW_CharLFO19LVL8" style:family="text">
      <style:text-properties style:font-name-complex="Times New Roman"/>
    </style:style>
    <style:style style:name="WW_CharLFO19LVL9" style:family="text">
      <style:text-properties style:font-name-complex="Times New Roman"/>
    </style:style>
    <style:style style:name="WW_CharLFO20LVL1" style:family="text">
      <style:text-properties style:font-name-complex="Times New Roman"/>
    </style: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Comic Sans MS" style:font-name-complex="Times New Roman" fo:font-weight="normal" style:font-weight-asian="normal" fo:font-style="italic" style:font-style-asian="italic" fo:font-size="9pt" style:font-size-asian="9pt"/>
    </style:style>
    <style:style style:name="WW_CharLFO23LVL2" style:family="text">
      <style:text-properties style:font-name-complex="Times New Roman"/>
    </style:style>
    <style:style style:name="WW_CharLFO23LVL3" style:family="text">
      <style:text-properties style:font-name-complex="Times New Roman"/>
    </style:style>
    <style:style style:name="WW_CharLFO23LVL4" style:family="text">
      <style:text-properties style:font-name-complex="Times New Roman"/>
    </style:style>
    <style:style style:name="WW_CharLFO23LVL5" style:family="text">
      <style:text-properties style:font-name-complex="Times New Roman"/>
    </style:style>
    <style:style style:name="WW_CharLFO23LVL6" style:family="text">
      <style:text-properties style:font-name-complex="Times New Roman"/>
    </style:style>
    <style:style style:name="WW_CharLFO23LVL7" style:family="text">
      <style:text-properties style:font-name-complex="Times New Roman"/>
    </style:style>
    <style:style style:name="WW_CharLFO23LVL8" style:family="text">
      <style:text-properties style:font-name-complex="Times New Roman"/>
    </style:style>
    <style:style style:name="WW_CharLFO23LVL9" style:family="text">
      <style:text-properties style:font-name-complex="Times New Roman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1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1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1LVL4" style:num-suffix="." style:num-format="1">
        <style:list-level-properties text:space-before="2.25in" text:min-label-width="0.25in"/>
      </text:list-level-style-number>
      <text:list-level-style-number text:level="5" text:style-name="WW_CharLFO1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1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1LVL7" style:num-suffix="." style:num-format="1">
        <style:list-level-properties text:space-before="3.75in" text:min-label-width="0.25in"/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1LVL9" style:num-suffix="." style:num-format="i">
        <style:list-level-properties fo:text-align="end" text:space-before="4.875in" text:min-label-width="0.125in"/>
      </text:list-level-style-number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2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2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2LVL4" style:num-suffix="." style:num-format="1">
        <style:list-level-properties text:space-before="2.25in" text:min-label-width="0.25in"/>
      </text:list-level-style-number>
      <text:list-level-style-number text:level="5" text:style-name="WW_CharLFO2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2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2LVL7" style:num-suffix="." style:num-format="1">
        <style:list-level-properties text:space-before="3.75in" text:min-label-width="0.25in"/>
      </text:list-level-style-number>
      <text:list-level-style-number text:level="8" text:style-name="WW_CharLFO2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2LVL9" style:num-suffix="." style:num-format="i">
        <style:list-level-properties fo:text-align="end" text:space-before="4.875in" text:min-label-width="0.125in"/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3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3LVL4" style:num-suffix="." style:num-format="1">
        <style:list-level-properties text:space-before="2.25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3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3LVL7" style:num-suffix="." style:num-format="1">
        <style:list-level-properties text:space-before="3.75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3LVL9" style:num-suffix="." style:num-format="i">
        <style:list-level-properties fo:text-align="end" text:space-before="4.875in" text:min-label-width="0.125in"/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4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4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4LVL4" style:num-suffix="." style:num-format="1">
        <style:list-level-properties text:space-before="2.25in" text:min-label-width="0.25in"/>
      </text:list-level-style-number>
      <text:list-level-style-number text:level="5" text:style-name="WW_CharLFO4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4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4LVL7" style:num-suffix="." style:num-format="1">
        <style:list-level-properties text:space-before="3.75in" text:min-label-width="0.25in"/>
      </text:list-level-style-number>
      <text:list-level-style-number text:level="8" text:style-name="WW_CharLFO4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4LVL9" style:num-suffix="." style:num-format="i">
        <style:list-level-properties fo:text-align="end" text:space-before="4.875in" text:min-label-width="0.125in"/>
      </text:list-level-style-number>
    </text:list-style>
    <text:list-style style:name="LFO5">
      <text:list-level-style-number text:level="1" text:style-name="WW_CharLFO5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5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5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5LVL4" style:num-suffix="." style:num-format="1">
        <style:list-level-properties text:space-before="2.25in" text:min-label-width="0.25in"/>
      </text:list-level-style-number>
      <text:list-level-style-number text:level="5" text:style-name="WW_CharLFO5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5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5LVL7" style:num-suffix="." style:num-format="1">
        <style:list-level-properties text:space-before="3.75in" text:min-label-width="0.25in"/>
      </text:list-level-style-number>
      <text:list-level-style-number text:level="8" text:style-name="WW_CharLFO5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5LVL9" style:num-suffix="." style:num-format="i">
        <style:list-level-properties fo:text-align="end" text:space-before="4.875in" text:min-label-width="0.125in"/>
      </text:list-level-style-number>
    </text:list-style>
    <text:list-style style:name="LFO6">
      <text:list-level-style-number text:level="1" text:style-name="WW_CharLFO6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6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6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6LVL4" style:num-suffix="." style:num-format="1">
        <style:list-level-properties text:space-before="2.25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6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6LVL7" style:num-suffix="." style:num-format="1">
        <style:list-level-properties text:space-before="3.75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6LVL9" style:num-suffix="." style:num-format="i">
        <style:list-level-properties fo:text-align="end" text:space-before="4.875in" text:min-label-width="0.125in"/>
      </text:list-level-style-number>
    </text:list-style>
    <text:list-style style:name="LFO7">
      <text:list-level-style-number text:level="1" text:style-name="WW_CharLFO7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7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7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7LVL4" style:num-suffix="." style:num-format="1">
        <style:list-level-properties text:space-before="2.25in" text:min-label-width="0.25in"/>
      </text:list-level-style-number>
      <text:list-level-style-number text:level="5" text:style-name="WW_CharLFO7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7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7LVL7" style:num-suffix="." style:num-format="1">
        <style:list-level-properties text:space-before="3.7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7LVL9" style:num-suffix="." style:num-format="i">
        <style:list-level-properties fo:text-align="end" text:space-before="4.875in" text:min-label-width="0.125in"/>
      </text:list-level-style-number>
    </text:list-style>
    <text:list-style style:name="LFO8">
      <text:list-level-style-number text:level="1" text:style-name="WW_CharLFO8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8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8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8LVL4" style:num-suffix="." style:num-format="1">
        <style:list-level-properties text:space-before="2.25in" text:min-label-width="0.25in"/>
      </text:list-level-style-number>
      <text:list-level-style-number text:level="5" text:style-name="WW_CharLFO8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8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8LVL7" style:num-suffix="." style:num-format="1">
        <style:list-level-properties text:space-before="3.7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8LVL9" style:num-suffix="." style:num-format="i">
        <style:list-level-properties fo:text-align="end" text:space-before="4.875in" text:min-label-width="0.125in"/>
      </text:list-level-style-number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9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9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9LVL4" style:num-suffix="." style:num-format="1">
        <style:list-level-properties text:space-before="1.9472in" text:min-label-width="0.25in"/>
      </text:list-level-style-number>
      <text:list-level-style-number text:level="5" text:style-name="WW_CharLFO9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9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9LVL7" style:num-suffix="." style:num-format="1">
        <style:list-level-properties text:space-before="3.4472in" text:min-label-width="0.25in"/>
      </text:list-level-style-number>
      <text:list-level-style-number text:level="8" text:style-name="WW_CharLFO9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9LVL9" style:num-suffix="." style:num-format="i">
        <style:list-level-properties fo:text-align="end" text:space-before="4.5722in" text:min-label-width="0.125in"/>
      </text:list-level-style-number>
    </text:list-style>
    <text:list-style style:name="LFO10">
      <text:list-level-style-number text:level="1" text:style-name="WW_CharLFO10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text:style-name="WW_CharLFO11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1LVL4" style:num-suffix="." style:num-format="1">
        <style:list-level-properties text:space-before="1.75in" text:min-label-width="0.25in"/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1LVL7" style:num-suffix="." style:num-format="1">
        <style:list-level-properties text:space-before="3.25in" text:min-label-width="0.25in"/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text:style-name="WW_CharLFO12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text:style-name="WW_CharLFO13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3LVL4" style:num-suffix="." style:num-format="1">
        <style:list-level-properties text:space-before="1.75in" text:min-label-width="0.25in"/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3LVL7" style:num-suffix="." style:num-format="1">
        <style:list-level-properties text:space-before="3.25in" text:min-label-width="0.25in"/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text:style-name="WW_CharLFO14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4LVL4" style:num-suffix="." style:num-format="1">
        <style:list-level-properties text:space-before="1.9472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4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4LVL7" style:num-suffix="." style:num-format="1">
        <style:list-level-properties text:space-before="3.4472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5722in" text:min-label-width="0.125in"/>
      </text:list-level-style-number>
    </text:list-style>
    <text:list-style style:name="LFO15">
      <text:list-level-style-number text:level="1" text:style-name="WW_CharLFO15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5LVL4" style:num-suffix="." style:num-format="1">
        <style:list-level-properties text:space-before="1.9472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5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5LVL7" style:num-suffix="." style:num-format="1">
        <style:list-level-properties text:space-before="3.4472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5722in" text:min-label-width="0.125in"/>
      </text:list-level-style-number>
    </text:list-style>
    <text:list-style style:name="LFO16">
      <text:list-level-style-number text:level="1" text:style-name="WW_CharLFO16LVL1" style:num-suffix=")" style:num-format="a" style:num-letter-sync="true">
        <style:list-level-properties text:space-before="0.6972in" text:min-label-width="0.25in"/>
      </text:list-level-style-number>
      <text:list-level-style-number text:level="2" text:style-name="WW_CharLFO16LVL2" style:num-suffix="." style:num-format="a" style:num-letter-sync="true">
        <style:list-level-properties text:space-before="1.1972in" text:min-label-width="0.25in"/>
      </text:list-level-style-number>
      <text:list-level-style-number text:level="3" text:style-name="WW_CharLFO16LVL3" style:num-suffix="." style:num-format="i">
        <style:list-level-properties fo:text-align="end" text:space-before="1.8222in" text:min-label-width="0.125in"/>
      </text:list-level-style-number>
      <text:list-level-style-number text:level="4" text:style-name="WW_CharLFO16LVL4" style:num-suffix="." style:num-format="1">
        <style:list-level-properties text:space-before="2.1972in" text:min-label-width="0.25in"/>
      </text:list-level-style-number>
      <text:list-level-style-number text:level="5" text:style-name="WW_CharLFO16LVL5" style:num-suffix="." style:num-format="a" style:num-letter-sync="true">
        <style:list-level-properties text:space-before="2.6972in" text:min-label-width="0.25in"/>
      </text:list-level-style-number>
      <text:list-level-style-number text:level="6" text:style-name="WW_CharLFO16LVL6" style:num-suffix="." style:num-format="i">
        <style:list-level-properties fo:text-align="end" text:space-before="3.3222in" text:min-label-width="0.125in"/>
      </text:list-level-style-number>
      <text:list-level-style-number text:level="7" text:style-name="WW_CharLFO16LVL7" style:num-suffix="." style:num-format="1">
        <style:list-level-properties text:space-before="3.6972in" text:min-label-width="0.25in"/>
      </text:list-level-style-number>
      <text:list-level-style-number text:level="8" text:style-name="WW_CharLFO16LVL8" style:num-suffix="." style:num-format="a" style:num-letter-sync="true">
        <style:list-level-properties text:space-before="4.1972in" text:min-label-width="0.25in"/>
      </text:list-level-style-number>
      <text:list-level-style-number text:level="9" text:style-name="WW_CharLFO16LVL9" style:num-suffix="." style:num-format="i">
        <style:list-level-properties fo:text-align="end" text:space-before="4.8222in" text:min-label-width="0.125in"/>
      </text:list-level-style-number>
    </text:list-style>
    <text:list-style style:name="LFO17">
      <text:list-level-style-number text:level="1" text:style-name="WW_CharLFO17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7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7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7LVL4" style:num-suffix="." style:num-format="1">
        <style:list-level-properties text:space-before="1.9472in" text:min-label-width="0.25in"/>
      </text:list-level-style-number>
      <text:list-level-style-number text:level="5" text:style-name="WW_CharLFO17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7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7LVL7" style:num-suffix="." style:num-format="1">
        <style:list-level-properties text:space-before="3.4472in" text:min-label-width="0.25in"/>
      </text:list-level-style-number>
      <text:list-level-style-number text:level="8" text:style-name="WW_CharLFO17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7LVL9" style:num-suffix="." style:num-format="i">
        <style:list-level-properties fo:text-align="end" text:space-before="4.5722in" text:min-label-width="0.125in"/>
      </text:list-level-style-number>
    </text:list-style>
    <text:list-style style:name="LFO18">
      <text:list-level-style-number text:level="1" text:style-name="WW_CharLFO18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1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8LVL4" style:num-suffix="." style:num-format="1">
        <style:list-level-properties text:space-before="1.75in" text:min-label-width="0.25in"/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8LVL7" style:num-suffix="." style:num-format="1">
        <style:list-level-properties text:space-before="3.25in" text:min-label-width="0.25in"/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8LVL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text:style-name="WW_CharLFO19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9LVL4" style:num-suffix="." style:num-format="1">
        <style:list-level-properties text:space-before="1.75in" text:min-label-width="0.25in"/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9LVL7" style:num-suffix="." style:num-format="1">
        <style:list-level-properties text:space-before="3.25in" text:min-label-width="0.25in"/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9LVL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text:style-name="WW_CharLFO20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0LVL4" style:num-suffix="." style:num-format="1">
        <style:list-level-properties text:space-before="1.75in" text:min-label-width="0.25in"/>
      </text:list-level-style-number>
      <text:list-level-style-number text:level="5" text:style-name="WW_CharLFO2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0LVL7" style:num-suffix="." style:num-format="1">
        <style:list-level-properties text:space-before="3.25in" text:min-label-width="0.25in"/>
      </text:list-level-style-number>
      <text:list-level-style-number text:level="8" text:style-name="WW_CharLFO2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0LVL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bullet text:level="1" text:style-name="WW_CharLFO21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text:style-name="WW_CharLFO23LVL1" style:num-suffix=")" style:num-format="a" style:num-letter-sync="true">
        <style:list-level-properties text:space-before="0.25in" text:min-label-width="0.25in"/>
      </text:list-level-style-number>
      <text:list-level-style-number text:level="2" text:style-name="WW_CharLFO2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3LVL4" style:num-suffix="." style:num-format="1">
        <style:list-level-properties text:space-before="1.75in" text:min-label-width="0.25in"/>
      </text:list-level-style-number>
      <text:list-level-style-number text:level="5" text:style-name="WW_CharLFO2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3LVL7" style:num-suffix="." style:num-format="1">
        <style:list-level-properties text:space-before="3.25in" text:min-label-width="0.25in"/>
      </text:list-level-style-number>
      <text:list-level-style-number text:level="8" text:style-name="WW_CharLFO2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3LVL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ichardT</meta:initial-creator>
    <dc:creator>He Haiyang</dc:creator>
    <meta:creation-date>2018-02-27T07:58:00Z</meta:creation-date>
    <dc:date>2018-02-27T07:58:00Z</dc:date>
    <meta:print-date>2018-02-27T07:58:00Z</meta:print-date>
    <meta:template xlink:href="Normal" xlink:type="simple"/>
    <meta:editing-cycles>2</meta:editing-cycles>
    <meta:editing-duration>PT0S</meta:editing-duration>
    <meta:document-statistic meta:page-count="32" meta:paragraph-count="76" meta:word-count="5754" meta:character-count="38480" meta:row-count="273" meta:non-whitespace-character-count="32802"/>
  </office:meta>
</office:document-meta>
</file>